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Arial" svg:font-family="Arial"/>
    <style:font-face style:name="Arial, Helvetica, sans-serif" svg:font-family="'Arial, Helvetica, sans-serif'"/>
    <style:font-face style:name="Calibri1" svg:font-family="Calibri"/>
    <style:font-face style:name="Cambria Math" svg:font-family="'Cambria Math'"/>
    <style:font-face style:name="Courier New" svg:font-family="'Courier New'"/>
    <style:font-face style:name="DejaVu Sans Mono" svg:font-family="'DejaVu Sans Mono'"/>
    <style:font-face style:name="Liberation Serif" svg:font-family="'Liberation Serif'"/>
    <style:font-face style:name="Monospace" svg:font-family="Monospace"/>
    <style:font-face style:name="Symbol" svg:font-family="Symbol"/>
    <style:font-face style:name="Tahoma" svg:font-family="Tahoma"/>
    <style:font-face style:name="Times New Roman" svg:font-family="'Times New Roman'"/>
    <style:font-face style:name="Verdana" svg:font-family="Verdana"/>
    <style:font-face style:name="inherit" svg:font-family="inherit"/>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fo:margin-left="0cm" table:align="left" style:may-break-between-rows="true" style:writing-mode="lr-tb"/>
    </style:style>
    <style:style style:name="Table1.A" style:family="table-column">
      <style:table-column-properties style:column-width="1.376cm"/>
    </style:style>
    <style:style style:name="Table1.B" style:family="table-column">
      <style:table-column-properties style:column-width="16.214cm"/>
    </style:style>
    <style:style style:name="Table1.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2" style:family="table">
      <style:table-properties style:width="17.59cm" fo:margin-left="0cm" table:align="left" style:may-break-between-rows="true" style:writing-mode="lr-tb"/>
    </style:style>
    <style:style style:name="Table2.A" style:family="table-column">
      <style:table-column-properties style:column-width="1.774cm"/>
    </style:style>
    <style:style style:name="Table2.B" style:family="table-column">
      <style:table-column-properties style:column-width="15.815cm"/>
    </style:style>
    <style:style style:name="Table2.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3" style:family="table">
      <style:table-properties style:width="15.064cm" fo:margin-left="0cm" table:align="left" style:may-break-between-rows="true" style:writing-mode="lr-tb"/>
    </style:style>
    <style:style style:name="Table3.A" style:family="table-column">
      <style:table-column-properties style:column-width="15.064cm"/>
    </style:style>
    <style:style style:name="Table3.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4" style:family="table">
      <style:table-properties style:width="7.611cm" fo:margin-left="0cm" table:align="left" style:may-break-between-rows="true" style:writing-mode="lr-tb"/>
    </style:style>
    <style:style style:name="Table4.A" style:family="table-column">
      <style:table-column-properties style:column-width="7.611cm"/>
    </style:style>
    <style:style style:name="Table4.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5" style:family="table">
      <style:table-properties style:width="17.59cm" fo:margin-left="0cm" table:align="left" style:may-break-between-rows="true" style:writing-mode="lr-tb"/>
    </style:style>
    <style:style style:name="Table5.A" style:family="table-column">
      <style:table-column-properties style:column-width="17.59cm"/>
    </style:style>
    <style:style style:name="Table5.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6" style:family="table">
      <style:table-properties style:width="17.59cm" fo:margin-left="0cm" table:align="left" style:may-break-between-rows="true" style:writing-mode="lr-tb"/>
    </style:style>
    <style:style style:name="Table6.A" style:family="table-column">
      <style:table-column-properties style:column-width="17.59cm"/>
    </style:style>
    <style:style style:name="Table6.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7" style:family="table">
      <style:table-properties style:width="14.669cm" fo:margin-left="0cm" table:align="left" style:may-break-between-rows="true" style:writing-mode="lr-tb"/>
    </style:style>
    <style:style style:name="Table7.A" style:family="table-column">
      <style:table-column-properties style:column-width="0.459cm"/>
    </style:style>
    <style:style style:name="Table7.B" style:family="table-column">
      <style:table-column-properties style:column-width="13.665cm"/>
    </style:style>
    <style:style style:name="Table7.C" style:family="table-column">
      <style:table-column-properties style:column-width="0.545cm"/>
    </style:style>
    <style:style style:name="Table7.A1" style:family="table-cell">
      <style:table-cell-properties fo:background-color="#ffffff" fo:padding="0cm" fo:border="0.05pt solid #000000" fo:vertical-align="center">
        <style:background-image/>
      </style:table-cell-properties>
    </style:style>
    <style:style style:name="Table8" style:family="table">
      <style:table-properties style:width="15.182cm" fo:margin-left="0cm" table:align="left" style:may-break-between-rows="true" style:writing-mode="lr-tb"/>
    </style:style>
    <style:style style:name="Table8.A" style:family="table-column">
      <style:table-column-properties style:column-width="0.459cm"/>
    </style:style>
    <style:style style:name="Table8.B" style:family="table-column">
      <style:table-column-properties style:column-width="14.723cm"/>
    </style:style>
    <style:style style:name="Table8.A1" style:family="table-cell">
      <style:table-cell-properties fo:background-color="#ffffff" fo:padding="0cm" fo:border="0.05pt solid #000000" fo:vertical-align="center">
        <style:background-image/>
      </style:table-cell-properties>
    </style:style>
    <style:style style:name="Table9" style:family="table">
      <style:table-properties style:width="10.807cm" fo:margin-left="0cm" table:align="left" style:may-break-between-rows="true" style:writing-mode="lr-tb"/>
    </style:style>
    <style:style style:name="Table9.A" style:family="table-column">
      <style:table-column-properties style:column-width="0.459cm"/>
    </style:style>
    <style:style style:name="Table9.B" style:family="table-column">
      <style:table-column-properties style:column-width="10.349cm"/>
    </style:style>
    <style:style style:name="Table9.A1" style:family="table-cell">
      <style:table-cell-properties fo:background-color="#ffffff" fo:padding="0cm" fo:border="0.05pt solid #000000" fo:vertical-align="center">
        <style:background-image/>
      </style:table-cell-properties>
    </style:style>
    <style:style style:name="Table10" style:family="table">
      <style:table-properties style:width="28.206cm" fo:margin-left="-1.947cm" table:align="left" style:may-break-between-rows="true" style:writing-mode="lr-tb"/>
    </style:style>
    <style:style style:name="Table10.A" style:family="table-column">
      <style:table-column-properties style:column-width="0.212cm"/>
    </style:style>
    <style:style style:name="Table10.B" style:family="table-column">
      <style:table-column-properties style:column-width="27.995cm"/>
    </style:style>
    <style:style style:name="Table10.A1" style:family="table-cell">
      <style:table-cell-properties fo:background-color="#ffffff" fo:padding="0cm" fo:border="0.05pt solid #000000" fo:vertical-align="top">
        <style:background-image/>
      </style:table-cell-properties>
    </style:style>
    <style:style style:name="Table11" style:family="table">
      <style:table-properties style:width="17.59cm" fo:margin-left="0cm" table:align="left" style:may-break-between-rows="true" style:writing-mode="lr-tb"/>
    </style:style>
    <style:style style:name="Table11.A" style:family="table-column">
      <style:table-column-properties style:column-width="2.508cm"/>
    </style:style>
    <style:style style:name="Table11.B" style:family="table-column">
      <style:table-column-properties style:column-width="9.17cm"/>
    </style:style>
    <style:style style:name="Table11.C" style:family="table-column">
      <style:table-column-properties style:column-width="5.911cm"/>
    </style:style>
    <style:style style:name="Table11.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12" style:family="table">
      <style:table-properties style:width="17.59cm" fo:margin-left="0cm" table:align="left" style:may-break-between-rows="true" style:writing-mode="lr-tb"/>
    </style:style>
    <style:style style:name="Table12.A" style:family="table-column">
      <style:table-column-properties style:column-width="6.181cm"/>
    </style:style>
    <style:style style:name="Table12.B" style:family="table-column">
      <style:table-column-properties style:column-width="11.409cm"/>
    </style:style>
    <style:style style:name="Table12.A1" style:family="table-cell">
      <style:table-cell-properties fo:background-color="#ffffff" fo:padding-left="0.132cm" fo:padding-right="0.132cm" fo:padding-top="0cm" fo:padding-bottom="0cm" fo:border-left="2.6pt solid #808080" fo:border-right="0.05pt solid #000000" fo:border-top="2.6pt solid #808080" fo:border-bottom="2.6pt solid #808080" fo:vertical-align="center">
        <style:background-image/>
      </style:table-cell-properties>
    </style:style>
    <style:style style:name="Table12.B1" style:family="table-cell">
      <style:table-cell-properties fo:background-color="#ffffff" fo:padding-left="0.132cm" fo:padding-right="0.132cm" fo:padding-top="0cm" fo:padding-bottom="0cm" fo:border="2.6pt solid #808080" fo:vertical-align="center">
        <style:background-image/>
      </style:table-cell-properties>
    </style:style>
    <style:style style:name="Table12.A2" style:family="table-cell">
      <style:table-cell-properties fo:background-color="#ffffff" fo:padding-left="0.132cm" fo:padding-right="0.132cm" fo:padding-top="0cm" fo:padding-bottom="0cm" fo:border-left="2.6pt solid #808080" fo:border-right="0.05pt solid #000000" fo:border-top="0.05pt solid #000000" fo:border-bottom="2.6pt solid #808080" fo:vertical-align="center">
        <style:background-image/>
      </style:table-cell-properties>
    </style:style>
    <style:style style:name="Table12.B2" style:family="table-cell">
      <style:table-cell-properties fo:background-color="#ffffff" fo:padding-left="0.132cm" fo:padding-right="0.132cm" fo:padding-top="0cm" fo:padding-bottom="0cm" fo:border-left="2.6pt solid #808080" fo:border-right="2.6pt solid #808080" fo:border-top="0.05pt solid #000000" fo:border-bottom="2.6pt solid #808080" fo:vertical-align="center">
        <style:background-image/>
      </style:table-cell-properties>
    </style:style>
    <style:style style:name="Table13" style:family="table">
      <style:table-properties style:width="17.59cm" table:align="center" style:may-break-between-rows="true" style:writing-mode="lr-tb"/>
    </style:style>
    <style:style style:name="Table13.A" style:family="table-column">
      <style:table-column-properties style:column-width="5.657cm"/>
    </style:style>
    <style:style style:name="Table13.B" style:family="table-column">
      <style:table-column-properties style:column-width="5.383cm"/>
    </style:style>
    <style:style style:name="Table13.C" style:family="table-column">
      <style:table-column-properties style:column-width="6.549cm"/>
    </style:style>
    <style:style style:name="Table13.A1" style:family="table-cell">
      <style:table-cell-properties fo:background-color="#ffffff" fo:padding-left="0.079cm" fo:padding-right="0.079cm" fo:padding-top="0cm" fo:padding-bottom="0cm" fo:border-left="2.6pt solid #808080" fo:border-right="0.05pt solid #000000" fo:border-top="2.6pt solid #808080" fo:border-bottom="2.6pt solid #808080" fo:vertical-align="center">
        <style:background-image/>
      </style:table-cell-properties>
    </style:style>
    <style:style style:name="Table13.C1" style:family="table-cell">
      <style:table-cell-properties fo:background-color="#ffffff" fo:padding-left="0.079cm" fo:padding-right="0.079cm" fo:padding-top="0cm" fo:padding-bottom="0cm" fo:border="2.6pt solid #808080" fo:vertical-align="center">
        <style:background-image/>
      </style:table-cell-properties>
    </style:style>
    <style:style style:name="Table13.A2" style:family="table-cell">
      <style:table-cell-properties fo:background-color="#ffffff" fo:padding-left="0.079cm" fo:padding-right="0.079cm" fo:padding-top="0cm" fo:padding-bottom="0cm" fo:border-left="2.6pt solid #808080" fo:border-right="0.05pt solid #000000" fo:border-top="0.05pt solid #000000" fo:border-bottom="2.6pt solid #808080" fo:vertical-align="center">
        <style:background-image/>
      </style:table-cell-properties>
    </style:style>
    <style:style style:name="Table13.C2" style:family="table-cell">
      <style:table-cell-properties fo:background-color="#ffffff" fo:padding-left="0.079cm" fo:padding-right="0.079cm" fo:padding-top="0cm" fo:padding-bottom="0cm" fo:border-left="2.6pt solid #808080" fo:border-right="2.6pt solid #808080" fo:border-top="0.05pt solid #000000" fo:border-bottom="2.6pt solid #808080" fo:vertical-align="center">
        <style:background-image/>
      </style:table-cell-properties>
    </style:style>
    <style:style style:name="Table14" style:family="table">
      <style:table-properties style:width="15.663cm" fo:margin-left="0cm" table:align="left" style:may-break-between-rows="true" style:writing-mode="lr-tb"/>
    </style:style>
    <style:style style:name="Table14.A" style:family="table-column">
      <style:table-column-properties style:column-width="7.832cm"/>
    </style:style>
    <style:style style:name="Table14.A1" style:family="table-cell">
      <style:table-cell-properties fo:background-color="#ffffff" fo:padding-left="0.049cm" fo:padding-right="0.049cm" fo:padding-top="0cm" fo:padding-bottom="0cm" fo:border-left="1pt solid #808080" fo:border-right="0.05pt solid #000000" fo:border-top="1pt solid #808080" fo:border-bottom="1pt solid #808080" fo:vertical-align="top">
        <style:background-image/>
      </style:table-cell-properties>
    </style:style>
    <style:style style:name="Table14.B1" style:family="table-cell">
      <style:table-cell-properties fo:background-color="#ffffff" fo:padding-left="0.049cm" fo:padding-right="0.049cm" fo:padding-top="0cm" fo:padding-bottom="0cm" fo:border="1pt solid #808080" fo:vertical-align="top">
        <style:background-image/>
      </style:table-cell-properties>
    </style:style>
    <style:style style:name="Table14.A2" style:family="table-cell">
      <style:table-cell-properties fo:background-color="#ffffff" fo:padding-left="0.049cm" fo:padding-right="0.049cm" fo:padding-top="0cm" fo:padding-bottom="0cm" fo:border-left="1pt solid #808080" fo:border-right="0.05pt solid #000000" fo:border-top="0.05pt solid #000000" fo:border-bottom="1pt solid #808080" fo:vertical-align="top">
        <style:background-image/>
      </style:table-cell-properties>
    </style:style>
    <style:style style:name="Table14.B2" style:family="table-cell">
      <style:table-cell-properties fo:background-color="#ffffff" fo:padding-left="0.049cm" fo:padding-right="0.049cm" fo:padding-top="0cm" fo:padding-bottom="0cm" fo:border-left="1pt solid #808080" fo:border-right="1pt solid #808080" fo:border-top="0.05pt solid #000000" fo:border-bottom="1pt solid #808080" fo:vertical-align="top">
        <style:background-image/>
      </style:table-cell-properties>
    </style:style>
    <style:style style:name="Table15" style:family="table">
      <style:table-properties style:width="17.59cm" table:align="center" style:may-break-between-rows="true" style:writing-mode="lr-tb"/>
    </style:style>
    <style:style style:name="Table15.A" style:family="table-column">
      <style:table-column-properties style:column-width="8.939cm"/>
    </style:style>
    <style:style style:name="Table15.B" style:family="table-column">
      <style:table-column-properties style:column-width="8.65cm"/>
    </style:style>
    <style:style style:name="Table15.A1" style:family="table-cell">
      <style:table-cell-properties fo:background-color="#ffeed0" fo:padding-left="0.159cm" fo:padding-right="0.159cm" fo:padding-top="0cm" fo:padding-bottom="0cm" fo:border-left="3.55pt solid #808080" fo:border-right="0.05pt solid #000000" fo:border-top="3.55pt solid #808080" fo:border-bottom="2.6pt solid #808080" fo:vertical-align="center">
        <style:background-image/>
      </style:table-cell-properties>
    </style:style>
    <style:style style:name="Table15.B1" style:family="table-cell">
      <style:table-cell-properties fo:background-color="#ffeed0" fo:padding-left="0.159cm" fo:padding-right="0.159cm" fo:padding-top="0cm" fo:padding-bottom="0cm" fo:border-left="2.6pt solid #808080" fo:border-right="3.55pt solid #808080" fo:border-top="3.55pt solid #808080" fo:border-bottom="2.6pt solid #808080" fo:vertical-align="center">
        <style:background-image/>
      </style:table-cell-properties>
    </style:style>
    <style:style style:name="Table15.A2" style:family="table-cell">
      <style:table-cell-properties fo:background-color="#ffffff" fo:padding-left="0.159cm" fo:padding-right="0.159cm" fo:padding-top="0cm" fo:padding-bottom="0cm" fo:border-left="3.55pt solid #808080" fo:border-right="0.05pt solid #000000" fo:border-top="0.05pt solid #000000" fo:border-bottom="2.6pt solid #808080" fo:vertical-align="center">
        <style:background-image/>
      </style:table-cell-properties>
    </style:style>
    <style:style style:name="Table15.B2" style:family="table-cell">
      <style:table-cell-properties fo:background-color="#ffffff" fo:padding-left="0.159cm" fo:padding-right="0.159cm" fo:padding-top="0cm" fo:padding-bottom="0cm" fo:border-left="2.6pt solid #808080" fo:border-right="3.55pt solid #808080" fo:border-top="0.05pt solid #000000" fo:border-bottom="2.6pt solid #808080" fo:vertical-align="center">
        <style:background-image/>
      </style:table-cell-properties>
    </style:style>
    <style:style style:name="Table15.A7" style:family="table-cell">
      <style:table-cell-properties fo:background-color="#ffffff" fo:padding-left="0.159cm" fo:padding-right="0.159cm" fo:padding-top="0cm" fo:padding-bottom="0cm" fo:border-left="3.55pt solid #808080" fo:border-right="0.05pt solid #000000" fo:border-top="0.05pt solid #000000" fo:border-bottom="3.55pt solid #808080" fo:vertical-align="center">
        <style:background-image/>
      </style:table-cell-properties>
    </style:style>
    <style:style style:name="Table15.B7" style:family="table-cell">
      <style:table-cell-properties fo:background-color="#ffffff" fo:padding-left="0.159cm" fo:padding-right="0.159cm" fo:padding-top="0cm" fo:padding-bottom="0cm" fo:border-left="2.6pt solid #808080" fo:border-right="3.55pt solid #808080" fo:border-top="0.05pt solid #000000" fo:border-bottom="3.55pt solid #808080" fo:vertical-align="center">
        <style:background-image/>
      </style:table-cell-properties>
    </style:style>
    <style:style style:name="Table16" style:family="table">
      <style:table-properties style:width="17.59cm" fo:margin-left="0cm" table:align="left" style:may-break-between-rows="true" style:writing-mode="lr-tb"/>
    </style:style>
    <style:style style:name="Table16.A" style:family="table-column">
      <style:table-column-properties style:column-width="9.029cm"/>
    </style:style>
    <style:style style:name="Table16.B" style:family="table-column">
      <style:table-column-properties style:column-width="8.56cm"/>
    </style:style>
    <style:style style:name="Table16.A1" style:family="table-cell">
      <style:table-cell-properties fo:background-color="#ffffff" fo:padding-left="0.049cm" fo:padding-right="0.049cm" fo:padding-top="0cm" fo:padding-bottom="0cm" fo:border-left="2.6pt solid #808080" fo:border-right="0.05pt solid #000000" fo:border-top="2.6pt solid #808080" fo:border-bottom="2.6pt solid #808080" fo:vertical-align="center">
        <style:background-image/>
      </style:table-cell-properties>
    </style:style>
    <style:style style:name="Table16.B1" style:family="table-cell">
      <style:table-cell-properties fo:background-color="#ffffff" fo:padding-left="0.049cm" fo:padding-right="0.049cm" fo:padding-top="0cm" fo:padding-bottom="0cm" fo:border="2.6pt solid #808080" fo:vertical-align="center">
        <style:background-image/>
      </style:table-cell-properties>
    </style:style>
    <style:style style:name="Table16.A2" style:family="table-cell">
      <style:table-cell-properties fo:background-color="#ffffff" fo:padding-left="0.049cm" fo:padding-right="0.049cm" fo:padding-top="0cm" fo:padding-bottom="0cm" fo:border-left="2.6pt solid #808080" fo:border-right="0.05pt solid #000000" fo:border-top="0.05pt solid #000000" fo:border-bottom="2.6pt solid #808080" fo:vertical-align="center">
        <style:background-image/>
      </style:table-cell-properties>
    </style:style>
    <style:style style:name="Table16.B2" style:family="table-cell">
      <style:table-cell-properties fo:background-color="#ffffff" fo:padding-left="0.049cm" fo:padding-right="0.049cm" fo:padding-top="0cm" fo:padding-bottom="0cm" fo:border-left="2.6pt solid #808080" fo:border-right="2.6pt solid #808080" fo:border-top="0.05pt solid #000000" fo:border-bottom="2.6pt solid #808080" fo:vertical-align="center">
        <style:background-image/>
      </style:table-cell-properties>
    </style:style>
    <style:style style:name="Table17" style:family="table">
      <style:table-properties style:width="17.59cm" fo:margin-left="0cm" table:align="left" style:may-break-between-rows="true" style:writing-mode="lr-tb"/>
    </style:style>
    <style:style style:name="Table17.A" style:family="table-column">
      <style:table-column-properties style:column-width="3.969cm"/>
    </style:style>
    <style:style style:name="Table17.B" style:family="table-column">
      <style:table-column-properties style:column-width="5.973cm"/>
    </style:style>
    <style:style style:name="Table17.C" style:family="table-column">
      <style:table-column-properties style:column-width="7.648cm"/>
    </style:style>
    <style:style style:name="Table17.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18" style:family="table">
      <style:table-properties style:width="17.59cm" fo:margin-left="0cm" table:align="left" style:may-break-between-rows="true" style:writing-mode="lr-tb"/>
    </style:style>
    <style:style style:name="Table18.A" style:family="table-column">
      <style:table-column-properties style:column-width="2.847cm"/>
    </style:style>
    <style:style style:name="Table18.B" style:family="table-column">
      <style:table-column-properties style:column-width="6.07cm"/>
    </style:style>
    <style:style style:name="Table18.C" style:family="table-column">
      <style:table-column-properties style:column-width="8.673cm"/>
    </style:style>
    <style:style style:name="Table18.A1" style:family="table-cell">
      <style:table-cell-properties fo:background-color="#ffffff" fo:padding-left="0.049cm" fo:padding-right="0.049cm" fo:padding-top="0cm" fo:padding-bottom="0cm" fo:border-left="1pt solid #808080" fo:border-right="0.05pt solid #000000" fo:border-top="1pt solid #808080" fo:border-bottom="1pt solid #808080" fo:vertical-align="center">
        <style:background-image/>
      </style:table-cell-properties>
    </style:style>
    <style:style style:name="Table18.C1" style:family="table-cell">
      <style:table-cell-properties fo:background-color="#ffffff" fo:padding-left="0.049cm" fo:padding-right="0.049cm" fo:padding-top="0cm" fo:padding-bottom="0cm" fo:border="1pt solid #808080" fo:vertical-align="center">
        <style:background-image/>
      </style:table-cell-properties>
    </style:style>
    <style:style style:name="Table18.A2" style:family="table-cell">
      <style:table-cell-properties fo:background-color="#ffffff" fo:padding-left="0.049cm" fo:padding-right="0.049cm" fo:padding-top="0cm" fo:padding-bottom="0cm" fo:border-left="1pt solid #808080" fo:border-right="0.05pt solid #000000" fo:border-top="0.05pt solid #000000" fo:border-bottom="1pt solid #808080" fo:vertical-align="center">
        <style:background-image/>
      </style:table-cell-properties>
    </style:style>
    <style:style style:name="Table18.C2" style:family="table-cell">
      <style:table-cell-properties fo:background-color="#ffffff" fo:padding-left="0.049cm" fo:padding-right="0.049cm" fo:padding-top="0cm" fo:padding-bottom="0cm" fo:border-left="1pt solid #808080" fo:border-right="1pt solid #808080" fo:border-top="0.05pt solid #000000" fo:border-bottom="1pt solid #808080" fo:vertical-align="center">
        <style:background-image/>
      </style:table-cell-properties>
    </style:style>
    <style:style style:name="Table19" style:family="table">
      <style:table-properties style:width="17.59cm" fo:margin-left="0cm" table:align="left" style:may-break-between-rows="true" style:writing-mode="lr-tb"/>
    </style:style>
    <style:style style:name="Table19.A" style:family="table-column">
      <style:table-column-properties style:column-width="0.459cm"/>
    </style:style>
    <style:style style:name="Table19.B" style:family="table-column">
      <style:table-column-properties style:column-width="17.131cm"/>
    </style:style>
    <style:style style:name="Table19.A1" style:family="table-cell">
      <style:table-cell-properties fo:background-color="#ffffff" fo:padding="0cm" fo:border="0.05pt solid #000000" fo:vertical-align="center">
        <style:background-image/>
      </style:table-cell-properties>
    </style:style>
    <style:style style:name="Table20" style:family="table">
      <style:table-properties style:width="14.952cm" fo:margin-left="0cm" table:align="left" style:may-break-between-rows="true" style:writing-mode="lr-tb"/>
    </style:style>
    <style:style style:name="Table20.A" style:family="table-column">
      <style:table-column-properties style:column-width="0.459cm"/>
    </style:style>
    <style:style style:name="Table20.B" style:family="table-column">
      <style:table-column-properties style:column-width="14.494cm"/>
    </style:style>
    <style:style style:name="Table20.A1" style:family="table-cell">
      <style:table-cell-properties fo:background-color="#ffffff" fo:padding="0cm" fo:border="0.05pt solid #000000" fo:vertical-align="center">
        <style:background-image/>
      </style:table-cell-properties>
    </style:style>
    <style:style style:name="Table21" style:family="table">
      <style:table-properties style:width="15.206cm" fo:margin-left="0cm" table:align="left" style:may-break-between-rows="true" style:writing-mode="lr-tb"/>
    </style:style>
    <style:style style:name="Table21.A" style:family="table-column">
      <style:table-column-properties style:column-width="0.459cm"/>
    </style:style>
    <style:style style:name="Table21.B" style:family="table-column">
      <style:table-column-properties style:column-width="14.748cm"/>
    </style:style>
    <style:style style:name="Table21.A1" style:family="table-cell">
      <style:table-cell-properties fo:background-color="#ffffff" fo:padding="0cm" fo:border="0.05pt solid #000000" fo:vertical-align="center">
        <style:background-image/>
      </style:table-cell-properties>
    </style:style>
    <style:style style:name="Table22" style:family="table">
      <style:table-properties style:width="17.59cm" fo:margin-left="0cm" table:align="left" style:may-break-between-rows="true" style:writing-mode="lr-tb"/>
    </style:style>
    <style:style style:name="Table22.A" style:family="table-column">
      <style:table-column-properties style:column-width="17.59cm"/>
    </style:style>
    <style:style style:name="Table22.A1" style:family="table-cell">
      <style:table-cell-properties fo:background-color="#ffffff" fo:padding="0cm" fo:border="0.05pt solid #000000" fo:vertical-align="center">
        <style:background-image/>
      </style:table-cell-properties>
    </style:style>
    <style:style style:name="Table23" style:family="table">
      <style:table-properties style:width="17.59cm" fo:margin-left="0cm" table:align="left" style:may-break-between-rows="true" style:writing-mode="lr-tb"/>
    </style:style>
    <style:style style:name="Table23.A" style:family="table-column">
      <style:table-column-properties style:column-width="0.459cm"/>
    </style:style>
    <style:style style:name="Table23.B" style:family="table-column">
      <style:table-column-properties style:column-width="17.131cm"/>
    </style:style>
    <style:style style:name="Table23.A1" style:family="table-cell">
      <style:table-cell-properties fo:background-color="#ffffff" fo:padding="0cm" fo:border="0.05pt solid #000000" fo:vertical-align="center">
        <style:background-image/>
      </style:table-cell-properties>
    </style:style>
    <style:style style:name="Table24" style:family="table">
      <style:table-properties style:width="15.956cm" fo:margin-left="0cm" table:align="left" style:may-break-between-rows="true" style:writing-mode="lr-tb"/>
    </style:style>
    <style:style style:name="Table24.A" style:family="table-column">
      <style:table-column-properties style:column-width="5.401cm"/>
    </style:style>
    <style:style style:name="Table24.B" style:family="table-column">
      <style:table-column-properties style:column-width="10.555cm"/>
    </style:style>
    <style:style style:name="Table24.A1" style:family="table-cell">
      <style:table-cell-properties fo:background-color="#ffffff" fo:padding="0cm" fo:border="0.05pt solid #000000" fo:vertical-align="center">
        <style:background-image/>
      </style:table-cell-properties>
    </style:style>
    <style:style style:name="Table25" style:family="table">
      <style:table-properties style:width="14.952cm" fo:margin-left="0cm" table:align="left" style:may-break-between-rows="true" style:writing-mode="lr-tb"/>
    </style:style>
    <style:style style:name="Table25.A" style:family="table-column">
      <style:table-column-properties style:column-width="0.459cm"/>
    </style:style>
    <style:style style:name="Table25.B" style:family="table-column">
      <style:table-column-properties style:column-width="14.494cm"/>
    </style:style>
    <style:style style:name="Table25.A1" style:family="table-cell">
      <style:table-cell-properties fo:background-color="#ffffff" fo:padding="0cm" fo:border="0.05pt solid #000000" fo:vertical-align="center">
        <style:background-image/>
      </style:table-cell-properties>
    </style:style>
    <style:style style:name="Table26" style:family="table">
      <style:table-properties style:width="14.952cm" fo:margin-left="0cm" table:align="left" style:may-break-between-rows="true" style:writing-mode="lr-tb"/>
    </style:style>
    <style:style style:name="Table26.A" style:family="table-column">
      <style:table-column-properties style:column-width="0.459cm"/>
    </style:style>
    <style:style style:name="Table26.B" style:family="table-column">
      <style:table-column-properties style:column-width="14.494cm"/>
    </style:style>
    <style:style style:name="Table26.A1" style:family="table-cell">
      <style:table-cell-properties fo:background-color="#ffffff" fo:padding="0cm" fo:border="0.05pt solid #000000" fo:vertical-align="center">
        <style:background-image/>
      </style:table-cell-properties>
    </style:style>
    <style:style style:name="Table27" style:family="table">
      <style:table-properties style:width="0.954cm" fo:margin-left="0cm" table:align="left" style:may-break-between-rows="true" style:writing-mode="lr-tb"/>
    </style:style>
    <style:style style:name="Table27.A" style:family="table-column">
      <style:table-column-properties style:column-width="0.4cm"/>
    </style:style>
    <style:style style:name="Table27.B" style:family="table-column">
      <style:table-column-properties style:column-width="0.554cm"/>
    </style:style>
    <style:style style:name="Table27.A1" style:family="table-cell">
      <style:table-cell-properties fo:background-color="#ffffff" fo:padding="0cm" fo:border="0.05pt solid #000000" fo:vertical-align="center">
        <style:background-image/>
      </style:table-cell-properties>
    </style:style>
    <style:style style:name="Table28" style:family="table">
      <style:table-properties style:width="26.137cm" fo:margin-left="0cm" table:align="left" style:may-break-between-rows="true" style:writing-mode="lr-tb"/>
    </style:style>
    <style:style style:name="Table28.A" style:family="table-column">
      <style:table-column-properties style:column-width="8.795cm"/>
    </style:style>
    <style:style style:name="Table28.B" style:family="table-column">
      <style:table-column-properties style:column-width="17.343cm"/>
    </style:style>
    <style:style style:name="Table28.A1" style:family="table-cell">
      <style:table-cell-properties fo:background-color="#ffffff" fo:padding="0cm" fo:border="0.05pt solid #000000" fo:vertical-align="center">
        <style:background-image/>
      </style:table-cell-properties>
    </style:style>
    <style:style style:name="Table29" style:family="table">
      <style:table-properties style:width="17.59cm" fo:margin-left="0cm" table:align="left" style:may-break-between-rows="true" style:writing-mode="lr-tb"/>
    </style:style>
    <style:style style:name="Table29.A" style:family="table-column">
      <style:table-column-properties style:column-width="0.459cm"/>
    </style:style>
    <style:style style:name="Table29.B" style:family="table-column">
      <style:table-column-properties style:column-width="17.131cm"/>
    </style:style>
    <style:style style:name="Table29.A1" style:family="table-cell">
      <style:table-cell-properties fo:background-color="#ffffff" fo:padding="0cm" fo:border="0.05pt solid #000000" fo:vertical-align="center">
        <style:background-image/>
      </style:table-cell-properties>
    </style:style>
    <style:style style:name="Table30" style:family="table">
      <style:table-properties style:width="16.351cm" fo:margin-left="0cm" table:align="left" style:may-break-between-rows="true" style:writing-mode="lr-tb"/>
    </style:style>
    <style:style style:name="Table30.A" style:family="table-column">
      <style:table-column-properties style:column-width="2.461cm"/>
    </style:style>
    <style:style style:name="Table30.B" style:family="table-column">
      <style:table-column-properties style:column-width="6.747cm"/>
    </style:style>
    <style:style style:name="Table30.C" style:family="table-column">
      <style:table-column-properties style:column-width="7.144cm"/>
    </style:style>
    <style:style style:name="Table30.A1" style:family="table-cell">
      <style:table-cell-properties fo:background-color="#ffffff" fo:padding-left="0.049cm" fo:padding-right="0.049cm" fo:padding-top="0cm" fo:padding-bottom="0cm" fo:border-left="1pt solid #808080" fo:border-right="0.05pt solid #000000" fo:border-top="1pt solid #808080" fo:border-bottom="1pt solid #808080" fo:vertical-align="top">
        <style:background-image/>
      </style:table-cell-properties>
    </style:style>
    <style:style style:name="Table30.C1" style:family="table-cell">
      <style:table-cell-properties fo:background-color="#ffffff" fo:padding-left="0.049cm" fo:padding-right="0.049cm" fo:padding-top="0cm" fo:padding-bottom="0cm" fo:border="1pt solid #808080" fo:vertical-align="top">
        <style:background-image/>
      </style:table-cell-properties>
    </style:style>
    <style:style style:name="Table30.A2" style:family="table-cell">
      <style:table-cell-properties fo:background-color="#ffffff" fo:padding-left="0.049cm" fo:padding-right="0.049cm" fo:padding-top="0cm" fo:padding-bottom="0cm" fo:border-left="1pt solid #808080" fo:border-right="0.05pt solid #000000" fo:border-top="0.05pt solid #000000" fo:border-bottom="1pt solid #808080" fo:vertical-align="top">
        <style:background-image/>
      </style:table-cell-properties>
    </style:style>
    <style:style style:name="Table30.C2" style:family="table-cell">
      <style:table-cell-properties fo:background-color="#ffffff" fo:padding-left="0.049cm" fo:padding-right="0.049cm" fo:padding-top="0cm" fo:padding-bottom="0cm" fo:border-left="1pt solid #808080" fo:border-right="1pt solid #808080" fo:border-top="0.05pt solid #000000" fo:border-bottom="1pt solid #808080" fo:vertical-align="top">
        <style:background-image/>
      </style:table-cell-properties>
    </style:style>
    <style:style style:name="Table31" style:family="table">
      <style:table-properties style:width="17.59cm" fo:margin-left="0cm" table:align="left" style:may-break-between-rows="true" style:writing-mode="lr-tb"/>
    </style:style>
    <style:style style:name="Table31.A" style:family="table-column">
      <style:table-column-properties style:column-width="17.59cm"/>
    </style:style>
    <style:style style:name="Table31.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32" style:family="table">
      <style:table-properties style:width="17.59cm" fo:margin-left="0cm" table:align="left" style:may-break-between-rows="true" style:writing-mode="lr-tb"/>
    </style:style>
    <style:style style:name="Table32.A" style:family="table-column">
      <style:table-column-properties style:column-width="17.59cm"/>
    </style:style>
    <style:style style:name="Table32.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33" style:family="table">
      <style:table-properties style:width="17.59cm" fo:margin-left="0cm" table:align="left" style:may-break-between-rows="true" style:writing-mode="lr-tb"/>
    </style:style>
    <style:style style:name="Table33.A" style:family="table-column">
      <style:table-column-properties style:column-width="17.59cm"/>
    </style:style>
    <style:style style:name="Table33.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34" style:family="table">
      <style:table-properties style:width="17.59cm" fo:margin-left="0cm" table:align="left" style:may-break-between-rows="true" style:writing-mode="lr-tb"/>
    </style:style>
    <style:style style:name="Table34.A" style:family="table-column">
      <style:table-column-properties style:column-width="17.59cm"/>
    </style:style>
    <style:style style:name="Table34.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35" style:family="table">
      <style:table-properties style:width="17.59cm" fo:margin-left="0cm" table:align="left" style:may-break-between-rows="true" style:writing-mode="lr-tb"/>
    </style:style>
    <style:style style:name="Table35.A" style:family="table-column">
      <style:table-column-properties style:column-width="17.59cm"/>
    </style:style>
    <style:style style:name="Table35.A1" style:family="table-cell">
      <style:table-cell-properties fo:background-color="#ffffff" fo:padding-left="0.049cm" fo:padding-right="0.049cm" fo:padding-top="0cm" fo:padding-bottom="0cm" fo:border="0.05pt solid #000000" fo:vertical-align="center">
        <style:background-image/>
      </style:table-cell-properties>
    </style:style>
    <style:style style:name="Table36" style:family="table">
      <style:table-properties style:width="17.59cm" fo:margin-left="0cm" table:align="left" style:may-break-between-rows="true" style:writing-mode="lr-tb"/>
    </style:style>
    <style:style style:name="Table36.A" style:family="table-column">
      <style:table-column-properties style:column-width="17.59cm"/>
    </style:style>
    <style:style style:name="Table36.A1" style:family="table-cell">
      <style:table-cell-properties fo:background-color="#ffffff" fo:padding-left="0.049cm" fo:padding-right="0.049cm" fo:padding-top="0cm" fo:padding-bottom="0cm" fo:border="0.05pt solid #000000" fo:vertical-align="center">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top="0.423cm" fo:margin-bottom="0.212cm" loext:contextual-spacing="false" fo:line-height="100%" fo:text-align="start" style:justify-single-word="false"/>
    </style:style>
    <style:style style:name="P4" style:family="paragraph" style:parent-style-name="Standard">
      <style:paragraph-properties fo:margin-top="0cm" fo:margin-bottom="0.212cm" loext:contextual-spacing="false" fo:line-height="100%" fo:text-align="start" style:justify-single-word="false"/>
    </style:style>
    <style:style style:name="P5" style:family="paragraph" style:parent-style-name="Standard">
      <style:paragraph-properties fo:margin-top="0cm" fo:margin-bottom="0.499cm" loext:contextual-spacing="false" fo:line-height="100%" fo:text-align="start" style:justify-single-word="false"/>
    </style:style>
    <style:style style:name="P6" style:family="paragraph" style:parent-style-name="Standard">
      <style:paragraph-properties fo:margin-left="1cm" fo:margin-right="1cm" fo:margin-top="0cm" fo:margin-bottom="0.499cm" loext:contextual-spacing="false" fo:line-height="100%" fo:text-align="start" style:justify-single-word="false" fo:text-indent="0cm" style:auto-text-indent="false"/>
    </style:style>
    <style:style style:name="P7" style:family="paragraph" style:parent-style-name="Standard">
      <style:paragraph-properties fo:margin-left="0.079cm" fo:margin-right="0cm" fo:line-height="100%" fo:text-align="start" style:justify-single-word="false" fo:text-indent="0cm" style:auto-text-indent="false"/>
    </style:style>
    <style:style style:name="P8" style:family="paragraph" style:parent-style-name="Standard">
      <style:paragraph-properties fo:margin-left="0.318cm" fo:margin-right="0cm" fo:line-height="100%" fo:text-align="start" style:justify-single-word="false" fo:text-indent="0cm" style:auto-text-indent="false"/>
    </style:style>
    <style:style style:name="P9" style:family="paragraph" style:parent-style-name="Standard">
      <style:paragraph-properties fo:margin-left="0.635cm" fo:margin-right="0cm" fo:line-height="100%" fo:text-align="start" style:justify-single-word="false" fo:text-indent="0cm" style:auto-text-indent="false"/>
    </style:style>
    <style:style style:name="P10" style:family="paragraph" style:parent-style-name="Standard">
      <style:paragraph-properties fo:margin-left="0.953cm" fo:margin-right="0cm" fo:line-height="100%" fo:text-align="start" style:justify-single-word="false" fo:text-indent="0cm" style:auto-text-indent="false"/>
    </style:style>
    <style:style style:name="P11"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12" style:family="paragraph" style:parent-style-name="Standard">
      <style:paragraph-properties fo:line-height="100%" fo:text-align="center" style:justify-single-word="false"/>
      <style:text-properties style:use-window-font-color="true" style:font-name="Liberation Serif" fo:font-size="12pt" fo:font-weight="bold" fo:background-color="transparent" style:font-name-asian="Liberation Serif" style:font-name-complex="Liberation Serif"/>
    </style:style>
    <style:style style:name="P1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list-style-name="L1">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 style:family="paragraph" style:parent-style-name="Standard" style:list-style-name="L6">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 style:family="paragraph" style:parent-style-name="Standard" style:list-style-name="L7">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7" style:family="paragraph" style:parent-style-name="Standard" style:list-style-name="L9">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8" style:family="paragraph" style:parent-style-name="Standard" style:list-style-name="L10">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9" style:family="paragraph" style:parent-style-name="Standard" style:list-style-name="L11">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0" style:family="paragraph" style:parent-style-name="Standard" style:list-style-name="L15">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1" style:family="paragraph" style:parent-style-name="Standard" style:list-style-name="L16">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2" style:family="paragraph" style:parent-style-name="Standard" style:list-style-name="L17">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3" style:family="paragraph" style:parent-style-name="Standard" style:list-style-name="L19">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4" style:family="paragraph" style:parent-style-name="Standard" style:list-style-name="L20">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5" style:family="paragraph" style:parent-style-name="Standard" style:list-style-name="L21">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6" style:family="paragraph" style:parent-style-name="Standard" style:list-style-name="L22">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7" style:family="paragraph" style:parent-style-name="Standard" style:list-style-name="L23">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8" style:family="paragraph" style:parent-style-name="Standard" style:list-style-name="L24">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9" style:family="paragraph" style:parent-style-name="Standard" style:list-style-name="L25">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0" style:family="paragraph" style:parent-style-name="Standard" style:list-style-name="L26">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1" style:family="paragraph" style:parent-style-name="Standard" style:list-style-name="L27">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2" style:family="paragraph" style:parent-style-name="Standard" style:list-style-name="L28">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3" style:family="paragraph" style:parent-style-name="Standard" style:list-style-name="L29">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4" style:family="paragraph" style:parent-style-name="Standard" style:list-style-name="L30">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5" style:family="paragraph" style:parent-style-name="Standard" style:list-style-name="L31">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6" style:family="paragraph" style:parent-style-name="Standard" style:list-style-name="L32">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7" style:family="paragraph" style:parent-style-name="Standard" style:list-style-name="L33">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8" style:family="paragraph" style:parent-style-name="Standard" style:list-style-name="L34">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9" style:family="paragraph" style:parent-style-name="Standard" style:list-style-name="L45">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0" style:family="paragraph" style:parent-style-name="Standard" style:list-style-name="L46">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1" style:family="paragraph" style:parent-style-name="Standard" style:list-style-name="L48">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2" style:family="paragraph" style:parent-style-name="Standard" style:list-style-name="L49">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3" style:family="paragraph" style:parent-style-name="Standard" style:list-style-name="L50">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4" style:family="paragraph" style:parent-style-name="Standard" style:list-style-name="L55">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5" style:family="paragraph" style:parent-style-name="Standard" style:list-style-name="L56">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6" style:family="paragraph" style:parent-style-name="Standard" style:list-style-name="L58">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7" style:family="paragraph" style:parent-style-name="Standard" style:list-style-name="L59">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8" style:family="paragraph" style:parent-style-name="Standard" style:list-style-name="L60">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9" style:family="paragraph" style:parent-style-name="Standard" style:list-style-name="L66">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0" style:family="paragraph" style:parent-style-name="Standard" style:list-style-name="L67">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1" style:family="paragraph" style:parent-style-name="Standard" style:list-style-name="L69">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2" style:family="paragraph" style:parent-style-name="Standard" style:list-style-name="L70">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3" style:family="paragraph" style:parent-style-name="Standard" style:list-style-name="L72">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4" style:family="paragraph" style:parent-style-name="Standard" style:list-style-name="L73">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5" style:family="paragraph" style:parent-style-name="Standard" style:list-style-name="L74">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60" style:family="paragraph" style:parent-style-name="Standard">
      <style:paragraph-properties fo:line-height="100%" fo:text-align="start" style:justify-single-word="false"/>
      <style:text-properties style:use-window-font-color="true" style:font-name="DejaVu Sans Mono" fo:font-size="10pt" fo:font-weight="normal" fo:background-color="transparent" style:font-name-asian="DejaVu Sans Mono" style:font-name-complex="DejaVu Sans Mono"/>
    </style:style>
    <style:style style:name="P61" style:family="paragraph" style:parent-style-name="Standard">
      <style:paragraph-properties fo:line-height="100%" fo:text-align="start" style:justify-single-word="false"/>
      <style:text-properties style:use-window-font-color="true" style:font-name="DejaVu Sans Mono" fo:font-size="12pt" fo:font-weight="normal" fo:background-color="transparent" style:font-name-asian="DejaVu Sans Mono" style:font-name-complex="DejaVu Sans Mono"/>
    </style:style>
    <style:style style:name="P62" style:family="paragraph" style:parent-style-name="Standard">
      <style:paragraph-properties fo:line-height="100%" fo:text-align="start" style:justify-single-word="false"/>
      <style:text-properties style:use-window-font-color="true" style:font-name="DejaVu Sans Mono" fo:font-size="14pt" fo:font-weight="bold" fo:background-color="transparent" style:font-name-asian="DejaVu Sans Mono" style:font-name-complex="DejaVu Sans Mono"/>
    </style:style>
    <style:style style:name="P63" style:family="paragraph" style:parent-style-name="Standard">
      <style:paragraph-properties fo:line-height="100%" fo:text-align="start" style:justify-single-word="false"/>
      <style:text-properties style:use-window-font-color="true" style:font-name="Arial" fo:font-size="12pt" fo:font-weight="bold" fo:background-color="transparent" style:font-name-asian="Arial" style:font-name-complex="Arial"/>
    </style:style>
    <style:style style:name="P64" style:family="paragraph" style:parent-style-name="Standard">
      <style:paragraph-properties fo:line-height="100%" fo:text-align="start" style:justify-single-word="false"/>
      <style:text-properties style:use-window-font-color="true" style:font-name="Arial" fo:font-size="9pt" fo:font-weight="normal" fo:background-color="transparent" style:font-name-asian="Arial" style:font-name-complex="Arial"/>
    </style:style>
    <style:style style:name="P65" style:family="paragraph" style:parent-style-name="Standard">
      <style:paragraph-properties fo:line-height="100%" fo:text-align="justify" style:justify-single-word="false"/>
      <style:text-properties style:use-window-font-color="true" style:font-name="Arial, Helvetica, sans-serif" fo:font-size="12pt" fo:font-weight="normal" fo:background-color="transparent" style:font-name-asian="Arial, Helvetica, sans-serif" style:font-name-complex="Arial, Helvetica, sans-serif"/>
    </style:style>
    <style:style style:name="P66" style:family="paragraph" style:parent-style-name="Standard">
      <style:paragraph-properties fo:line-height="100%" fo:text-align="justify" style:justify-single-word="false"/>
      <style:text-properties style:use-window-font-color="true" style:font-name="Arial, Helvetica, sans-serif" fo:font-size="12pt" fo:font-weight="bold" fo:background-color="transparent" style:font-name-asian="Arial, Helvetica, sans-serif" style:font-name-complex="Arial, Helvetica, sans-serif"/>
    </style:style>
    <style:style style:name="P67" style:family="paragraph" style:parent-style-name="Standard">
      <style:paragraph-properties fo:line-height="100%" fo:text-align="center" style:justify-single-word="false"/>
      <style:text-properties style:use-window-font-color="true" style:font-name="inherit" fo:font-size="12pt" fo:font-weight="bold" fo:background-color="transparent" style:font-name-asian="inherit" style:font-name-complex="inherit"/>
    </style:style>
    <style:style style:name="P68" style:family="paragraph" style:parent-style-name="Standard">
      <style:paragraph-properties fo:line-height="100%" fo:text-align="start" style:justify-single-word="false"/>
      <style:text-properties style:use-window-font-color="true" style:font-name="inherit" fo:font-size="12pt" fo:font-weight="normal" fo:background-color="transparent" style:font-name-asian="inherit" style:font-name-complex="inherit"/>
    </style:style>
    <style:style style:name="P69" style:family="paragraph" style:parent-style-name="Standard">
      <style:paragraph-properties fo:line-height="100%" fo:text-align="start" style:justify-single-word="false"/>
      <style:text-properties fo:color="#000000" style:font-name="Monospace" fo:font-size="10pt" fo:font-weight="normal" fo:background-color="transparent" style:font-name-asian="Monospace" style:font-name-complex="Monospace"/>
    </style:style>
    <style:style style:name="P70" style:family="paragraph" style:parent-style-name="Standard">
      <style:paragraph-properties fo:line-height="100%" fo:text-align="start" style:justify-single-word="false"/>
      <style:text-properties fo:color="#000000" style:font-name="Monospace" fo:font-size="10pt" fo:font-weight="bold" fo:background-color="transparent" style:font-name-asian="Monospace" style:font-name-complex="Monospace"/>
    </style:style>
    <style:style style:name="P71" style:family="paragraph" style:parent-style-name="Standard">
      <style:paragraph-properties fo:line-height="100%" fo:text-align="start" style:justify-single-word="false"/>
      <style:text-properties fo:color="#000000" style:font-name="Arial" fo:font-size="12pt" fo:font-weight="bold" fo:background-color="#ffffff" style:font-name-asian="Arial" style:font-name-complex="Arial"/>
    </style:style>
    <style:style style:name="P72" style:family="paragraph" style:parent-style-name="Standard">
      <style:paragraph-properties fo:line-height="100%" fo:text-align="start" style:justify-single-word="false"/>
      <style:text-properties fo:color="#000000" style:font-name="Liberation Serif" fo:font-size="12pt" fo:font-weight="normal" fo:background-color="#ffffff" style:font-name-asian="Liberation Serif" style:font-name-complex="Liberation Serif"/>
    </style:style>
    <style:style style:name="P73" style:family="paragraph" style:parent-style-name="Standard" style:list-style-name="L51">
      <style:paragraph-properties fo:line-height="100%" fo:text-align="start" style:justify-single-word="false"/>
      <style:text-properties fo:color="#000000" style:font-name="Liberation Serif" fo:font-size="12pt" fo:font-weight="normal" fo:background-color="transparent" style:font-name-asian="Liberation Serif" style:font-name-complex="Liberation Serif"/>
    </style:style>
    <style:style style:name="P74" style:family="paragraph" style:parent-style-name="Standard">
      <style:paragraph-properties fo:line-height="100%" fo:text-align="start" style:justify-single-word="false"/>
      <style:text-properties fo:color="#000000" style:font-name="Liberation Serif" fo:font-size="12pt" fo:font-weight="bold" fo:background-color="#ffffff" style:font-name-asian="Liberation Serif" style:font-name-complex="Liberation Serif"/>
    </style:style>
    <style:style style:name="P75" style:family="paragraph" style:parent-style-name="Standard">
      <style:paragraph-properties fo:line-height="100%" fo:text-align="start" style:justify-single-word="false"/>
      <style:text-properties fo:color="#000000" style:font-name="Verdana" fo:font-size="9pt" fo:font-weight="bold" fo:background-color="transparent" style:font-name-asian="Verdana" style:font-name-complex="Verdana"/>
    </style:style>
    <style:style style:name="P76" style:family="paragraph" style:parent-style-name="Standard">
      <style:paragraph-properties fo:line-height="100%" fo:text-align="start" style:justify-single-word="false"/>
      <style:text-properties fo:color="#000000" style:font-name="Verdana" fo:font-size="9pt" fo:font-weight="normal" fo:background-color="transparent" style:font-name-asian="Verdana" style:font-name-complex="Verdana"/>
    </style:style>
    <style:style style:name="P77" style:family="paragraph" style:parent-style-name="Standard">
      <style:paragraph-properties fo:line-height="100%" fo:text-align="start" style:justify-single-word="false"/>
      <style:text-properties fo:color="#000000" style:font-name="Verdana" fo:font-size="9pt" fo:font-weight="normal" fo:background-color="#ffffff" style:font-name-asian="Verdana" style:font-name-complex="Verdana"/>
    </style:style>
    <style:style style:name="P78" style:family="paragraph" style:parent-style-name="Standard">
      <style:paragraph-properties fo:line-height="100%" fo:text-align="start" style:justify-single-word="false"/>
      <style:text-properties fo:color="#000000" style:font-name="Verdana" fo:font-size="12pt" fo:font-weight="normal" fo:background-color="#ffffff" style:font-name-asian="Verdana" style:font-name-complex="Verdana"/>
    </style:style>
    <style:style style:name="P79" style:family="paragraph" style:parent-style-name="Standard" style:list-style-name="L2">
      <style:paragraph-properties fo:line-height="100%" fo:text-align="start" style:justify-single-word="false"/>
    </style:style>
    <style:style style:name="P80" style:family="paragraph" style:parent-style-name="Standard" style:list-style-name="L3">
      <style:paragraph-properties fo:line-height="100%" fo:text-align="start" style:justify-single-word="false"/>
    </style:style>
    <style:style style:name="P81" style:family="paragraph" style:parent-style-name="Standard" style:list-style-name="L4">
      <style:paragraph-properties fo:line-height="100%" fo:text-align="start" style:justify-single-word="false"/>
    </style:style>
    <style:style style:name="P82" style:family="paragraph" style:parent-style-name="Standard" style:list-style-name="L5">
      <style:paragraph-properties fo:line-height="100%" fo:text-align="start" style:justify-single-word="false"/>
    </style:style>
    <style:style style:name="P83" style:family="paragraph" style:parent-style-name="Standard" style:list-style-name="L16">
      <style:paragraph-properties fo:line-height="100%" fo:text-align="start" style:justify-single-word="false"/>
    </style:style>
    <style:style style:name="P84" style:family="paragraph" style:parent-style-name="Standard" style:list-style-name="L18">
      <style:paragraph-properties fo:line-height="100%" fo:text-align="start" style:justify-single-word="false"/>
    </style:style>
    <style:style style:name="P85" style:family="paragraph" style:parent-style-name="Standard" style:list-style-name="L30">
      <style:paragraph-properties fo:line-height="100%" fo:text-align="start" style:justify-single-word="false"/>
    </style:style>
    <style:style style:name="P86" style:family="paragraph" style:parent-style-name="Standard" style:list-style-name="L47">
      <style:paragraph-properties fo:line-height="100%" fo:text-align="start" style:justify-single-word="false"/>
    </style:style>
    <style:style style:name="P87" style:family="paragraph" style:parent-style-name="Standard" style:list-style-name="L50">
      <style:paragraph-properties fo:line-height="100%" fo:text-align="start" style:justify-single-word="false"/>
    </style:style>
    <style:style style:name="P88" style:family="paragraph" style:parent-style-name="Standard" style:list-style-name="L51">
      <style:paragraph-properties fo:line-height="100%" fo:text-align="start" style:justify-single-word="false"/>
    </style:style>
    <style:style style:name="P89" style:family="paragraph" style:parent-style-name="Standard" style:list-style-name="L52">
      <style:paragraph-properties fo:line-height="100%" fo:text-align="start" style:justify-single-word="false"/>
    </style:style>
    <style:style style:name="P90" style:family="paragraph" style:parent-style-name="Standard" style:list-style-name="L53">
      <style:paragraph-properties fo:line-height="100%" fo:text-align="start" style:justify-single-word="false"/>
    </style:style>
    <style:style style:name="P91" style:family="paragraph" style:parent-style-name="Standard" style:list-style-name="L54">
      <style:paragraph-properties fo:line-height="100%" fo:text-align="start" style:justify-single-word="false"/>
    </style:style>
    <style:style style:name="P92" style:family="paragraph" style:parent-style-name="Standard" style:list-style-name="L55">
      <style:paragraph-properties fo:line-height="100%" fo:text-align="start" style:justify-single-word="false"/>
    </style:style>
    <style:style style:name="P93" style:family="paragraph" style:parent-style-name="Standard" style:list-style-name="L56">
      <style:paragraph-properties fo:line-height="100%" fo:text-align="start" style:justify-single-word="false"/>
    </style:style>
    <style:style style:name="P94" style:family="paragraph" style:parent-style-name="Standard" style:list-style-name="L57">
      <style:paragraph-properties fo:line-height="100%" fo:text-align="start" style:justify-single-word="false"/>
    </style:style>
    <style:style style:name="P95" style:family="paragraph" style:parent-style-name="Standard" style:list-style-name="L63">
      <style:paragraph-properties fo:line-height="100%" fo:text-align="start" style:justify-single-word="false"/>
    </style:style>
    <style:style style:name="P96" style:family="paragraph" style:parent-style-name="Standard" style:list-style-name="L64">
      <style:paragraph-properties fo:line-height="100%" fo:text-align="start" style:justify-single-word="false"/>
    </style:style>
    <style:style style:name="P97" style:family="paragraph" style:parent-style-name="Standard" style:list-style-name="L66">
      <style:paragraph-properties fo:line-height="100%" fo:text-align="start" style:justify-single-word="false"/>
    </style:style>
    <style:style style:name="P98" style:family="paragraph" style:parent-style-name="Standard" style:list-style-name="L69">
      <style:paragraph-properties fo:line-height="100%" fo:text-align="start" style:justify-single-word="false"/>
    </style:style>
    <style:style style:name="P99" style:family="paragraph" style:parent-style-name="Standard" style:list-style-name="L70">
      <style:paragraph-properties fo:line-height="100%" fo:text-align="start" style:justify-single-word="false"/>
    </style:style>
    <style:style style:name="P100" style:family="paragraph" style:parent-style-name="Standard" style:list-style-name="L71">
      <style:paragraph-properties fo:line-height="100%" fo:text-align="start" style:justify-single-word="false"/>
    </style:style>
    <style:style style:name="P101" style:family="paragraph" style:parent-style-name="Standard">
      <style:paragraph-properties fo:line-height="100%" fo:text-align="start" style:justify-single-word="false"/>
      <style:text-properties fo:color="#003399" style:font-name="Liberation Serif" fo:font-size="12pt" fo:font-weight="normal" fo:background-color="#ffffff" style:font-name-asian="Liberation Serif" style:font-name-complex="Liberation Serif"/>
    </style:style>
    <style:style style:name="P102" style:family="paragraph" style:parent-style-name="Standard">
      <style:paragraph-properties fo:line-height="100%" fo:text-align="start" style:justify-single-word="false"/>
      <style:text-properties fo:color="#003399" style:font-name="Liberation Serif" fo:font-size="11pt" fo:font-weight="normal" fo:background-color="#ffffff" style:font-name-asian="Liberation Serif" style:font-name-complex="Liberation Serif"/>
    </style:style>
    <style:style style:name="P103" style:family="paragraph" style:parent-style-name="Standard">
      <style:paragraph-properties fo:line-height="100%" fo:text-align="start" style:justify-single-word="false"/>
      <style:text-properties fo:color="#003399" style:font-name="Liberation Serif" fo:font-size="14pt" fo:font-weight="bold" fo:background-color="#ffffff" style:font-name-asian="Liberation Serif" style:font-name-complex="Liberation Serif"/>
    </style:style>
    <style:style style:name="P104" style:family="paragraph" style:parent-style-name="Standard">
      <style:paragraph-properties fo:line-height="100%" fo:text-align="start" style:justify-single-word="false"/>
      <style:text-properties fo:color="#003399" style:font-name="Verdana" fo:font-size="14pt" fo:font-weight="bold" fo:background-color="#ffffff" style:font-name-asian="Verdana" style:font-name-complex="Verdana"/>
    </style:style>
    <style:style style:name="P105" style:family="paragraph" style:parent-style-name="Standard">
      <style:paragraph-properties fo:line-height="100%" fo:text-align="start" style:justify-single-word="false"/>
      <style:text-properties fo:color="#3f7f5f" style:font-name="Monospace" fo:font-size="10pt" fo:font-weight="normal" fo:background-color="transparent" style:font-name-asian="Monospace" style:font-name-complex="Monospace"/>
    </style:style>
    <style:style style:name="P106" style:family="paragraph" style:parent-style-name="Standard">
      <style:paragraph-properties fo:line-height="100%" fo:text-align="start" style:justify-single-word="false"/>
      <style:text-properties fo:color="#3f5fbf" style:font-name="Monospace" fo:font-size="10pt" fo:font-weight="normal" fo:background-color="transparent" style:font-name-asian="Monospace" style:font-name-complex="Monospace"/>
    </style:style>
    <style:style style:name="P107"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18pt" fo:font-weight="normal" fo:background-color="transparent" style:font-name-asian="Liberation Serif" style:font-name-complex="Liberation Serif"/>
    </style:style>
    <style:style style:name="P108"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18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109"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18pt" fo:font-weight="bold" fo:background-color="transparent" style:font-name-asian="Liberation Serif" style:font-name-complex="Liberation Serif"/>
    </style:style>
    <style:style style:name="P110"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111"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12"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13" style:family="paragraph" style:parent-style-name="Standard" style:list-style-name="L36">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14" style:family="paragraph" style:parent-style-name="Standard" style:list-style-name="L37">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15" style:family="paragraph" style:parent-style-name="Standard" style:list-style-name="L38">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16" style:family="paragraph" style:parent-style-name="Standard" style:list-style-name="L39">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17" style:family="paragraph" style:parent-style-name="Standard" style:list-style-name="L40">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18" style:family="paragraph" style:parent-style-name="Standard" style:list-style-name="L41">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19" style:family="paragraph" style:parent-style-name="Standard" style:list-style-name="L42">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20" style:family="paragraph" style:parent-style-name="Standard" style:list-style-name="L43">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21" style:family="paragraph" style:parent-style-name="Standard" style:list-style-name="L44">
      <style:paragraph-properties fo:margin-top="0.423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22"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14pt" fo:font-weight="normal" fo:background-color="transparent" style:font-name-asian="Liberation Serif" style:font-name-complex="Liberation Serif"/>
    </style:style>
    <style:style style:name="P123" style:family="paragraph" style:parent-style-name="Standard">
      <style:paragraph-properties fo:margin-top="0.423cm" fo:margin-bottom="0.212cm" loext:contextual-spacing="false" fo:line-height="100%" fo:text-align="start" style:justify-single-word="false"/>
      <style:text-properties style:use-window-font-color="true" style:font-name="Liberation Serif" fo:font-size="24pt" fo:font-weight="bold" fo:background-color="transparent" style:font-name-asian="Liberation Serif" style:font-name-complex="Liberation Serif"/>
    </style:style>
    <style:style style:name="P124" style:family="paragraph" style:parent-style-name="Standard">
      <style:paragraph-properties fo:margin-top="0.423cm" fo:margin-bottom="0.212cm" loext:contextual-spacing="false" fo:line-height="100%" fo:text-align="justify" style:justify-single-word="false"/>
      <style:text-properties style:use-window-font-color="true" style:font-name="Liberation Serif" fo:font-size="11pt" fo:font-weight="bold" fo:background-color="transparent" style:font-name-asian="Liberation Serif" style:font-name-complex="Liberation Serif"/>
    </style:style>
    <style:style style:name="P125" style:family="paragraph" style:parent-style-name="Standard">
      <style:paragraph-properties fo:margin-top="0.423cm" fo:margin-bottom="0.212cm" loext:contextual-spacing="false" fo:line-height="100%" fo:text-align="start" style:justify-single-word="false"/>
      <style:text-properties style:use-window-font-color="true" style:font-name="DejaVu Sans Mono" fo:font-size="14pt" fo:font-weight="bold" fo:background-color="transparent" style:font-name-asian="DejaVu Sans Mono" style:font-name-complex="DejaVu Sans Mono"/>
    </style:style>
    <style:style style:name="P126" style:family="paragraph" style:parent-style-name="Standard" style:list-style-name="L75">
      <style:paragraph-properties fo:margin-top="0.423cm" fo:margin-bottom="0.212cm" loext:contextual-spacing="false" fo:line-height="100%" fo:text-align="start" style:justify-single-word="false"/>
    </style:style>
    <style:style style:name="P127" style:family="paragraph" style:parent-style-name="Standard" style:list-style-name="L76">
      <style:paragraph-properties fo:margin-top="0.423cm" fo:margin-bottom="0.212cm" loext:contextual-spacing="false" fo:line-height="100%" fo:text-align="start" style:justify-single-word="false"/>
    </style:style>
    <style:style style:name="P128" style:family="paragraph" style:parent-style-name="Standard">
      <style:paragraph-properties fo:margin-top="0.423cm" fo:margin-bottom="0.212cm" loext:contextual-spacing="false" fo:line-height="100%" fo:text-align="start" style:justify-single-word="false"/>
      <style:text-properties fo:color="#3d85c6" style:font-name="Liberation Serif" fo:font-size="18pt" fo:font-weight="bold" fo:background-color="transparent" style:font-name-asian="Liberation Serif" style:font-name-complex="Liberation Serif"/>
    </style:style>
    <style:style style:name="P129" style:family="paragraph" style:parent-style-name="Standard" style:list-style-name="L2">
      <style:paragraph-properties fo:margin-top="0cm" fo:margin-bottom="0.212cm" loext:contextual-spacing="false" fo:line-height="100%" fo:text-align="start" style:justify-single-word="false"/>
    </style:style>
    <style:style style:name="P130" style:family="paragraph" style:parent-style-name="Standard" style:list-style-name="L3">
      <style:paragraph-properties fo:margin-top="0cm" fo:margin-bottom="0.212cm" loext:contextual-spacing="false" fo:line-height="100%" fo:text-align="start" style:justify-single-word="false"/>
    </style:style>
    <style:style style:name="P131" style:family="paragraph" style:parent-style-name="Standard" style:list-style-name="L4">
      <style:paragraph-properties fo:margin-top="0cm" fo:margin-bottom="0.212cm" loext:contextual-spacing="false" fo:line-height="100%" fo:text-align="start" style:justify-single-word="false"/>
    </style:style>
    <style:style style:name="P132" style:family="paragraph" style:parent-style-name="Standard" style:list-style-name="L5">
      <style:paragraph-properties fo:margin-top="0cm" fo:margin-bottom="0.212cm" loext:contextual-spacing="false" fo:line-height="100%" fo:text-align="start" style:justify-single-word="false"/>
    </style:style>
    <style:style style:name="P133" style:family="paragraph" style:parent-style-name="Standard" style:list-style-name="L18">
      <style:paragraph-properties fo:margin-top="0cm" fo:margin-bottom="0.212cm" loext:contextual-spacing="false" fo:line-height="100%" fo:text-align="start" style:justify-single-word="false"/>
    </style:style>
    <style:style style:name="P134" style:family="paragraph" style:parent-style-name="Standard" style:list-style-name="L33">
      <style:paragraph-properties fo:margin-top="0cm" fo:margin-bottom="0.212cm" loext:contextual-spacing="false" fo:line-height="100%" fo:text-align="start" style:justify-single-word="false"/>
    </style:style>
    <style:style style:name="P135" style:family="paragraph" style:parent-style-name="Standard" style:list-style-name="L34">
      <style:paragraph-properties fo:margin-top="0cm" fo:margin-bottom="0.212cm" loext:contextual-spacing="false" fo:line-height="100%" fo:text-align="start" style:justify-single-word="false"/>
    </style:style>
    <style:style style:name="P136" style:family="paragraph" style:parent-style-name="Standard" style:list-style-name="L47">
      <style:paragraph-properties fo:margin-top="0cm" fo:margin-bottom="0.212cm" loext:contextual-spacing="false" fo:line-height="100%" fo:text-align="start" style:justify-single-word="false"/>
    </style:style>
    <style:style style:name="P137" style:family="paragraph" style:parent-style-name="Standard" style:list-style-name="L52">
      <style:paragraph-properties fo:margin-top="0cm" fo:margin-bottom="0.212cm" loext:contextual-spacing="false" fo:line-height="100%" fo:text-align="start" style:justify-single-word="false"/>
    </style:style>
    <style:style style:name="P138" style:family="paragraph" style:parent-style-name="Standard" style:list-style-name="L57">
      <style:paragraph-properties fo:margin-top="0cm" fo:margin-bottom="0.212cm" loext:contextual-spacing="false" fo:line-height="100%" fo:text-align="start" style:justify-single-word="false"/>
    </style:style>
    <style:style style:name="P139" style:family="paragraph" style:parent-style-name="Standard" style:list-style-name="L65">
      <style:paragraph-properties fo:margin-top="0cm" fo:margin-bottom="0.212cm" loext:contextual-spacing="false" fo:line-height="100%" fo:text-align="start" style:justify-single-word="false"/>
    </style:style>
    <style:style style:name="P140" style:family="paragraph" style:parent-style-name="Standard" style:list-style-name="L66">
      <style:paragraph-properties fo:margin-top="0cm" fo:margin-bottom="0.212cm" loext:contextual-spacing="false" fo:line-height="100%" fo:text-align="start" style:justify-single-word="false"/>
    </style:style>
    <style:style style:name="P141" style:family="paragraph" style:parent-style-name="Standard" style:list-style-name="L71">
      <style:paragraph-properties fo:margin-top="0cm" fo:margin-bottom="0.212cm" loext:contextual-spacing="false" fo:line-height="100%" fo:text-align="start" style:justify-single-word="false"/>
    </style:style>
    <style:style style:name="P142" style:family="paragraph" style:parent-style-name="Standard">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3" style:family="paragraph" style:parent-style-name="Standard" style:list-style-name="L1">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4" style:family="paragraph" style:parent-style-name="Standard" style:list-style-name="L8">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5" style:family="paragraph" style:parent-style-name="Standard" style:list-style-name="L10">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6" style:family="paragraph" style:parent-style-name="Standard" style:list-style-name="L11">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7" style:family="paragraph" style:parent-style-name="Standard" style:list-style-name="L12">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8" style:family="paragraph" style:parent-style-name="Standard" style:list-style-name="L13">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9" style:family="paragraph" style:parent-style-name="Standard" style:list-style-name="L14">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0" style:family="paragraph" style:parent-style-name="Standard" style:list-style-name="L15">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1" style:family="paragraph" style:parent-style-name="Standard" style:list-style-name="L16">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2" style:family="paragraph" style:parent-style-name="Standard" style:list-style-name="L17">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3" style:family="paragraph" style:parent-style-name="Standard" style:list-style-name="L19">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4" style:family="paragraph" style:parent-style-name="Standard" style:list-style-name="L20">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5" style:family="paragraph" style:parent-style-name="Standard" style:list-style-name="L21">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6" style:family="paragraph" style:parent-style-name="Standard" style:list-style-name="L22">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7" style:family="paragraph" style:parent-style-name="Standard" style:list-style-name="L23">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8" style:family="paragraph" style:parent-style-name="Standard" style:list-style-name="L24">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59" style:family="paragraph" style:parent-style-name="Standard" style:list-style-name="L25">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0" style:family="paragraph" style:parent-style-name="Standard" style:list-style-name="L26">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1" style:family="paragraph" style:parent-style-name="Standard" style:list-style-name="L27">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2" style:family="paragraph" style:parent-style-name="Standard" style:list-style-name="L28">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3" style:family="paragraph" style:parent-style-name="Standard" style:list-style-name="L29">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4" style:family="paragraph" style:parent-style-name="Standard" style:list-style-name="L30">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5" style:family="paragraph" style:parent-style-name="Standard" style:list-style-name="L31">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6" style:family="paragraph" style:parent-style-name="Standard" style:list-style-name="L32">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7" style:family="paragraph" style:parent-style-name="Standard" style:list-style-name="L45">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8" style:family="paragraph" style:parent-style-name="Standard" style:list-style-name="L48">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9" style:family="paragraph" style:parent-style-name="Standard" style:list-style-name="L49">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70" style:family="paragraph" style:parent-style-name="Standard" style:list-style-name="L68">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71" style:family="paragraph" style:parent-style-name="Standard" style:list-style-name="L69">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72" style:family="paragraph" style:parent-style-name="Standard" style:list-style-name="L70">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73" style:family="paragraph" style:parent-style-name="Standard" style:list-style-name="L72">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74" style:family="paragraph" style:parent-style-name="Standard" style:list-style-name="L73">
      <style:paragraph-properties fo:margin-top="0cm" fo:margin-bottom="0.212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75" style:family="paragraph" style:parent-style-name="Standard">
      <style:paragraph-properties fo:margin-top="0cm" fo:margin-bottom="0.212cm" loext:contextual-spacing="false" fo:line-height="100%" fo:text-align="justify" style:justify-single-word="false"/>
      <style:text-properties style:use-window-font-color="true" style:font-name="Liberation Serif" fo:font-size="12pt" fo:font-weight="normal" fo:background-color="transparent" style:font-name-asian="Liberation Serif" style:font-name-complex="Liberation Serif"/>
    </style:style>
    <style:style style:name="P176" style:family="paragraph" style:parent-style-name="Standard">
      <style:paragraph-properties fo:margin-top="0cm" fo:margin-bottom="0.212cm" loext:contextual-spacing="false" fo:line-height="100%" fo:text-align="start" style:justify-single-word="false"/>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77" style:family="paragraph" style:parent-style-name="Standard">
      <style:paragraph-properties fo:margin-top="0cm" fo:margin-bottom="0.212cm" loext:contextual-spacing="false"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178" style:family="paragraph" style:parent-style-name="Standard">
      <style:paragraph-properties fo:margin-top="0cm" fo:margin-bottom="0.212cm" loext:contextual-spacing="false"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179" style:family="paragraph" style:parent-style-name="Standard">
      <style:paragraph-properties fo:margin-top="0cm" fo:margin-bottom="0.212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180" style:family="paragraph" style:parent-style-name="Standard">
      <style:paragraph-properties fo:margin-top="0cm" fo:margin-bottom="0.21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81" style:family="paragraph" style:parent-style-name="Standard">
      <style:paragraph-properties fo:margin-top="0cm" fo:margin-bottom="0.212cm" loext:contextual-spacing="false" fo:line-height="100%" fo:text-align="start" style:justify-single-word="false"/>
      <style:text-properties style:use-window-font-color="true" style:font-name="DejaVu Sans Mono" fo:font-size="12pt" fo:font-weight="normal" fo:background-color="transparent" style:font-name-asian="DejaVu Sans Mono" style:font-name-complex="DejaVu Sans Mono"/>
    </style:style>
    <style:style style:name="P182" style:family="paragraph" style:parent-style-name="Standard" style:list-style-name="L46">
      <style:paragraph-properties fo:margin-top="0cm" fo:margin-bottom="0.212cm" loext:contextual-spacing="false" fo:line-height="100%" fo:text-align="start" style:justify-single-word="false"/>
      <style:text-properties style:use-window-font-color="true" style:font-name="DejaVu Sans Mono" fo:font-size="12pt" fo:font-weight="normal" fo:background-color="transparent" style:font-name-asian="DejaVu Sans Mono" style:font-name-complex="DejaVu Sans Mono"/>
    </style:style>
    <style:style style:name="P183" style:family="paragraph" style:parent-style-name="Standard">
      <style:paragraph-properties fo:margin-top="0cm" fo:margin-bottom="0.212cm" loext:contextual-spacing="false" fo:line-height="100%" fo:text-align="start" style:justify-single-word="false"/>
      <style:text-properties style:use-window-font-color="true" style:font-name="DejaVu Sans Mono" fo:font-size="12pt" fo:font-weight="bold" fo:background-color="transparent" style:font-name-asian="DejaVu Sans Mono" style:font-name-complex="DejaVu Sans Mono"/>
    </style:style>
    <style:style style:name="P184" style:family="paragraph" style:parent-style-name="Standard" style:list-style-name="L67">
      <style:paragraph-properties fo:margin-top="0cm" fo:margin-bottom="0.212cm" loext:contextual-spacing="false" fo:line-height="100%" fo:text-align="start" style:justify-single-word="false"/>
      <style:text-properties style:use-window-font-color="true" style:font-name="DejaVu Sans Mono" fo:font-size="12pt" fo:font-weight="bold" fo:background-color="transparent" style:font-name-asian="DejaVu Sans Mono" style:font-name-complex="DejaVu Sans Mono"/>
    </style:style>
    <style:style style:name="P185" style:family="paragraph" style:parent-style-name="Standard">
      <style:paragraph-properties fo:margin-top="0cm" fo:margin-bottom="0.212cm" loext:contextual-spacing="false" fo:line-height="100%" fo:text-align="start" style:justify-single-word="false"/>
      <style:text-properties style:use-window-font-color="true" style:font-name="Arial, Helvetica, sans-serif" fo:font-size="12pt" fo:font-weight="normal" fo:background-color="transparent" style:font-name-asian="Arial, Helvetica, sans-serif" style:font-name-complex="Arial, Helvetica, sans-serif"/>
    </style:style>
    <style:style style:name="P186" style:family="paragraph" style:parent-style-name="Standard" style:list-style-name="L51">
      <style:paragraph-properties fo:margin-top="0cm" fo:margin-bottom="0.212cm" loext:contextual-spacing="false" fo:line-height="100%" fo:text-align="start" style:justify-single-word="false"/>
      <style:text-properties fo:color="#000000" style:font-name="Liberation Serif" fo:font-size="12pt" fo:font-weight="normal" fo:background-color="transparent" style:font-name-asian="Liberation Serif" style:font-name-complex="Liberation Serif"/>
    </style:style>
    <style:style style:name="P187" style:family="paragraph" style:parent-style-name="Standard">
      <style:paragraph-properties fo:margin-top="0cm" fo:margin-bottom="0.212cm" loext:contextual-spacing="false" fo:line-height="100%" fo:text-align="start" style:justify-single-word="false"/>
      <style:text-properties fo:color="#000000" style:font-name="Verdana" fo:font-size="12pt" fo:font-weight="normal" fo:background-color="#ffffff" style:font-name-asian="Verdana" style:font-name-complex="Verdana"/>
    </style:style>
    <style:style style:name="P188" style:family="paragraph" style:parent-style-name="Standard">
      <style:paragraph-properties fo:margin-top="0cm" fo:margin-bottom="0.212cm" loext:contextual-spacing="false" fo:line-height="100%" fo:text-align="start" style:justify-single-word="false"/>
      <style:text-properties fo:color="#003399" style:font-name="Liberation Serif" fo:font-size="12pt" fo:font-weight="bold" fo:background-color="#ffffff" style:font-name-asian="Liberation Serif" style:font-name-complex="Liberation Serif"/>
    </style:style>
    <style:style style:name="P189" style:family="paragraph" style:parent-style-name="Standard">
      <style:paragraph-properties fo:margin-top="0cm" fo:margin-bottom="0.499cm" loext:contextual-spacing="false" fo:line-height="100%" fo:text-align="start" style:justify-single-word="false"/>
      <style:text-properties style:use-window-font-color="true" style:font-name="DejaVu Sans Mono" fo:font-size="10pt" fo:font-weight="normal" fo:background-color="transparent" style:font-name-asian="DejaVu Sans Mono" style:font-name-complex="DejaVu Sans Mono"/>
    </style:style>
    <style:style style:name="P190" style:family="paragraph" style:parent-style-name="Standard">
      <style:paragraph-properties fo:margin-top="0cm" fo:margin-bottom="0.499cm" loext:contextual-spacing="false" fo:line-height="100%" fo:text-align="start" style:justify-single-word="false"/>
      <style:text-properties style:use-window-font-color="true" style:font-name="DejaVu Sans Mono" fo:font-size="12pt" fo:font-weight="bold" fo:background-color="transparent" style:font-name-asian="DejaVu Sans Mono" style:font-name-complex="DejaVu Sans Mono"/>
    </style:style>
    <style:style style:name="P191" style:family="paragraph" style:parent-style-name="Standard">
      <style:paragraph-properties fo:margin-top="0cm" fo:margin-bottom="0.499cm" loext:contextual-spacing="false" fo:line-height="100%" fo:text-align="start" style:justify-single-word="false"/>
      <style:text-properties style:use-window-font-color="true" style:font-name="DejaVu Sans Mono" fo:font-size="12pt" fo:font-weight="normal" fo:background-color="transparent" style:font-name-asian="DejaVu Sans Mono" style:font-name-complex="DejaVu Sans Mono"/>
    </style:style>
    <style:style style:name="P192" style:family="paragraph" style:parent-style-name="Standard">
      <style:paragraph-properties fo:margin-top="0cm" fo:margin-bottom="0.499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3" style:family="paragraph" style:parent-style-name="Standard">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94" style:family="paragraph" style:parent-style-name="Standard" style:list-style-name="L6">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95" style:family="paragraph" style:parent-style-name="Standard" style:list-style-name="L7">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96" style:family="paragraph" style:parent-style-name="Standard" style:list-style-name="L9">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97" style:family="paragraph" style:parent-style-name="Standard" style:list-style-name="L54">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98" style:family="paragraph" style:parent-style-name="Standard" style:list-style-name="L55">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99" style:family="paragraph" style:parent-style-name="Standard" style:list-style-name="L56">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00" style:family="paragraph" style:parent-style-name="Standard" style:list-style-name="L58">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01" style:family="paragraph" style:parent-style-name="Standard" style:list-style-name="L59">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02" style:family="paragraph" style:parent-style-name="Standard" style:list-style-name="L60">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03" style:family="paragraph" style:parent-style-name="Standard" style:list-style-name="L74">
      <style:paragraph-properties fo:margin-top="0cm" fo:margin-bottom="0.499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04" style:family="paragraph" style:parent-style-name="Standard">
      <style:paragraph-properties fo:margin-top="0cm" fo:margin-bottom="0.499cm" loext:contextual-spacing="false"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205" style:family="paragraph" style:parent-style-name="Standard" style:list-style-name="L53">
      <style:paragraph-properties fo:margin-top="0cm" fo:margin-bottom="0.499cm" loext:contextual-spacing="false" fo:line-height="100%" fo:text-align="start" style:justify-single-word="false"/>
    </style:style>
    <style:style style:name="P206" style:family="paragraph" style:parent-style-name="Standard" style:list-style-name="L63">
      <style:paragraph-properties fo:margin-top="0cm" fo:margin-bottom="0.499cm" loext:contextual-spacing="false" fo:line-height="100%" fo:text-align="start" style:justify-single-word="false"/>
    </style:style>
    <style:style style:name="P207" style:family="paragraph" style:parent-style-name="Standard" style:list-style-name="L64">
      <style:paragraph-properties fo:margin-top="0cm" fo:margin-bottom="0.499cm" loext:contextual-spacing="false" fo:line-height="100%" fo:text-align="start" style:justify-single-word="false"/>
    </style:style>
    <style:style style:name="P208" style:family="paragraph" style:parent-style-name="Standard">
      <style:paragraph-properties fo:margin-left="-1.852cm" fo:margin-right="0cm" fo:margin-top="0cm" fo:margin-bottom="0.499cm" loext:contextual-spacing="false"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09" style:family="paragraph" style:parent-style-name="Standard">
      <style:paragraph-properties fo:margin-left="1cm" fo:margin-right="1cm" fo:margin-top="0cm" fo:margin-bottom="0.499cm" loext:contextual-spacing="false" fo:line-height="100%" fo:text-align="start" style:justify-single-word="false" fo:text-indent="0cm" style:auto-text-indent="false"/>
      <style:text-properties style:use-window-font-color="true" style:font-name="Liberation Serif" fo:font-size="12pt" fo:font-weight="normal" fo:background-color="transparent" style:font-name-asian="Liberation Serif" style:font-name-complex="Liberation Serif"/>
    </style:style>
    <style:style style:name="P210" style:family="paragraph" style:parent-style-name="Standard">
      <style:paragraph-properties fo:margin-left="1cm" fo:margin-right="1cm" fo:margin-top="0cm" fo:margin-bottom="0.499cm" loext:contextual-spacing="false" fo:line-height="100%" fo:text-align="start" style:justify-single-word="false" fo:text-indent="0cm" style:auto-text-indent="false"/>
      <style:text-properties style:use-window-font-color="true" style:font-name="Liberation Serif" fo:font-size="12pt" fo:font-weight="bold" fo:background-color="transparent" style:font-name-asian="Liberation Serif" style:font-name-complex="Liberation Serif"/>
    </style:style>
    <style:style style:name="P211" style:family="paragraph" style:parent-style-name="Standard">
      <style:paragraph-properties fo:margin-left="1cm" fo:margin-right="1cm" fo:margin-top="0cm" fo:margin-bottom="0.499cm" loext:contextual-spacing="false"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12" style:family="paragraph" style:parent-style-name="Standard" style:list-style-name="L35">
      <style:paragraph-properties fo:margin-left="0cm" fo:margin-right="1cm" fo:line-height="100%" fo:text-align="start" style:justify-single-word="false" fo:text-indent="0cm" style:auto-text-indent="false"/>
    </style:style>
    <style:style style:name="P213" style:family="paragraph" style:parent-style-name="Standard" style:list-style-name="L35">
      <style:paragraph-properties fo:margin-left="0cm" fo:margin-right="1cm" fo:margin-top="0cm" fo:margin-bottom="0.499cm" loext:contextual-spacing="false" fo:line-height="100%" fo:text-align="start" style:justify-single-word="false" fo:text-indent="0cm" style:auto-text-indent="false"/>
    </style:style>
    <style:style style:name="P214" style:family="paragraph" style:parent-style-name="Standard">
      <style:paragraph-properties fo:margin-left="0.318cm" fo:margin-right="0cm" fo:line-height="100%" fo:text-align="start" style:justify-single-word="false" fo:text-indent="0cm" style:auto-text-indent="false"/>
      <style:text-properties style:use-window-font-color="true" style:font-name="DejaVu Sans Mono" fo:font-size="12pt" fo:font-weight="normal" fo:background-color="transparent" style:font-name-asian="DejaVu Sans Mono" style:font-name-complex="DejaVu Sans Mono"/>
    </style:style>
    <style:style style:name="P215" style:family="paragraph" style:parent-style-name="Standard">
      <style:paragraph-properties fo:margin-left="0.318cm" fo:margin-right="0cm" fo:line-height="100%" fo:text-align="start" style:justify-single-word="false" fo:text-indent="0cm" style:auto-text-indent="false"/>
    </style:style>
    <style:style style:name="P216" style:family="paragraph" style:parent-style-name="Standard">
      <style:paragraph-properties fo:margin-left="0.635cm" fo:margin-right="0cm" fo:line-height="100%" fo:text-align="start" style:justify-single-word="false" fo:text-indent="0cm" style:auto-text-indent="false"/>
      <style:text-properties style:use-window-font-color="true" style:font-name="DejaVu Sans Mono" fo:font-size="12pt" fo:font-weight="normal" fo:background-color="transparent" style:font-name-asian="DejaVu Sans Mono" style:font-name-complex="DejaVu Sans Mono"/>
    </style:style>
    <style:style style:name="P217" style:family="paragraph" style:parent-style-name="Standard">
      <style:paragraph-properties fo:margin-left="0.635cm" fo:margin-right="0cm" fo:line-height="100%" fo:text-align="start" style:justify-single-word="false" fo:text-indent="0cm" style:auto-text-indent="false"/>
    </style:style>
    <style:style style:name="P218" style:family="paragraph" style:parent-style-name="Standard" style:list-style-name="L61">
      <style:paragraph-properties fo:margin-left="-0.635cm" fo:margin-right="0cm" fo:margin-top="0cm" fo:margin-bottom="0.212cm" loext:contextual-spacing="false" fo:line-height="100%" fo:text-align="start" style:justify-single-word="false" fo:text-indent="0.635cm" style:auto-text-indent="false"/>
    </style:style>
    <style:style style:name="P219" style:family="paragraph" style:parent-style-name="Standard" style:list-style-name="L62">
      <style:paragraph-properties fo:margin-left="-0.635cm" fo:margin-right="0cm" fo:margin-top="0cm" fo:margin-bottom="0.212cm" loext:contextual-spacing="false" fo:line-height="100%" fo:text-align="start" style:justify-single-word="false" fo:text-indent="0.635cm" style:auto-text-indent="false"/>
    </style:style>
    <style:style style:name="P220" style:family="paragraph" style:parent-style-name="Standard">
      <style:paragraph-properties fo:margin-left="0.079cm" fo:margin-right="0cm" fo:line-height="100%" fo:text-align="start" style:justify-single-word="false" fo:text-indent="0cm" style:auto-text-indent="false"/>
      <style:text-properties style:use-window-font-color="true" style:font-name="DejaVu Sans Mono" fo:font-size="12pt" fo:font-weight="normal" fo:background-color="transparent" style:font-name-asian="DejaVu Sans Mono" style:font-name-complex="DejaVu Sans Mono"/>
    </style:style>
    <style:style style:name="P221" style:family="paragraph" style:parent-style-name="Standard">
      <style:paragraph-properties fo:margin-left="0cm" fo:margin-right="0cm" fo:line-height="100%" fo:text-align="start" style:justify-single-word="false" fo:text-indent="0cm" style:auto-text-indent="false"/>
    </style:style>
    <style:style style:name="T1"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2pt" fo:font-weight="normal" fo:background-color="#f3f3f3" loext:char-shading-value="0" style:font-name-asian="Liberation Serif" style:font-name-complex="Liberation Serif"/>
    </style:style>
    <style:style style:name="T4" style:family="text">
      <style:text-properties style:use-window-font-color="true" style:font-name="Liberation Serif" fo:font-size="12pt" fo:font-style="italic" fo:font-weight="normal" fo:background-color="transparent" loext:char-shading-value="0" style:font-name-asian="Liberation Serif" style:font-name-complex="Liberation Serif"/>
    </style:style>
    <style:style style:name="T5" style:family="text">
      <style:text-properties style:use-window-font-color="true" style:font-name="Liberation Serif" fo:font-size="18pt" fo:font-weight="bold" fo:background-color="transparent" loext:char-shading-value="0" style:font-name-asian="Liberation Serif" style:font-name-complex="Liberation Serif"/>
    </style:style>
    <style:style style:name="T6" style:family="text">
      <style:text-properties style:use-window-font-color="true" style:font-name="Liberation Serif" fo:font-size="14pt" fo:font-weight="bold" fo:background-color="transparent" loext:char-shading-value="0" style:font-name-asian="Liberation Serif" style:font-name-complex="Liberation Serif"/>
    </style:style>
    <style:style style:name="T7" style:family="text">
      <style:text-properties style:use-window-font-color="true" style:font-name="Liberation Serif" fo:font-size="9pt" fo:font-weight="normal" fo:background-color="transparent" loext:char-shading-value="0" style:font-name-asian="Liberation Serif" style:font-name-complex="Liberation Serif"/>
    </style:style>
    <style:style style:name="T8" style:family="text">
      <style:text-properties style:use-window-font-color="true" style:font-name="DejaVu Sans Mono" fo:font-size="12pt" fo:font-weight="normal" fo:background-color="transparent" loext:char-shading-value="0" style:font-name-asian="DejaVu Sans Mono" style:font-name-complex="DejaVu Sans Mono"/>
    </style:style>
    <style:style style:name="T9" style:family="text">
      <style:text-properties style:use-window-font-color="true" style:font-name="DejaVu Sans Mono" fo:font-size="12pt" fo:font-weight="normal" officeooo:rsid="0006b769" fo:background-color="transparent" loext:char-shading-value="0" style:font-name-asian="DejaVu Sans Mono" style:font-name-complex="DejaVu Sans Mono"/>
    </style:style>
    <style:style style:name="T10" style:family="text">
      <style:text-properties style:use-window-font-color="true" style:font-name="DejaVu Sans Mono" fo:font-size="12pt" fo:font-weight="bold" fo:background-color="transparent" loext:char-shading-value="0" style:font-name-asian="DejaVu Sans Mono" style:font-name-complex="DejaVu Sans Mono"/>
    </style:style>
    <style:style style:name="T11" style:family="text">
      <style:text-properties style:use-window-font-color="true" style:font-name="DejaVu Sans Mono" fo:font-size="10pt" fo:font-weight="normal" fo:background-color="transparent" loext:char-shading-value="0" style:font-name-asian="DejaVu Sans Mono" style:font-name-complex="DejaVu Sans Mono"/>
    </style:style>
    <style:style style:name="T12" style:family="text">
      <style:text-properties style:use-window-font-color="true" style:font-name="DejaVu Sans Mono" fo:font-size="14pt" fo:font-weight="bold" fo:background-color="transparent" loext:char-shading-value="0" style:font-name-asian="DejaVu Sans Mono" style:font-name-complex="DejaVu Sans Mono"/>
    </style:style>
    <style:style style:name="T13" style:family="text">
      <style:text-properties style:use-window-font-color="true" style:font-name="DejaVu Sans Mono" fo:font-size="10.5pt" fo:font-weight="normal" fo:background-color="transparent" loext:char-shading-value="0" style:font-name-asian="DejaVu Sans Mono" style:font-name-complex="DejaVu Sans Mono"/>
    </style:style>
    <style:style style:name="T14" style:family="text">
      <style:text-properties style:use-window-font-color="true" style:font-name="Calibri1" fo:font-size="11pt" fo:font-weight="normal" fo:background-color="transparent" loext:char-shading-value="0" style:font-name-asian="Calibri1" style:font-name-complex="Calibri1"/>
    </style:style>
    <style:style style:name="T15" style:family="text">
      <style:text-properties style:use-window-font-color="true" style:font-name="Calibri1" fo:font-size="18pt" fo:font-weight="bold" fo:background-color="transparent" loext:char-shading-value="0" style:font-name-asian="Calibri1" style:font-name-complex="Calibri1"/>
    </style:style>
    <style:style style:name="T16" style:family="text">
      <style:text-properties style:use-window-font-color="true" style:font-name="Calibri1" fo:font-size="12pt" fo:font-weight="normal" fo:background-color="transparent" loext:char-shading-value="0" style:font-name-asian="Calibri1" style:font-name-complex="Calibri1"/>
    </style:style>
    <style:style style:name="T17" style:family="text">
      <style:text-properties style:use-window-font-color="true" style:font-name="Calibri1" fo:font-size="14pt" fo:font-weight="bold" fo:background-color="transparent" loext:char-shading-value="0" style:font-name-asian="Calibri1" style:font-name-complex="Calibri1"/>
    </style:style>
    <style:style style:name="T18" style:family="text">
      <style:text-properties style:use-window-font-color="true" style:font-name="Arial" fo:font-size="9pt" fo:font-weight="bold" fo:background-color="transparent" loext:char-shading-value="0" style:font-name-asian="Arial" style:font-name-complex="Arial"/>
    </style:style>
    <style:style style:name="T19" style:family="text">
      <style:text-properties style:use-window-font-color="true" style:font-name="Arial" fo:font-size="9pt" fo:font-weight="normal" fo:background-color="transparent" loext:char-shading-value="0" style:font-name-asian="Arial" style:font-name-complex="Arial"/>
    </style:style>
    <style:style style:name="T20" style:family="text">
      <style:text-properties style:use-window-font-color="true" style:font-name="Arial" fo:font-size="9pt" fo:font-style="italic" fo:font-weight="normal" fo:background-color="transparent" loext:char-shading-value="0" style:font-name-asian="Arial" style:font-name-complex="Arial"/>
    </style:style>
    <style:style style:name="T21" style:family="text">
      <style:text-properties style:use-window-font-color="true" style:font-name="Arial" fo:font-size="9pt" fo:font-style="italic" fo:font-weight="bold" fo:background-color="transparent" loext:char-shading-value="0" style:font-name-asian="Arial" style:font-name-complex="Arial"/>
    </style:style>
    <style:style style:name="T22" style:family="text">
      <style:text-properties style:use-window-font-color="true" style:font-name="Arial" fo:font-size="12pt" fo:font-weight="bold" fo:background-color="transparent" loext:char-shading-value="0" style:font-name-asian="Arial" style:font-name-complex="Arial"/>
    </style:style>
    <style:style style:name="T23" style:family="text">
      <style:text-properties style:use-window-font-color="true" style:font-name="Arial" fo:font-size="12pt" fo:font-weight="normal" fo:background-color="transparent" loext:char-shading-value="0" style:font-name-asian="Arial" style:font-name-complex="Arial"/>
    </style:style>
    <style:style style:name="T24" style:family="text">
      <style:text-properties style:use-window-font-color="true" style:font-name="Arial" fo:font-size="12pt" fo:font-style="italic" fo:font-weight="normal" fo:background-color="transparent" loext:char-shading-value="0" style:font-name-asian="Arial" style:font-name-complex="Arial"/>
    </style:style>
    <style:style style:name="T25" style:family="text">
      <style:text-properties style:use-window-font-color="true" style:font-name="Courier New" fo:font-size="9pt" fo:font-weight="normal" fo:background-color="transparent" loext:char-shading-value="0" style:font-name-asian="Courier New" style:font-name-complex="Courier New"/>
    </style:style>
    <style:style style:name="T26" style:family="text">
      <style:text-properties style:use-window-font-color="true" style:font-name="Courier New" fo:font-size="9pt" fo:font-weight="normal" fo:background-color="#f3f3f3" loext:char-shading-value="0" style:font-name-asian="Courier New" style:font-name-complex="Courier New"/>
    </style:style>
    <style:style style:name="T27" style:family="text">
      <style:text-properties style:use-window-font-color="true" style:font-name="Courier New" fo:font-size="9pt" fo:font-style="italic" fo:font-weight="normal" fo:background-color="transparent" loext:char-shading-value="0" style:font-name-asian="Courier New" style:font-name-complex="Courier New"/>
    </style:style>
    <style:style style:name="T28" style:family="text">
      <style:text-properties style:use-window-font-color="true" style:font-name="Courier New" fo:font-size="9pt" fo:font-weight="bold" fo:background-color="#f3f3f3" loext:char-shading-value="0" style:font-name-asian="Courier New" style:font-name-complex="Courier New"/>
    </style:style>
    <style:style style:name="T29" style:family="text">
      <style:text-properties style:use-window-font-color="true" style:font-name="Courier New" fo:font-size="12pt" fo:font-style="italic" fo:font-weight="normal" fo:background-color="transparent" loext:char-shading-value="0" style:font-name-asian="Courier New" style:font-name-complex="Courier New"/>
    </style:style>
    <style:style style:name="T30" style:family="text">
      <style:text-properties style:use-window-font-color="true" style:font-name="Courier New" fo:font-size="12pt" fo:font-weight="normal" fo:background-color="transparent" loext:char-shading-value="0" style:font-name-asian="Courier New" style:font-name-complex="Courier New"/>
    </style:style>
    <style:style style:name="T31" style:family="text">
      <style:text-properties style:use-window-font-color="true" style:font-name="Arial, Helvetica, sans-serif" fo:font-size="9pt" fo:font-weight="normal" fo:background-color="transparent" loext:char-shading-value="0" style:font-name-asian="Arial, Helvetica, sans-serif" style:font-name-complex="Arial, Helvetica, sans-serif"/>
    </style:style>
    <style:style style:name="T32" style:family="text">
      <style:text-properties style:use-window-font-color="true" style:font-name="Arial, Helvetica, sans-serif" fo:font-size="12pt" fo:font-weight="bold" fo:background-color="transparent" loext:char-shading-value="0" style:font-name-asian="Arial, Helvetica, sans-serif" style:font-name-complex="Arial, Helvetica, sans-serif"/>
    </style:style>
    <style:style style:name="T33" style:family="text">
      <style:text-properties style:use-window-font-color="true" style:font-name="Arial, Helvetica, sans-serif" fo:font-size="12pt" fo:font-weight="normal" fo:background-color="transparent" loext:char-shading-value="0" style:font-name-asian="Arial, Helvetica, sans-serif" style:font-name-complex="Arial, Helvetica, sans-serif"/>
    </style:style>
    <style:style style:name="T34" style:family="text">
      <style:text-properties style:use-window-font-color="true" style:font-name="Arial, Helvetica, sans-serif" fo:font-size="12pt" fo:font-style="italic" fo:font-weight="normal" fo:background-color="transparent" loext:char-shading-value="0" style:font-name-asian="Arial, Helvetica, sans-serif" style:font-name-complex="Arial, Helvetica, sans-serif"/>
    </style:style>
    <style:style style:name="T35" style:family="text">
      <style:text-properties style:use-window-font-color="true" style:font-name="Cambria Math" fo:font-size="12pt" fo:font-weight="normal" fo:background-color="transparent" loext:char-shading-value="0" style:font-name-asian="Cambria Math" style:font-name-complex="Cambria Math"/>
    </style:style>
    <style:style style:name="T36" style:family="text">
      <style:text-properties fo:color="#000000" style:font-name="Arial" fo:font-size="9pt" fo:font-weight="normal" fo:background-color="#ffffff" loext:char-shading-value="0" style:font-name-asian="Arial" style:font-name-complex="Arial"/>
    </style:style>
    <style:style style:name="T37" style:family="text">
      <style:text-properties fo:color="#000000" style:font-name="Arial" fo:font-size="12pt" fo:font-weight="bold" fo:background-color="#ffffff" loext:char-shading-value="0" style:font-name-asian="Arial" style:font-name-complex="Arial"/>
    </style:style>
    <style:style style:name="T38" style:family="text">
      <style:text-properties fo:color="#000000" style:font-name="Courier New" fo:font-size="9pt" fo:font-weight="normal" fo:background-color="#ffffff" loext:char-shading-value="0" style:font-name-asian="Courier New" style:font-name-complex="Courier New"/>
    </style:style>
    <style:style style:name="T39" style:family="text">
      <style:text-properties fo:color="#000000" style:font-name="Courier New" fo:font-size="9pt" fo:font-weight="normal" fo:background-color="transparent" loext:char-shading-value="0" style:font-name-asian="Courier New" style:font-name-complex="Courier New"/>
    </style:style>
    <style:style style:name="T40" style:family="text">
      <style:text-properties fo:color="#000000" style:font-name="Courier New" fo:font-size="9pt" fo:font-weight="bold" fo:background-color="#f3f3f3" loext:char-shading-value="0" style:font-name-asian="Courier New" style:font-name-complex="Courier New"/>
    </style:style>
    <style:style style:name="T41" style:family="text">
      <style:text-properties fo:color="#000000" style:font-name="Liberation Serif" fo:font-size="12pt" fo:font-weight="normal" fo:background-color="#ffffff" loext:char-shading-value="0" style:font-name-asian="Liberation Serif" style:font-name-complex="Liberation Serif"/>
    </style:style>
    <style:style style:name="T42" style:family="text">
      <style:text-properties fo:color="#000000" style:font-name="Liberation Serif" fo:font-size="12pt" fo:font-weight="normal" fo:background-color="transparent" loext:char-shading-value="0" style:font-name-asian="Liberation Serif" style:font-name-complex="Liberation Serif"/>
    </style:style>
    <style:style style:name="T43" style:family="text">
      <style:text-properties fo:color="#000000" style:font-name="Liberation Serif" fo:font-size="12pt" fo:font-weight="bold" fo:background-color="#ffffff" loext:char-shading-value="0" style:font-name-asian="Liberation Serif" style:font-name-complex="Liberation Serif"/>
    </style:style>
    <style:style style:name="T44" style:family="text">
      <style:text-properties fo:color="#000000" style:font-name="Liberation Serif" fo:font-size="12pt" fo:font-weight="bold" fo:background-color="transparent" loext:char-shading-value="0" style:font-name-asian="Liberation Serif" style:font-name-complex="Liberation Serif"/>
    </style:style>
    <style:style style:name="T45" style:family="text">
      <style:text-properties fo:color="#000000" style:font-name="Liberation Serif" fo:font-size="12pt" style:text-underline-style="solid" style:text-underline-width="auto" style:text-underline-color="font-color" fo:font-weight="bold" style:text-underline-mode="continuous" style:text-overline-mode="continuous" style:text-line-through-mode="continuous" fo:background-color="#ffffff" loext:char-shading-value="0" style:font-name-asian="Liberation Serif" style:font-name-complex="Liberation Serif"/>
    </style:style>
    <style:style style:name="T46" style:family="text">
      <style:text-properties fo:color="#000000" style:font-name="Liberation Serif" fo:font-size="12pt" fo:font-style="italic" fo:font-weight="normal" fo:background-color="#ffffff" loext:char-shading-value="0" style:font-name-asian="Liberation Serif" style:font-name-complex="Liberation Serif"/>
    </style:style>
    <style:style style:name="T47" style:family="text">
      <style:text-properties fo:color="#000000" style:font-name="Liberation Serif" fo:font-size="10.5pt" fo:font-weight="normal" fo:background-color="#ffffff" loext:char-shading-value="0" style:font-name-asian="Liberation Serif" style:font-name-complex="Liberation Serif"/>
    </style:style>
    <style:style style:name="T48" style:family="text">
      <style:text-properties fo:color="#000000" style:font-name="Monospace" fo:font-size="10pt" fo:font-weight="normal" fo:background-color="transparent" loext:char-shading-value="0" style:font-name-asian="Monospace" style:font-name-complex="Monospace"/>
    </style:style>
    <style:style style:name="T49" style:family="text">
      <style:text-properties fo:color="#000000" style:font-name="Monospace"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Monospace" style:font-name-complex="Monospace"/>
    </style:style>
    <style:style style:name="T50" style:family="text">
      <style:text-properties fo:color="#000000" style:font-name="Monospace" fo:font-size="10pt" fo:font-weight="bold" fo:background-color="transparent" loext:char-shading-value="0" style:font-name-asian="Monospace" style:font-name-complex="Monospace"/>
    </style:style>
    <style:style style:name="T51" style:family="text">
      <style:text-properties fo:color="#000000" style:font-name="Verdana" fo:font-size="9pt" fo:font-weight="normal" fo:background-color="transparent" loext:char-shading-value="0" style:font-name-asian="Verdana" style:font-name-complex="Verdana"/>
    </style:style>
    <style:style style:name="T52" style:family="text">
      <style:text-properties fo:color="#000000" style:font-name="Verdana" fo:font-size="9pt" fo:font-weight="normal" fo:background-color="#ffffff" loext:char-shading-value="0" style:font-name-asian="Verdana" style:font-name-complex="Verdana"/>
    </style:style>
    <style:style style:name="T53" style:family="text">
      <style:text-properties fo:color="#000000" style:font-name="Verdana" fo:font-size="9pt" fo:font-weight="bold" fo:background-color="transparent" loext:char-shading-value="0" style:font-name-asian="Verdana" style:font-name-complex="Verdana"/>
    </style:style>
    <style:style style:name="T54" style:family="text">
      <style:text-properties fo:color="#000000" style:font-name="Verdana" fo:font-size="9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Verdana" style:font-name-complex="Verdana"/>
    </style:style>
    <style:style style:name="T55" style:family="text">
      <style:text-properties fo:color="#000000" style:font-name="Verdana" fo:font-size="9pt" fo:font-style="italic" fo:font-weight="normal" fo:background-color="transparent" loext:char-shading-value="0" style:font-name-asian="Verdana" style:font-name-complex="Verdana"/>
    </style:style>
    <style:style style:name="T56" style:family="text">
      <style:text-properties fo:color="#000000" style:font-name="Verdana" fo:font-size="14pt" fo:font-weight="bold" fo:background-color="#ffffff" loext:char-shading-value="0" style:font-name-asian="Verdana" style:font-name-complex="Verdana"/>
    </style:style>
    <style:style style:name="T57" style:family="text">
      <style:text-properties fo:color="#000000" style:font-name="Verdana" fo:font-size="12pt" fo:font-weight="normal" fo:background-color="#ffffff" loext:char-shading-value="0" style:font-name-asian="Verdana" style:font-name-complex="Verdana"/>
    </style:style>
    <style:style style:name="T58" style:family="text">
      <style:text-properties fo:color="#000000" style:font-name="Verdana" fo:font-size="12pt" fo:font-weight="bold" fo:background-color="#ffffff" loext:char-shading-value="0" style:font-name-asian="Verdana" style:font-name-complex="Verdana"/>
    </style:style>
    <style:style style:name="T59" style:family="text">
      <style:text-properties fo:color="#000000" style:font-name="DejaVu Sans Mono" fo:font-size="12pt" fo:font-weight="normal" fo:background-color="#ffffff" loext:char-shading-value="0" style:font-name-asian="DejaVu Sans Mono" style:font-name-complex="DejaVu Sans Mono"/>
    </style:style>
    <style:style style:name="T60" style:family="text">
      <style:text-properties fo:color="#000000" style:font-name="DejaVu Sans Mono" fo:font-size="12pt" fo:font-weight="bold" fo:background-color="#ffffff" loext:char-shading-value="0" style:font-name-asian="DejaVu Sans Mono" style:font-name-complex="DejaVu Sans Mono"/>
    </style:style>
    <style:style style:name="T61" style:family="text">
      <style:text-properties fo:color="#000000" style:font-name="DejaVu Sans Mono" fo:font-size="14pt" fo:font-weight="bold" fo:background-color="transparent" loext:char-shading-value="0" style:font-name-asian="DejaVu Sans Mono" style:font-name-complex="DejaVu Sans Mono"/>
    </style:style>
    <style:style style:name="T62" style:family="text">
      <style:text-properties fo:color="#000000" style:font-name="DejaVu Sans Mono" fo:font-size="14pt" fo:font-weight="bold" fo:background-color="#ffffff" loext:char-shading-value="0" style:font-name-asian="DejaVu Sans Mono" style:font-name-complex="DejaVu Sans Mono"/>
    </style:style>
    <style:style style:name="T63" style:family="text">
      <style:text-properties fo:color="#000000" style:font-name="DejaVu Sans Mono" fo:font-size="9pt" fo:font-weight="normal" fo:background-color="#ffffff" loext:char-shading-value="0" style:font-name-asian="DejaVu Sans Mono" style:font-name-complex="DejaVu Sans Mono"/>
    </style:style>
    <style:style style:name="T64"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65" style:family="text">
      <style:text-properties fo:color="#0000ff"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66" style:family="text">
      <style:text-properties fo:color="#0000ff" style:font-name="Liberation Serif" fo:font-size="12pt" fo:font-weight="normal" fo:background-color="transparent" loext:char-shading-value="0" style:font-name-asian="Liberation Serif" style:font-name-complex="Liberation Serif"/>
    </style:style>
    <style:style style:name="T67" style:family="text">
      <style:text-properties fo:color="#0000ff" style:font-name="Liberation Serif" fo:font-size="12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68" style:family="text">
      <style:text-properties fo:color="#0000ff" style:font-name="Arial" fo:font-size="9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69" style:family="text">
      <style:text-properties fo:color="#0000ff" style:font-name="Arial" fo:font-size="9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70" style:family="text">
      <style:text-properties fo:color="#0000ff" style:font-name="Arial" fo:font-size="9p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name-asian="Arial" style:font-name-complex="Arial"/>
    </style:style>
    <style:style style:name="T71"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72" style:family="text">
      <style:text-properties fo:color="#0000ff" style:font-name="Courier New" fo:font-size="9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ourier New" style:font-name-complex="Courier New"/>
    </style:style>
    <style:style style:name="T73" style:family="text">
      <style:text-properties fo:color="#0000ff" style:font-name="Courier New" fo:font-size="9pt" fo:font-weight="normal" fo:background-color="#f3f3f3" loext:char-shading-value="0" style:font-name-asian="Courier New" style:font-name-complex="Courier New"/>
    </style:style>
    <style:style style:name="T74" style:family="text">
      <style:text-properties fo:color="#0000ff" style:font-name="Arial, Helvetica, sans-serif" fo:font-size="9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Helvetica, sans-serif" style:font-name-complex="Arial, Helvetica, sans-serif"/>
    </style:style>
    <style:style style:name="T75" style:family="text">
      <style:text-properties fo:color="#0000ff" style:font-name="Arial, Helvetica, sans-serif" fo:font-size="9pt" fo:font-weight="normal" fo:background-color="transparent" loext:char-shading-value="0" style:font-name-asian="Arial, Helvetica, sans-serif" style:font-name-complex="Arial, Helvetica, sans-serif"/>
    </style:style>
    <style:style style:name="T76" style:family="text">
      <style:text-properties fo:color="#0000ff" style:font-name="Arial, Helvetica, sans-serif" fo:font-size="12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Helvetica, sans-serif" style:font-name-complex="Arial, Helvetica, sans-serif"/>
    </style:style>
    <style:style style:name="T77" style:family="text">
      <style:text-properties fo:color="#0000ff" style:font-name="Times New Roman" fo:font-size="9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78" style:family="text">
      <style:text-properties fo:color="#0000ff" style:font-name="DejaVu Sans Mono" fo:font-size="10pt" fo:font-weight="normal" fo:background-color="transparent" loext:char-shading-value="0" style:font-name-asian="DejaVu Sans Mono" style:font-name-complex="DejaVu Sans Mono"/>
    </style:style>
    <style:style style:name="T79" style:family="text">
      <style:text-properties fo:color="#0000ff" style:font-name="DejaVu Sans Mono"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DejaVu Sans Mono" style:font-name-complex="DejaVu Sans Mono"/>
    </style:style>
    <style:style style:name="T80" style:family="text">
      <style:text-properties fo:color="#0000ff" style:font-name="Tahoma"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ahoma" style:font-name-complex="Tahoma"/>
    </style:style>
    <style:style style:name="T81" style:family="text">
      <style:text-properties fo:color="#0000ff" style:font-name="Verdana" fo:font-size="9pt" fo:font-weight="normal" fo:background-color="transparent" loext:char-shading-value="0" style:font-name-asian="Verdana" style:font-name-complex="Verdana"/>
    </style:style>
    <style:style style:name="T82" style:family="text">
      <style:text-properties fo:color="#7f0055" style:font-name="Monospace" fo:font-size="10pt" fo:font-weight="bold" fo:background-color="transparent" loext:char-shading-value="0" style:font-name-asian="Monospace" style:font-name-complex="Monospace"/>
    </style:style>
    <style:style style:name="T83" style:family="text">
      <style:text-properties fo:color="#0000c0" style:font-name="Monospace" fo:font-size="10pt" fo:font-weight="normal" fo:background-color="transparent" loext:char-shading-value="0" style:font-name-asian="Monospace" style:font-name-complex="Monospace"/>
    </style:style>
    <style:style style:name="T84" style:family="text">
      <style:text-properties fo:color="#0000c0" style:font-name="Monospace" fo:font-size="10pt" fo:font-style="italic" fo:font-weight="bold" fo:background-color="transparent" loext:char-shading-value="0" style:font-name-asian="Monospace" style:font-name-complex="Monospace"/>
    </style:style>
    <style:style style:name="T85" style:family="text">
      <style:text-properties fo:color="#2a00ff" style:font-name="Monospace" fo:font-size="10pt" fo:font-weight="normal" fo:background-color="transparent" loext:char-shading-value="0" style:font-name-asian="Monospace" style:font-name-complex="Monospace"/>
    </style:style>
    <style:style style:name="T86" style:family="text">
      <style:text-properties fo:color="#6a3e3e" style:font-name="Monospace" fo:font-size="10pt" fo:font-weight="normal" fo:background-color="transparent" loext:char-shading-value="0" style:font-name-asian="Monospace" style:font-name-complex="Monospace"/>
    </style:style>
    <style:style style:name="T87" style:family="text">
      <style:text-properties fo:color="#ff9900" style:font-name="Liberation Serif" fo:font-size="12pt" fo:font-weight="normal" fo:background-color="transparent" loext:char-shading-value="0" style:font-name-asian="Liberation Serif" style:font-name-complex="Liberation Serif"/>
    </style:style>
    <style:style style:name="T88" style:family="text">
      <style:text-properties fo:color="#339966" style:font-name="Liberation Serif" fo:font-size="12pt" fo:font-weight="normal" fo:background-color="transparent" loext:char-shading-value="0" style:font-name-asian="Liberation Serif" style:font-name-complex="Liberation Serif"/>
    </style:style>
    <style:style style:name="T89" style:family="text">
      <style:text-properties fo:color="#99cc00" style:font-name="Liberation Serif" fo:font-size="12pt" fo:font-weight="normal" fo:background-color="transparent" loext:char-shading-value="0" style:font-name-asian="Liberation Serif" style:font-name-complex="Liberation Serif"/>
    </style:style>
    <style:style style:name="T90" style:family="text">
      <style:text-properties fo:color="#df1f9e" style:font-name="Liberation Serif" fo:font-size="12pt" fo:font-weight="normal" fo:background-color="transparent" loext:char-shading-value="0" style:font-name-asian="Liberation Serif" style:font-name-complex="Liberation Serif"/>
    </style:style>
    <style:style style:name="T91" style:family="text">
      <style:text-properties fo:color="#00ccff" style:font-name="Liberation Serif" fo:font-size="12pt" fo:font-weight="normal" fo:background-color="transparent" loext:char-shading-value="0" style:font-name-asian="Liberation Serif" style:font-name-complex="Liberation Serif"/>
    </style:style>
    <style:style style:name="T92" style:family="text">
      <style:text-properties fo:color="#ff0000" style:font-name="Liberation Serif" fo:font-size="12pt" fo:font-weight="normal" fo:background-color="transparent" loext:char-shading-value="0" style:font-name-asian="Liberation Serif" style:font-name-complex="Liberation Serif"/>
    </style:style>
    <style:style style:name="T93" style:family="text">
      <style:text-properties fo:color="#003399" style:font-name="Courier New" fo:font-size="9pt" style:text-underline-style="solid" style:text-underline-width="auto" style:text-underline-color="font-color" fo:font-weight="bold" style:text-underline-mode="continuous" style:text-overline-mode="continuous" style:text-line-through-mode="continuous" fo:background-color="#f3f3f3" loext:char-shading-value="0" style:font-name-asian="Courier New" style:font-name-complex="Courier New"/>
    </style:style>
    <style:style style:name="T94" style:family="text">
      <style:text-properties fo:color="#003399" style:font-name="Liberation Serif" fo:font-size="12pt" fo:font-weight="normal" fo:background-color="#ffffff" loext:char-shading-value="0" style:font-name-asian="Liberation Serif" style:font-name-complex="Liberation Serif"/>
    </style:style>
    <style:style style:name="T95" style:family="text">
      <style:text-properties fo:color="#003399" style:font-name="Verdana" fo:font-size="14pt" fo:font-weight="bold" fo:background-color="#ffffff" loext:char-shading-value="0" style:font-name-asian="Verdana" style:font-name-complex="Verdana"/>
    </style:style>
    <style:style style:name="T96" style:family="text">
      <style:text-properties fo:color="#003399" style:font-name="DejaVu Sans Mono" fo:font-size="12pt" fo:font-weight="normal" fo:background-color="#ffffff" loext:char-shading-value="0" style:font-name-asian="DejaVu Sans Mono" style:font-name-complex="DejaVu Sans Mono"/>
    </style:style>
    <style:style style:name="T97" style:family="text">
      <style:text-properties fo:color="#003399" style:font-name="DejaVu Sans Mono" fo:font-size="14pt" fo:font-weight="bold" fo:background-color="#ffffff" loext:char-shading-value="0" style:font-name-asian="DejaVu Sans Mono" style:font-name-complex="DejaVu Sans Mono"/>
    </style:style>
    <style:style style:name="T98" style:family="text">
      <style:text-properties fo:color="#006600" style:font-name="Courier New" fo:font-size="9pt" fo:font-weight="bold" fo:background-color="#f3f3f3" loext:char-shading-value="0" style:font-name-asian="Courier New" style:font-name-complex="Courier New"/>
    </style:style>
    <style:style style:name="T99" style:family="text">
      <style:text-properties fo:color="#009900" style:font-name="Courier New" fo:font-size="9pt" fo:font-weight="normal" fo:background-color="#f3f3f3" loext:char-shading-value="0" style:font-name-asian="Courier New" style:font-name-complex="Courier New"/>
    </style:style>
    <style:style style:name="T100" style:family="text">
      <style:text-properties fo:color="#006633" style:font-name="Courier New" fo:font-size="9pt" fo:font-weight="normal" fo:background-color="#f3f3f3" loext:char-shading-value="0" style:font-name-asian="Courier New" style:font-name-complex="Courier New"/>
    </style:style>
    <style:style style:name="T101" style:family="text">
      <style:text-properties fo:color="#339933" style:font-name="Courier New" fo:font-size="9pt" fo:font-weight="normal" fo:background-color="#f3f3f3" loext:char-shading-value="0" style:font-name-asian="Courier New" style:font-name-complex="Courier New"/>
    </style:style>
    <style:style style:name="T102" style:family="text">
      <style:text-properties fo:color="#666666" style:font-name="Courier New" fo:font-size="9pt" fo:font-style="italic" fo:font-weight="normal" fo:background-color="#f3f3f3" loext:char-shading-value="0" style:font-name-asian="Courier New" style:font-name-complex="Courier New"/>
    </style:style>
    <style:style style:name="T103" style:family="text">
      <style:text-properties fo:color="#483d8b" style:font-name="DejaVu Sans Mono" fo:font-size="10pt" fo:font-weight="normal" fo:background-color="transparent" loext:char-shading-value="0" style:font-name-asian="DejaVu Sans Mono" style:font-name-complex="DejaVu Sans Mono"/>
    </style:style>
    <style:style style:name="T104" style:family="text">
      <style:text-properties fo:color="#8b2252" style:font-name="DejaVu Sans Mono" fo:font-size="10pt" fo:font-weight="normal" fo:background-color="transparent" loext:char-shading-value="0" style:font-name-asian="DejaVu Sans Mono" style:font-name-complex="DejaVu Sans Mono"/>
    </style:style>
    <style:style style:name="T105" style:family="text">
      <style:text-properties fo:color="#228b22" style:font-name="DejaVu Sans Mono" fo:font-size="10pt" fo:font-weight="normal" fo:background-color="transparent" loext:char-shading-value="0" style:font-name-asian="DejaVu Sans Mono" style:font-name-complex="DejaVu Sans Mono"/>
    </style:style>
    <style:style style:name="T106" style:family="text">
      <style:text-properties fo:color="#a0522d" style:font-name="DejaVu Sans Mono" fo:font-size="10pt" fo:font-weight="normal" fo:background-color="transparent" loext:char-shading-value="0" style:font-name-asian="DejaVu Sans Mono" style:font-name-complex="DejaVu Sans Mono"/>
    </style:style>
    <style:style style:name="T107" style:family="text">
      <style:text-properties fo:color="#a020f0" style:font-name="DejaVu Sans Mono" fo:font-size="10pt" fo:font-weight="normal" fo:background-color="transparent" loext:char-shading-value="0" style:font-name-asian="DejaVu Sans Mono" style:font-name-complex="DejaVu Sans Mono"/>
    </style:style>
    <style:style style:name="T108" style:family="text">
      <style:text-properties fo:color="#00ff00" style:font-name="Liberation Serif" fo:font-size="12pt" fo:font-weight="normal" fo:background-color="transparent" loext:char-shading-value="0" style:font-name-asian="Liberation Serif" style:font-name-complex="Liberation Serif"/>
    </style:style>
    <style:style style:name="T109" style:family="text">
      <style:text-properties fo:color="#3366ff" style:font-name="Liberation Serif" fo:font-size="12pt" fo:font-weight="normal" fo:background-color="transparent" loext:char-shading-value="0" style:font-name-asian="Liberation Serif" style:font-name-complex="Liberation Serif"/>
    </style:style>
    <style:style style:name="T110" style:family="text">
      <style:text-properties fo:color="#ff6600" style:font-name="Liberation Serif" fo:font-size="12pt" fo:font-weight="normal" fo:background-color="transparent" loext:char-shading-value="0" style:font-name-asian="Liberation Serif" style:font-name-complex="Liberation Serif"/>
    </style:style>
    <style:style style:name="T111" style:family="text">
      <style:text-properties fo:color="#333399" style:font-name="DejaVu Sans Mono" fo:font-size="10.5pt" fo:font-weight="normal" fo:background-color="transparent" loext:char-shading-value="0" style:font-name-asian="DejaVu Sans Mono" style:font-name-complex="DejaVu Sans Mono"/>
    </style:style>
    <style:style style:name="T112" style:family="text">
      <style:text-properties fo:color="#008000" style:font-name="DejaVu Sans Mono" fo:font-size="14pt" fo:font-weight="bold" fo:background-color="#ffffff" loext:char-shading-value="0" style:font-name-asian="DejaVu Sans Mono" style:font-name-complex="DejaVu Sans Mono"/>
    </style:style>
    <style:style style:name="T113" style:family="text">
      <style:text-properties fo:color="#000080" style:font-name="Liberation Serif" fo:font-size="12pt" fo:font-weight="normal" fo:background-color="transparent" loext:char-shading-value="0" style:font-name-asian="Liberation Serif" style:font-name-complex="Liberation Serif"/>
    </style:style>
    <style:style style:name="T114" style:family="text">
      <style:text-properties fo:color="#3d85c6" style:font-name="DejaVu Sans Mono" fo:font-size="12pt" fo:font-weight="bold" fo:background-color="#ffffff" loext:char-shading-value="0" style:font-name-asian="DejaVu Sans Mono" style:font-name-complex="DejaVu Sans Mono"/>
    </style:style>
    <style:style style:name="T115" style:family="text">
      <style:text-properties fo:color="#3f7f5f" style:font-name="Monospace" fo:font-size="10pt" fo:font-weight="normal" fo:background-color="transparent" loext:char-shading-value="0" style:font-name-asian="Monospace" style:font-name-complex="Monospace"/>
    </style:style>
    <style:style style:name="T116" style:family="text">
      <style:text-properties fo:color="#3f7f5f" style:font-name="Monospace"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Monospace" style:font-name-complex="Monospace"/>
    </style:style>
    <style:style style:name="T117" style:family="text">
      <style:text-properties fo:color="#3f5fbf" style:font-name="Monospace" fo:font-size="10pt" fo:font-weight="normal" fo:background-color="transparent" loext:char-shading-value="0" style:font-name-asian="Monospace" style:font-name-complex="Monospace"/>
    </style:style>
    <text:list-style style:name="L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space-before="1.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space-before="0.77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gt;What is serialization ?</text:p>
      <text:p text:style-name="P11">Ans:</text:p>
      <text:p text:style-name="P13">Java Object Serialization, introduced as part of the ground-breaking feature set that made up JDK 1.1, serves as a mechanism to transform a graph of Java objects into an array of bytes for storage or transmission, such that said array of bytes can be later transformed back into a graph of Java objects.</text:p>
      <text:p text:style-name="P1"><text:span text:style-name="T2">In essence, the idea of Serialization is to "freeze" the object graph, move the graph around (to disk, across a network, whatever), and then "thaw" the graph back out again into usable Java objects. All this happens more or less magically, thanks to the </text:span><text:span text:style-name="T8">ObjectInputStream</text:span><text:span text:style-name="T2">/</text:span><text:span text:style-name="T8">ObjectOutputStream</text:span><text:span text:style-name="T2"> classes, full-fidelity metadata, and the willingness of programmers to "opt in" to this process by tagging their classes with the </text:span><text:span text:style-name="T8">Serializable</text:span><text:span text:style-name="T2"> marker interface</text:span></text:p>
      <text:p text:style-name="P56"/>
      <text:p text:style-name="P1"><text:span text:style-name="T18">"Java serialization is the process which is used to serialize object in java by storing object’s state into a file</text:span><text:span text:style-name="T19"> with extension </text:span><text:span text:style-name="T18">.ser</text:span><text:span text:style-name="T19"> and recreating object's state from that file, this reverse process is called deserialization.</text:span></text:p>
      <text:p text:style-name="P56"/>
      <text:p text:style-name="P1"><text:span text:style-name="T36">Object Serialization in Java is a process used to convert </text:span><text:span text:style-name="T38">Object</text:span><text:span text:style-name="T41"> </text:span><text:span text:style-name="T36">into a binary format which can be persisted into disk or sent over network to any other running </text:span><text:a xlink:type="simple" xlink:href="http://javarevisited.blogspot.sg/2011/11/hotspot-jvm-options-java-examples.html" text:style-name="Internet_20_link" text:visited-style-name="Visited_20_Internet_20_Link"><text:span text:style-name="T64">Java virtual machine</text:span></text:a><text:span text:style-name="T36">; the reverse process of creating object from binary stream is called deserialization in Java. Java provides Serialization API for serializing and deserializing object which includes </text:span><text:span text:style-name="T38">java.io.Serializable</text:span><text:span text:style-name="T36">, </text:span><text:span text:style-name="T38">java.io.Externalizable</text:span><text:span text:style-name="T36">, </text:span><text:span text:style-name="T38">ObjectInputStream</text:span><text:span text:style-name="T41"> </text:span><text:span text:style-name="T36">and </text:span><text:span text:style-name="T38">ObjectOutputStream</text:span><text:span text:style-name="T41"> </text:span><text:span text:style-name="T36">etc. Java programmers are free to use default Serialization mechanism which Java uses based upon structure of class but they are also free to use there own custom binary format, which is often advised as Serialization best practice,</text:span></text:p>
      <text:p text:style-name="P56"/>
      <text:p text:style-name="P56"/>
      <text:p text:style-name="P13">Program:</text:p>
      <text:p text:style-name="P56"/>
      <text:p text:style-name="P1"><text:span text:style-name="T48"><text:s/></text:span><text:span text:style-name="T82">class</text:span><text:span text:style-name="T48"> </text:span><text:span text:style-name="T49">Employee</text:span><text:span text:style-name="T48"> </text:span><text:span text:style-name="T82">implements</text:span><text:span text:style-name="T48"> Serializable</text:span></text:p>
      <text:p text:style-name="P69">{</text:p>
      <text:p text:style-name="P1"><text:span text:style-name="T48"><text:s text:c="3"/></text:span><text:span text:style-name="T82">public</text:span><text:span text:style-name="T48"> String </text:span><text:span text:style-name="T83">name</text:span><text:span text:style-name="T48">;</text:span></text:p>
      <text:p text:style-name="P1"><text:span text:style-name="T48"><text:s text:c="3"/></text:span><text:span text:style-name="T82">public</text:span><text:span text:style-name="T48"> String </text:span><text:span text:style-name="T83">address</text:span><text:span text:style-name="T48">;</text:span></text:p>
      <text:p text:style-name="P1"><text:span text:style-name="T48"><text:s text:c="3"/></text:span><text:span text:style-name="T82">public</text:span><text:span text:style-name="T48"> </text:span><text:span text:style-name="T82">transient</text:span><text:span text:style-name="T48"> </text:span><text:span text:style-name="T82">int</text:span><text:span text:style-name="T48"> </text:span><text:span text:style-name="T83">SSN</text:span><text:span text:style-name="T48">;</text:span></text:p>
      <text:p text:style-name="P1"><text:span text:style-name="T48"><text:s text:c="3"/></text:span><text:span text:style-name="T82">public</text:span><text:span text:style-name="T48"> </text:span><text:span text:style-name="T82">int</text:span><text:span text:style-name="T48"> </text:span><text:span text:style-name="T83">number</text:span><text:span text:style-name="T48">;</text:span></text:p>
      <text:p text:style-name="P1"><text:span text:style-name="T48"><text:s text:c="3"/></text:span><text:span text:style-name="T82">public</text:span><text:span text:style-name="T48"> </text:span><text:span text:style-name="T82">void</text:span><text:span text:style-name="T48"> mailCheck()</text:span></text:p>
      <text:p text:style-name="P69"><text:s text:c="3"/>{</text:p>
      <text:p text:style-name="P1"><text:span text:style-name="T48"><text:s text:c="6"/>System.</text:span><text:span text:style-name="T84">out</text:span><text:span text:style-name="T48">.println(</text:span><text:span text:style-name="T85">"Mailing a check to "</text:span><text:span text:style-name="T48"> + </text:span><text:span text:style-name="T83">name</text:span></text:p>
      <text:p text:style-name="P1"><text:span text:style-name="T48"><text:s text:c="27"/>+ </text:span><text:span text:style-name="T85">" "</text:span><text:span text:style-name="T48"> + </text:span><text:span text:style-name="T83">address</text:span><text:span text:style-name="T48">);</text:span></text:p>
      <text:p text:style-name="P69"><text:s text:c="3"/>}</text:p>
      <text:p text:style-name="P69">}</text:p>
      <text:p text:style-name="P56"/>
      <text:p text:style-name="P56"/>
      <text:p text:style-name="P56"/>
      <text:p text:style-name="P56"/>
      <text:p text:style-name="P56"/>
      <text:p text:style-name="P56"/>
      <text:p text:style-name="P1"><text:span text:style-name="T82">public</text:span><text:span text:style-name="T48"> </text:span><text:span text:style-name="T82">class</text:span><text:span text:style-name="T48"> SerializationAndDeserialization {</text:span></text:p>
      <text:p text:style-name="P1"><text:span text:style-name="T48"><text:tab/> </text:span><text:span text:style-name="T82">public</text:span><text:span text:style-name="T48"> </text:span><text:span text:style-name="T82">static</text:span><text:span text:style-name="T48"> </text:span><text:span text:style-name="T82">void</text:span><text:span text:style-name="T48"> main(String [] </text:span><text:span text:style-name="T86">args</text:span><text:span text:style-name="T48">)</text:span></text:p>
      <text:p text:style-name="P69"><text:tab/> <text:s text:c="2"/>{</text:p>
      <text:p text:style-name="P1"><text:span text:style-name="T48"><text:tab/> <text:s text:c="5"/>Employee </text:span><text:span text:style-name="T86">e</text:span><text:span text:style-name="T48"> = </text:span><text:span text:style-name="T82">new</text:span><text:span text:style-name="T48"> Employee();</text:span></text:p>
      <text:p text:style-name="P1"><text:span text:style-name="T48"><text:tab/> <text:s text:c="5"/></text:span><text:span text:style-name="T86">e</text:span><text:span text:style-name="T48">.</text:span><text:span text:style-name="T83">name</text:span><text:span text:style-name="T48"> = </text:span><text:span text:style-name="T85">"Ali"</text:span><text:span text:style-name="T48">;</text:span></text:p>
      <text:p text:style-name="P1"><text:span text:style-name="T48"><text:tab/> <text:s text:c="5"/></text:span><text:span text:style-name="T86">e</text:span><text:span text:style-name="T48">.</text:span><text:span text:style-name="T83">address</text:span><text:span text:style-name="T48"> = </text:span><text:span text:style-name="T85">"Aroma Hostel"</text:span><text:span text:style-name="T48">;</text:span></text:p>
      <text:p text:style-name="P1"><text:span text:style-name="T48"><text:tab/> <text:s text:c="5"/></text:span><text:span text:style-name="T86">e</text:span><text:span text:style-name="T48">.</text:span><text:span text:style-name="T83">SSN</text:span><text:span text:style-name="T48"> = 11122333;</text:span></text:p>
      <text:p text:style-name="P1"><text:span text:style-name="T48"><text:tab/> <text:s text:c="5"/></text:span><text:span text:style-name="T86">e</text:span><text:span text:style-name="T48">.</text:span><text:span text:style-name="T83">number</text:span><text:span text:style-name="T48"> = 101;</text:span></text:p>
      <text:p text:style-name="P1"><text:span text:style-name="T48"><text:tab/> <text:s text:c="5"/></text:span><text:span text:style-name="T82">try</text:span></text:p>
      <text:p text:style-name="P69"><text:tab/> <text:s text:c="5"/>{</text:p>
      <text:p text:style-name="P1"><text:span text:style-name="T48"><text:tab/> <text:s text:c="8"/>FileOutputStream </text:span><text:span text:style-name="T86">fos</text:span><text:span text:style-name="T48"> =</text:span><text:span text:style-name="T82">new</text:span><text:span text:style-name="T48"> FileOutputStream(</text:span><text:span text:style-name="T85">"/home/albert/emp"</text:span><text:span text:style-name="T48">);</text:span></text:p>
      <text:p text:style-name="P1"><text:span text:style-name="T48"><text:tab/> <text:s text:c="8"/>ObjectOutputStream </text:span><text:span text:style-name="T86">oos</text:span><text:span text:style-name="T48"> = </text:span><text:span text:style-name="T82">new</text:span><text:span text:style-name="T48"> ObjectOutputStream(</text:span><text:span text:style-name="T86">fos</text:span><text:span text:style-name="T48">);</text:span></text:p>
      <text:p text:style-name="P1"><text:span text:style-name="T48"><text:tab/> <text:s text:c="8"/></text:span><text:span text:style-name="T86">oos</text:span><text:span text:style-name="T48">.writeObject(</text:span><text:span text:style-name="T86">e</text:span><text:span text:style-name="T48">);</text:span></text:p>
      <text:p text:style-name="P1"><text:soft-page-break/><text:span text:style-name="T48"><text:tab/> <text:s text:c="8"/></text:span><text:span text:style-name="T86">oos</text:span><text:span text:style-name="T48">.close();</text:span></text:p>
      <text:p text:style-name="P1"><text:span text:style-name="T48"><text:tab/> <text:s text:c="8"/></text:span><text:span text:style-name="T86">fos</text:span><text:span text:style-name="T48">.close();</text:span></text:p>
      <text:p text:style-name="P1"><text:span text:style-name="T48"><text:tab/> <text:s text:c="8"/>System.</text:span><text:span text:style-name="T84">out</text:span><text:span text:style-name="T48">.printf(</text:span><text:span text:style-name="T85">"Serialized data is saved in /home/albert/emp"</text:span><text:span text:style-name="T48">);</text:span></text:p>
      <text:p text:style-name="P1"><text:span text:style-name="T48"><text:tab/> <text:s text:c="5"/>}</text:span><text:span text:style-name="T82">catch</text:span><text:span text:style-name="T48">(IOException </text:span><text:span text:style-name="T86">i</text:span><text:span text:style-name="T48">)</text:span></text:p>
      <text:p text:style-name="P69"><text:tab/> <text:s text:c="5"/>{</text:p>
      <text:p text:style-name="P1"><text:span text:style-name="T48"><text:tab/> <text:s text:c="9"/></text:span><text:span text:style-name="T86">i</text:span><text:span text:style-name="T48">.printStackTrace();</text:span></text:p>
      <text:p text:style-name="P69"><text:tab/> <text:s text:c="5"/>}</text:p>
      <text:p text:style-name="P69"><text:tab/> <text:s text:c="5"/></text:p>
      <text:p text:style-name="P69"><text:tab/> <text:s text:c="5"/></text:p>
      <text:p text:style-name="P69"><text:tab/> <text:s text:c="5"/></text:p>
      <text:p text:style-name="P69"><text:tab/> <text:s text:c="4"/></text:p>
      <text:p text:style-name="P56"/>
      <text:p text:style-name="P69"><text:s/></text:p>
      <text:p text:style-name="P56"/>
      <text:p text:style-name="P56"/>
      <text:p text:style-name="P56"/>
      <text:p text:style-name="P69"><text:s text:c="12"/></text:p>
      <text:p text:style-name="P1"><text:span text:style-name="T48"><text:s text:c="12"/>Employee </text:span><text:span text:style-name="T86">e1</text:span><text:span text:style-name="T48"> = </text:span><text:span text:style-name="T82">null</text:span><text:span text:style-name="T48">;</text:span></text:p>
      <text:p text:style-name="P1"><text:span text:style-name="T48"><text:tab/> <text:s text:c="5"/></text:span><text:span text:style-name="T82">try</text:span></text:p>
      <text:p text:style-name="P69"><text:tab/> <text:s text:c="5"/>{</text:p>
      <text:p text:style-name="P1"><text:span text:style-name="T48"><text:tab/> <text:s text:c="8"/>FileInputStream </text:span><text:span text:style-name="T86">fileIn</text:span><text:span text:style-name="T48"> = </text:span><text:span text:style-name="T82">new</text:span><text:span text:style-name="T48"> FileInputStream(</text:span><text:span text:style-name="T85">"/home/albert/emp"</text:span><text:span text:style-name="T48">);</text:span></text:p>
      <text:p text:style-name="P1"><text:span text:style-name="T48"><text:tab/> <text:s text:c="8"/>ObjectInputStream </text:span><text:span text:style-name="T86">in</text:span><text:span text:style-name="T48"> = </text:span><text:span text:style-name="T82">new</text:span><text:span text:style-name="T48"> ObjectInputStream(</text:span><text:span text:style-name="T86">fileIn</text:span><text:span text:style-name="T48">);</text:span></text:p>
      <text:p text:style-name="P1"><text:span text:style-name="T48"><text:tab/> <text:s text:c="8"/></text:span><text:span text:style-name="T86">e1</text:span><text:span text:style-name="T48"> = (Employee) </text:span><text:span text:style-name="T86">in</text:span><text:span text:style-name="T48">.readObject();</text:span></text:p>
      <text:p text:style-name="P1"><text:span text:style-name="T48"><text:tab/> <text:s text:c="8"/></text:span><text:span text:style-name="T86">in</text:span><text:span text:style-name="T48">.close();</text:span></text:p>
      <text:p text:style-name="P1"><text:span text:style-name="T48"><text:tab/> <text:s text:c="8"/></text:span><text:span text:style-name="T86">fileIn</text:span><text:span text:style-name="T48">.close();</text:span></text:p>
      <text:p text:style-name="P1"><text:span text:style-name="T48"><text:tab/> <text:s text:c="5"/>}</text:span><text:span text:style-name="T82">catch</text:span><text:span text:style-name="T48">(IOException </text:span><text:span text:style-name="T86">i</text:span><text:span text:style-name="T48">)</text:span></text:p>
      <text:p text:style-name="P69"><text:tab/> <text:s text:c="5"/>{</text:p>
      <text:p text:style-name="P1"><text:span text:style-name="T48"><text:tab/> <text:s text:c="8"/></text:span><text:span text:style-name="T86">i</text:span><text:span text:style-name="T48">.printStackTrace();</text:span></text:p>
      <text:p text:style-name="P1"><text:span text:style-name="T48"><text:tab/> <text:s text:c="8"/></text:span><text:span text:style-name="T82">return</text:span><text:span text:style-name="T48">;</text:span></text:p>
      <text:p text:style-name="P1"><text:span text:style-name="T48"><text:tab/> <text:s text:c="5"/>}</text:span><text:span text:style-name="T82">catch</text:span><text:span text:style-name="T48">(ClassNotFoundException </text:span><text:span text:style-name="T86">c</text:span><text:span text:style-name="T48">)</text:span></text:p>
      <text:p text:style-name="P69"><text:tab/> <text:s text:c="5"/>{</text:p>
      <text:p text:style-name="P1"><text:span text:style-name="T48"><text:tab/> <text:s text:c="8"/>System.</text:span><text:span text:style-name="T84">out</text:span><text:span text:style-name="T48">.println(</text:span><text:span text:style-name="T85">"Employee class not found"</text:span><text:span text:style-name="T48">);</text:span></text:p>
      <text:p text:style-name="P1"><text:span text:style-name="T48"><text:tab/> <text:s text:c="8"/></text:span><text:span text:style-name="T86">c</text:span><text:span text:style-name="T48">.printStackTrace();</text:span></text:p>
      <text:p text:style-name="P1"><text:span text:style-name="T48"><text:tab/> <text:s text:c="8"/></text:span><text:span text:style-name="T82">return</text:span><text:span text:style-name="T48">;</text:span></text:p>
      <text:p text:style-name="P69"><text:tab/> <text:s text:c="5"/>}</text:p>
      <text:p text:style-name="P1"><text:span text:style-name="T48"><text:tab/> <text:s text:c="5"/>System.</text:span><text:span text:style-name="T84">out</text:span><text:span text:style-name="T48">.println(</text:span><text:span text:style-name="T85">"Deserialized Employee..."</text:span><text:span text:style-name="T48">);</text:span></text:p>
      <text:p text:style-name="P1"><text:span text:style-name="T48"><text:tab/> <text:s text:c="5"/>System.</text:span><text:span text:style-name="T84">out</text:span><text:span text:style-name="T48">.println(</text:span><text:span text:style-name="T85">"Name: "</text:span><text:span text:style-name="T48"> + </text:span><text:span text:style-name="T86">e1</text:span><text:span text:style-name="T48">.</text:span><text:span text:style-name="T83">name</text:span><text:span text:style-name="T48">);</text:span></text:p>
      <text:p text:style-name="P1"><text:span text:style-name="T48"><text:tab/> <text:s text:c="5"/>System.</text:span><text:span text:style-name="T84">out</text:span><text:span text:style-name="T48">.println(</text:span><text:span text:style-name="T85">"Address: "</text:span><text:span text:style-name="T48"> + </text:span><text:span text:style-name="T86">e1</text:span><text:span text:style-name="T48">.</text:span><text:span text:style-name="T83">address</text:span><text:span text:style-name="T48">);</text:span></text:p>
      <text:p text:style-name="P1"><text:span text:style-name="T48"><text:tab/> <text:s text:c="5"/>System.</text:span><text:span text:style-name="T84">out</text:span><text:span text:style-name="T48">.println(</text:span><text:span text:style-name="T85">"SSN: "</text:span><text:span text:style-name="T48"> + </text:span><text:span text:style-name="T86">e1</text:span><text:span text:style-name="T48">.</text:span><text:span text:style-name="T83">SSN</text:span><text:span text:style-name="T48">);</text:span></text:p>
      <text:p text:style-name="P1"><text:span text:style-name="T48"><text:tab/> <text:s text:c="5"/>System.</text:span><text:span text:style-name="T84">out</text:span><text:span text:style-name="T48">.println(</text:span><text:span text:style-name="T85">"Number: "</text:span><text:span text:style-name="T48"> + </text:span><text:span text:style-name="T86">e1</text:span><text:span text:style-name="T48">.</text:span><text:span text:style-name="T83">number</text:span><text:span text:style-name="T48">);</text:span></text:p>
      <text:p text:style-name="P69"><text:tab/> <text:s text:c="2"/>}</text:p>
      <text:p text:style-name="P69"><text:tab/>}</text:p>
      <text:p text:style-name="P56"/>
      <text:p text:style-name="P107">1. Serialization allows for refactoring</text:p>
      <text:p text:style-name="P4"><text:span text:style-name="T2">Serialization permits a certain amount of class variation, such that even after refactoring, </text:span><text:span text:style-name="T8">ObjectInputStream</text:span><text:span text:style-name="T2"> will still read it just fine.</text:span></text:p>
      <text:p text:style-name="P4"><text:span text:style-name="T2">The critical things that the </text:span><text:span text:style-name="T4">Java Object Serialization</text:span><text:span text:style-name="T2"> specification can manage automatically are:</text:span></text:p>
      <text:list xml:id="list1729593141274487128" text:style-name="L1">
        <text:list-item>
          <text:p text:style-name="P14">Adding new fields to a class</text:p>
        </text:list-item>
        <text:list-item>
          <text:p text:style-name="P14">Changing the fields from static to nonstatic</text:p>
        </text:list-item>
        <text:list-item>
          <text:p text:style-name="P143">Changing the fields from transient to nontransient</text:p>
        </text:list-item>
      </text:list>
      <text:p text:style-name="P142">Going the other way (from nonstatic to static or nontransient to transient) or deleting fields requires additional massaging, depending on the degree of backward compatibility you require.</text:p>
      <text:p text:style-name="P107"><text:soft-page-break/>2. Serialization is not secure</text:p>
      <text:p text:style-name="P142">It often comes as an unpleasant surprise to Java developers that the Serialization binary format is fully documented and entirely reversible. In fact, just dumping the contents of the binary serialized stream to the console is sufficient to figure out what the class looks like and contains.</text:p>
      <text:p text:style-name="P4"><text:span text:style-name="T2">This has some disturbing implications </text:span><text:span text:style-name="T4">vis-a-vis</text:span><text:span text:style-name="T2"> security. When making remote method calls via RMI, for example, any private fields in the objects being sent across the wire appear in the socket stream as almost plain-text, which clearly violates even the simplest security concerns.</text:span></text:p>
      <text:p text:style-name="P4"><text:span text:style-name="T2">Fortunately, Serialization gives us the ability to "hook" the serialization process and secure (or obscure) the field data both before serialization and after deserialization. We can do this by providing a </text:span><text:span text:style-name="T8">writeObject</text:span><text:span text:style-name="T2"> method on a </text:span><text:span text:style-name="T8">Serializable</text:span><text:span text:style-name="T2"> object. </text:span></text:p>
      <text:p text:style-name="P107">3. Serialized data can be signed and sealed</text:p>
      <text:p text:style-name="P4"><text:span text:style-name="T2">The previous tip assumes that you want to obscure serialized data, not encrypt it or ensure it hasn't been modified. Although cryptographic encryption and signature management are certainly possible using </text:span><text:span text:style-name="T8">writeObject</text:span><text:span text:style-name="T2"> and </text:span><text:span text:style-name="T8">readObject</text:span><text:span text:style-name="T2">, there's a better way.</text:span></text:p>
      <text:p text:style-name="P4"><text:span text:style-name="T2">If you need to encrypt and sign an entire object, the simplest thing is to put it in a </text:span><text:span text:style-name="T8">javax.crypto.SealedObject</text:span><text:span text:style-name="T2"> and/or </text:span><text:span text:style-name="T8">java.security.SignedObject</text:span><text:span text:style-name="T2"> wrapper. Both are serializable, so wrapping your object in </text:span><text:span text:style-name="T8">SealedObject</text:span><text:span text:style-name="T2"> creates a sort of "gift box" around the original object. You need a symmetric key to do the encryption, and the key must be managed independently. Likewise, you can use </text:span><text:span text:style-name="T8">SignedObject</text:span><text:span text:style-name="T2"> for data verification, and again the symmetric key must be managed independently.</text:span></text:p>
      <text:p text:style-name="P142">Together, these two objects let you seal and sign serialized data without having to stress about the details of digital signature verification or encryption. Neat, huh?</text:p>
      <text:p text:style-name="P107">4. Serialization can put a proxy in your stream</text:p>
      <text:p text:style-name="P4"><text:span text:style-name="T2">From time to time, a class contains a core element of data from which the rest of the class's fields can be derived or retrieved. In those cases, serializing the entirety of the object is unnecessary. You could mark the fields </text:span><text:span text:style-name="T4">transient</text:span><text:span text:style-name="T2">, but the class would still have to explicitly produce code to check whether a field was initialized every time a method accessed it.</text:span></text:p>
      <text:p text:style-name="P4"><text:span text:style-name="T2">Given the principal concern is serialization, it's better to nominate a flyweight or proxy to go into the stream instead. Providing a </text:span><text:span text:style-name="T8">writeReplace</text:span><text:span text:style-name="T2"> method on the original </text:span><text:span text:style-name="T8">Person</text:span><text:span text:style-name="T2"> allows a different kind of object to be serialized in its place; similarly, if a </text:span><text:span text:style-name="T8">readResolve</text:span><text:span text:style-name="T2"> method is found during deserialization, it is called to supply a replacement object back to the caller.</text:span></text:p>
      <text:p text:style-name="P107">5. Trust, but validate</text:p>
      <text:p text:style-name="P142">It would be nice to assume that the data in the serialized stream is always the same data that was written to the stream originally. But, as a former President of the United States once pointed out, it's a safer policy to "trust, but verify."</text:p>
      <text:p text:style-name="P4"><text:span text:style-name="T2">In the case of serialized objects, this means validating the fields to ensure that they hold legitimate values after deserialization, "just in case." We can do this by implementing the </text:span><text:span text:style-name="T8">ObjectInputValidation</text:span><text:span text:style-name="T2"> interface and overriding the </text:span><text:span text:style-name="T8">validateObject()</text:span><text:span text:style-name="T2"> method. If something looks amiss when it is called, we throw an </text:span><text:span text:style-name="T8">InvalidObjectException</text:span><text:span text:style-name="T2">.</text:span></text:p>
      <text:p text:style-name="P179">2&gt;What is the difference between Serializable and Externalizable interface in Java?</text:p>
      <text:p text:style-name="P179">Ans:</text:p>
      <text:p text:style-name="P1"><text:soft-page-break/><text:span text:style-name="T19">This is most frequently asked question in Java serialization interview. Here is my version </text:span><text:span text:style-name="T25">Externalizable</text:span><text:span text:style-name="T2"> </text:span><text:span text:style-name="T19">provides us </text:span><text:span text:style-name="T25">writeExternal()</text:span><text:span text:style-name="T2"> </text:span><text:span text:style-name="T19">and </text:span><text:span text:style-name="T25">readExternal()</text:span><text:span text:style-name="T2"> </text:span><text:span text:style-name="T19">method which gives us flexibility to control java serialization mechanism instead of relying on Java's default serialization. Correct implementation of </text:span><text:span text:style-name="T25">Externalizable</text:span><text:span text:style-name="T2"> </text:span><text:span text:style-name="T19">interface can </text:span><text:a xlink:type="simple" xlink:href="http://javarevisited.blogspot.sg/2012/01/improve-performance-java-database.html" text:style-name="Internet_20_link" text:visited-style-name="Visited_20_Internet_20_Link"><text:span text:style-name="T68">improve performance of application</text:span></text:a><text:span text:style-name="T19"> drastically.</text:span></text:p>
      <text:p text:style-name="P1"><text:span text:style-name="T41"><text:line-break/></text:span><text:span text:style-name="T43">3&gt;</text:span><text:span text:style-name="T37"> How many methods Serializable has? If no method then what is the purpose of Serializable interface?</text:span></text:p>
      <text:p text:style-name="P71">Ans:</text:p>
      <text:p text:style-name="P1"><text:span text:style-name="T19">Serializable interface exists in </text:span><text:span text:style-name="T25">java.io</text:span><text:span text:style-name="T2">  </text:span><text:span text:style-name="T19">package and forms core of java serialization mechanism. It doesn't have any method and also called </text:span><text:a xlink:type="simple" xlink:href="http://javarevisited.blogspot.sg/2012/01/what-is-marker-interfaces-in-java-and.html" text:style-name="Internet_20_link" text:visited-style-name="Visited_20_Internet_20_Link"><text:span text:style-name="T68">Marker Interface in Java</text:span></text:a><text:span text:style-name="T19">. When your class implements </text:span><text:span text:style-name="T25">java.io.Serializable</text:span><text:span text:style-name="T2"> </text:span><text:span text:style-name="T19">interface it becomes Serializable in Java and gives compiler an indication that use Java Serialization mechanism to serialize this object. </text:span></text:p>
      <text:p text:style-name="P1"><text:span text:style-name="T41"><text:line-break/>4&gt;</text:span><text:span text:style-name="T37"> What is serialVersionUID? What would happen if you don't define this?</text:span></text:p>
      <text:p text:style-name="P71">Ans:</text:p>
      <text:p text:style-name="P1"><text:span text:style-name="T19">One of my favorite question interview question on Java serialization</text:span><text:span text:style-name="T25">. SerialVersionUID</text:span><text:span text:style-name="T2"> </text:span><text:span text:style-name="T19">is an ID which is stamped on object when it get serialized usually </text:span><text:a xlink:type="simple" xlink:href="http://javarevisited.blogspot.sg/2011/10/override-hashcode-in-java-example.html" text:style-name="Internet_20_link" text:visited-style-name="Visited_20_Internet_20_Link"><text:span text:style-name="T68">hashcode of object</text:span></text:a><text:span text:style-name="T19">, you can use tool </text:span><text:span text:style-name="T20">serialver</text:span><text:span text:style-name="T19"> to see </text:span><text:span text:style-name="T25">serialVersionUID</text:span><text:span text:style-name="T2"> </text:span><text:span text:style-name="T19">of a serialized object . </text:span><text:span text:style-name="T25">SerialVersionUID</text:span><text:span text:style-name="T2"> </text:span><text:span text:style-name="T19">is used for version control of object. you can specify </text:span><text:span text:style-name="T25">serialVersionUID</text:span><text:span text:style-name="T2"> </text:span><text:span text:style-name="T19">in your </text:span><text:a xlink:type="simple" xlink:href="http://javarevisited.blogspot.sg/2012/05/10-points-about-class-file-in-java.html" text:style-name="Internet_20_link" text:visited-style-name="Visited_20_Internet_20_Link"><text:span text:style-name="T68">class file</text:span></text:a><text:span text:style-name="T19"> also.  Consequence of not specifying  </text:span><text:span text:style-name="T25">serialVersionUID</text:span><text:span text:style-name="T2"> </text:span><text:span text:style-name="T19">is that when you add or modify any field in class then already serialized class will not be able to recover because </text:span><text:span text:style-name="T25">serialVersionUID</text:span><text:span text:style-name="T2"> </text:span><text:span text:style-name="T19">generated for new class and for </text:span><text:span text:style-name="T18">old serialized object</text:span><text:span text:style-name="T19"> will be different. Java serialization process relies on correct </text:span><text:span text:style-name="T18">serialVersionUID </text:span><text:span text:style-name="T19">for recovering state of serialized object and throws </text:span><text:span text:style-name="T25">java.io.InvalidClassException</text:span><text:span text:style-name="T2"> </text:span><text:span text:style-name="T19">in case of serialVersionUID mismatch.</text:span></text:p>
      <text:p text:style-name="P1"><text:span text:style-name="T41"><text:line-break/></text:span><text:span text:style-name="T43">5&gt;</text:span><text:span text:style-name="T37"> While serializing you want some of the members not to serialize? How do you achieve it?</text:span></text:p>
      <text:p text:style-name="P71">Ans:</text:p>
      <text:p text:style-name="P1"><text:span text:style-name="T19">Another frequently asked Serialization interview question. This is sometime also asked as what is the use of </text:span><text:a xlink:type="simple" xlink:href="http://javarevisited.blogspot.sg/2011/09/transient-keyword-variable-in-java.html" text:style-name="Internet_20_link" text:visited-style-name="Visited_20_Internet_20_Link"><text:span text:style-name="T68">transient variable</text:span></text:a><text:span text:style-name="T19">, does transient </text:span><text:span text:style-name="T20">and </text:span><text:a xlink:type="simple" xlink:href="http://javarevisited.blogspot.sg/2011/11/static-keyword-method-variable-java.html" text:style-name="Internet_20_link" text:visited-style-name="Visited_20_Internet_20_Link"><text:span text:style-name="T69">static variable</text:span></text:a><text:span text:style-name="T19"> gets serialized or not etc. so if you don't want any field to be part of object's state then declare it either static or transient based on your need and it will not be included during Java serialization process.</text:span></text:p>
      <text:p text:style-name="P1"><text:span text:style-name="T41"><text:line-break/>6&gt;</text:span><text:span text:style-name="T37"> What will happen if one of the members in the class doesn't implement Serializable interface?</text:span></text:p>
      <text:p text:style-name="P71">Ans:</text:p>
      <text:p text:style-name="P1"><text:span text:style-name="T19">One of the easy question about Serialization process in Java. If you try to </text:span><text:span text:style-name="T20">serialize an object</text:span><text:span text:style-name="T19"> of a class which implements </text:span><text:span text:style-name="T25">Serializable</text:span><text:span text:style-name="T19">, but the object includes a reference to an non- Serializable class then a ‘</text:span><text:span text:style-name="T25">NotSerializableException’</text:span><text:span text:style-name="T2"> </text:span><text:span text:style-name="T19">will be thrown at </text:span><text:a xlink:type="simple" xlink:href="http://javarevisited.blogspot.sg/2012/03/what-is-static-and-dynamic-binding-in.html" text:style-name="Internet_20_link" text:visited-style-name="Visited_20_Internet_20_Link"><text:span text:style-name="T68">runtime</text:span></text:a><text:span text:style-name="T19"> and this is why I always put a </text:span><text:span text:style-name="T25">SerializableAlert</text:span><text:span text:style-name="T2"> </text:span><text:span text:style-name="T19">(comment section in my code) , one of the </text:span><text:a xlink:type="simple" xlink:href="http://javarevisited.blogspot.sg/2011/08/code-comments-java-best-practices.html" text:style-name="Internet_20_link" text:visited-style-name="Visited_20_Internet_20_Link"><text:span text:style-name="T68">code comment best practices</text:span></text:a><text:span text:style-name="T19">, to instruct developer to remember this fact while adding a new field in a </text:span><text:span text:style-name="T25">Serializable</text:span><text:span text:style-name="T2"> </text:span><text:span text:style-name="T19">class.</text:span></text:p>
      <text:p text:style-name="P1"><text:span text:style-name="T41"><text:line-break/>7&gt;</text:span><text:span text:style-name="T37"> If a class is Serializable but its super class in not, what will be the state of the instance variables inherited from super class after deserialization?</text:span></text:p>
      <text:p text:style-name="P71">Ans:</text:p>
      <text:p text:style-name="P1"><text:span text:style-name="T19">Java serialization process  only continues in object hierarchy till the class is </text:span><text:span text:style-name="T25">Serializable</text:span><text:span text:style-name="T2"> </text:span><text:span text:style-name="T19">i.e. implements </text:span><text:span text:style-name="T25">Serializable</text:span><text:span text:style-name="T2"> </text:span><text:a xlink:type="simple" xlink:href="http://javarevisited.blogspot.sg/2012/04/10-points-on-interface-in-java-with.html" text:style-name="Internet_20_link" text:visited-style-name="Visited_20_Internet_20_Link"><text:span text:style-name="T68">interface in Java</text:span></text:a><text:span text:style-name="T19">  and values of the instance variables inherited from super class will be initialized by calling constructor of Non-Serializable Super class during </text:span><text:span text:style-name="T20">deserialization</text:span><text:span text:style-name="T19"> process. Once the </text:span><text:a xlink:type="simple" xlink:href="http://javarevisited.blogspot.sg/2012/01/what-is-constructor-overloading-in-java.html" text:style-name="Internet_20_link" text:visited-style-name="Visited_20_Internet_20_Link"><text:span text:style-name="T68">constructor chaining</text:span></text:a><text:span text:style-name="T19"> will started it wouldn't be possible to stop that , hence even if classes higher in hierarchy implements </text:span><text:span text:style-name="T25">Serializable</text:span><text:span text:style-name="T2"> </text:span><text:span text:style-name="T19">interface , there constructor will be executed. As you see from the statement this Serialization interview question looks very tricky and tough but if you are familiar with key concepts its not that difficult.</text:span></text:p>
      <text:p text:style-name="P1"><text:span text:style-name="T41">8&gt; </text:span><text:span text:style-name="T37">Can you Customize Serialization process or can you override default Serialization process in Java?</text:span></text:p>
      <text:p text:style-name="P71">Ans:</text:p>
      <text:p text:style-name="P1"><text:span text:style-name="T19">The answer is yes you can. We all know that for serializing an object </text:span><text:span text:style-name="T25">ObjectOutputStream.writeObject</text:span><text:span text:style-name="T2"> </text:span><text:span text:style-name="T20">(</text:span><text:span text:style-name="T27">saveThisobject) is invoked</text:span><text:span text:style-name="T2"> </text:span><text:span text:style-name="T19">and for reading object <text:s/></text:span><text:span text:style-name="T25">ObjectInputStream.readObject()</text:span><text:span text:style-name="T2"> </text:span><text:span text:style-name="T19">is invoked but there is one more thing which </text:span><text:span text:style-name="T25">Java Virtual Machine</text:span><text:span text:style-name="T2"> </text:span><text:span text:style-name="T19">provides you is to define these two method in your class. If you </text:span><text:soft-page-break/><text:span text:style-name="T19">define these two methods in your class then </text:span><text:span text:style-name="T25">JVM</text:span><text:span text:style-name="T2"> </text:span><text:span text:style-name="T19">will invoke these two methods instead of applying default serialization mechanism. You can customize behavior of object serialization and deserialization here by doing any kind of pre or post processing task. Important point to note is making these methods </text:span><text:a xlink:type="simple" xlink:href="http://javarevisited.blogspot.sg/2012/03/private-in-java-why-should-you-always.html" text:style-name="Internet_20_link" text:visited-style-name="Visited_20_Internet_20_Link"><text:span text:style-name="T68">private</text:span></text:a><text:span text:style-name="T19"> to avoid being inherited, </text:span><text:a xlink:type="simple" xlink:href="http://javarevisited.blogspot.sg/2011/12/method-overloading-vs-method-overriding.html" text:style-name="Internet_20_link" text:visited-style-name="Visited_20_Internet_20_Link"><text:span text:style-name="T68">overridden or overloaded</text:span></text:a><text:span text:style-name="T19">. Since only Java Virtual Machine can call private method integrity of your class will remain and </text:span><text:span text:style-name="T18">Java Serialization</text:span><text:span text:style-name="T19"> will work as normal. In my opinion this is one of the best question one can ask in any Java Serialization interview, a good follow-up question is why should you provide custom serialized form for your object?</text:span></text:p>
      <text:p text:style-name="P72"><text:line-break/></text:p>
      <text:p text:style-name="P71">9&gt; Suppose super class of a new class implement Serializable interface, how can you avoid new class to being serialized?</text:p>
      <text:p text:style-name="P71">Ans:</text:p>
      <text:p text:style-name="P1"><text:span text:style-name="T19">One of the tricky interview question in </text:span><text:span text:style-name="T25">Serialization</text:span><text:span text:style-name="T2"> </text:span><text:span text:style-name="T19">in Java. If Super Class of a Class already implements </text:span><text:span text:style-name="T25">Serializable</text:span><text:span text:style-name="T2"> </text:span><text:span text:style-name="T19">interface in Java then its already </text:span><text:span text:style-name="T25">Serializable</text:span><text:span text:style-name="T2"> </text:span><text:span text:style-name="T19">in Java, since you can not unimplemented an interface its not really possible to make it Non </text:span><text:span text:style-name="T25">Serializable</text:span><text:span text:style-name="T2"> </text:span><text:span text:style-name="T19">class but yes there is a way to avoid serialization of new class. </text:span><text:span text:style-name="T18">To avoid java serialization</text:span><text:span text:style-name="T19"> you need to implement </text:span><text:span text:style-name="T25">writeObject()</text:span><text:span text:style-name="T2"> </text:span><text:span text:style-name="T19">and </text:span><text:span text:style-name="T25">readObject()</text:span><text:span text:style-name="T2"> </text:span><text:span text:style-name="T19">method in your Class and need to throw </text:span><text:span text:style-name="T25">NotSerializableException</text:span><text:span text:style-name="T2"> </text:span><text:span text:style-name="T19">from those method. This is another benefit of </text:span><text:span text:style-name="T20">customizing java serialization</text:span><text:span text:style-name="T19"> process as described in above </text:span><text:a xlink:type="simple" xlink:href="http://javarevisited.blogspot.sg/2011/04/top-10-java-serialization-interview.html" text:style-name="Internet_20_link" text:visited-style-name="Visited_20_Internet_20_Link"><text:span text:style-name="T68">Serialization interview question</text:span></text:a><text:span text:style-name="T19"> and normally it asked as follow-up question as interview progresses.</text:span></text:p>
      <text:p text:style-name="P1"><text:span text:style-name="T41"><text:line-break/>10&gt;</text:span><text:span text:style-name="T37"> Which methods are used during Serialization and DeSerialization process in java?</text:span></text:p>
      <text:p text:style-name="P71">Ans:</text:p>
      <text:p text:style-name="P1"><text:span text:style-name="T19">This is very common interview question in </text:span><text:span text:style-name="T25">Serialization</text:span><text:span text:style-name="T2">  </text:span><text:span text:style-name="T19">basically interviewer is trying to know; Whether you are familiar with usage of </text:span><text:span text:style-name="T25">readObject(),</text:span><text:span text:style-name="T2"> </text:span><text:span text:style-name="T25">writeObject(),</text:span><text:span text:style-name="T2"> </text:span><text:span text:style-name="T25">readExternal()</text:span><text:span text:style-name="T2"> </text:span><text:span text:style-name="T19">and </text:span><text:span text:style-name="T25">writeExternal ()</text:span><text:span text:style-name="T2"> </text:span><text:span text:style-name="T19">or not. Java Serialization is done by </text:span><text:span text:style-name="T25">java.io.ObjectOutputStream</text:span><text:span text:style-name="T2"> </text:span><text:span text:style-name="T19">class. That class is a filter stream which is wrapped around a lower-level byte stream to handle the serialization mechanism. To store any object via serialization mechanism we call </text:span><text:span text:style-name="T25">ObjectOutputStream.writeObject(saveThisobject)</text:span><text:span text:style-name="T2"> </text:span><text:span text:style-name="T19">and to deserialize that object we call </text:span><text:span text:style-name="T25">ObjectInputStream.readObject()</text:span><text:span text:style-name="T2"> </text:span><text:span text:style-name="T19">method. Call to </text:span><text:span text:style-name="T25">writeObject()</text:span><text:span text:style-name="T2"> </text:span><text:span text:style-name="T19">method trigger serialization process in java. one important thing to note about </text:span><text:span text:style-name="T25">readObject()</text:span><text:span text:style-name="T2"> </text:span><text:span text:style-name="T19">method is that it is used to read bytes from the persistence and to create object from those bytes and its return an </text:span><text:a xlink:type="simple" xlink:href="http://javarevisited.blogspot.sg/2012/03/10-object-oriented-design-principles.html" text:style-name="Internet_20_link" text:visited-style-name="Visited_20_Internet_20_Link"><text:span text:style-name="T68">Object</text:span></text:a><text:span text:style-name="T19"> which needs to be casted on correct type.</text:span></text:p>
      <text:p text:style-name="P1"><text:span text:style-name="T41"><text:line-break/>11&gt; </text:span><text:span text:style-name="T37">Suppose you have a class which you serialized it and stored in persistence and later modified that class to add a new field. What will happen if you deserialize the object already serialized?</text:span></text:p>
      <text:p text:style-name="P71">Ans:</text:p>
      <text:p text:style-name="P1"><text:span text:style-name="T19">It depends on whether class has its own </text:span><text:a xlink:type="simple" xlink:href="http://javarevisited.blogspot.sg/2011/04/top-10-java-serialization-interview.html" text:style-name="Internet_20_link" text:visited-style-name="Visited_20_Internet_20_Link"><text:span text:style-name="T72">serialVersionUID</text:span></text:a><text:span text:style-name="T2"> </text:span><text:span text:style-name="T19">or not. As we know from above question that if we don't provide </text:span><text:span text:style-name="T25">serialVersionUID</text:span><text:span text:style-name="T2"> </text:span><text:span text:style-name="T19">in our code java compiler will generate it and normally it’s </text:span><text:a xlink:type="simple" xlink:href="http://javarevisited.blogspot.sg/2011/02/how-to-write-equals-method-in-java.html" text:style-name="Internet_20_link" text:visited-style-name="Visited_20_Internet_20_Link"><text:span text:style-name="T68">equal to hashCode of object</text:span></text:a><text:span text:style-name="T19">. by adding any new field there is chance that new </text:span><text:span text:style-name="T25">serialVersionUID</text:span><text:span text:style-name="T2"> </text:span><text:span text:style-name="T19">generated for that class version is not the same of already serialized object and in this case Java Serialization API will </text:span><text:a xlink:type="simple" xlink:href="http://javarevisited.blogspot.sg/2012/02/difference-between-throw-and-throws-in.html" text:style-name="Internet_20_link" text:visited-style-name="Visited_20_Internet_20_Link"><text:span text:style-name="T68">throw</text:span></text:a><text:span text:style-name="T19"> </text:span><text:span text:style-name="T25">java.io.InvalidClassException</text:span><text:span text:style-name="T2"> </text:span><text:span text:style-name="T19">and this is the reason </text:span><text:span text:style-name="T20">its recommended to have your own </text:span><text:span text:style-name="T27">serialVersionUID</text:span><text:span text:style-name="T2"> </text:span><text:span text:style-name="T19">in code and make sure to keep it same always for a single class.</text:span></text:p>
      <text:p text:style-name="P72"><text:line-break/></text:p>
      <text:p text:style-name="P56"/>
      <text:p text:style-name="P72"><text:line-break/></text:p>
      <text:p text:style-name="P56"/>
      <text:p text:style-name="P56"/>
      <text:p text:style-name="P71">12&gt;What are the compatible changes and incompatible changes in Java Serialization Mechanism?</text:p>
      <text:p text:style-name="P71">Ans:</text:p>
      <text:p text:style-name="P1"><text:span text:style-name="T19">The real challenge lies with change in class structure by adding any field, method or removing any field or method is that with already serialized object</text:span><text:span text:style-name="T21">. </text:span><text:span text:style-name="T20">As per Java Serialization specification adding any field or method comes under compatible change</text:span><text:span text:style-name="T19"> and changing class hierarchy or UN-implementing </text:span><text:span text:style-name="T25">Serializable</text:span><text:span text:style-name="T2"> </text:span><text:span text:style-name="T19">interfaces some under </text:span><text:span text:style-name="T18">non compatible changes</text:span><text:span text:style-name="T19">. For complete list of compatible and non compatible changes I would advise reading Java serialization specification.</text:span></text:p>
      <text:p text:style-name="P1"><text:soft-page-break/><text:span text:style-name="T41"><text:line-break/></text:span><text:span text:style-name="T37">13&gt;Can we transfer a Serialized object vie network?</text:span></text:p>
      <text:p text:style-name="P71">Ans:</text:p>
      <text:p text:style-name="P1"><text:span text:style-name="T20">Yes you can transfer a Serialized object via network</text:span><text:span text:style-name="T2"> </text:span><text:span text:style-name="T19">because java serialized object remains in form of bytes which can be transmitter via network. You can also store serialized object in Disk or database as Blob.</text:span></text:p>
      <text:p text:style-name="P56"/>
      <text:p text:style-name="P56"/>
      <text:p text:style-name="P71">14&gt; Which kind of variables is not serialized during Java Serialization?</text:p>
      <text:p text:style-name="P71">Ans:</text:p>
      <text:p text:style-name="P1"><text:span text:style-name="T19">This question asked sometime differently but the purpose is same whether Java developer knows specifics about </text:span><text:a xlink:type="simple" xlink:href="http://javarevisited.blogspot.sg/2011/11/static-keyword-method-variable-java.html" text:style-name="Internet_20_link" text:visited-style-name="Visited_20_Internet_20_Link"><text:span text:style-name="T70">static and transient variable</text:span></text:a><text:span text:style-name="T19"> or not. Since </text:span><text:span text:style-name="T20">static variables belong to the class</text:span><text:span text:style-name="T19"> and not to an object they are not the part of the state of object so they are not saved during Java Serialization process. As Java Serialization only persist state of object and not object itself. Transient variables are also not included in java serialization process and are not the part of the object’s serialized state. After this question sometime interviewer ask a follow-up if you don't store values of these variables then what would be value of these variable once you deserialize and recreate those object? This is for you guys to think about :)</text:span></text:p>
      <text:p text:style-name="P72"><text:line-break/></text:p>
      <text:p text:style-name="P74">15&gt;Difference between volatile and transient keyword in Java?</text:p>
      <text:p text:style-name="P74">Ans:</text:p>
      <text:p text:style-name="P56"/>
      <text:p text:style-name="P1"><text:span text:style-name="T19">1) </text:span><text:span text:style-name="T25">transient</text:span><text:span text:style-name="T2"> </text:span><text:span text:style-name="T19">keyword is used along with </text:span><text:a xlink:type="simple" xlink:href="http://javarevisited.blogspot.com/2012/02/difference-between-instance-class-and.html" text:style-name="Internet_20_link" text:visited-style-name="Visited_20_Internet_20_Link"><text:span text:style-name="T74">instance variables</text:span></text:a><text:span text:style-name="T19"> to exclude them from serialization process. if a field  is transient its value will not be persisted. see my post </text:span><text:a xlink:type="simple" xlink:href="http://javarevisited.blogspot.com/2011/09/transient-keyword-variable-in-java.html" text:style-name="Internet_20_link" text:visited-style-name="Visited_20_Internet_20_Link"><text:span text:style-name="T74">what is transient keyword in java</text:span></text:a><text:span text:style-name="T19"> for more details. On the other hand </text:span><text:span text:style-name="T25">volatile</text:span><text:span text:style-name="T2"> </text:span><text:span text:style-name="T19">keyword can also be used in variables to indicate compiler and JVM that always read its value from main memory and follow </text:span><text:span text:style-name="T25">happens-before</text:span><text:span text:style-name="T2"> </text:span><text:span text:style-name="T19">relationship on visibility of volatile variable among multiple thread. see my post </text:span><text:span text:style-name="T31">how and </text:span><text:a xlink:type="simple" xlink:href="http://javarevisited.blogspot.com/2011/06/volatile-keyword-java-example-tutorial.html" text:style-name="Internet_20_link" text:visited-style-name="Visited_20_Internet_20_Link"><text:span text:style-name="T74">when to use volatile keyword in Java</text:span></text:a><text:span text:style-name="T19"> </text:span><text:span text:style-name="T31">for more details</text:span><text:span text:style-name="T19">.</text:span></text:p>
      <text:p text:style-name="P56"/>
      <text:p text:style-name="P1"><text:span text:style-name="T19">2) </text:span><text:span text:style-name="T25">transient</text:span><text:span text:style-name="T2"> </text:span><text:span text:style-name="T19">keyword can not be used along with </text:span><text:span text:style-name="T25">static</text:span><text:span text:style-name="T2"> </text:span><text:span text:style-name="T19">keyword but </text:span><text:span text:style-name="T25">volatile</text:span><text:span text:style-name="T2"> </text:span><text:span text:style-name="T19">can be used along with </text:span><text:span text:style-name="T25">static</text:span><text:span text:style-name="T19">.</text:span></text:p>
      <text:p text:style-name="P56"/>
      <text:p text:style-name="P1"><text:span text:style-name="T19">3) </text:span><text:span text:style-name="T25">transient</text:span><text:span text:style-name="T2"> </text:span><text:span text:style-name="T19">variables are initialized with default value during de-serialization and there assignment or restoration of value has to be handled by application code.</text:span></text:p>
      <text:p text:style-name="P56"/>
      <text:p text:style-name="P56"/>
      <text:p text:style-name="P110">16&gt;Difference between Serializable vs Externalization in Java ?</text:p>
      <text:p text:style-name="P176">Ans:</text:p>
      <text:p text:style-name="P1"><text:span text:style-name="T51">here are some more differences between Serializable and Externalizable</text:span><text:span text:style-name="T42"> </text:span><text:span text:style-name="T51">interface in Java:</text:span></text:p>
      <text:p text:style-name="P56"/>
      <text:p text:style-name="P1"><text:span text:style-name="T51">1. In case of Serializable, </text:span><text:span text:style-name="T53">default serialization process</text:span><text:span text:style-name="T51"> is used. while in case of Externalizable custom Serialization process is used which</text:span><text:span text:style-name="T42"> </text:span><text:span text:style-name="T51">is implemented by application.</text:span></text:p>
      <text:p text:style-name="P56"/>
      <text:p text:style-name="P1"><text:span text:style-name="T51">2. JVM gives call back to </text:span><text:span text:style-name="T39">readExternel()</text:span><text:span text:style-name="T42"> </text:span><text:span text:style-name="T51">and </text:span><text:span text:style-name="T39">writeExternal()</text:span><text:span text:style-name="T42"> </text:span><text:span text:style-name="T51">of </text:span><text:span text:style-name="T39">java.io.Externalizalbe</text:span><text:span text:style-name="T42"> </text:span><text:span text:style-name="T51">interface for restoring and writing objects into persistence.</text:span></text:p>
      <text:p text:style-name="P56"/>
      <text:p text:style-name="P1"><text:span text:style-name="T51">3. </text:span><text:span text:style-name="T53">Externalizable</text:span><text:span text:style-name="T51"> interface provides complete control of serialization process to application.</text:span></text:p>
      <text:p text:style-name="P56"/>
      <text:p text:style-name="P1"><text:span text:style-name="T51">4. </text:span><text:span text:style-name="T39">readExternal()</text:span><text:span text:style-name="T42"> </text:span><text:span text:style-name="T51">and </text:span><text:span text:style-name="T39">writeExternal()</text:span><text:span text:style-name="T42"> </text:span><text:span text:style-name="T51">supersede any specific implementation of </text:span><text:span text:style-name="T39">writeObject</text:span><text:span text:style-name="T42"> </text:span><text:span text:style-name="T51">and </text:span><text:span text:style-name="T39">readObject</text:span><text:span text:style-name="T42"> </text:span><text:span text:style-name="T51">methods.</text:span></text:p>
      <text:p text:style-name="P56"/>
      <text:p text:style-name="P1"><text:span text:style-name="T51">Though Externalizable provides complete control, it also presents challenges to serialize super type state and take care of default values in</text:span><text:span text:style-name="T42"> </text:span><text:span text:style-name="T51">case of </text:span><text:a xlink:type="simple" xlink:href="http://javarevisited.blogspot.com/2011/09/transient-keyword-variable-in-java.html" text:style-name="Internet_20_link" text:visited-style-name="Visited_20_Internet_20_Link"><text:span text:style-name="T54">transient variable</text:span></text:a><text:span text:style-name="T42"> </text:span><text:span text:style-name="T51">and </text:span><text:a xlink:type="simple" xlink:href="http://javarevisited.blogspot.com/2011/11/static-keyword-method-variable-java.html" text:style-name="Internet_20_link" text:visited-style-name="Visited_20_Internet_20_Link"><text:span text:style-name="T54">static variables in Java</text:span></text:a><text:span text:style-name="T51">. If used correctly </text:span><text:span text:style-name="T53">Externalizable</text:span><text:span text:style-name="T51"> interface can improve performance of serialization process.</text:span></text:p>
      <text:p text:style-name="P1"><text:span text:style-name="T41"><text:line-break/></text:span><text:span text:style-name="T43">17&gt;How many way <text:s/>an object can be created ?</text:span></text:p>
      <text:p text:style-name="P74">Ans:</text:p>
      <text:p text:style-name="P56"/>
      <text:p text:style-name="P74"><text:soft-page-break/>mainly 4 ways</text:p>
      <text:p text:style-name="P56"/>
      <text:p text:style-name="P1"><text:span text:style-name="T43"><text:s/></text:span><text:span text:style-name="T41">A. Using </text:span><text:span text:style-name="T59">new</text:span><text:span text:style-name="T41"> keyword</text:span><text:span text:style-name="T43"><text:line-break/></text:span></text:p>
      <text:p text:style-name="P189"><text:s/>MyObject object = new MyObject();</text:p>
      <text:p text:style-name="P4"><text:span text:style-name="T1">B</text:span><text:span text:style-name="T2">. Using </text:span><text:span text:style-name="T8">Class.forName()</text:span><text:span text:style-name="T2"><text:line-break/>If we know the name of the class &amp; if it has a public default constructor we can create an object in this way.</text:span></text:p>
      <text:p text:style-name="P189">MyObject object = (MyObject) Class.forName("subin.rnd.MyObject").newInstance();</text:p>
      <text:p text:style-name="P4"><text:span text:style-name="T1">C</text:span><text:span text:style-name="T2">. Using </text:span><text:span text:style-name="T8">clone()</text:span><text:span text:style-name="T2"><text:line-break/>The clone() can be used to create a copy of an existing object.</text:span></text:p>
      <text:p text:style-name="P60">MyObject anotherObject = new MyObject();</text:p>
      <text:p text:style-name="P189">MyObject object = anotherObject.clone();</text:p>
      <text:p text:style-name="P4"><text:span text:style-name="T1">D</text:span><text:span text:style-name="T2">. Using </text:span><text:span text:style-name="T8">object deserialization</text:span><text:span text:style-name="T2"><text:line-break/>Object deserialization is nothing but creating an object from its serialized form.</text:span></text:p>
      <text:p text:style-name="P60">ObjectInputStream inStream = new ObjectInputStream(anInputStream );</text:p>
      <text:p text:style-name="P189">MyObject object = (MyObject) inStream.readObject();</text:p>
      <text:p text:style-name="P192"/>
      <text:p text:style-name="P190">18&gt;difference between jdbc and jpa?</text:p>
      <text:p text:style-name="P190">Ans:</text:p>
      <text:p text:style-name="P5"><text:span text:style-name="T1"><text:s/></text:span><text:span text:style-name="T2"><text:s text:c="5"/>JDBC is a standard for Database Access</text:span><text:span text:style-name="T1"> </text:span></text:p>
      <text:p text:style-name="P5"><text:span text:style-name="T1"><text:s text:c="6"/></text:span><text:span text:style-name="T2">JPA is a standard for OR/M </text:span></text:p>
      <text:p text:style-name="P142">JDBC is a standard for connecting to a DB directly and running SQL against it - e.g SELECT * FROM USERS, etc. Datasets can be returned which you can handle in your app, and you can do all the usual things like INSERTS, DELETES, run stored procedures, etc. It is one of the underlying technologies behind most java database access (including JPA providers).</text:p>
      <text:p text:style-name="P142">One of the issues with traditional JDBC apps is that you can often have some crappy code where lots of mapping between datasets and objects occur, logic is mixed in with SQL, etc.</text:p>
      <text:p text:style-name="P142">JPA is a standard for Object Relational Mapping. This is a technology which allows you to map between objects in code and database tables. This can "hide" the SQL from the developer so that all they deal with are java classes, and the provider allows you to save them and load them magically. Mostly, XML mapping files or annotations on getters, setters can be used to tell the JPA provider which fields on your object map to which fields in the DB. The most famous JPA provider is Hibernate, so is a good place to start for concrete examples.</text:p>
      <text:p text:style-name="P208"/>
      <text:p text:style-name="P56"/>
      <table:table table:name="Table1" table:style-name="Table1">
        <table:table-column table:style-name="Table1.A"/>
        <table:table-column table:style-name="Table1.B"/>
        <table:table-row>
          <table:table-cell table:style-name="Table1.A1" office:value-type="string">
            <text:p text:style-name="P13">2 down vote </text:p>
          </table:table-cell>
          <table:table-cell table:style-name="Table1.A1" office:value-type="string">
            <text:p text:style-name="P193">JDBC is a much lower-level (and older) specification than JPA. In it's bare essentials, JDBC is an API for interacting with a database using pure SQL - sending queries and retrieving results. It has no notion of objects or hierarchies. When using JDBC, it's up to you to translate a result set (essentially a row/column matrix of values from one or more database tables, returned by <text:soft-page-break/>your SQL query) into Java objects.</text:p>
            <text:p text:style-name="P193">Now, to understand and use JDBC it's essential that you have some understanding and working knowledge of SQL. With that also comes a required insight into what a relational database is, how you work with it and concepts such as tables, columns, keys and relationships. Unless you have at least a basic understanding of databases, SQL and data modelling you will not be able to make much use of JDBC since it's really only a thin abstraction on top of these things.</text:p>
          </table:table-cell>
        </table:table-row>
      </table:table>
      <text:p text:style-name="P56"/>
      <text:p text:style-name="P56"/>
      <text:p text:style-name="P72"><text:line-break/></text:p>
      <text:p text:style-name="P74">19&gt;Difference between datasource and jdbc</text:p>
      <text:p text:style-name="P74">Ans:</text:p>
      <text:p text:style-name="P72">Datasources are pre initialised and are ready to serve a client with a connection object via the getConnection() method. Usually the datasources are cached in an appropriate jndi namespace, ie jdbc/myDS on the startup time of an application server for example. The diffrence between a simple connection and datasource connection is none.. But the way the connection is obtained is different..! In Datasource scenario;) May be a pool on N connections are created and kept alive to serve numerous clients, and when you need to connect, the datasouce returns just an available connection from the pool with out creating a new connection. In case of a simple connection, the difference is that you are loading the appropriate driver, and invokes the DriverManager.getConnection() from within your code to obtain the connection, where as in dasource way, you simply obtain a connection from the datasource object..! Any corrections are welcome. </text:p>
      <text:p text:style-name="P56"/>
      <text:p text:style-name="P72">Basically, DataSource is an abstraction over the simple connection. This gives your provider (jboss, WebSphere, Tomcat ...) an opportunity to add goodies like connection pooling and statement cashing.</text:p>
      <text:p text:style-name="P56"/>
      <text:p text:style-name="P56"/>
      <text:p text:style-name="P13">Both are database connections. A connection is a handle to database. When you are directly creating a connection by calling Drivermanager.getConnection(..) , you are creating a connection by yourself and when closing close() on it, the link to database is lost. On the other hand when you get a connection from a datasource, when you call the close() on it, it will not close the link to database, but will return to a connection pool where it can be reused by some other classes. It is always better to use a connection pool because creating connections are expensive<text:line-break/><text:line-break/>DriverManager.getConnection() literally creates, that is, builds a connection to the database using the values you previously supplied when you loaded the driver.<text:line-break/><text:line-break/>A connection pool is an object that contains several already made connections to the database, and simply provides you with one of those existing connections. The confusion arises because a) the method name is frequently the same and b) the connection pool object calls the driver's getConnection() method to create several connections before lending any of them out.<text:line-break/><text:line-break/>In other words:<text:line-break/><text:line-break/>DriverManager.getConnection() builds a connection to the database.<text:line-break/><text:line-break/>ConnectionPool.getConnection() fetches an existing connection.<text:line-break/><text:line-break/>If you use DriverManager.getConnection(), you are indeed bypassing the Connection Pool entirely. </text:p>
      <text:p text:style-name="P56"/>
      <text:p text:style-name="P11"><text:soft-page-break/>20&gt; Difference between get () and load() ?</text:p>
      <text:p text:style-name="P11">Ans:</text:p>
      <text:p text:style-name="P110">1. session.load()</text:p>
      <text:list xml:id="list177036577447394914" text:style-name="L2">
        <text:list-item>
          <text:p text:style-name="P79"><text:span text:style-name="T2">It will always return a “</text:span><text:span text:style-name="T1">proxy</text:span><text:span text:style-name="T2">” (Hibernate term) without hitting the database. In Hibernate, proxy is an object with the given identifier value, its properties are not initialized yet, it just look like a temporary fake object.</text:span></text:p>
        </text:list-item>
        <text:list-item>
          <text:p text:style-name="P129"><text:span text:style-name="T2">If no row found , it will throws an </text:span><text:span text:style-name="T1">ObjectNotFoundException</text:span><text:span text:style-name="T2">.</text:span></text:p>
        </text:list-item>
      </text:list>
      <text:p text:style-name="P110">2. session.get()</text:p>
      <text:list xml:id="list2855118813799659539" text:style-name="L3">
        <text:list-item>
          <text:p text:style-name="P80"><text:span text:style-name="T2">It always </text:span><text:span text:style-name="T1">hit the database</text:span><text:span text:style-name="T2"> and return the real object, an object that represent the database row, not proxy.</text:span></text:p>
        </text:list-item>
        <text:list-item>
          <text:p text:style-name="P130"><text:span text:style-name="T2">If no row found , it return </text:span><text:span text:style-name="T1">null</text:span><text:span text:style-name="T2">.</text:span></text:p>
        </text:list-item>
      </text:list>
      <text:p text:style-name="P4"><text:span text:style-name="T8"><text:s text:c="4"/>get()</text:span><text:span text:style-name="T2"> loads the data as soon as it’s called whereas </text:span><text:span text:style-name="T8">load()</text:span><text:span text:style-name="T2"> returns a proxy object and loads <text:s text:c="12"/>data only when it’s actually required, so </text:span><text:span text:style-name="T8">load()</text:span><text:span text:style-name="T2"> is better because it support lazy loading. </text:span></text:p>
      <text:list xml:id="list6688047387359999071" text:style-name="L4">
        <text:list-item>
          <text:p text:style-name="P81"><text:span text:style-name="T2">Since </text:span><text:span text:style-name="T8">load()</text:span><text:span text:style-name="T2"> throws exception when data is not found, we should use it only when we know data exists. </text:span></text:p>
        </text:list-item>
        <text:list-item>
          <text:p text:style-name="P131"><text:span text:style-name="T2">We should use </text:span><text:span text:style-name="T8">get()</text:span><text:span text:style-name="T2"> when we want to make sure data exists in the database. </text:span></text:p>
        </text:list-item>
      </text:list>
      <text:p text:style-name="P11">21&gt;Difference between save() and persist() <text:s/>?</text:p>
      <text:p text:style-name="P11">Ans:</text:p>
      <text:p text:style-name="P56"/>
      <text:p text:style-name="P4"><text:span text:style-name="T2"><text:s text:c="6"/>Actually the </text:span><text:span text:style-name="T66">difference</text:span><text:span text:style-name="T2"> between hibernate</text:span><text:span text:style-name="T87"> save</text:span><text:span text:style-name="T2">() and </text:span><text:span text:style-name="T88">persist</text:span><text:span text:style-name="T42">()</text:span><text:span text:style-name="T2"> methods is depends on </text:span><text:span text:style-name="T89">generator</text:span><text:span text:style-name="T2"> <text:s text:c="2"/>class we are using.</text:span></text:p>
      <text:list xml:id="list6460206105248813140" text:style-name="L5">
        <text:list-item>
          <text:p text:style-name="P82"><text:span text:style-name="T2">If our generator class is </text:span><text:span text:style-name="T90">assigned</text:span><text:span text:style-name="T2">, then there is no difference between </text:span><text:span text:style-name="T91">save</text:span><text:span text:style-name="T2">() and </text:span><text:span text:style-name="T87">persist</text:span><text:span text:style-name="T2">() methods. Because generator ‘assigned’ means, as  a </text:span><text:span text:style-name="T88">programmer</text:span><text:span text:style-name="T2"> we need to give the </text:span><text:span text:style-name="T90">primary</text:span><text:span text:style-name="T2"> key value to save in the database right [ Hope you know this generators concept ] </text:span></text:p>
        </text:list-item>
        <text:list-item>
          <text:p text:style-name="P132"><text:span text:style-name="T2">In case of </text:span><text:span text:style-name="T66">other</text:span><text:span text:style-name="T2"> than assigned generator class, suppose if our generator class name is </text:span><text:span text:style-name="T91">Increment</text:span><text:span text:style-name="T2"> means hibernate </text:span><text:span text:style-name="T87">it self</text:span><text:span text:style-name="T2"> will assign the primary key id value into the database right </text:span><text:span text:style-name="T92">[</text:span><text:span text:style-name="T2"> other than assigned generator, hibernate only used to take care the primary key id value remember <text:s/></text:span><text:span text:style-name="T92">]</text:span><text:span text:style-name="T2">, so in this case if we call </text:span><text:span text:style-name="T87">save</text:span><text:span text:style-name="T2">() or </text:span><text:span text:style-name="T88">persist</text:span><text:span text:style-name="T2">() method then it will insert the record into the database normally </text:span></text:p>
        </text:list-item>
      </text:list>
      <text:p text:style-name="P4"><text:span text:style-name="T2"><text:s text:c="11"/>But here </text:span><text:span text:style-name="T90">thing</text:span><text:span text:style-name="T2"> is,  save() method can </text:span><text:span text:style-name="T89">return</text:span><text:span text:style-name="T2"> that primary key id value which is generated by <text:s text:c="3"/>hibernate and we can see it by</text:span></text:p>
      <text:p text:style-name="P209">long s = session.save(k); </text:p>
      <text:p text:style-name="P6"><text:span text:style-name="T2">In this same case, </text:span><text:span text:style-name="T88">persist</text:span><text:span text:style-name="T2">() will never give any value back to the client, hope you are clear.</text:span></text:p>
      <text:p text:style-name="P211"/>
      <text:p text:style-name="P108">Difference between save and persist method in Hibernate</text:p>
      <text:p text:style-name="P1"><text:span text:style-name="T19">In last section we saw What are difference between </text:span><text:span text:style-name="T25">save</text:span><text:span text:style-name="T2"> </text:span><text:span text:style-name="T19">and </text:span><text:span text:style-name="T25">saveOrUpdate</text:span><text:span text:style-name="T2"> </text:span><text:span text:style-name="T19">and now we will see Difference on </text:span><text:span text:style-name="T25">save</text:span><text:span text:style-name="T2"> </text:span><text:span text:style-name="T19">vs persist method.</text:span><text:span text:style-name="T2"> </text:span></text:p>
      <text:p text:style-name="P56"/>
      <text:p text:style-name="P1"><text:span text:style-name="T25">1)</text:span><text:span text:style-name="T19">First difference between save and persist is there return type. Similar to save method persist also INSERT records into database but </text:span><text:span text:style-name="T18">return type of persist is void</text:span><text:span text:style-name="T19"> while return type of save is </text:span><text:a xlink:type="simple" xlink:href="http://javarevisited.blogspot.sg/2012/01/serializable-externalizable-in-java.html" text:style-name="Internet_20_link" text:visited-style-name="Visited_20_Internet_20_Link"><text:span text:style-name="T68">Serializable</text:span></text:a><text:span text:style-name="T19"> object.  </text:span></text:p>
      <text:p text:style-name="P56"/>
      <text:p text:style-name="P1"><text:soft-page-break/><text:span text:style-name="T19">2) Another difference between persist and save is that both methods make a </text:span><text:a xlink:type="simple" xlink:href="http://javarevisited.blogspot.sg/2012/03/difference-between-transient-and.html" text:style-name="Internet_20_link" text:visited-style-name="Visited_20_Internet_20_Link"><text:span text:style-name="T68">transient</text:span></text:a><text:span text:style-name="T19"> instance persistent. However, </text:span><text:span text:style-name="T25">persist()</text:span><text:span text:style-name="T2"> </text:span><text:span text:style-name="T19">method doesn't guarantee that the identifier value will be assigned to the persistent instance immediately, the assignment might happen at flush time. </text:span></text:p>
      <text:p text:style-name="P56"/>
      <text:p text:style-name="P1"><text:span text:style-name="T19">3) One more thing which differentiate persist and save method in Hibernate is that is there behavior on outside of transaction boundaries. </text:span><text:span text:style-name="T25">persist()</text:span><text:span text:style-name="T2"> </text:span><text:span text:style-name="T19">method guarantees that it will not execute an INSERT statement if it is called outside of </text:span><text:a xlink:type="simple" xlink:href="http://javarevisited.blogspot.sg/2011/11/database-transaction-tutorial-example.html" text:style-name="Internet_20_link" text:visited-style-name="Visited_20_Internet_20_Link"><text:span text:style-name="T68">transaction boundaries</text:span></text:a><text:span text:style-name="T19">. </text:span><text:span text:style-name="T25">save()</text:span><text:span text:style-name="T2"> </text:span><text:span text:style-name="T19">method does not guarantee the same, it returns an identifier, and if an INSERT has to be executed to get the identifier (e.g. "identity" generator), this INSERT happens immediately, no matter if you are inside or outside of a transaction.</text:span></text:p>
      <text:p text:style-name="P56"/>
      <text:p text:style-name="P1"><text:span text:style-name="T19">4) Fourth difference between </text:span><text:span text:style-name="T25">save</text:span><text:span text:style-name="T2"> </text:span><text:span text:style-name="T19">and </text:span><text:span text:style-name="T25">persist</text:span><text:span text:style-name="T2"> </text:span><text:span text:style-name="T19">method in Hibernate is related to previous difference on save vs persist. Because of its above behavior of persist method outside transaction boundary, its useful in long-running conversations with an extended </text:span><text:span text:style-name="T25">Session</text:span><text:span text:style-name="T2"> </text:span><text:span text:style-name="T19">context. On the other hand </text:span><text:span text:style-name="T25">save</text:span><text:span text:style-name="T2"> </text:span><text:span text:style-name="T19">method is not good in a long-running conversation with an extended Session context.</text:span></text:p>
      <text:p text:style-name="P56"/>
      <text:p text:style-name="P1"><text:span text:style-name="T19">These were some </text:span><text:span text:style-name="T18">differences between save, saveOrUpdate and persist method of Hibernate</text:span><text:span text:style-name="T19">. All three method are related to saving Object into database but there behavior are quite different. Knowledge of </text:span><text:span text:style-name="T25">save</text:span><text:span text:style-name="T19">, </text:span><text:span text:style-name="T25">persist</text:span><text:span text:style-name="T2"> </text:span><text:span text:style-name="T19">and </text:span><text:span text:style-name="T25">saveOrUpdate</text:span><text:span text:style-name="T2"> </text:span><text:span text:style-name="T19">not only helps to decide better use of Hibernate API but also help you to do well in Hibernate interviews.</text:span></text:p>
      <text:p text:style-name="P72"><text:line-break/></text:p>
      <text:p text:style-name="P211"/>
      <text:p text:style-name="P56"/>
      <table:table table:name="Table2" table:style-name="Table2">
        <table:table-column table:style-name="Table2.A"/>
        <table:table-column table:style-name="Table2.B"/>
        <table:table-row>
          <table:table-cell table:style-name="Table2.A1" office:value-type="string">
            <text:p text:style-name="P13">1 down vote </text:p>
          </table:table-cell>
          <table:table-cell table:style-name="Table2.A1" office:value-type="string">
            <text:p text:style-name="P204">Persist():</text:p>
            <text:list xml:id="list5908496874615938214" text:style-name="L6">
              <text:list-item>
                <text:p text:style-name="P15">It is a void method and does not guarantee that identifier value is assigned to persistence instance after INSERT. the assignment might happen at flush time. </text:p>
              </text:list-item>
              <text:list-item>
                <text:p text:style-name="P15">It will not be executed if its called from outside transactions boundaries. </text:p>
              </text:list-item>
              <text:list-item>
                <text:p text:style-name="P194">It will be useful for long-running conversations with extended session/persistence context. </text:p>
              </text:list-item>
            </text:list>
            <text:p text:style-name="P204">Save():</text:p>
            <text:list xml:id="list5857545531350688818" text:style-name="L7">
              <text:list-item>
                <text:p text:style-name="P16">It will return the identifier after executing INSERT. </text:p>
              </text:list-item>
              <text:list-item>
                <text:p text:style-name="P16">It will be executed even outside transaction boundary. </text:p>
              </text:list-item>
              <text:list-item>
                <text:p text:style-name="P195">It is not useful for long-running conversations. </text:p>
              </text:list-item>
            </text:list>
          </table:table-cell>
        </table:table-row>
      </table:table>
      <text:p text:style-name="P56"/>
      <text:p text:style-name="P1"><text:span text:style-name="T1">22&gt;</text:span><text:span text:style-name="T22">Difference between save and saveOrUpdate in Hibernate</text:span></text:p>
      <text:p text:style-name="P63">Ans:</text:p>
      <text:p text:style-name="P56"/>
      <text:p text:style-name="P1"><text:span text:style-name="T23">Main </text:span><text:span text:style-name="T24">difference between </text:span><text:span text:style-name="T29">save</text:span><text:span text:style-name="T2"> </text:span><text:span text:style-name="T24">and </text:span><text:span text:style-name="T29">saveOrUpdate</text:span><text:span text:style-name="T2"> </text:span><text:span text:style-name="T24">method</text:span><text:span text:style-name="T2"> </text:span><text:span text:style-name="T23">is that </text:span><text:span text:style-name="T30">save()</text:span><text:span text:style-name="T2"> </text:span><text:span text:style-name="T23">generates a </text:span><text:span text:style-name="T22">new identifier</text:span><text:span text:style-name="T23"> and INSERT record into </text:span><text:a xlink:type="simple" xlink:href="http://javarevisited.blogspot.sg/2011/10/selct-command-sql-query-example.html" text:style-name="Internet_20_link" text:visited-style-name="Visited_20_Internet_20_Link"><text:span text:style-name="T71">database</text:span></text:a><text:span text:style-name="T23"> while </text:span><text:span text:style-name="T30">saveOrUpdate</text:span><text:span text:style-name="T2"> </text:span><text:span text:style-name="T23">can either INSERT or UPDATE based upon existence of record. Clearly </text:span><text:span text:style-name="T30">saveOrUpdate</text:span><text:span text:style-name="T2"> </text:span><text:span text:style-name="T23">is more flexible in terms of use but it involves an extra processing to find out whether record already exists in table or not. In summary  </text:span><text:span text:style-name="T30">save()</text:span><text:span text:style-name="T2"> </text:span><text:span text:style-name="T23">method saves records into database by INSERT SQL query, Generates a new identifier and return the </text:span><text:a xlink:type="simple" xlink:href="http://javarevisited.blogspot.sg/2011/04/top-10-java-serialization-interview.html" text:style-name="Internet_20_link" text:visited-style-name="Visited_20_Internet_20_Link"><text:span text:style-name="T71">Serializable</text:span></text:a><text:span text:style-name="T23"> identifier back. On the other hand  </text:span><text:span text:style-name="T30">saveOrUpdate() method</text:span><text:span text:style-name="T2"> </text:span><text:span text:style-name="T23">either INSERT or UPDATE based upon existence of object in database. If persistence object already exists in database then UPDATE SQL will </text:span><text:a xlink:type="simple" xlink:href="http://javarevisited.blogspot.sg/2012/03/how-to-create-and-execute-jar-file-in.html" text:style-name="Internet_20_link" text:visited-style-name="Visited_20_Internet_20_Link"><text:span text:style-name="T71">execute</text:span></text:a><text:span text:style-name="T23"> and if there is no corresponding object in database than INSERT will run.</text:span></text:p>
      <text:p text:style-name="P72"><text:line-break/></text:p>
      <text:p text:style-name="P11"><text:soft-page-break/>23&gt;What is garbage collector?</text:p>
      <text:p text:style-name="P11">Ans:</text:p>
      <text:p text:style-name="P56"/>
      <table:table table:name="Table3" table:style-name="Table3">
        <table:table-column table:style-name="Table3.A"/>
        <table:table-row>
          <table:table-cell table:style-name="Table3.A1" office:value-type="string">
            <text:p text:style-name="P13">In java, garbage means unreferenced objects. </text:p>
          </table:table-cell>
        </table:table-row>
        <table:table-row>
          <table:table-cell table:style-name="Table3.A1" office:value-type="string">
            <text:p text:style-name="P13">Garbage Collection is process of reclaiming the runtime unused memory automatically.</text:p>
          </table:table-cell>
        </table:table-row>
      </table:table>
      <text:p text:style-name="P177">It makes java memory efficient because garbage collector removes the unreferenced objects from heap memory. </text:p>
      <text:list xml:id="list1296991567785055833" text:style-name="L8">
        <text:list-item>
          <text:p text:style-name="P144">It is automatically done by the garbage collector so we don't need to make extra efforts. </text:p>
        </text:list-item>
      </text:list>
      <text:p text:style-name="P112">How can an object be unreferenced?</text:p>
      <table:table table:name="Table4" table:style-name="Table4">
        <table:table-column table:style-name="Table4.A"/>
        <table:table-row>
          <table:table-cell table:style-name="Table4.A1" office:value-type="string">
            <text:p text:style-name="P13">There are many ways: </text:p>
          </table:table-cell>
        </table:table-row>
        <table:table-row>
          <table:table-cell table:style-name="Table4.A1" office:value-type="string">
            <text:list xml:id="list2101313973536146836" text:style-name="L9">
              <text:list-item>
                <text:p text:style-name="P17">By nulling the reference </text:p>
              </text:list-item>
              <text:list-item>
                <text:p text:style-name="P17">By assigning a reference to another </text:p>
              </text:list-item>
              <text:list-item>
                <text:p text:style-name="P196">By annonymous object etc. </text:p>
              </text:list-item>
            </text:list>
          </table:table-cell>
        </table:table-row>
      </table:table>
      <text:p text:style-name="P112">1) By nulling a reference:</text:p>
      <text:list xml:id="list1084263555047394935" text:style-name="L10">
        <text:list-item>
          <text:p text:style-name="P18">Employee e=new Employee();  </text:p>
        </text:list-item>
        <text:list-item>
          <text:p text:style-name="P145">e=null;  </text:p>
        </text:list-item>
      </text:list>
      <text:p text:style-name="P112">2) By assigning a reference to another:</text:p>
      <text:list xml:id="list4697251153890901765" text:style-name="L11">
        <text:list-item>
          <text:p text:style-name="P19">Employee e1=new Employee();  </text:p>
        </text:list-item>
        <text:list-item>
          <text:p text:style-name="P19">Employee e2=new Employee();  </text:p>
        </text:list-item>
        <text:list-item>
          <text:p text:style-name="P19">  </text:p>
        </text:list-item>
        <text:list-item>
          <text:p text:style-name="P146">e1=e2;//now the first object referred by e1 is available for garbage collection  </text:p>
        </text:list-item>
      </text:list>
      <text:p text:style-name="P112">3) By annonymous object:</text:p>
      <text:list xml:id="list3924917051886402718" text:style-name="L12">
        <text:list-item>
          <text:p text:style-name="P147">new Employee();  </text:p>
        </text:list-item>
      </text:list>
      <text:p text:style-name="P112">finalize() method:</text:p>
      <table:table table:name="Table5" table:style-name="Table5">
        <table:table-column table:style-name="Table5.A"/>
        <table:table-row>
          <table:table-cell table:style-name="Table5.A1" office:value-type="string">
            <text:p text:style-name="P13">The finalize() method is invoked each time before the object is garbage collected. This method can be used to perform cleanup processing. This method is defined in System class as:</text:p>
          </table:table-cell>
        </table:table-row>
      </table:table>
      <text:list xml:id="list8941242907526608940" text:style-name="L13">
        <text:list-item>
          <text:p text:style-name="P148">protected void finalize(){}  </text:p>
        </text:list-item>
      </text:list>
      <text:p text:style-name="P110">Note: The Garbage collector of JVM collects only those objects that are created by new keyword. So if you have created any object without new, you can use finalize method to perform cleanup processing (destroying remaining objects).</text:p>
      <text:p text:style-name="P192"/>
      <text:p text:style-name="P112">gc() method:</text:p>
      <table:table table:name="Table6" table:style-name="Table6">
        <table:table-column table:style-name="Table6.A"/>
        <table:table-row>
          <table:table-cell table:style-name="Table6.A1" office:value-type="string">
            <text:p text:style-name="P13">The gc() method is used to invoke the garbage collector to perform cleanup processing. The gc() is found in System and Runtime classes. </text:p>
          </table:table-cell>
        </table:table-row>
      </table:table>
      <text:list xml:id="list3999911372421258997" text:style-name="L14">
        <text:list-item>
          <text:p text:style-name="P149">public static void gc(){}  </text:p>
        </text:list-item>
      </text:list>
      <text:p text:style-name="P110"><text:soft-page-break/>Note: Garbage collection is performed by a daemon thread called Garbage Collector(GC). This thread calls the finalize() method before object is garbage collected.</text:p>
      <text:p text:style-name="P11">24&gt;Finalize() metgod function</text:p>
      <text:p text:style-name="P11">Ans:</text:p>
      <text:p text:style-name="P111">what is finalize method in Java </text:p>
      <text:p text:style-name="P1"><text:span text:style-name="T19">1) </text:span><text:span text:style-name="T25">finalize()</text:span><text:span text:style-name="T2"> </text:span><text:span text:style-name="T19">method is defined in </text:span><text:span text:style-name="T25">java.lang.Object</text:span><text:span text:style-name="T2"> </text:span><text:span text:style-name="T19">class, which means it available to all the classes for sake of </text:span><text:a xlink:type="simple" xlink:href="http://javarevisited.blogspot.com/2011/12/method-overloading-vs-method-overriding.html" text:style-name="Internet_20_link" text:visited-style-name="Visited_20_Internet_20_Link"><text:span text:style-name="T68">overriding</text:span></text:a><text:span text:style-name="T19">. finalize method is defined as protected which leads to a </text:span><text:a xlink:type="simple" xlink:href="http://javarevisited.blogspot.com/2011/04/top-20-core-java-interview-questions.html" text:style-name="Internet_20_link" text:visited-style-name="Visited_20_Internet_20_Link"><text:span text:style-name="T68">popular core java question</text:span></text:a><text:span text:style-name="T19"> "</text:span><text:span text:style-name="T18">Why finalize is declared protected instead of public</text:span><text:span text:style-name="T19">"? well I don't know the exact reason its falls in same category of questions like </text:span><text:a xlink:type="simple" xlink:href="http://javarevisited.blogspot.com/2011/07/why-multiple-inheritances-are-not.html" text:style-name="Internet_20_link" text:visited-style-name="Visited_20_Internet_20_Link"><text:span text:style-name="T68">why java doesn HYPERLINK "http://javarevisited.blogspot.com/2011/07/why-multiple-inheritances-are-not.html"' HYPERLINK "http://javarevisited.blogspot.com/2011/07/why-multiple-inheritances-are-not.html"t support multiple inheritance</text:span></text:a><text:span text:style-name="T19"> which can only be answer accurately by designers of Java. any way making finalize protected looks good in terms of following </text:span><text:a xlink:type="simple" xlink:href="http://javarevisited.blogspot.com/2012/03/what-is-encapsulation-in-java-and-oops.html" text:style-name="Internet_20_link" text:visited-style-name="Visited_20_Internet_20_Link"><text:span text:style-name="T68">rule of encapsulation</text:span></text:a><text:span text:style-name="T19"> which starts with least restrictive access modifier like private but making finalize private prevents it from being overridden in subclass as you can not override </text:span><text:span text:style-name="T25">private</text:span><text:span text:style-name="T2"> </text:span><text:span text:style-name="T19">methods, so making it </text:span><text:span text:style-name="T25">protected</text:span><text:span text:style-name="T2"> </text:span><text:span text:style-name="T19">is next obvious choice.</text:span></text:p>
      <text:p text:style-name="P56"/>
      <text:p text:style-name="P1"><text:span text:style-name="T19">2) One of the most important point of finalize method is that its </text:span><text:span text:style-name="T20">not automatically chained like </text:span><text:a xlink:type="simple" xlink:href="http://javarevisited.blogspot.com/2012/01/what-is-constructor-overloading-in-java.html" text:style-name="Internet_20_link" text:visited-style-name="Visited_20_Internet_20_Link"><text:span text:style-name="T69">constructors</text:span></text:a><text:span text:style-name="T19">. If you are overriding finalize method than its your responsibility to call </text:span><text:span text:style-name="T25">finalize()</text:span><text:span text:style-name="T2"> </text:span><text:span text:style-name="T19">method of super-class, </text:span><text:span text:style-name="T18">if you forgot to call then finalize of super class will never be called</text:span><text:span text:style-name="T19">. so it becomes critical to remember this and provide an opportunity to finalize of super class to perform cleanup. Best way to call super class finalize method is to call them in </text:span><text:span text:style-name="T25">finally</text:span><text:span text:style-name="T2"> </text:span><text:span text:style-name="T19">block as shown in below example. this will granted that finalize of parent class will be called in all condition except when </text:span><text:a xlink:type="simple" xlink:href="http://javarevisited.blogspot.com/2011/12/jre-jvm-jdk-jit-in-java-programming.html" text:style-name="Internet_20_link" text:visited-style-name="Visited_20_Internet_20_Link"><text:span text:style-name="T68">JVM</text:span></text:a><text:span text:style-name="T19"> exits:</text:span></text:p>
      <text:p text:style-name="P56"/>
      <text:p text:style-name="P1"><text:span text:style-name="T3"> </text:span><text:span text:style-name="T26">@</text:span><text:a xlink:type="simple" xlink:href="http://java.sun.com/j2se/1.5.0/docs/api/java/lang/Override.html" text:style-name="Internet_20_link" text:visited-style-name="Visited_20_Internet_20_Link"><text:span text:style-name="T93">Override</text:span></text:a><text:span text:style-name="T26"><text:line-break/>    </text:span><text:span text:style-name="T40">protected</text:span><text:span text:style-name="T26"> </text:span><text:span text:style-name="T98">void</text:span><text:span text:style-name="T26"> finalize</text:span><text:span text:style-name="T99">()</text:span><text:span text:style-name="T26"> </text:span><text:span text:style-name="T40">throws</text:span><text:span text:style-name="T26"> </text:span><text:span text:style-name="T28">Throwable</text:span><text:span text:style-name="T26"> </text:span><text:span text:style-name="T99">{</text:span><text:span text:style-name="T26"><text:line-break/>        </text:span><text:span text:style-name="T40">try</text:span><text:span text:style-name="T99">{</text:span><text:span text:style-name="T26"><text:line-break/>            </text:span><text:span text:style-name="T28">System</text:span><text:span text:style-name="T26">.</text:span><text:span text:style-name="T100">out</text:span><text:span text:style-name="T26">.</text:span><text:span text:style-name="T100">println</text:span><text:span text:style-name="T99">(</text:span><text:span text:style-name="T73">"Finalize of Sub Class"</text:span><text:span text:style-name="T99">)</text:span><text:span text:style-name="T101">;</text:span><text:span text:style-name="T26"><text:line-break/>            </text:span><text:span text:style-name="T102">//release resources, perform cleanup ;</text:span><text:span text:style-name="T26"><text:line-break/>        </text:span><text:span text:style-name="T99">}</text:span><text:span text:style-name="T40">catch</text:span><text:span text:style-name="T99">(</text:span><text:span text:style-name="T28">Throwable</text:span><text:span text:style-name="T26"> t</text:span><text:span text:style-name="T99">){</text:span><text:span text:style-name="T26"><text:line-break/>            </text:span><text:span text:style-name="T40">throw</text:span><text:span text:style-name="T26"> t</text:span><text:span text:style-name="T101">;</text:span><text:span text:style-name="T26"><text:line-break/>        </text:span><text:span text:style-name="T99">}</text:span><text:span text:style-name="T40">finally</text:span><text:span text:style-name="T99">{</text:span><text:span text:style-name="T26"><text:line-break/>            </text:span><text:span text:style-name="T28">System</text:span><text:span text:style-name="T26">.</text:span><text:span text:style-name="T100">out</text:span><text:span text:style-name="T26">.</text:span><text:span text:style-name="T100">println</text:span><text:span text:style-name="T99">(</text:span><text:span text:style-name="T73">"Calling finalize of Super Class"</text:span><text:span text:style-name="T99">)</text:span><text:span text:style-name="T101">;</text:span><text:span text:style-name="T26"><text:line-break/>            </text:span><text:span text:style-name="T40">super</text:span><text:span text:style-name="T26">.</text:span><text:span text:style-name="T100">finalize</text:span><text:span text:style-name="T99">()</text:span><text:span text:style-name="T101">;</text:span><text:span text:style-name="T26"><text:line-break/>        </text:span><text:span text:style-name="T99">}</text:span><text:span text:style-name="T26"><text:line-break/>      <text:line-break/>    </text:span><text:span text:style-name="T99">}</text:span></text:p>
      <text:p text:style-name="P56"/>
      <text:p text:style-name="P1"><text:span text:style-name="T19">3) finalize method is called by </text:span><text:span text:style-name="T18">garbage collection thread</text:span><text:span text:style-name="T19"> before collecting object and if not intended to be called like normal method.</text:span></text:p>
      <text:p text:style-name="P56"/>
      <text:p text:style-name="P1"><text:span text:style-name="T19">4) finalize gets called only once by GC thread, if object revive itself from finalize method than </text:span><text:span text:style-name="T18">finalize will not be called again</text:span><text:span text:style-name="T19">.</text:span></text:p>
      <text:p text:style-name="P56"/>
      <text:p text:style-name="P1"><text:span text:style-name="T19">5) Any </text:span><text:a xlink:type="simple" xlink:href="http://javarevisited.blogspot.com/2011/12/checked-vs-unchecked-exception-in-java.html" text:style-name="Internet_20_link" text:visited-style-name="Visited_20_Internet_20_Link"><text:span text:style-name="T68">Exception</text:span></text:a><text:span text:style-name="T19"> thrown by finalize method is ignored by GC thread and it will not be propagated further, in fact I doubt if you find any trace of it.</text:span></text:p>
      <text:p text:style-name="P56"/>
      <text:p text:style-name="P1"><text:span text:style-name="T19">6) There is one way you can guarantee running of finalize method by calling </text:span><text:span text:style-name="T25">System.runFinalization()</text:span><text:span text:style-name="T2"> </text:span><text:span text:style-name="T19">and</text:span></text:p>
      <text:p text:style-name="P1"><text:span text:style-name="T25">Runtime.getRuntime().runFinalization().</text:span><text:span text:style-name="T2"> </text:span><text:span text:style-name="T19">These methods ensures that JVM call finalize() method of all object which are eligible for garbage collection and whose finalize has not yet called.</text:span></text:p>
      <text:p text:style-name="P180"/>
      <text:p text:style-name="P107">Alternative of finalize method for cleanup.</text:p>
      <text:p text:style-name="P1"><text:span text:style-name="T19">So far its seems we are suggesting not to use finalize method because of its non guaranteed behavior but than </text:span><text:span text:style-name="T25">what is alternative of releasing resource</text:span><text:span text:style-name="T19">, performing cleanup because there is no destructor in Java. Having a method like </text:span><text:span text:style-name="T25">close()</text:span><text:span text:style-name="T2"> </text:span><text:span text:style-name="T19">or </text:span><text:span text:style-name="T25">destroy()</text:span><text:span text:style-name="T2"> </text:span><text:span text:style-name="T19">make much sense for releasing resources held by classes. In fact </text:span><text:a xlink:type="simple" xlink:href="http://javarevisited.blogspot.com/2011/12/jre-jvm-jdk-jit-in-java-programming.html" text:style-name="Internet_20_link" text:visited-style-name="Visited_20_Internet_20_Link"><text:span text:style-name="T68">JDK</text:span></text:a><text:span text:style-name="T19"> library follows this. if you look at </text:span><text:a xlink:type="simple" xlink:href="http://docs.oracle.com/javase/1.5.0/docs/api/java/io/package-frame.html" text:style-name="Internet_20_link" text:visited-style-name="Visited_20_Internet_20_Link"><text:span text:style-name="T72">java.io</text:span></text:a><text:span text:style-name="T2"> </text:span><text:span text:style-name="T19">package which is a great example of acquiring system resource like </text:span><text:span text:style-name="T18">file descriptor</text:span><text:span text:style-name="T19"> for opening file, offers </text:span><text:span text:style-name="T25">close()</text:span><text:span text:style-name="T2"> </text:span><text:span text:style-name="T19">method for opening stream and </text:span><text:span text:style-name="T25">close()</text:span><text:span text:style-name="T2"> </text:span><text:span text:style-name="T19">for closing it. in fact its one of the best practice to call close  method from finally block in java. Only caveat with this approach is its not automatic, client has to do the cleanup and if client forgot to do cleanup there are chances of resources getting leaked, which again suggest us that we could probably give another chance to finalize method. You will be pleased to know that J</text:span><text:a xlink:type="simple" xlink:href="http://javarevisited.blogspot.com/2011/09/arm-automatic-resource-management-in.html" text:style-name="Internet_20_link" text:visited-style-name="Visited_20_Internet_20_Link"><text:span text:style-name="T68">ava 7 has added </text:span></text:a><text:soft-page-break/><text:a xlink:type="simple" xlink:href="http://javarevisited.blogspot.com/2011/09/arm-automatic-resource-management-in.html" text:style-name="Internet_20_link" text:visited-style-name="Visited_20_Internet_20_Link"><text:span text:style-name="T68">automatic resource management feature</text:span></text:a><text:span text:style-name="T19"> which takes care of closing all resource opened inside try block automatically, leaving no chance of manual release and leakage.</text:span></text:p>
      <text:p text:style-name="P180"/>
      <text:p text:style-name="P122">When to use finalize method in Java</text:p>
      <text:p text:style-name="P1"><text:span text:style-name="T19">As last paragraph pointed out that there are certain cases where </text:span><text:span text:style-name="T20">overriding finalize make sense,</text:span><text:span text:style-name="T19"> like an ultimate last attempt to cleanup the resource. If a </text:span><text:a xlink:type="simple" xlink:href="http://javarevisited.blogspot.com/2011/10/class-in-java-programming-general.html" text:style-name="Internet_20_link" text:visited-style-name="Visited_20_Internet_20_Link"><text:span text:style-name="T77">Java c</text:span></text:a><text:a xlink:type="simple" xlink:href="http://javarevisited.blogspot.com/2011/10/class-in-java-programming-general.html" text:style-name="Internet_20_link" text:visited-style-name="Visited_20_Internet_20_Link"><text:span text:style-name="T68"> HYPERLINK "http://javarevisited.blogspot.com/2011/10/class-in-java-programming-general.html"lass</text:span></text:a><text:span text:style-name="T19"> is made to held resource like input output devices, JDBC connection than you should override finalize and call its </text:span><text:span text:style-name="T25">close()</text:span><text:span text:style-name="T2"> </text:span><text:span text:style-name="T19">method from finalize. though there is no guarantee that it will run and release the resource timely best part is we are not relying on it. It just another last attempt to release the resource which most likely have been already released due to client calling </text:span><text:span text:style-name="T25">close()</text:span><text:span text:style-name="T2"> </text:span><text:span text:style-name="T19">method. This technique is heavily used inside Java Development library. look at below example of finalize method from </text:span><text:a xlink:type="simple" xlink:href="http://docs.oracle.com/javase/1.5.0/docs/api/java/io/FileInputStream.html" text:style-name="Internet_20_link" text:visited-style-name="Visited_20_Internet_20_Link"><text:span text:style-name="T72">FileInputStream.java</text:span></text:a></text:p>
      <text:p text:style-name="P56"/>
      <text:p text:style-name="P1"><text:span text:style-name="T3"> </text:span><text:span text:style-name="T40">protected</text:span><text:span text:style-name="T26"> </text:span><text:span text:style-name="T98">void</text:span><text:span text:style-name="T26"> finalize</text:span><text:span text:style-name="T99">()</text:span><text:span text:style-name="T26"> </text:span><text:span text:style-name="T40">throws</text:span><text:span text:style-name="T26"> </text:span><text:span text:style-name="T28">IOException</text:span><text:span text:style-name="T26"> </text:span><text:span text:style-name="T99">{</text:span><text:span text:style-name="T26"><text:line-break/>        </text:span><text:span text:style-name="T40">if</text:span><text:span text:style-name="T26"> </text:span><text:span text:style-name="T99">((</text:span><text:span text:style-name="T26">fd </text:span><text:span text:style-name="T101">!</text:span><text:span text:style-name="T26">= </text:span><text:span text:style-name="T98">null</text:span><text:span text:style-name="T99">)</text:span><text:span text:style-name="T26"> </text:span><text:span text:style-name="T101">&amp;&amp;</text:span><text:span text:style-name="T26">  </text:span><text:span text:style-name="T99">(</text:span><text:span text:style-name="T26">fd </text:span><text:span text:style-name="T101">!</text:span><text:span text:style-name="T26">= </text:span><text:span text:style-name="T28">FileDescriptor</text:span><text:span text:style-name="T26">.</text:span><text:span text:style-name="T100">in</text:span><text:span text:style-name="T99">))</text:span><text:span text:style-name="T26"> </text:span><text:span text:style-name="T99">{</text:span><text:span text:style-name="T26"><text:line-break/><text:line-break/>            </text:span><text:span text:style-name="T102">/*<text:line-break/>             * Finalize should not release the FileDescriptor if another<text:line-break/>             * stream is still using it. If the user directly invokes<text:line-break/>             * close() then the FileDescriptor is also released.<text:line-break/>             */</text:span><text:span text:style-name="T26"><text:line-break/>            runningFinalize.</text:span><text:span text:style-name="T100">set</text:span><text:span text:style-name="T99">(</text:span><text:span text:style-name="T28">Boolean</text:span><text:span text:style-name="T26">.</text:span><text:span text:style-name="T100">TRUE</text:span><text:span text:style-name="T99">)</text:span><text:span text:style-name="T101">;</text:span><text:span text:style-name="T26"><text:line-break/>            </text:span><text:span text:style-name="T40">try</text:span><text:span text:style-name="T26"> </text:span><text:span text:style-name="T99">{</text:span><text:span text:style-name="T26"><text:line-break/>                close</text:span><text:span text:style-name="T99">()</text:span><text:span text:style-name="T101">;</text:span><text:span text:style-name="T26"><text:line-break/>            </text:span><text:span text:style-name="T99">}</text:span><text:span text:style-name="T26"> </text:span><text:span text:style-name="T40">finally</text:span><text:span text:style-name="T26"> </text:span><text:span text:style-name="T99">{</text:span><text:span text:style-name="T26"><text:line-break/>                runningFinalize.</text:span><text:span text:style-name="T100">set</text:span><text:span text:style-name="T99">(</text:span><text:span text:style-name="T28">Boolean</text:span><text:span text:style-name="T26">.</text:span><text:span text:style-name="T100">FALSE</text:span><text:span text:style-name="T99">)</text:span><text:span text:style-name="T101">;</text:span><text:span text:style-name="T26"><text:line-break/>            </text:span><text:span text:style-name="T99">}</text:span><text:span text:style-name="T26"><text:line-break/>        </text:span><text:span text:style-name="T99">}</text:span><text:span text:style-name="T26"><text:line-break/><text:line-break/>    </text:span><text:span text:style-name="T99">}</text:span></text:p>
      <text:p text:style-name="P180"/>
      <text:p text:style-name="P122">What not to do in finalize method in Java</text:p>
      <text:p text:style-name="P1"><text:span text:style-name="T19">trusting finalize method for releasing critical resource is biggest </text:span><text:a xlink:type="simple" xlink:href="http://javarevisited.blogspot.com/2012/02/java-mistake-1-using-float-and-double.html" text:style-name="Internet_20_link" text:visited-style-name="Visited_20_Internet_20_Link"><text:span text:style-name="T68">mistake java programmer can made</text:span></text:a><text:span text:style-name="T19">. suppose instead of relying on </text:span><text:span text:style-name="T25">close()</text:span><text:span text:style-name="T2"> </text:span><text:span text:style-name="T19">method to release file descriptor, you rely on finalize to relapse it for you. Since there is no guaranteed when finalize method will run you could effectively lock hundreds of file-descriptor of earlier opened file or socket and there is high chance that your application will ran out of file-descriptor and not able to </text:span><text:a xlink:type="simple" xlink:href="http://javarevisited.blogspot.com/2011/12/read-and-write-text-file-java.html" text:style-name="Internet_20_link" text:visited-style-name="Visited_20_Internet_20_Link"><text:span text:style-name="T68">open any new file</text:span></text:a><text:span text:style-name="T19">. Its best to use finalize as last attempt to do cleanup but </text:span><text:span text:style-name="T18">never use finalize as first or only attempt</text:span><text:span text:style-name="T19">.</text:span></text:p>
      <text:p text:style-name="P56"/>
      <text:p text:style-name="P1"><text:span text:style-name="T19">That's all on </text:span><text:span text:style-name="T18">finalize method in Java</text:span><text:span text:style-name="T19">. as you have seen there are quite lot of </text:span><text:span text:style-name="T20">specifics about finalize method</text:span><text:span text:style-name="T19"> which java programmer should remember before using finalize in java. In one liner don’t do time critical task on finalize method but use finalize with caution.</text:span></text:p>
      <text:p text:style-name="P72"><text:line-break/></text:p>
      <text:p text:style-name="P177">finalize() execution is not guaranteed at all (with example) </text:p>
      <text:list xml:id="list5820660725312689355" text:style-name="L15">
        <text:list-item>
          <text:p text:style-name="P20">Other reasons for not using it </text:p>
        </text:list-item>
        <text:list-item>
          <text:p text:style-name="P20">finalize() add heavy penalty in performance </text:p>
        </text:list-item>
        <text:list-item>
          <text:p text:style-name="P150">Guide for correct usage </text:p>
        </text:list-item>
      </text:list>
      <text:p text:style-name="P112">finalize() execution is not guaranteed at all (with example)</text:p>
      <text:p text:style-name="P142">Lets prove it using a program. I have written a simple java runnable with one print statement in each block i.e. try-catch-finally-finalize. I have also created another class which will create 3 instances of this runnable and then we will see the execution path.</text:p>
      <table:table table:name="Table7" table:style-name="Table7">
        <table:table-column table:style-name="Table7.A"/>
        <table:table-column table:style-name="Table7.B"/>
        <table:table-column table:style-name="Table7.C"/>
        <table:table-row>
          <table:table-cell table:style-name="Table7.A1" office:value-type="string">
            <text:p text:style-name="P13">1</text:p>
            <text:p text:style-name="P13">2</text:p>
            <text:p text:style-name="P13">3</text:p>
            <text:p text:style-name="P13"><text:soft-page-break/>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20</text:p>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30</text:p>
            <text:p text:style-name="P13">31</text:p>
            <text:p text:style-name="P13">32</text:p>
            <text:p text:style-name="P13">33</text:p>
            <text:p text:style-name="P13">34</text:p>
          </table:table-cell>
          <table:table-cell table:style-name="Table7.A1" table:number-columns-spanned="2" office:value-type="string">
            <text:p text:style-name="P61">publicclassTryCatchFinallyTest implementsRunnable {</text:p>
            <text:p text:style-name="P13"> </text:p>
            <text:p text:style-name="P61">    privatevoidtestMethod() throwsInterruptedException</text:p>
            <text:p text:style-name="P61"><text:soft-page-break/>    {</text:p>
            <text:p text:style-name="P61">        try</text:p>
            <text:p text:style-name="P61">        {</text:p>
            <text:p text:style-name="P61">            System.out.println("In try block");</text:p>
            <text:p text:style-name="P61">            thrownewNullPointerException();</text:p>
            <text:p text:style-name="P61">        }</text:p>
            <text:p text:style-name="P61">        catch(NullPointerException npe)</text:p>
            <text:p text:style-name="P61">        {</text:p>
            <text:p text:style-name="P61">            System.out.println("In catch block");</text:p>
            <text:p text:style-name="P61">        }</text:p>
            <text:p text:style-name="P61">        finally</text:p>
            <text:p text:style-name="P61">        {</text:p>
            <text:p text:style-name="P61">            System.out.println("In finally block");</text:p>
            <text:p text:style-name="P61">        }</text:p>
            <text:p text:style-name="P61">    }</text:p>
            <text:p text:style-name="P13"> </text:p>
            <text:p text:style-name="P61">    @Override</text:p>
            <text:p text:style-name="P61">    protectedvoidfinalize() throwsThrowable {</text:p>
            <text:p text:style-name="P61">        System.out.println("In finalize block");</text:p>
            <text:p text:style-name="P61">        super.finalize();</text:p>
            <text:p text:style-name="P61">    }</text:p>
            <text:p text:style-name="P13"> </text:p>
            <text:p text:style-name="P61">    @Override</text:p>
            <text:p text:style-name="P61">    publicvoidrun() {</text:p>
            <text:p text:style-name="P61">        try{</text:p>
            <text:p text:style-name="P61">            testMethod();</text:p>
            <text:p text:style-name="P61">        } catch(InterruptedException e) {</text:p>
            <text:p text:style-name="P61">            e.printStackTrace();</text:p>
            <text:p text:style-name="P61">        }</text:p>
            <text:p text:style-name="P61">    }</text:p>
            <text:p text:style-name="P61">}</text:p>
          </table:table-cell>
          <table:covered-table-cell/>
        </table:table-row>
        <table:table-row>
          <table:table-cell table:style-name="Table7.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20</text:p>
            <text:p text:style-name="P13">21</text:p>
            <text:p text:style-name="P13"><text:soft-page-break/>22</text:p>
          </table:table-cell>
          <table:table-cell table:style-name="Table7.A1" office:value-type="string">
            <text:p text:style-name="P61">publicclassTestMain</text:p>
            <text:p text:style-name="P61">{</text:p>
            <text:p text:style-name="P61">    @SuppressWarnings("deprecation")</text:p>
            <text:p text:style-name="P61">    publicstaticvoidmain(String[] args) {</text:p>
            <text:p text:style-name="P61">    for(inti=1;i&lt;=3;i++)</text:p>
            <text:p text:style-name="P61">    {</text:p>
            <text:p text:style-name="P61">        newThread(newTryCatchFinallyTest()).start();</text:p>
            <text:p text:style-name="P61">    }</text:p>
            <text:p text:style-name="P61">    }</text:p>
            <text:p text:style-name="P61">}</text:p>
            <text:p text:style-name="P13"> </text:p>
            <text:p text:style-name="P61">Output:</text:p>
            <text:p text:style-name="P13"> </text:p>
            <text:p text:style-name="P61">In tryblock</text:p>
            <text:p text:style-name="P61">In catchblock</text:p>
            <text:p text:style-name="P61">In finallyblock</text:p>
            <text:p text:style-name="P61">In tryblock</text:p>
            <text:p text:style-name="P61">In catchblock</text:p>
            <text:p text:style-name="P61">In finallyblock</text:p>
            <text:p text:style-name="P61">In tryblock</text:p>
            <text:p text:style-name="P61">In catchblock</text:p>
            <text:p text:style-name="P61"><text:soft-page-break/>In finallyblock</text:p>
          </table:table-cell>
          <table:table-cell office:value-type="string">
            <text:p text:style-name="Standard"/>
          </table:table-cell>
        </table:table-row>
      </table:table>
      <text:p text:style-name="P142">Amazing, finalize method has not executed at all for any thread. So this proves what I stated already. Reason which i can think of is: finalizers are executed by a separate thread from garbage collector. If JVM exits too early then garbage collector does not get enough time to create and execute finalizers. Please correct me if i am wrong??</text:p>
      <text:p text:style-name="P142">Now, next question is, can we force it to execute?</text:p>
      <text:p text:style-name="P4"><text:span text:style-name="T2">Answer is yes. Yes, we can. Using </text:span><text:a xlink:type="simple" xlink:href="http://grepcode.com/file/repository.grepcode.com/java/root/jdk/openjdk/6-b14/java/lang/System.java#System.runFinalizersOnExit(boolean)" text:style-name="Internet_20_link" text:visited-style-name="Visited_20_Internet_20_Link"><text:span text:style-name="T65">Runtime.runFinalizersOnExit(true);</text:span></text:a></text:p>
      <table:table table:name="Table8" table:style-name="Table8">
        <table:table-column table:style-name="Table8.A"/>
        <table:table-column table:style-name="Table8.B"/>
        <table:table-row>
          <table:table-cell table:style-name="Table8.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20</text:p>
            <text:p text:style-name="P13">21</text:p>
            <text:p text:style-name="P13">22</text:p>
            <text:p text:style-name="P13">23</text:p>
            <text:p text:style-name="P13">24</text:p>
            <text:p text:style-name="P13">25</text:p>
            <text:p text:style-name="P13">26</text:p>
          </table:table-cell>
          <table:table-cell table:style-name="Table8.A1" office:value-type="string">
            <text:p text:style-name="P61">publicclassTestMain</text:p>
            <text:p text:style-name="P61">{</text:p>
            <text:p text:style-name="P61">    @SuppressWarnings("deprecation")</text:p>
            <text:p text:style-name="P61">    publicstaticvoidmain(String[] args) {</text:p>
            <text:p text:style-name="P61">        for(inti=1;i&lt;=3;i++)</text:p>
            <text:p text:style-name="P61">        {</text:p>
            <text:p text:style-name="P61">            newThread(newTryCatchFinallyTest()).start();</text:p>
            <text:p text:style-name="P61">            Runtime.runFinalizersOnExit(true);</text:p>
            <text:p text:style-name="P61">        }</text:p>
            <text:p text:style-name="P61">    }</text:p>
            <text:p text:style-name="P61">}</text:p>
            <text:p text:style-name="P13"> </text:p>
            <text:p text:style-name="P61">Output:</text:p>
            <text:p text:style-name="P13"> </text:p>
            <text:p text:style-name="P61">In tryblock</text:p>
            <text:p text:style-name="P61">In catchblock</text:p>
            <text:p text:style-name="P61">In finallyblock</text:p>
            <text:p text:style-name="P61">In tryblock</text:p>
            <text:p text:style-name="P61">In tryblock</text:p>
            <text:p text:style-name="P61">In catchblock</text:p>
            <text:p text:style-name="P61">In finallyblock</text:p>
            <text:p text:style-name="P61">In catchblock</text:p>
            <text:p text:style-name="P61">In finallyblock</text:p>
            <text:p text:style-name="P61">In finalize block</text:p>
            <text:p text:style-name="P61">In finalize block</text:p>
            <text:p text:style-name="P61">In finalize block</text:p>
          </table:table-cell>
        </table:table-row>
      </table:table>
      <text:p text:style-name="P4"><text:span text:style-name="T2">There is another method also: </text:span><text:a xlink:type="simple" xlink:href="http://grepcode.com/file/repository.grepcode.com/java/root/jdk/openjdk/6-b14/java/lang/Runtime.java#Runtime.runFinalization()" text:style-name="Internet_20_link" text:visited-style-name="Visited_20_Internet_20_Link"><text:span text:style-name="T65">Runtime.getRuntime().runFinalization();</text:span></text:a><text:span text:style-name="T2"> But, it only guarantees that GC will make best efforts. Even in our program it is not able to run finalize method for all 3 threads.</text:span></text:p>
      <text:p text:style-name="P4"><text:span text:style-name="T2">Moving forward, we have used </text:span><text:a xlink:type="simple" xlink:href="http://grepcode.com/file/repository.grepcode.com/java/root/jdk/openjdk/6-b14/java/lang/System.java#System.runFinalizersOnExit(boolean)" text:style-name="Internet_20_link" text:visited-style-name="Visited_20_Internet_20_Link"><text:span text:style-name="T67">Runtime.runFinalizersOnExit(true)</text:span></text:a><text:span text:style-name="T4">; </text:span><text:span text:style-name="T2">Well, this is another pit. This method has already been deprecated in JDK, with following reason:</text:span></text:p>
      <text:p text:style-name="P177">“This method is inherently unsafe. It may result in finalizers being called on live objects while other threads are concurrently manipulating those objects, resulting in erratic behavior or deadlock.”</text:p>
      <text:p text:style-name="P4"><text:span text:style-name="T2">So, in one way we can not guarantee the execution and in another way we the system in danger. </text:span><text:span text:style-name="T4">Better, don’t use it.</text:span></text:p>
      <text:p text:style-name="P112">Other reasons for not using it</text:p>
      <text:p text:style-name="P4"><text:span text:style-name="T1">1) finalize() methods do not work in chaining like constructors</text:span><text:span text:style-name="T2">. It means like when you call a constructor then constructors of all super classes will be invokes implicitly. But, in case of finalize methods, this is not followed. </text:span><text:span text:style-name="T1">Super class’s finalize() should be called explicitly.</text:span></text:p>
      <text:p text:style-name="P142"><text:soft-page-break/>Suppose, you created a class and wrote its finalize method with care. Someone comes and extend your class and does not call super.finalize() in subclass’s finalize() block, then super class’s finalize() will never be invoked anyhow.</text:p>
      <text:p text:style-name="P4"><text:span text:style-name="T1">2) Any Exception thrown by finalize method is ignored by GC thread and it will not be propagated further</text:span><text:span text:style-name="T2">, in fact </text:span><text:span text:style-name="T4">it will not be logged in your log files</text:span><text:span text:style-name="T2">. So bad, isn’t it?</text:span></text:p>
      <text:p text:style-name="P112">finalize() add heavy penalty in performance</text:p>
      <text:p text:style-name="P60">In Effective java (2nd edition ) Joshua bloch says,</text:p>
      <text:p text:style-name="P56"/>
      <text:p text:style-name="P60">"Oh, and one more thing: there is a severe performance penalty for using finalizers. On my machine, the time</text:p>
      <text:p text:style-name="P60">to create and destroy a simple object is about 5.6 ns.</text:p>
      <text:p text:style-name="P60">Adding a finalizer increases the time to 2,400 ns. In other words, it is about 430 times slower to create and</text:p>
      <text:p text:style-name="P189">destroy objects with finalizers."</text:p>
      <text:p text:style-name="P142">I also tried above analysis on my system but i was not able to get that much difference. Although, there are some difference for sure. But that was around 30% on original time. On time critical systems, it is also a big difference.</text:p>
      <text:p text:style-name="P112">Guide for correct usage</text:p>
      <text:p text:style-name="P142">After all above arguments, if you still find a situation where using finalize() is essential, then cross check below points:</text:p>
      <text:list xml:id="list909722947797141302" text:style-name="L16">
        <text:list-item>
          <text:p text:style-name="P21">Always call super.finalize() in your finalize() method. </text:p>
        </text:list-item>
        <text:list-item>
          <text:p text:style-name="P21">Do not put time critical application logic in finalize(), seeing its unpredictability. </text:p>
        </text:list-item>
        <text:list-item>
          <text:p text:style-name="P83"><text:span text:style-name="T2">Do not use </text:span><text:span text:style-name="T4">Runtime.runFinalizersOnExit(true); </text:span><text:span text:style-name="T2">as it can put your system in danger. </text:span></text:p>
        </text:list-item>
        <text:list-item>
          <text:p text:style-name="P151">Try to follow below template for finalize method </text:p>
        </text:list-item>
      </text:list>
      <table:table table:name="Table9" table:style-name="Table9">
        <table:table-column table:style-name="Table9.A"/>
        <table:table-column table:style-name="Table9.B"/>
        <table:table-row>
          <table:table-cell table:style-name="Table9.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able:table-cell>
          <table:table-cell table:style-name="Table9.A1" office:value-type="string">
            <text:p text:style-name="P61">@Override</text:p>
            <text:p text:style-name="P61">protectedvoidfinalize() throwsThrowable</text:p>
            <text:p text:style-name="P61">{</text:p>
            <text:p text:style-name="P61">    try{</text:p>
            <text:p text:style-name="P61">        //release resources here</text:p>
            <text:p text:style-name="P61">    }catch(Throwable t){</text:p>
            <text:p text:style-name="P61">        throwt;</text:p>
            <text:p text:style-name="P61">    }finally{</text:p>
            <text:p text:style-name="P61">        super.finalize();</text:p>
            <text:p text:style-name="P61">    }</text:p>
          </table:table-cell>
        </table:table-row>
      </table:table>
      <text:p text:style-name="P11"><text:s/></text:p>
      <text:p text:style-name="P56"/>
      <text:p text:style-name="P11">24&gt;Function of garbage collector ?</text:p>
      <text:p text:style-name="P11">Ans:</text:p>
      <text:p text:style-name="P109">How Garbage Collection Really Works</text:p>
      <text:p text:style-name="P142">Many people think garbage collection collects and discards dead objects. In reality, Java garbage collection is doing the opposite! Live objects are tracked and everything else designated garbage. As you’ll see, this fundamental misunderstanding can lead to many performance problems.</text:p>
      <text:p text:style-name="P142">Let's start with the heap, which is the area of memory used for dynamic allocation. In most configurations the operating system allocates the heap in advance to be managed by the JVM while <text:soft-page-break/>the program is running. This has a couple of important ramifications:</text:p>
      <text:list xml:id="list6755853152309251131" text:style-name="L17">
        <text:list-item>
          <text:p text:style-name="P22">Object creation is faster because global synchronization with the operating system is not needed for every single object. An allocation simply claims some portion of a memory array and moves the offset pointer forward (see Figure 2.1). The next allocation starts at this offset and claims the next portion of the array. </text:p>
        </text:list-item>
        <text:list-item>
          <text:p text:style-name="P152">When an object is no longer used, the garbage collector reclaims the underlying memory and reuses it for future object allocation. This means there is no explicit deletion and no memory is given back to the operating system. </text:p>
        </text:list-item>
      </text:list>
      <text:p text:style-name="P142">Figure 2.1: New objects are simply allocated at the end of the used heap. </text:p>
      <text:p text:style-name="P142">All objects are allocated on the heap area managed by the JVM. Every item that the developer uses is treated this way, including class objects, static variables, and even the code itself. As long as an object is being referenced, the JVM considers it alive. Once an object is no longer referenced and therefore is not reachable by the application code, the garbage collector removes it and reclaims the unused memory. As simple as this sounds, it raises a question: what is the first reference in the tree?</text:p>
      <text:p text:style-name="P3"><text:span text:style-name="T5">Garbage-Collection Roots </text:span><text:span text:style-name="T15">— The Source of All Object Trees</text:span></text:p>
      <text:p text:style-name="P142">Every object tree must have one or more root objects. As long as the application can reach those roots, the whole tree is reachable. But when are those root objects considered reachable? Special objects called garbage-collection roots (GC roots; see Figure 2.2) are always reachable and so is any object that has a garbage-collection root at its own root. </text:p>
      <text:p text:style-name="P142">There are four kinds of GC roots in Java: </text:p>
      <text:list xml:id="list8549841630651818546" text:style-name="L18">
        <text:list-item>
          <text:p text:style-name="P84"><text:span text:style-name="T1">Local variables</text:span><text:span text:style-name="T2"> are kept alive by the stack of a thread. This is not a real object virtual reference and thus is not visible. For all intents and purposes, local variables are GC roots. </text:span></text:p>
        </text:list-item>
        <text:list-item>
          <text:p text:style-name="P84"><text:span text:style-name="T1">Active Java threads</text:span><text:span text:style-name="T2"> are always considered live objects and are therefore GC roots. This is especially important for thread local variables. </text:span></text:p>
        </text:list-item>
        <text:list-item>
          <text:p text:style-name="P84"><text:span text:style-name="T1">Static variables</text:span><text:span text:style-name="T2"> are referenced by their classes. This fact makes them de facto GC roots. Classes themselves can be garbage-collected, which would remove all referenced static variables. This is of special importance when we use application servers, </text:span><text:a xlink:type="simple" xlink:href="http://www.wikipedia.com/osgi" text:style-name="Internet_20_link" text:visited-style-name="Visited_20_Internet_20_Link"><text:span text:style-name="T64">OSGi containers</text:span></text:a><text:span text:style-name="T2"> or class loaders in general. We will discuss the related problems in the Problem Patterns section. </text:span></text:p>
        </text:list-item>
        <text:list-item>
          <text:p text:style-name="P133"><text:span text:style-name="T1">JNI References</text:span><text:span text:style-name="T2"> are Java objects that the native code has created as part of a JNI call. Objects thus created are treated specially because the JVM does not know if it is being referenced by the native code or not. Such objects represent a very special form of GC root, which we will examine in more detail in the Problem Patterns section below. </text:span></text:p>
        </text:list-item>
      </text:list>
      <text:p text:style-name="P142">Figure 2.2: GC roots are objects that are themselves referenced by the JVM and thus keep every other object from being garbage-collected. </text:p>
      <text:p text:style-name="P142">Therefore, a simple Java application has the following GC roots:</text:p>
      <text:list xml:id="list5418870270181198526" text:style-name="L19">
        <text:list-item>
          <text:p text:style-name="P23">Local variables in the main method </text:p>
        </text:list-item>
        <text:list-item>
          <text:p text:style-name="P23">The main thread </text:p>
        </text:list-item>
        <text:list-item>
          <text:p text:style-name="P153">Static variables of the main class </text:p>
        </text:list-item>
      </text:list>
      <text:p text:style-name="P109">Marking and Sweeping Away Garbage</text:p>
      <text:p text:style-name="P4"><text:span text:style-name="T2">To determine which objects are no longer in use, the JVM intermittently runs what is very aptly called a </text:span><text:a xlink:type="simple" xlink:href="http://en.wikipedia.org/wiki/Garbage_collection_(computer_science)%22%20%5Cl%20%22Na.C3.AFve_mark-and-sweep%22%20%5Ct%20%22_blank" text:style-name="Internet_20_link" text:visited-style-name="Visited_20_Internet_20_Link"><text:span text:style-name="T64">mark-and-sweep algorithm</text:span></text:a><text:span text:style-name="T2">. As you might intuit, it’s a straightforward, two-step process:</text:span></text:p>
      <text:list xml:id="list6509715123542174501" text:style-name="L20">
        <text:list-item>
          <text:p text:style-name="P24"><text:soft-page-break/>The algorithm traverses all object references, starting with the GC roots, and marks every object found as alive. </text:p>
        </text:list-item>
        <text:list-item>
          <text:p text:style-name="P154">All of the heap memory that is not occupied by marked objects is reclaimed. It is simply marked as free, essentially swept free of unused objects. </text:p>
        </text:list-item>
      </text:list>
      <text:p text:style-name="P142">Garbage collection is intended to remove the cause for classic memory leaks: unreachable-but-not-deleted objects in memory. However, this works only for memory leaks in the original sense. It’s possible to have unused objects that are still reachable by an application because the developer simply forgot to dereference them. Such objects cannot be garbage-collected. Even worse, such a logical memory leak cannot be detected by any software (see Figure 2.3). Even the best analysis software can only highlight suspicious objects. We will examine memory leak analysis in the Analyzing the Performance Impact of Memory Utilization and Garbage Collection section, below.</text:p>
      <text:p text:style-name="P13">Figure 2.3: When objects are no longer referenced directly or indirectly by a GC root, they will be removed. There are no classic memory leaks. Analysis cannot really identify memory leaks; it can only point out suspicious objects. </text:p>
      <text:p text:style-name="P56"/>
      <text:p text:style-name="P123">The Impact of Garbage Collection on Application Performance</text:p>
      <text:p text:style-name="P142">As we’ve seen, the performance of the garbage collector is not determined by the number of dead objects, but rather by the number of live ones. The more objects die, the faster garbage collection is. If every object in the heap were to be garbage-collected, the GC cycle would be nearly instantaneous. Additionally, the garbage collector must suspend the execution of the application to ensure the integrity of the object trees. The more live objects are found, the longer the suspension, which has a direct impact on response time and throughput. </text:p>
      <text:p text:style-name="P142">This fundamental tenet of garbage collection and the resulting effect on application execution is called the garbage-collection pause or GC pause time. In applications with multiple threads, this can quickly lead to scalability problems.</text:p>
      <text:p text:style-name="P4"><text:span text:style-name="T2">Figure 2.4: This graphic from an Oracle GC Tuning article illustrates the performance hit of GC suspensions with increasing number of CPUs. (Source: </text:span><text:a xlink:type="simple" xlink:href="http://www.oracle.com/technetwork/java/javase/gc-tuning-6-140523.html" text:style-name="Internet_20_link" text:visited-style-name="Visited_20_Internet_20_Link"><text:span text:style-name="T64">http://www.oracle.com/technetwork/java/javase/gc-tuning-6-140523.html</text:span></text:a><text:span text:style-name="T2">) </text:span></text:p>
      <text:p text:style-name="P142">Figure 2.4 illustrates the impact that GC suspensions have on the throughput of multithreaded applications. An application that spends 1% of its execution time on garbage collection will loose more than 20% throughput on a 32-processor system. If we increase the GC time to 2%, the overall throughput will drop by another 20%. Such is the impact of suspending 32 executing threads simultaneously!</text:p>
      <text:p text:style-name="P142">There are two commonly used methods to reduce GC pause time: </text:p>
      <text:list xml:id="list3469327507103407721" text:style-name="L21">
        <text:list-item>
          <text:p text:style-name="P25">Reducing suspension time by adjusting the mark-and-sweep algorithm. </text:p>
        </text:list-item>
        <text:list-item>
          <text:p text:style-name="P155">Limiting the number of objects that need to be marked.</text:p>
        </text:list-item>
      </text:list>
      <text:p text:style-name="P142">But before we examine ways to improve garbage-collection performance, you should understand memory fragmentation, which impacts suspension time and application performance.</text:p>
      <text:p text:style-name="P109">About Fragmented Memory and Finding a Big Enough Hole</text:p>
      <text:p text:style-name="P142">Whenever we create a new object in Java, the JVM automatically allocates a block of memory large enough to fit the new object on the heap. Repeated allocation and reclamation leads to memory fragmentation, which is similar to disk fragmentation. Memory fragmentation leads to two <text:soft-page-break/>problems:</text:p>
      <text:list xml:id="list3254587693553731776" text:style-name="L22">
        <text:list-item>
          <text:p text:style-name="P26">Reduced allocation speed: The JVM tracks free memory in lists organized by block size. To create a new object, Java searches through the lists to select and allocate an optimally sized block. Fragmentation slows the allocation process, effectively slowing the application execution. </text:p>
        </text:list-item>
        <text:list-item>
          <text:p text:style-name="P156">Allocation Errors: Allocation errors happen when fragmentation becomes so great that the JVM is unable to allocate a sufficiently large block of memory for a new object.</text:p>
        </text:list-item>
      </text:list>
      <text:p text:style-name="P142">Java does not rely on the operating system to solve these problems and must deal with these itself. Java avoids memory fragmentation by executing compaction (Figure 2.5) at the end of a successful GC cycle. The process is very similar to hard-disk defragmentation.</text:p>
      <text:p text:style-name="P142">Figure 2.5: When the heap becomes fragmented due to repeated allocations and garbage collections, the JVM executes a compaction step, which aligns all objects neatly and closes all holes. </text:p>
      <text:p text:style-name="P142">Compacting simply moves all live objects to one end of the heap, which effectively closes all holes. Objects can be allocated at full speed (no free lists are needed anymore), and problems creating large objects are avoided. </text:p>
      <text:p text:style-name="P142">The downside is an even longer GC cycle, and since most JVMs suspend the application execution during compaction, the performance impact can be considerable.</text:p>
      <text:p text:style-name="P56"/>
      <text:p text:style-name="P123">Reducing Garbage-Collection Pause Time</text:p>
      <text:p text:style-name="P142">There are two general ways to reduce garbage-collection pause time and the impact it has on application performance: </text:p>
      <text:list xml:id="list3629320163807424268" text:style-name="L23">
        <text:list-item>
          <text:p text:style-name="P27">The garbage collection can itself can leverage the existence of multiple CPUs and be executed in parallel. Although the application threads remain fully suspended during this time, the garbage collection can be done in a fraction of the time, effectively reducing the suspension time. </text:p>
        </text:list-item>
        <text:list-item>
          <text:p text:style-name="P157">The second approach is leave the application running, and execute garbage collection concurrently with the application execution. </text:p>
        </text:list-item>
      </text:list>
      <text:p text:style-name="P4"><text:span text:style-name="T2">These two logical solutions have led to the development of serial, parallel, and concurrent </text:span><text:a xlink:type="simple" xlink:href="http://www.oracle.com/technetwork/java/javase/tech/memorymanagement-whitepaper-1-150020.pdf%22%20%5Ct%20%22_blank" text:style-name="Internet_20_link" text:visited-style-name="Visited_20_Internet_20_Link"><text:span text:style-name="T64">garbage-collection strategies</text:span></text:a><text:span text:style-name="T2">, which represent the foundation of all existing Java garbage-collection implementations (see Figure 2.6).</text:span></text:p>
      <text:p text:style-name="P142">Figure 2.6: The differences between garbage-collection algorithms becomes clearest when comparing garbage-collection suspensions. </text:p>
      <text:p text:style-name="P142">The serial collector suspends the application and executes the mark-and-sweep algorithm in a single thread. It is the simplest and oldest form of garbage collection in Java and is still the default in the Oracle HotSpot JVM.</text:p>
      <text:p text:style-name="P142">The parallel collector uses multiple threads to do its work. It can therefore decrease the GC pause time by leveraging multiple CPUs. It is often the best choice for throughput applications.</text:p>
      <text:p text:style-name="P4"><text:span text:style-name="T2">The concurrent collector does the majority of its work concurrent with the application execution. It has to suspend the application for only very short amounts of time. This has a big benefit for response-time</text:span><text:span text:style-name="T16">–sensitive applications, but is not without drawbacks.</text:span></text:p>
      <text:p text:style-name="P109">(Mostly) Concurrent Marking and Sweeping</text:p>
      <text:p text:style-name="P142">CConcurrent garbage-collection strategies complicate the relatively simple mark-and-sweep <text:soft-page-break/>algorithm a bit. The mark phase is usually sub-divided into some variant of the following:</text:p>
      <text:list xml:id="list4150382372965762132" text:style-name="L24">
        <text:list-item>
          <text:p text:style-name="P28">In the initial marking, the GC root objects are marked as alive. During this phase, all threads of the application are suspended. </text:p>
        </text:list-item>
        <text:list-item>
          <text:p text:style-name="P28">During concurrent marking, the marked root objects are traversed and all reachable objects are marked. This phase is fully concurrent with application execution, so all application threads are active and can even allocate new objects. For this reason there might be another phase that marks objects that have been allocated during the concurrent marking. This is sometimes referred to as pre-cleaning and is still done concurrent to the application execution. </text:p>
        </text:list-item>
        <text:list-item>
          <text:p text:style-name="P158">In the final marking, all threads are suspended and all remaining newly allocated objects are marked as alive. This is indicated in Figure 2.6 by the re-mark label. </text:p>
        </text:list-item>
      </text:list>
      <text:p text:style-name="P142">The concurrent mark works mostly, but not completely, without pausing the application. The tradeoff is a more complex algorithm and an additional phase that is not necessary in a normal stop-the-world GC: the final marking.</text:p>
      <text:p text:style-name="P4"><text:span text:style-name="T2">The Oracle JRockit JVM improves this algorithm with the help of a keep area, which, if you’re interested, is described in detail in the </text:span><text:a xlink:type="simple" xlink:href="http://download.oracle.com/docs/cd/E13150_01/jrockit_jvm/jrockit/geninfo/diagnos/garbage_collect.html%22%20%5Ct%20%22_blank" text:style-name="Internet_20_link" text:visited-style-name="Visited_20_Internet_20_Link"><text:span text:style-name="T64">JRockit documentation</text:span></text:a><text:span text:style-name="T2">. New objects are kept separately and not considered garbage during the first GC. This eliminates the need for a final marking or re-mark.</text:span></text:p>
      <text:p text:style-name="P142">In the sweep phase of the CMS, all memory areas not occupied by marked objects are found and added to the free list. In other words, the objects are swept by the GC. This phase can run at least partially concurrent to the application. For instance, JRockit divides the heap into two areas of equal size and sweeps one then the other. During this phase, no threads are stopped, but allocations take place only in the area that is not actively being swept. </text:p>
      <text:p text:style-name="P142">The downsides of the CMS algorithm can be quickly identified:</text:p>
      <text:list xml:id="list6117546172649988432" text:style-name="L25">
        <text:list-item>
          <text:p text:style-name="P29">As the marking phase is concurrent to the application’s execution, the space allocated for objects can surpass the capacity of the CMS, leading to an allocation error. </text:p>
        </text:list-item>
        <text:list-item>
          <text:p text:style-name="P29">The free lists immediately lead to memory fragmentation and all this entails. </text:p>
        </text:list-item>
        <text:list-item>
          <text:p text:style-name="P29">The algorithm is more complicated than the other two and consequently requires more CPU cycles. </text:p>
        </text:list-item>
        <text:list-item>
          <text:p text:style-name="P159">The algorithm requires more fine tuning and has more configuration options than the other approaches. </text:p>
        </text:list-item>
      </text:list>
      <text:p text:style-name="P142">These disadvantages aside, the CMS will nearly always lead to greater predictability and better application response time.</text:p>
      <text:p text:style-name="P109">Reducing the Impact of Compacting</text:p>
      <text:p text:style-name="P142">Modern garbage collectors execute their compacting processes in parallel, leveraging multiple CPUs. Nevertheless, nearly all of them have to suspend the application during this process. JVMs with several gigabytes of memory can be suspended for several seconds or more. To work around this, the various JVMs each implements a set of parameters that can be used to compact memory in smaller, incremental steps instead of as a single big block. The parameters are as follows: </text:p>
      <text:list xml:id="list8013563041310888512" text:style-name="L26">
        <text:list-item>
          <text:p text:style-name="P30">Compacting is executed not for every GC cycle, but only once a certain level of fragmentation is reached (e.g., if more than 50% of the free memory is not continuous). </text:p>
        </text:list-item>
        <text:list-item>
          <text:p text:style-name="P160">One can configure a target fragmentation. Instead of compacting everything, the garbage collector compacts only until a designated percentage of the free memory is available as a continuous block. </text:p>
        </text:list-item>
      </text:list>
      <text:p text:style-name="P142">This works, but the optimization process is tedious, involves a lot of testing, and needs to be done again and again for every application to achieve optimum results.</text:p>
      <text:p text:style-name="P123"><text:soft-page-break/>Making Garbage Collection faster</text:p>
      <text:p text:style-name="P142">Short of avoiding garbage collection altogether, there is only one way to make garbage collection faster: ensure that as few objects as possible are reachable during the garbage collection. The fewer objects that are alive, the less there is to be marked. This is the rationale behind the generational heap.</text:p>
      <text:p text:style-name="P3"><text:span text:style-name="T5">The Generation Conflict </text:span><text:span text:style-name="T15">– Young vs. Old</text:span></text:p>
      <text:p text:style-name="P4"><text:span text:style-name="T2">In a typical application most objects are very short-lived. On the other hand, some objects last for a very long time and even until the application is terminated. When using generational garbage collection, the heap area is divided into two areas</text:span><text:span text:style-name="T16">—a young generation and an old generation—that are garbage-collected via separate strategies.</text:span></text:p>
      <text:p text:style-name="P142">Objects are ussually created in the young area. Once an object has survived a couple of GC cycles it is tenured to the old generation. (The JRockit and IBM JVM make exceptions for very large objects, as I will explain later.) After the application has completed its initial startup phase (most applications allocate caches, pools, and other permanent objects during startup), most allocated objects will not survive their first or second GC cycle. The number of live objects that need to be considered in each cycle should be stable and relatively small.</text:p>
      <text:p text:style-name="P142">Allocations in the old generation should be infrequent, and in an ideal world would not happen at all after the initial startup phase. If the old generation is not growing and therefore not running out of space, it requires no garbage-collection at all. There will be unreachable objects in the old generation, but as long as the memory is not needed, there is no reason to reclaim it.</text:p>
      <text:p text:style-name="P142">To make this generational approach work, the young generation must be big enough to ensure that all temporary objects die there. Since the number of temporary objects in most applications depends on the current application load, the optimal young generation size is load-related. Therefore, sizing the young generation, known as generation-sizing, is the key to achieving peak load.</text:p>
      <text:p text:style-name="P142">Unfortunately, it is often not possible to reach an optimal state where all objects die in the young generation, and so the old generation will often often require a concurrent garbage collector. Concurrent garbage collection together with a minimally growing old generation ensures that the unavoidable, stop-the-world events will at least be very short and predictable. </text:p>
      <text:p text:style-name="P142">On the other hand, while there is a very high number of allocations in the young generation at the beginning of each GC cycle, there is only a small portion of objects alive after each GC cycle. This leads to a high level of fragmentation using the GC strategies we have discussed so far. You might think that using free lists would be a good option, but this will slow down allocations. An alternative strategy of executing a full compaction every time has a negative effect on pause time. Instead, most JVMs implement a strategy in the young generation, known as copy collection.</text:p>
      <text:p text:style-name="P109">When Copying is Faster than Marking</text:p>
      <text:p text:style-name="P142">Copy garbage collection divides the heap into two (or more) areas, only one of which is used for allocations. When this area is full, all live objects are copied to the second area, and then the first area is simply declared empty (see Figure 2.7).</text:p>
      <text:p text:style-name="P142">Figure 2.7: Instead of sweeping away garbage and compacting the heap, the copy collection simply copies live objects someplace else and declares the old region empty. </text:p>
      <text:p text:style-name="P142">The advantage here is that no fragmentation occurs, and thus there is no need for free lists and compaction. Allocations are always fast and the GC algorithm is simple. This strategy is effective only if most objects die, which is the default in the young generation. However, this can lead to a <text:soft-page-break/>problem when the JVM is executing a high number of concurrent transactions.</text:p>
      <text:p text:style-name="P142">If the young generation is too small, objects are tenured prematurely to the old generation. If the young generation is too large, too many objects are alive (undead) and the GC cycle will take too long. Contrary to what most people think, these young-generation GCs, often termed minor GCs, are full of stop-the-world events. Their negative impact on response time can be more severe than the occasional old-generation GC.</text:p>
      <text:p text:style-name="P142">Not surprisingly, the generational heap does not provide a silver-bullet solution to the garbage-collection problem. The optimal configuration is often a compromise, with an adequately sized young generation to avoid overly long minor GCs, and a concurrent GC in the old generation to deal with prematurely tenured objects.</text:p>
      <text:p text:style-name="P109">The Case for a Non-generational Heap</text:p>
      <text:p text:style-name="P4"><text:span text:style-name="T2">The Oracle HotSpot JVM uses a generational heap exclusively, while Oracle JRockit also supports a non-generational heap, and IBM WebSphere defaults to a non-generational heap and recommends that </text:span><text:a xlink:type="simple" xlink:href="http://publib.boulder.ibm.com/infocenter/javasdk/v6r0/topic/com.ibm.java.doc.diagnostics.60/diag/understanding/mm_faq.html%2522%2520%255Ct%2520%2522_blank" text:style-name="Internet_20_link" text:visited-style-name="Visited_20_Internet_20_Link"><text:span text:style-name="T64">JVMs smaller than 100 MB always use a non-generational heap</text:span></text:a><text:span text:style-name="T2">. In terms of both CPU and memory, a generational GC and the associated copy collection have a certain overhead, which makes sense. </text:span></text:p>
      <text:p text:style-name="P142">If your application is designed for pure throughput and the number of temporary objects is relatively small, a non-generational GC has advantages. A full parallel GC has a better tradeoff in terms of CPU usage if you don't care about the response time of a single transaction. On the other hand, if the number of temporary objects is relative small, a concurrent GC in a non-generational heap might do the job and with less suspension time than a generational GC. Only a thorough performance test can determine this for sure.</text:p>
      <text:p text:style-name="P109">Improving Allocation Performance</text:p>
      <text:p text:style-name="P4"><text:span text:style-name="T2">Two factors have a negative impact on allocation speed: fragmentation and concurrency. We have already dealt with fragmentation. Concurrency’s problem is that all threads in the JVM share memory resources, and all memory allocations must be synchronized. When many threads try to allocate simultaneously, this quickly becomes a choke point. The solution to this is </text:span><text:a xlink:type="simple" xlink:href="http://download.oracle.com/docs/cd/E13150_01/jrockit_jvm/jrockit/geninfo/diagnos/memman.html" text:style-name="Internet_20_link" text:visited-style-name="Visited_20_Internet_20_Link"><text:span text:style-name="T64">thread-local allocation</text:span></text:a><text:span text:style-name="T2">.</text:span></text:p>
      <text:p text:style-name="P142">Each thread receives a small, but exclusive, memory allotment where objects are allocated without the need for synchronization. This increases concurrency and the speed of application execution. (It’s important that this not be confused with the heap area for thread-local variables, where allocated objects are accessible by all threads.) </text:p>
      <text:p text:style-name="P142">A single thread-local heap (TLH) to accommodate a large number of threads can still be quite small. The TLH is not treated as a special heap area, but instead is usually a part of the young generation, which creates its own problems. </text:p>
      <text:p text:style-name="P142">A generational heap with TLH requires a larger young generation than without a TLH. The same number of objects simply uses more space. On the other hand, a non-generational heap with active TLH is likely to become more fragmented and will need more-frequent compaction.</text:p>
      <text:p text:style-name="P123">Not all JVMS are Created Equal</text:p>
      <text:p text:style-name="P142">Many developers know only a single JVM (Java Virtual Machine), the Oracle HotSpot JVM (formerly Sun JVM), and speak of garbage collection in general when they are referring to Oracle’s HotSpot implementation specifically. It may seem as though there is an industry default, but such is <text:soft-page-break/>not the case! In fact, the two most popular application servers, IBM WebSphere and Oracle WebLogic, each come with their own JVM. In this section, we will examine some of the enterprise-level garbage-collection specifics of the three most prominent JVMs, the Oracle HotSpot JVM, the IBM WebSphere JVM, and the Oracle JRockit JVM.</text:p>
      <text:p text:style-name="P109">Oracle Hotspot JVM (formerly known as the Sun JVM)</text:p>
      <text:p text:style-name="P4"><text:span text:style-name="T2">The </text:span><text:a xlink:type="simple" xlink:href="http://www.oracle.com/technetwork/java/javase/tech/index-jsp-136373.html" text:style-name="Internet_20_link" text:visited-style-name="Visited_20_Internet_20_Link"><text:span text:style-name="T64">Oracle HotSpot JVM</text:span></text:a><text:span text:style-name="T2"> uses a generational garbage-collection scheme exclusively (see Figure 2.8). (We’ll discuss Oracle’s plans to implement a G1, Garbage First, collector below.)</text:span></text:p>
      <text:p text:style-name="P142">Figure 2.8: The oracle hotspot JVM always uses a generational garbage-collection heap layout </text:p>
      <text:p text:style-name="P142">Objects are allocated in the Eden space, which is always considerably larger than the survivor spaces (default ratio is 1:8, but can be configured). The copy GC algorithm is executed either single-threaded or in parallel. It always copies surviving objects from the Eden, and currently used survivor into the second (currently unused) survivor space. Copying an object is, of course, more expensive than simply marking it, which is why the Eden space is the biggest of the three young-generation spaces. The vast majority of objects die in their infancy. A bigger Eden will ensure that these objects will not survive the first GC cycle, and thus not be copied at all. Once an object has survived multiple GC cycles (how many can be configured) it is tenured to the old generation (the old generation is also referred to as tenured space). </text:p>
      <text:p text:style-name="P142">It is, of course, entirely possible for objects to tenure prematurely. The size and ratio of the areas has a big influence on allocation speed, GC efficiency, and frequency and depends completely on the application behavior. The optimal solution can be found only by applying this knowledge and a lot of testing. </text:p>
      <text:p text:style-name="P142">The old generation can be configured to use either a serial (default), parallel, or concurrent garbage collection. The parallel collector is also a compacting one, but the way it does the compaction can be configured with a wide variety of options. The concurrent GC, on the other hand, does not compact at all. This can lead to allocation errors due to fragmentation (no large-enough blocks available). If this happens the CMS triggers a full GC which effectively uses the normal GC (and collects the young generation as well). </text:p>
      <text:p text:style-name="P142">All these combinations lead to a variety of options and configuration possibilities and can make finding an optimal GC configuration seem quite complicated. In the Tuning Section later in this chapter, we will cover the most important optimization: determining the optimal size for the young and old generations. This optimization ensures that only long-lived objects get tenured, while avoiding too many young-generation GCs and thus too many suspensions.</text:p>
      <text:p text:style-name="P142">The HotSpot JVM has an additional unique feature, called the permanent generation, to help make the garbage-collection process more efficient. Java maintains the application code and classes as objects within the heap. For the most part these objects are permanent and need not be considered for garbage collection. The HotSpot JVM therefore improves the garbage-collection performance by placing class objects and constants into the permanent generation. It effectively ignores them during regular GC cycles.</text:p>
      <text:p text:style-name="P142">For better or for worse, the proliferation of application servers, OSGi containers, and dynamically-generated code has changed the game, and objects once considered permanent are not so permanent after all. To avoid out-of-memory errors, the permanent generation is garbage-collected during a major, or full, GC only.</text:p>
      <text:p text:style-name="P4"><text:span text:style-name="T2">In the Problem Pattern Section below, we will examine the issue of out-of-memory errors in the permanent collection, which wasn’t designed to handle modern use cases. Today’s application servers can load an amazing number of classes</text:span><text:span text:style-name="T16">—often more than 100,000, which pretty much busts whatever default allocation has usually been set. We will also discuss the memory-leak problems caused by dynamic bytecode libraries.</text:span></text:p>
      <text:p text:style-name="P142"><text:soft-page-break/>A detailed description of the memory managements for this JVM can be found here.</text:p>
      <text:p text:style-name="P4"><text:span text:style-name="T2">Note: For further information, here’s a link to a detailed description of </text:span><text:a xlink:type="simple" xlink:href="http://www.oracle.com/technetwork/java/javase/tech/index-jsp-140228.html" text:style-name="Internet_20_link" text:visited-style-name="Visited_20_Internet_20_Link"><text:span text:style-name="T64">Oracle HotSpot JVM memory management</text:span></text:a><text:span text:style-name="T2">.</text:span></text:p>
      <text:p text:style-name="P112">Garbage First (G1)</text:p>
      <text:p text:style-name="P4"><text:span text:style-name="T2">Oracle’s Java 7 will implement G1 garbage-collection (with backports to Java 6), using what is known as a </text:span><text:span text:style-name="T4">garbage first</text:span><text:span text:style-name="T2"> algorithm. The underlying principle is very simple, and it is expected to bring substantial performance improvements. Here’s how it works.</text:span></text:p>
      <text:p text:style-name="P4"><text:span text:style-name="T2">The heap is divided into a number of fixed subareas. A list with references to objects in the area, called a </text:span><text:span text:style-name="T4">remember set</text:span><text:span text:style-name="T2">, is kept for each subarea. Each thread then informs the GC if it changes a reference, which could cause a change in the remember set. If a garbage collection is requested, then areas containing the most garbage are swept first, hence garbage first. In the best case (likely the most common, as well), an area will contain no living objects and is simply defined as free—no annoying mark-and-sweep process and no compacting. In addition, it is possible to define targets with the G1 collector, such as overhead or pause times. The collector then sweeps only as many areas as it can in the prescribed interval.</text:span></text:p>
      <text:p text:style-name="P4"><text:span text:style-name="T2">In this way, G1 combines the advantages of a generational GC with the flexibility of a continuous garbage collector. G1 also supports thread-local allocation and thus combines the advantages of all three garbage collection methods we’ve discussed</text:span><text:span text:style-name="T16">—at least theoretically.</text:span></text:p>
      <text:p text:style-name="P142">For instance, where a generational heap helps find the the correct size for the young generation, often a source of problems, G1 is intended to obviate this sizing problem entirely. However, Oracle has indicated that G1 is not yet ready for production, and still considers the G1 experimental and not ready for production use.</text:p>
      <text:p text:style-name="P109">The IBM WebSphere JVM</text:p>
      <text:p text:style-name="P4"><text:span text:style-name="T2">As of Java 5, the </text:span><text:a xlink:type="simple" xlink:href="http://www.ibm.com/developerworks/websphere/techjournal/1106_bailey/1106_bailey.html" text:style-name="Internet_20_link" text:visited-style-name="Visited_20_Internet_20_Link"><text:span text:style-name="T64">IBM WebSphere JVM has added generational GC configuration</text:span></text:a><text:span text:style-name="T2"> option to its classic mark-and-sweep algorithm. The default setup still uses a single big heap with either a parallel or a concurrent GC strategy. This is recommended for applications with a small heap size, not greater than 100 MB, but is not suitable for large or more-complex applications, which should use the generational heap.</text:span></text:p>
      <text:p text:style-name="P142">Figure 2.9: When using the generational GC, the IBM WebSphere JVM separates the heap into Nursery and Tenured space. The nursery is devied into two equal sized areas for infant and surviving objects </text:p>
      <text:p text:style-name="P4"><text:span text:style-name="T2">The layout of the generational heap (see Figure 2.9) is slightly different from that of the Oracle HotSpot JVM. The WebSphere nursery is equivalent to the HotSpot young generation, and the WebSphere tenured space is equivalent to the HotSpot old generation. The nursery is divided into two parts of equal size</text:span><text:span text:style-name="T16">—allocate and survivor areas. Objects are always allocated in the nursery and copy garbage collection is used to copy surviving objects to the survivor area. After a successful GC cycle, the former survivor area becomes the nursery. </text:span></text:p>
      <text:p text:style-name="P4"><text:span text:style-name="T2">The IBM WebSphere JVM omits the Eden space and does not treat infant objects specially. It does, however, differentiate between </text:span><text:a xlink:type="simple" xlink:href="http://publib.boulder.ibm.com/infocenter/javasdk/v5r0/index.jsp?topic=%2Fcom.ibm.java.doc.diagnostics.50%2Fdiag%2Funderstanding%2Fmm_allocation.html" text:style-name="Internet_20_link" text:visited-style-name="Visited_20_Internet_20_Link"><text:span text:style-name="T64">small and large objects</text:span></text:a><text:span text:style-name="T2">. Large objects, usually more than 64k, are allocated in a specific area for the non-generational heap or directly in the tenured generation space. The rationale is simple. Copying (generational GC) or moving (compacting) large objects is more expensive than considering them during the marking phase of a normal GC cycle. </text:span></text:p>
      <text:p text:style-name="P142">And unlike the HotSpot JVM, the WebSphere JVM treats classes like any other object, placing them in the “normal” heap. There is no permanent generation and so classes are subjected to garbage <text:soft-page-break/>collection every time. Under certain circumstances when classes are repeatedly reloaded, this can lead to performance problems. Examples of this can be found in the Problem Pattern Section below.</text:p>
      <text:p text:style-name="P109">Oracle JRockIt</text:p>
      <text:p text:style-name="P4"><text:span text:style-name="T2">Oracle’s Weblogic Application Server uses the </text:span><text:a xlink:type="simple" xlink:href="http://www.oracle.com/technetwork/middleware/jrockit/overview/index.html" text:style-name="Internet_20_link" text:visited-style-name="Visited_20_Internet_20_Link"><text:span text:style-name="T64">Oracle JRockit JVM</text:span></text:a><text:span text:style-name="T2">, and, like the IBM WebSphere JVM, can use a single continuous heap or generational GC. Unlike the other two other JVMs we’ve discussed, JRockit does not use a copy garbage collection strategy within the nursery. It simply declares a block within the nursery (size is configurable and the placement changes after every GC) as a keep area (see Figure 2.10). </text:span></text:p>
      <text:p text:style-name="P142">Figure 2.10: The generational GC of the Oracle JRockIt JVM does not split its Nursery into separate spaces, but it does attempt to keep infant objects from being treated by the garbage collector at all </text:p>
      <text:p text:style-name="P142">The keep area leads to the following object allocation and garbage collection semantics:</text:p>
      <text:list xml:id="list5729133534277536544" text:style-name="L27">
        <text:list-item>
          <text:p text:style-name="P31">Objects are first allocated anywhere outside the keep area. Once the nursery fills up, the keep area gets used as well. </text:p>
        </text:list-item>
        <text:list-item>
          <text:p text:style-name="P31">The keep area automatically contains the most-recently allocated objects once the GC is triggered. </text:p>
        </text:list-item>
        <text:list-item>
          <text:p text:style-name="P31">All live objects outside the keep area are promoted to the tenured space. Objects in the keep area are considered alive and left untouched. </text:p>
        </text:list-item>
        <text:list-item>
          <text:p text:style-name="P161">After the GC, the nursery is empty apart from objects within the former keep area. A new equally-sized memory block within the nursery is now declared as a keep area and the cycle starts again. </text:p>
        </text:list-item>
      </text:list>
      <text:p text:style-name="P142">This is much simpler and more efficient than the typical copy garbage collection, due to these two main points: </text:p>
      <text:list xml:id="list4472051583602005257" text:style-name="L28">
        <text:list-item>
          <text:p text:style-name="P32">An object is never copied more than once. </text:p>
        </text:list-item>
        <text:list-item>
          <text:p text:style-name="P162">Recently allocated objects are too young to tenure and most likely alive, and thus simply left untouched. </text:p>
        </text:list-item>
      </text:list>
      <text:p text:style-name="P4"><text:span text:style-name="T2">To avoid unnecessary promotions, the JRockit JVM young generation has to be larger than the corresponding generations in the other two main JVMs. It is important to note that the young-generation GC is a stop-the-world scenario</text:span><text:span text:style-name="T16">—the more objects get promoted, the longer the application is suspended. </text:span></text:p>
      <text:p text:style-name="P142">While the JRockit handles the young generation differently, The the tenured space is then using the same either a parallel or concurrent GC strategies as the two other JVMs.</text:p>
      <text:p text:style-name="P142">The following are some important points that distinguish the JRockit JVM from others:</text:p>
      <text:list xml:id="list3135655134043512366" text:style-name="L29">
        <text:list-item>
          <text:p text:style-name="P33">Thread-local allocation (TLA) is active in default (which we’ll discuss in the next section of this chapter) and is part of the nursery. of the nursery. </text:p>
        </text:list-item>
        <text:list-item>
          <text:p text:style-name="P33">JRockit distinguishes between small and large objects, with large objects allocated directly to the old generation. </text:p>
        </text:list-item>
        <text:list-item>
          <text:p text:style-name="P163">Classes are considered normal objects and are placed on the heap and subject to garbage collection (which is also true of the IBM WebSphere JVM). </text:p>
        </text:list-item>
      </text:list>
      <text:p text:style-name="P109">“Special” Garbage Collection Strategies</text:p>
      <text:p text:style-name="P4"><text:span text:style-name="T2">There are some situations when standard garbage collection is not sufficient. We will examine the </text:span><text:a xlink:type="simple" xlink:href="http://docs.oracle.com/javase/1.4.2/docs/guide/rmi/spec/rmi-arch4.html" text:style-name="Internet_20_link" text:visited-style-name="Visited_20_Internet_20_Link"><text:span text:style-name="T64">Remote Garbage Collector</text:span></text:a><text:span text:style-name="T2">, which deals with distributed object references, and the </text:span><text:a xlink:type="simple" xlink:href="http://www.ibm.com/developerworks/java/library/j-rtj4/index.html" text:style-name="Internet_20_link" text:visited-style-name="Visited_20_Internet_20_Link"><text:span text:style-name="T64">Real Time Garbage Collector</text:span></text:a><text:span text:style-name="T2">, which deals with real-time guarantees.</text:span></text:p>
      <text:p text:style-name="P112"><text:soft-page-break/>Remote Garbage Collector</text:p>
      <text:p text:style-name="P142">With a Remote Method Invocation (RMI) we can use a local Java object (client-side stub) represent another object residing on a different JVM (server-side). Obviously, RMI calls to the server-side object require that this object exists. Therefore RMI makes it necessary to consider the server-side object being referenced by the client-side stub. Since the server has no way of knowing about this reference, we need remote garbage collection remedies. Here’s how it works:</text:p>
      <text:list xml:id="list5282888683942010292" text:style-name="L30">
        <text:list-item>
          <text:p text:style-name="P34">When a client receives a stub from a server, it acquires a lease for it. The server side object is considered referenced by the client stub. </text:p>
        </text:list-item>
        <text:list-item>
          <text:p text:style-name="P34">A server-side object is being kept alive by the RMI implementation itself until the lease expires, which is a simple timeout. </text:p>
        </text:list-item>
        <text:list-item>
          <text:p text:style-name="P85"><text:span text:style-name="T2">Existing client side stubs execute regular heartbeats (known informally as </text:span><text:span text:style-name="T4">dirty</text:span><text:span text:style-name="T2"> calls) to renew their leases. (This is done automatically by the RMI implementation.) </text:span></text:p>
        </text:list-item>
        <text:list-item>
          <text:p text:style-name="P34">The server side checks periodically for expired leases. </text:p>
        </text:list-item>
        <text:list-item>
          <text:p text:style-name="P164">Once the lease expires (because no clients exist anymore to reference the object) the RMI implementation simply forgets the object. It can then be garbage-collected like any other object </text:p>
        </text:list-item>
      </text:list>
      <text:p text:style-name="P142">Server objects, though no longer used by the client, can therefore survive garbage collection (no client objects are alive). An otherwise-inactive client might hold onto a remote object for a long time even if the object is ready for garbage collection. If the client object is not garbage-collected the server object is held onto as well. In extreme cases, this means that a lot of inactive clients lead to a lot of unused server objects that cannot be garbage-collected. This can effectively crash the server with an out-of-memory error.</text:p>
      <text:p text:style-name="P4"><text:span text:style-name="T2">To avoid this, the distributed garbage collector (RMI garbage collector) forces a major client garbage collection (with all the negative impact on performance) at regular intervals. This interval is controlled using the </text:span><text:a xlink:type="simple" xlink:href="http://docs.oracle.com/javase/1.4.2/docs/guide/rmi/sunrmiproperties.html" text:style-name="Internet_20_link" text:visited-style-name="Visited_20_Internet_20_Link"><text:span text:style-name="T64">GCInterval system property</text:span></text:a><text:span text:style-name="T2">.</text:span></text:p>
      <text:p text:style-name="P142">The same setting exists for the server side and do the same thing. (Until Java 6, both settings defaulted to a minute. In Java 6, the server-side default changed to one hour.) It effectively triggers a major garbage collection every minute, a performance nightmare. The setting makes sense in general on the client side (to allow the server to remove remote objects), but it’s unclear why it exists on the server side. A server remote object is freed for garbage collection either when the lease is up or when the client explicitly cleans it. The explicit garbage collection has no impact on this, which is why I recommend setting this property as high as possible for the server.</text:p>
      <text:p text:style-name="P142">I also recommend that RMI be restricted to stateless service interfaces. Since there would exist only one instance of such a server interface and it would never need to be garbage-collected (or at least as long as the application is running), we do not need remote garbage collection to remove it. If we restrict RMI in this way, we can also set the client-side interval very high and effectively remove the distributed garbage collector from our equation by negating its impact on application performance.</text:p>
      <text:p text:style-name="P112">Real Time Garbage Collectors</text:p>
      <text:p text:style-name="P142">Real-time systems guarantee nearly instantaneous (in the single-digit-milliseconds range) execution speed for every request being processed. However, the precious time used for Garbage collection runtime suspensions can pose problems, especially since the frequency and duration of GC execution is inherently unpredictable. We can optimize for low pause time, but we can’t guarantee a maximum pause time. Thankfully, there are multiple solutions to these problems. </text:p>
      <text:p text:style-name="P4"><text:span text:style-name="T2">Sun originally specified the </text:span><text:a xlink:type="simple" xlink:href="http://www.oracle.com/technetwork/java/javase/tech/index-jsp-139921.html" text:style-name="Internet_20_link" text:visited-style-name="Visited_20_Internet_20_Link"><text:span text:style-name="T64">Java Real-Time System</text:span></text:a><text:span text:style-name="T2"> (Java RTS; see </text:span><text:a xlink:type="simple" xlink:href="http://jcp.org/en/jsr/detail?id=1" text:style-name="Internet_20_link" text:visited-style-name="Visited_20_Internet_20_Link"><text:span text:style-name="T64">JSR-1</text:span></text:a><text:span text:style-name="T2"> and </text:span><text:a xlink:type="simple" xlink:href="http://jcp.org/en/jsr/detail?id=282" text:style-name="Internet_20_link" text:visited-style-name="Visited_20_Internet_20_Link"><text:span text:style-name="T64">JSR-282</text:span></text:a><text:span text:style-name="T2">) with a specific real-time garbage collector called Henriksson GC that attempts to ensure strict thread scheduling. The algorithm is intended to make sure garbage collection does not occur while critical </text:span><text:soft-page-break/><text:span text:style-name="T2">threads (defined by priority) are executing tasks. However, it is a best-effort algorithm, and there is no way to guarantee that no critical threads are suspended.</text:span></text:p>
      <text:p text:style-name="P142">In addition, the Java RTS specification includes scoped and immortal memory areas. A scope is defined by marking a specific method as the start of a scoped memory area. All objects allocated during the execution of that method are considered to be part of the scoped memory area. Once the method execution has finished, and thus the scoped memory area is left, all objects allocated within it are simply considered deleted. No actual garbage collection occurs, objects allocated in a scoped memory area are freed, and all used memory is reclaimed immediately after the defined scope has been exited. </text:p>
      <text:p text:style-name="P142">Immortal objects, objects allocated via the immortal memory area, are never garbage collected, an enormous advantage. As such, they must never reference scoped objects, which would lead to inconsistencies because the scoped object will be removed without checking for references.</text:p>
      <text:p text:style-name="P142">These two capabilities give us a level of memory control that is otherwise not possible in Java, which allows us to minimize the unpredictable impact of the GC on our response time. The disadvantage is that this is not part of the standard JDK, so it requires a small degree of code change and an intrinsic understanding of the application at hand.</text:p>
      <text:p text:style-name="P4"><text:span text:style-name="T2">The IBM WebSphere and Oracle JRockit JVMs both provice real-time garbage collectors. IBM promotes its real-time garbage collector by guaranteeing </text:span><text:span text:style-name="T35">≤</text:span><text:span text:style-name="T2">1 ms pause time. Oracle JRockit provides a </text:span><text:a xlink:type="simple" xlink:href="http://download.oracle.com/docs/cd/E15289_01/doc.40/e15071/toc.htm" text:style-name="Internet_20_link" text:visited-style-name="Visited_20_Internet_20_Link"><text:span text:style-name="T64">deterministic garbage collector</text:span></text:a><text:span text:style-name="T2">, in which the maximum GC pause can be configured. Other JVMs, such as Zing, from Azul Systems, try to solve this issue by completely removing the stop-the-world event from the garbage collector. (There are a number of </text:span><text:a xlink:type="simple" xlink:href="http://en.wikipedia.org/wiki/Real_time_Java" text:style-name="Internet_20_link" text:visited-style-name="Visited_20_Internet_20_Link"><text:span text:style-name="T64">Real Time Java implementations</text:span></text:a><text:span text:style-name="T2"> available).</text:span></text:p>
      <text:p text:style-name="P56"/>
      <text:p text:style-name="P109">25&gt;Difference between Stack vs Heap in Java</text:p>
      <text:p text:style-name="P57"/>
      <text:p text:style-name="P64">Here are few differences between stack and heap memory in Java:</text:p>
      <text:p text:style-name="P56"/>
      <text:p text:style-name="P1"><text:span text:style-name="T19">1) Main difference between heap and stack is that stack memory is used to store </text:span><text:a xlink:type="simple" xlink:href="http://javarevisited.blogspot.com/2012/02/difference-between-instance-class-and.html" text:style-name="Internet_20_link" text:visited-style-name="Visited_20_Internet_20_Link"><text:span text:style-name="T68">local variables</text:span></text:a><text:span text:style-name="T19"> and function call, while heap memory is used to store objects in Java. No matter, where object is created in code e.g. as member variable, local variable or class variable,  they are always created inside heap space in Java.</text:span></text:p>
      <text:p text:style-name="P56"/>
      <text:p text:style-name="P1"><text:span text:style-name="T19">2) Each </text:span><text:a xlink:type="simple" xlink:href="http://javarevisited.blogspot.com/2011/02/how-to-implement-thread-in-java.html" text:style-name="Internet_20_link" text:visited-style-name="Visited_20_Internet_20_Link"><text:span text:style-name="T68">Thread in Java</text:span></text:a><text:span text:style-name="T19"> has there own stack which can be specified using </text:span><text:span text:style-name="T25">-Xss</text:span><text:span text:style-name="T2"> </text:span><text:span text:style-name="T19">JVM parameter, similarly you can also specify heap size of Java program using JVM option </text:span><text:span text:style-name="T25">-Xm</text:span><text:span text:style-name="T19">s and </text:span><text:span text:style-name="T25">-Xmx</text:span><text:span text:style-name="T2"> </text:span><text:span text:style-name="T19">where </text:span><text:span text:style-name="T25">-Xms</text:span><text:span text:style-name="T2"> </text:span><text:span text:style-name="T19">is starting size of heap and </text:span><text:span text:style-name="T25">-Xmx</text:span><text:span text:style-name="T2"> </text:span><text:span text:style-name="T19">is maximum size of java heap. to learn more about JVM options see my post </text:span><text:a xlink:type="simple" xlink:href="http://javarevisited.blogspot.com/2011/11/hotspot-jvm-options-java-examples.html" text:style-name="Internet_20_link" text:visited-style-name="Visited_20_Internet_20_Link"><text:span text:style-name="T68">10 JVM option Java programmer should know</text:span></text:a><text:span text:style-name="T19">.</text:span></text:p>
      <text:p text:style-name="P56"/>
      <text:p text:style-name="P1"><text:span text:style-name="T19">3) If there is no memory left in stack for storing function call or local variable, JVM will throw </text:span><text:span text:style-name="T7">java.lang.StackOverFlowError,</text:span><text:span text:style-name="T19"> while if there is no more heap space for creating object, JVM will throw </text:span><text:span text:style-name="T25">java.lang.OutOfMemoryError: Java Heap Space</text:span><text:span text:style-name="T19">. Read more about how to deal with </text:span><text:span text:style-name="T25">java.lang.OutOfMemoryError</text:span><text:span text:style-name="T2">  </text:span><text:span text:style-name="T19">in my post </text:span><text:a xlink:type="simple" xlink:href="http://javarevisited.blogspot.com/2011/09/javalangoutofmemoryerror-permgen-space.html" text:style-name="Internet_20_link" text:visited-style-name="Visited_20_Internet_20_Link"><text:span text:style-name="T68">2 ways to solve OutOfMemoryError in Java</text:span></text:a><text:span text:style-name="T19">.</text:span></text:p>
      <text:p text:style-name="P56"/>
      <text:p text:style-name="P1"><text:span text:style-name="T19">4) If you are using </text:span><text:a xlink:type="simple" xlink:href="http://javarevisited.blogspot.com/2012/12/recursion-in-java-with-example-programming.html" text:style-name="Internet_20_link" text:visited-style-name="Visited_20_Internet_20_Link"><text:span text:style-name="T68">Recursion</text:span></text:a><text:span text:style-name="T19">, on which method calls itself, You can quickly fill up stack memory. Another difference between stack and heap is that size of stack memory is lot lesser than size of  heap memory in Java.</text:span></text:p>
      <text:p text:style-name="P56"/>
      <text:p text:style-name="P64">5) Variables stored in stacks are only visible to the owner Thread, while objects created in heap are visible to all thread. In other words stack memory is kind of private memory of Java Threads, while heap memory is shared among all threads.</text:p>
      <text:p text:style-name="P56"/>
      <text:p text:style-name="P1"><text:span text:style-name="T19">That's all on </text:span><text:span text:style-name="T18">difference between Stack and Heap memory in Java</text:span><text:span text:style-name="T19">. As I said, It’s important to understand what is heap and what is stack in Java and which kind of variables goes where, how you can run out of stack and heap memory in Java etc. Let us know if you are familiar with any other difference between stack and heap memory in java.</text:span></text:p>
      <text:p text:style-name="P72"><text:line-break/></text:p>
      <text:p text:style-name="P109"><text:soft-page-break/>26&gt; difference between Stack vs Heap</text:p>
      <text:p text:style-name="P4"><text:span text:style-name="T2">So far we have seen how to declare basic type variables such as </text:span><text:span text:style-name="T8">int</text:span><text:span text:style-name="T2">, </text:span><text:span text:style-name="T8">double</text:span><text:span text:style-name="T2">, etc, and complex types such as arrays and structs. The way we have been declaring them so far, with a syntax that is like other languages such as MATLAB, Python, etc, puts these variables on the </text:span><text:span text:style-name="T1">stack</text:span><text:span text:style-name="T2"> in C. </text:span></text:p>
      <text:p text:style-name="P109">The Stack</text:p>
      <text:p text:style-name="P4"><text:span text:style-name="T2">What is the stack? It's a special region of your computer's memory that stores temporary variables created by each function (including the </text:span><text:span text:style-name="T8">main()</text:span><text:span text:style-name="T2"> function). The stack is a "FILO" (first in, last out) data structure, that is managed and optimized by the CPU quite closely. Every time a function declares a new variable, it is "pushed" onto the stack. Then every time a function exits, </text:span><text:span text:style-name="T1">all</text:span><text:span text:style-name="T2"> of the variables pushed onto the stack by that function, are freed (that is to say, they are deleted). Once a stack variable is freed, that region of memory becomes available for other stack variables. </text:span></text:p>
      <text:p text:style-name="P142">The advantage of using the stack to store variables, is that memory is managed for you. You don't have to allocate memory by hand, or free it once you don't need it any more. What's more, because the CPU organizes stack memory so efficiently, reading from and writing to stack variables is very fast. </text:p>
      <text:p text:style-name="P4"><text:span text:style-name="T2">A key to understanding the stack is the notion that </text:span><text:span text:style-name="T1">when a function exits</text:span><text:span text:style-name="T2">, all of its variables are popped off of the stack (and hence lost forever). Thus stack variables are </text:span><text:span text:style-name="T1">local</text:span><text:span text:style-name="T2"> in nature. This is related to a concept we saw earlier known as </text:span><text:span text:style-name="T1">variable scope</text:span><text:span text:style-name="T2">, or local vs global variables. A common bug in C programming is attempting to access a variable that was created on the stack inside some function, from a place in your program outside of that function (i.e. after that function has exited). </text:span></text:p>
      <text:p text:style-name="P4"><text:span text:style-name="T2">Another feature of the stack to keep in mind, is that there is a limit (varies with OS) on the size of variables that can be store on the stack. This is not the case for variables allocated on the </text:span><text:span text:style-name="T1">heap</text:span><text:span text:style-name="T2">. </text:span></text:p>
      <text:p text:style-name="P142">To summarize the stack: </text:p>
      <text:list xml:id="list4648971288829848631" text:style-name="L31">
        <text:list-item>
          <text:p text:style-name="P35">the stack grows and shrinks as functions push and pop local variables </text:p>
        </text:list-item>
        <text:list-item>
          <text:p text:style-name="P35">there is no need to manage the memory yourself, variables are allocated and freed automatically </text:p>
        </text:list-item>
        <text:list-item>
          <text:p text:style-name="P35">the stack has size limits </text:p>
        </text:list-item>
        <text:list-item>
          <text:p text:style-name="P165">stack variables only exist while the function that created them, is running </text:p>
        </text:list-item>
      </text:list>
      <text:p text:style-name="P109">The Heap</text:p>
      <text:p text:style-name="P4"><text:span text:style-name="T2">The heap is a region of your computer's memory that is not managed automatically for you, and is not as tightly managed by the CPU. It is a more free-floating region of memory (and is larger). To allocate memory on the heap, you must use </text:span><text:span text:style-name="T8">malloc()</text:span><text:span text:style-name="T2"> or </text:span><text:span text:style-name="T8">calloc()</text:span><text:span text:style-name="T2">, which are built-in C functions. Once you have allocated memory on the heap, you are responsible for using </text:span><text:span text:style-name="T8">free()</text:span><text:span text:style-name="T2"> to deallocate that memory once you don't need it any more. If you fail to do this, your program will have what is known as a </text:span><text:span text:style-name="T1">memory leak</text:span><text:span text:style-name="T2">. That is, memory on the heap will still be set aside (and won't be available to other processes). As we will see in the debugging section, there is a tool called </text:span><text:span text:style-name="T8">valgrind</text:span><text:span text:style-name="T2"> that can help you detect memory leaks. </text:span></text:p>
      <text:p text:style-name="P4"><text:span text:style-name="T2">Unlike the stack, the heap does not have size restrictions on variable size (apart from the obvious physical limitations of your computer). Heap memory is slightly slower to be read from and written to, because one has to use </text:span><text:span text:style-name="T1">pointers</text:span><text:span text:style-name="T2"> to access memory on the heap. We will talk about pointers shortly. </text:span></text:p>
      <text:p text:style-name="P142">Unlike the stack, variables created on the heap are accessible by any function, anywhere in your <text:soft-page-break/>program. Heap variables are essentially global in scope. </text:p>
      <text:p text:style-name="P109">Stack vs Heap Pros and Cons</text:p>
      <text:p text:style-name="P180"/>
      <text:p text:style-name="P112">Stack</text:p>
      <text:list xml:id="list7648101567404696458" text:style-name="L32">
        <text:list-item>
          <text:p text:style-name="P36">very fast access </text:p>
        </text:list-item>
        <text:list-item>
          <text:p text:style-name="P36">don't have to explicitly de-allocate variables </text:p>
        </text:list-item>
        <text:list-item>
          <text:p text:style-name="P36">space is managed efficiently by CPU, memory will not become fragmented </text:p>
        </text:list-item>
        <text:list-item>
          <text:p text:style-name="P36">local variables only </text:p>
        </text:list-item>
        <text:list-item>
          <text:p text:style-name="P36">limit on stack size (OS-dependent) </text:p>
        </text:list-item>
        <text:list-item>
          <text:p text:style-name="P166">variables cannot be resized </text:p>
        </text:list-item>
      </text:list>
      <text:p text:style-name="P112">Heap</text:p>
      <text:list xml:id="list1268335187209471296" text:style-name="L33">
        <text:list-item>
          <text:p text:style-name="P37">variables can be accessed globally </text:p>
        </text:list-item>
        <text:list-item>
          <text:p text:style-name="P37">no limit on memory size </text:p>
        </text:list-item>
        <text:list-item>
          <text:p text:style-name="P37">(relatively) slower access </text:p>
        </text:list-item>
        <text:list-item>
          <text:p text:style-name="P37">no guaranteed efficient use of space, memory may become fragmented over time as blocks of memory are allocated, then freed </text:p>
        </text:list-item>
        <text:list-item>
          <text:p text:style-name="P37">you must manage memory (you're in charge of allocating and freeing variables) </text:p>
        </text:list-item>
        <text:list-item>
          <text:p text:style-name="P134"><text:span text:style-name="T2">variables can be resized using </text:span><text:span text:style-name="T8">realloc()</text:span><text:span text:style-name="T2"> </text:span></text:p>
        </text:list-item>
      </text:list>
      <text:p text:style-name="P109">Examples</text:p>
      <text:p text:style-name="P4"><text:span text:style-name="T2">Here is a short program that creates its variables on the </text:span><text:span text:style-name="T1">stack</text:span><text:span text:style-name="T2">. It looks like the other programs we have seen so far. </text:span></text:p>
      <text:p text:style-name="P1"><text:span text:style-name="T103">#include</text:span><text:span text:style-name="T11"> </text:span><text:span text:style-name="T104">&lt;stdio.h&gt;</text:span></text:p>
      <text:p text:style-name="P56"/>
      <text:p text:style-name="P1"><text:span text:style-name="T105">double</text:span><text:span text:style-name="T11"> </text:span><text:span text:style-name="T78">multiplyByTwo</text:span><text:span text:style-name="T11"> (</text:span><text:span text:style-name="T105">double</text:span><text:span text:style-name="T11"> </text:span><text:span text:style-name="T106">input</text:span><text:span text:style-name="T11">) {</text:span></text:p>
      <text:p text:style-name="P1"><text:span text:style-name="T11"><text:s text:c="2"/></text:span><text:span text:style-name="T105">double</text:span><text:span text:style-name="T11"> </text:span><text:span text:style-name="T106">twice</text:span><text:span text:style-name="T11"> = input * 2.0;</text:span></text:p>
      <text:p text:style-name="P1"><text:span text:style-name="T11"><text:s text:c="2"/></text:span><text:span text:style-name="T107">return</text:span><text:span text:style-name="T11"> twice;</text:span></text:p>
      <text:p text:style-name="P60">}</text:p>
      <text:p text:style-name="P56"/>
      <text:p text:style-name="P1"><text:span text:style-name="T105">int</text:span><text:span text:style-name="T11"> </text:span><text:span text:style-name="T78">main</text:span><text:span text:style-name="T11"> (</text:span><text:span text:style-name="T105">int</text:span><text:span text:style-name="T11"> </text:span><text:span text:style-name="T106">argc</text:span><text:span text:style-name="T11">, </text:span><text:span text:style-name="T105">char</text:span><text:span text:style-name="T11"> *</text:span><text:span text:style-name="T106">argv</text:span><text:span text:style-name="T11">[])</text:span></text:p>
      <text:p text:style-name="P60">{</text:p>
      <text:p text:style-name="P1"><text:span text:style-name="T11"><text:s text:c="2"/></text:span><text:span text:style-name="T105">int</text:span><text:span text:style-name="T11"> </text:span><text:span text:style-name="T106">age</text:span><text:span text:style-name="T11"> = 30;</text:span></text:p>
      <text:p text:style-name="P1"><text:span text:style-name="T11"><text:s text:c="2"/></text:span><text:span text:style-name="T105">double</text:span><text:span text:style-name="T11"> </text:span><text:span text:style-name="T106">salary</text:span><text:span text:style-name="T11"> = 12345.67;</text:span></text:p>
      <text:p text:style-name="P1"><text:span text:style-name="T11"><text:s text:c="2"/></text:span><text:span text:style-name="T105">double</text:span><text:span text:style-name="T11"> </text:span><text:span text:style-name="T106">myList</text:span><text:span text:style-name="T11">[3] = {1.2, 2.3, 3.4};</text:span></text:p>
      <text:p text:style-name="P56"/>
      <text:p text:style-name="P1"><text:span text:style-name="T11"><text:s text:c="2"/>printf(</text:span><text:span text:style-name="T104">"double your salary is %.3f\n"</text:span><text:span text:style-name="T11">, multiplyByTwo(salary));</text:span></text:p>
      <text:p text:style-name="P56"/>
      <text:p text:style-name="P1"><text:span text:style-name="T11"><text:s text:c="2"/></text:span><text:span text:style-name="T107">return</text:span><text:span text:style-name="T11"> 0;</text:span></text:p>
      <text:p text:style-name="P189">}</text:p>
      <text:p text:style-name="P189">double your salary is 24691.340</text:p>
      <text:p text:style-name="P4"><text:span text:style-name="T2">On lines 10, 11 and 12 we declare variables: an </text:span><text:span text:style-name="T8">int</text:span><text:span text:style-name="T2">, a </text:span><text:span text:style-name="T8">double</text:span><text:span text:style-name="T2">, and an array of three doubles. These three variables are pushed onto the stack as soon as the </text:span><text:span text:style-name="T8">main()</text:span><text:span text:style-name="T2"> function allocates them. When the </text:span><text:span text:style-name="T8">main()</text:span><text:span text:style-name="T2"> function exits (and the program stops) these variables are popped off of the </text:span><text:soft-page-break/><text:span text:style-name="T2">stack. Similarly, in the function </text:span><text:span text:style-name="T8">multiplyByTwo()</text:span><text:span text:style-name="T2">, the </text:span><text:span text:style-name="T8">twice</text:span><text:span text:style-name="T2"> variable, which is a </text:span><text:span text:style-name="T8">double</text:span><text:span text:style-name="T2">, is pushed onto the stack as soon as the </text:span><text:span text:style-name="T8">multiplyByTwo()</text:span><text:span text:style-name="T2"> function allocates it. As soon as the </text:span><text:span text:style-name="T8">multiplyByTwo()</text:span><text:span text:style-name="T2"> function exits, the </text:span><text:span text:style-name="T8">twice</text:span><text:span text:style-name="T2"> variable is popped off of the stack, and is gone forever. </text:span></text:p>
      <text:p text:style-name="P4"><text:span text:style-name="T2">As a side note, there is a way to tell C to keep a stack variable around, even after its creator function exits, and that is to use the </text:span><text:span text:style-name="T8">static</text:span><text:span text:style-name="T2"> keyword when declaring the variable. A variable declared with the </text:span><text:span text:style-name="T8">static</text:span><text:span text:style-name="T2"> keyword thus becomes something like a global variable, but one that is only visible inside the function that created it. It's a strange construction, one that you probably won't need except under very specific circumstances. </text:span></text:p>
      <text:p text:style-name="P4"><text:span text:style-name="T2">Here is another version of this program that allocates all of its variables on the </text:span><text:span text:style-name="T1">heap</text:span><text:span text:style-name="T2"> instead of the stack: </text:span></text:p>
      <text:p text:style-name="P1"><text:span text:style-name="T103">#include</text:span><text:span text:style-name="T11"> </text:span><text:span text:style-name="T104">&lt;stdio.h&gt;</text:span></text:p>
      <text:p text:style-name="P1"><text:span text:style-name="T103">#include</text:span><text:span text:style-name="T11"> </text:span><text:span text:style-name="T104">&lt;stdlib.h&gt;</text:span></text:p>
      <text:p text:style-name="P56"/>
      <text:p text:style-name="P1"><text:span text:style-name="T105">double</text:span><text:span text:style-name="T11"> *</text:span><text:span text:style-name="T78">multiplyByTwo</text:span><text:span text:style-name="T11"> (</text:span><text:span text:style-name="T105">double</text:span><text:span text:style-name="T11"> *</text:span><text:span text:style-name="T106">input</text:span><text:span text:style-name="T11">) {</text:span></text:p>
      <text:p text:style-name="P1"><text:span text:style-name="T11"><text:s text:c="2"/></text:span><text:span text:style-name="T105">double</text:span><text:span text:style-name="T11"> *</text:span><text:span text:style-name="T106">twice</text:span><text:span text:style-name="T11"> = malloc(</text:span><text:span text:style-name="T107">sizeof</text:span><text:span text:style-name="T11">(</text:span><text:span text:style-name="T105">double</text:span><text:span text:style-name="T11">));</text:span></text:p>
      <text:p text:style-name="P60"><text:s text:c="2"/>*twice = *input * 2.0;</text:p>
      <text:p text:style-name="P1"><text:span text:style-name="T11"><text:s text:c="2"/></text:span><text:span text:style-name="T107">return</text:span><text:span text:style-name="T11"> twice;</text:span></text:p>
      <text:p text:style-name="P60">}</text:p>
      <text:p text:style-name="P56"/>
      <text:p text:style-name="P1"><text:span text:style-name="T105">int</text:span><text:span text:style-name="T11"> </text:span><text:span text:style-name="T78">main</text:span><text:span text:style-name="T11"> (</text:span><text:span text:style-name="T105">int</text:span><text:span text:style-name="T11"> </text:span><text:span text:style-name="T106">argc</text:span><text:span text:style-name="T11">, </text:span><text:span text:style-name="T105">char</text:span><text:span text:style-name="T11"> *</text:span><text:span text:style-name="T106">argv</text:span><text:span text:style-name="T11">[])</text:span></text:p>
      <text:p text:style-name="P60">{</text:p>
      <text:p text:style-name="P1"><text:span text:style-name="T11"><text:s text:c="2"/></text:span><text:span text:style-name="T105">int</text:span><text:span text:style-name="T11"> *</text:span><text:span text:style-name="T106">age</text:span><text:span text:style-name="T11"> = malloc(</text:span><text:span text:style-name="T107">sizeof</text:span><text:span text:style-name="T11">(</text:span><text:span text:style-name="T105">int</text:span><text:span text:style-name="T11">));</text:span></text:p>
      <text:p text:style-name="P60"><text:s text:c="2"/>*age = 30;</text:p>
      <text:p text:style-name="P1"><text:span text:style-name="T11"><text:s text:c="2"/></text:span><text:span text:style-name="T105">double</text:span><text:span text:style-name="T11"> *</text:span><text:span text:style-name="T106">salary</text:span><text:span text:style-name="T11"> = malloc(</text:span><text:span text:style-name="T107">sizeof</text:span><text:span text:style-name="T11">(</text:span><text:span text:style-name="T105">double</text:span><text:span text:style-name="T11">));</text:span></text:p>
      <text:p text:style-name="P60"><text:s text:c="2"/>*salary = 12345.67;</text:p>
      <text:p text:style-name="P1"><text:span text:style-name="T11"><text:s text:c="2"/></text:span><text:span text:style-name="T105">double</text:span><text:span text:style-name="T11"> *</text:span><text:span text:style-name="T106">myList</text:span><text:span text:style-name="T11"> = malloc(3 * </text:span><text:span text:style-name="T107">sizeof</text:span><text:span text:style-name="T11">(</text:span><text:span text:style-name="T105">double</text:span><text:span text:style-name="T11">));</text:span></text:p>
      <text:p text:style-name="P60"><text:s text:c="2"/>myList[0] = 1.2;</text:p>
      <text:p text:style-name="P60"><text:s text:c="2"/>myList[1] = 2.3;</text:p>
      <text:p text:style-name="P60"><text:s text:c="2"/>myList[2] = 3.4;</text:p>
      <text:p text:style-name="P56"/>
      <text:p text:style-name="P1"><text:span text:style-name="T11"><text:s text:c="2"/></text:span><text:span text:style-name="T105">double</text:span><text:span text:style-name="T11"> *</text:span><text:span text:style-name="T106">twiceSalary</text:span><text:span text:style-name="T11"> = multiplyByTwo(salary);</text:span></text:p>
      <text:p text:style-name="P56"/>
      <text:p text:style-name="P1"><text:span text:style-name="T11"><text:s text:c="2"/>printf(</text:span><text:span text:style-name="T104">"double your salary is %.3f\n"</text:span><text:span text:style-name="T11">, *twiceSalary);</text:span></text:p>
      <text:p text:style-name="P56"/>
      <text:p text:style-name="P60"><text:s text:c="2"/>free(age);</text:p>
      <text:p text:style-name="P60"><text:s text:c="2"/>free(salary);</text:p>
      <text:p text:style-name="P60"><text:s text:c="2"/>free(myList);</text:p>
      <text:p text:style-name="P60"><text:s text:c="2"/>free(twiceSalary);</text:p>
      <text:p text:style-name="P56"/>
      <text:p text:style-name="P1"><text:span text:style-name="T11"><text:s text:c="2"/></text:span><text:span text:style-name="T107">return</text:span><text:span text:style-name="T11"> 0;</text:span></text:p>
      <text:p text:style-name="P189">}</text:p>
      <text:p text:style-name="P4"><text:span text:style-name="T2">As you can see, using </text:span><text:span text:style-name="T8">malloc()</text:span><text:span text:style-name="T2"> to allocate memory on the heap and then using </text:span><text:span text:style-name="T8">free()</text:span><text:span text:style-name="T2"> to deallocate it, is no big deal, but is a bit cumbersome. The other thing to notice is that there are a bunch of star symbols * all over the place now. What are those? The answer is, they are </text:span><text:span text:style-name="T1">pointers</text:span><text:span text:style-name="T2">. The </text:span><text:span text:style-name="T8">malloc()</text:span><text:span text:style-name="T2"> (and </text:span><text:span text:style-name="T8">calloc()</text:span><text:span text:style-name="T2"> and </text:span><text:span text:style-name="T8">free()</text:span><text:span text:style-name="T2">) functions deal with </text:span><text:span text:style-name="T1">pointers</text:span><text:span text:style-name="T2"> not actual values. We will talk more about pointers shortly. The bottom line though: pointers are a special data type in C that store </text:span><text:span text:style-name="T1">addresses in memory</text:span><text:span text:style-name="T2"> instead of storing actual values. Thus on line 5 above, the </text:span><text:span text:style-name="T8">twice</text:span><text:span text:style-name="T2"> variable is not a double, but is a </text:span><text:span text:style-name="T1">pointer to a double</text:span><text:span text:style-name="T2">. It's an address in memory where the </text:span><text:span text:style-name="T8">double</text:span><text:span text:style-name="T2"> is stored. </text:span></text:p>
      <text:p text:style-name="P109">When to use the Heap?</text:p>
      <text:p text:style-name="P4"><text:span text:style-name="T2">When should you use the heap, and when should you use the stack? If you need to allocate a large </text:span><text:soft-page-break/><text:span text:style-name="T2">block of memory (e.g. a large array, or a big struct), and you need to keep that variable around a long time (like a global), then you should allocate it on the heap. If you are dealing with realtively small variables that only need to persist as long as the function using them is alive, then you should use the stack, it's easier and faster. If you need variables like arrays and structs that can change size dynamically (e.g. arrays that can grow or shrink as needed) then you will likely need to allocate them on the heap, and use dynamic memory allocation functions like </text:span><text:span text:style-name="T8">malloc()</text:span><text:span text:style-name="T2">, </text:span><text:span text:style-name="T8">calloc()</text:span><text:span text:style-name="T2">, </text:span><text:span text:style-name="T8">realloc()</text:span><text:span text:style-name="T2"> and </text:span><text:span text:style-name="T8">free()</text:span><text:span text:style-name="T2"> to manage that memory "by hand". We will talk about dynamically allocated data structures after we talk about pointers. </text:span></text:p>
      <text:p text:style-name="P1"><text:span text:style-name="T1">26&gt;</text:span><text:span text:style-name="T6">how hashset internaly <text:s/>work?</text:span></text:p>
      <text:p text:style-name="P56"/>
      <text:p text:style-name="P13"><text:s text:c="6"/>Ans:</text:p>
      <text:p text:style-name="P13"><text:s text:c="3"/></text:p>
      <table:table table:name="Table10" table:style-name="Table10">
        <table:table-column table:style-name="Table10.A"/>
        <table:table-column table:style-name="Table10.B"/>
        <table:table-row>
          <table:table-cell table:style-name="Table10.A1" table:number-rows-spanned="2" office:value-type="string">
            <text:p text:style-name="P56"/>
          </table:table-cell>
          <table:table-cell table:style-name="Table10.A1" office:value-type="string">
            <text:p text:style-name="P56"/>
            <text:p text:style-name="P56"/>
          </table:table-cell>
        </table:table-row>
        <table:table-row>
          <table:covered-table-cell/>
          <table:table-cell table:style-name="Table10.A1" office:value-type="string">
            <text:p text:style-name="P1"><text:a xlink:type="simple" xlink:href="http://docs.oracle.com/javase/8/docs/api/java/util/HashSet.html" text:style-name="Internet_20_link" text:visited-style-name="Visited_20_Internet_20_Link"><text:span text:style-name="T64">HashSet</text:span></text:a><text:span text:style-name="T2">:This class implements the Set interface, backed by a hash table (actually a </text:span><text:a xlink:type="simple" xlink:href="http://docs.oracle.com/javase/8/docs/api/java/util/HashMap.html" text:style-name="Internet_20_link" text:visited-style-name="Visited_20_Internet_20_Link"><text:span text:style-name="T64">HashMap</text:span></text:a><text:span text:style-name="T2">instance). <text:line-break/><text:line-break/>While adding elements into </text:span><text:a xlink:type="simple" xlink:href="http://docs.oracle.com/javase/8/docs/api/java/util/HashSet.html" text:style-name="Internet_20_link" text:visited-style-name="Visited_20_Internet_20_Link"><text:span text:style-name="T64">HashSet</text:span></text:a><text:span text:style-name="T2">i never specify the key and offcourse it does not make sense to specify the key since its a set. I am wondering since the </text:span><text:a xlink:type="simple" xlink:href="http://docs.oracle.com/javase/8/docs/api/java/util/HashSet.html" text:style-name="Internet_20_link" text:visited-style-name="Visited_20_Internet_20_Link"><text:span text:style-name="T64">HashSet</text:span></text:a><text:span text:style-name="T2">is implemented via a </text:span><text:a xlink:type="simple" xlink:href="http://docs.oracle.com/javase/8/docs/api/java/util/HashMap.html" text:style-name="Internet_20_link" text:visited-style-name="Visited_20_Internet_20_Link"><text:span text:style-name="T64">HashMap</text:span></text:a><text:span text:style-name="T2">instance , what would be the key that would be used to put data into </text:span><text:a xlink:type="simple" xlink:href="http://docs.oracle.com/javase/8/docs/api/java/util/HashSet.html" text:style-name="Internet_20_link" text:visited-style-name="Visited_20_Internet_20_Link"><text:span text:style-name="T64">HashSet</text:span></text:a><text:span text:style-name="T2">.<text:line-break/><text:line-break/>The answer is they key is a the value that is passed into the the hashset. For example<text:line-break/></text:span><text:a xlink:type="simple" xlink:href="http://docs.oracle.com/javase/8/docs/api/java/util/HashSet.html" text:style-name="Internet_20_link" text:visited-style-name="Visited_20_Internet_20_Link"><text:span text:style-name="T64">HashSet</text:span></text:a><text:span text:style-name="T2">&lt;</text:span><text:a xlink:type="simple" xlink:href="http://www.coderanch.com/t/410859/java/java/String-StringBuffer-StringBuilder-Performance" text:style-name="Internet_20_link" text:visited-style-name="Visited_20_Internet_20_Link"><text:span text:style-name="T64">String</text:span></text:a><text:span text:style-name="T2">&gt;names = new </text:span><text:a xlink:type="simple" xlink:href="http://docs.oracle.com/javase/8/docs/api/java/util/HashSet.html" text:style-name="Internet_20_link" text:visited-style-name="Visited_20_Internet_20_Link"><text:span text:style-name="T64">HashSet</text:span></text:a><text:span text:style-name="T2">&lt;String&gt;();<text:line-break/>names.add("Deepak");<text:line-break/><text:line-break/>Internally since the </text:span><text:a xlink:type="simple" xlink:href="http://docs.oracle.com/javase/8/docs/api/java/util/HashSet.html" text:style-name="Internet_20_link" text:visited-style-name="Visited_20_Internet_20_Link"><text:span text:style-name="T64">HashSet</text:span></text:a><text:span text:style-name="T2">is implemented by a </text:span><text:a xlink:type="simple" xlink:href="http://docs.oracle.com/javase/8/docs/api/java/util/HashMap.html" text:style-name="Internet_20_link" text:visited-style-name="Visited_20_Internet_20_Link"><text:span text:style-name="T64">HashMap</text:span></text:a><text:span text:style-name="T2">instance , and </text:span><text:a xlink:type="simple" xlink:href="http://docs.oracle.com/javase/8/docs/api/java/util/HashMap.html" text:style-name="Internet_20_link" text:visited-style-name="Visited_20_Internet_20_Link">HashMap</text:a><text:span text:style-name="T64"> </text:span><text:span text:style-name="T2">requires a key and value. So here the key = "Deepak"and value = "new Object()". The Value is a dummy object.Which is infact a static constant so that each add operation does not create a dummy instances of Object.<text:line-break/>Hence names.add("Deepak");<text:line-break/>gets converted to<text:line-break/>internalHashMap.put("Deepak",object);<text:line-break/>Here object defined as <text:line-break/>private static final Object object = new Object();</text:span></text:p>
          </table:table-cell>
        </table:table-row>
      </table:table>
      <text:p text:style-name="P56"/>
      <text:p text:style-name="P56"/>
      <text:p text:style-name="P1"><text:span text:style-name="T1">27&gt;</text:span><text:span text:style-name="T6">Internal implementation of Hashmap?</text:span></text:p>
      <text:p text:style-name="P56"/>
      <text:p text:style-name="P13"><text:s text:c="3"/>Ans:</text:p>
      <text:p text:style-name="P1"><text:span text:style-name="T2"><text:s text:c="6"/>HashMap is made up of two collection implementations i.e. Array and LinkedList. <text:line-break/><text:line-break/>It stores its key value pairs in the buckets where each bucket corresponds to an index in the array. The array index is calculated by taking into account key's hashcode value and the size of the array. </text:span><text:span text:style-name="T108">Each hashcode value can fall into the same bucket so these key-value pairs are stored in a LinkedList structure,</text:span><text:span text:style-name="T2"> this is known as collision in hash based collections. To get a value from a hashmap first the hashcode value of the key is computed and then the index position in the array is calculated which is also called bucket and if the bucket contains multiple values, all the values are iterated to find the correct value using the </text:span><text:span text:style-name="T108">object(key) equals() method</text:span><text:span text:style-name="T2">. So, proper implementation of hashcode() and equals() is necessary to ensure correct working of hash based collections.</text:span></text:p>
      <text:p text:style-name="P13"><text:s/>HashMap.get(Object key){</text:p>
      <text:p text:style-name="P13">Object k=maskNull(key);</text:p>
      <text:p text:style-name="P13">int hash=hash(k);</text:p>
      <text:p text:style-name="P13">int i=indexFor(hash,table.length);</text:p>
      <text:p text:style-name="P13">Entry e=table[i];</text:p>
      <text:p text:style-name="P13">while(true){</text:p>
      <text:p text:style-name="P13">if(e==null)</text:p>
      <text:p text:style-name="P13"><text:soft-page-break/>return e;</text:p>
      <text:p text:style-name="P13">if(e.hash==hash &amp;amp;&amp;amp;eq(k,e.key)){</text:p>
      <text:p text:style-name="P13">return e.value;</text:p>
      <text:p text:style-name="P13">e=e.next;</text:p>
      <text:p text:style-name="P13">}</text:p>
      <text:p text:style-name="P11">}</text:p>
      <text:p text:style-name="P56"/>
      <text:p text:style-name="P56"/>
      <text:p text:style-name="P1"><text:span text:style-name="T1">28&gt;</text:span><text:span text:style-name="T6">how Hashtable internaly work?</text:span></text:p>
      <text:p text:style-name="P56"/>
      <text:p text:style-name="P13">Ans:</text:p>
      <text:p text:style-name="P4"><text:span text:style-name="T2">A slightly more in-depth explanation will help you understand </text:span><text:span text:style-name="T8">Hashtable</text:span><text:span text:style-name="T2">'s mechanism for storage and retrieval. A </text:span><text:span text:style-name="T8">Hashtable</text:span><text:span text:style-name="T2"> internally contains buckets in which it stores the key/value pairs. The </text:span><text:span text:style-name="T8">Hashtable</text:span><text:span text:style-name="T2"> uses the key's hashcode to determine to which bucket the key/value pair should map. </text:span></text:p>
      <text:p text:style-name="P180"/>
      <text:p text:style-name="P4"><text:span text:style-name="T2">Figure 1 shows a </text:span><text:span text:style-name="T8">Hashtable</text:span><text:span text:style-name="T2"> and its buckets. When you pass a key/value to the </text:span><text:span text:style-name="T8">Hashtable</text:span><text:span text:style-name="T2">, it queries the key's hashcode. The </text:span><text:span text:style-name="T8">Hashtable</text:span><text:span text:style-name="T2"> uses that code to determine the bucket in which to place the key/value. So, for example, if the hashcode equals zero, the </text:span><text:span text:style-name="T8">Hashtable</text:span><text:span text:style-name="T2"> places the value into Bucket 0. Likewise, if the hashcode is two, the </text:span><text:span text:style-name="T8">Hashtable</text:span><text:span text:style-name="T2"> places the value into Bucket 2. (This is a simplistic example; the </text:span><text:span text:style-name="T8">Hashtable</text:span><text:span text:style-name="T2"> will massage the hashcode first so the </text:span><text:span text:style-name="T8">Hashtable</text:span><text:span text:style-name="T2"> doesn't try to insert the value outside the bucket.) </text:span></text:p>
      <text:p text:style-name="P4"><text:span text:style-name="T2">By using the hashcode this way, the </text:span><text:span text:style-name="T8">Hashtable</text:span><text:span text:style-name="T2"> can also quickly determine in which bucket it has placed the value when you try to retrieve it. </text:span></text:p>
      <text:p text:style-name="P4"><text:span text:style-name="T2">Hashcodes, however, represent only half the picture. The hashcode only tells the </text:span><text:span text:style-name="T8">Hashtable</text:span><text:span text:style-name="T2"> into which bucket to drop the key/value. Sometimes, however, multiple objects may map to the same bucket, an event known as a </text:span><text:span text:style-name="T4">collision.</text:span><text:span text:style-name="T2"> In Java, the </text:span><text:span text:style-name="T8">Hashtable</text:span><text:span text:style-name="T2"> responds to a collision by placing multiple values into the same bucket (other implementations may handle collisions differently). Figure 2 shows what a </text:span><text:span text:style-name="T8">Hashtable</text:span><text:span text:style-name="T2"> might look like after a few collisions. </text:span></text:p>
      <text:p text:style-name="P180"/>
      <text:p text:style-name="P180"/>
      <text:p text:style-name="P180"/>
      <text:p text:style-name="P4"><text:span text:style-name="T2">Now imagine that you call </text:span><text:span text:style-name="T8">get()</text:span><text:span text:style-name="T2"> with a key that maps to Bucket 0. The </text:span><text:span text:style-name="T8">Hashtable</text:span><text:span text:style-name="T2"> will now need to peform a sequential search through the key/value pairs in Bucket 0 to find your requested value. To perform this lookup, the </text:span><text:span text:style-name="T8">Hashtable</text:span><text:span text:style-name="T2"> executes the following steps: </text:span></text:p>
      <text:list xml:id="list6663075051402760484" text:style-name="L34">
        <text:list-item>
          <text:p text:style-name="P38">Query the key's hashcode</text:p>
        </text:list-item>
        <text:list-item>
          <text:p text:style-name="P38">Retrieve the list of key/values residing in the bucket given by the hashcode</text:p>
        </text:list-item>
        <text:list-item>
          <text:p text:style-name="P135"><text:span text:style-name="T2">Scan through each entry sequentially until a key that equals the key passed into </text:span><text:span text:style-name="T8">get()</text:span><text:span text:style-name="T2"> is found</text:span></text:p>
        </text:list-item>
      </text:list>
      <text:p text:style-name="P4"><text:span text:style-name="T2">A long answer to a short question I know, but it gets worse. Properly overriding </text:span><text:span text:style-name="T8">equals()</text:span><text:span text:style-name="T2"> and </text:span><text:span text:style-name="T8">hashCode()</text:span><text:span text:style-name="T2"> is a nontrivial exercise. You must take extreme care to guarantee both methods' contracts. </text:span></text:p>
      <text:p text:style-name="P110">On implementing equals()</text:p>
      <text:p text:style-name="P4"><text:span text:style-name="T2">According to the </text:span><text:span text:style-name="T8">equals()</text:span><text:span text:style-name="T2"> Javadoc, the method must conform to the following rules: </text:span></text:p>
      <text:p text:style-name="P6"><text:span text:style-name="T2">"The </text:span><text:span text:style-name="T8">equals()</text:span><text:span text:style-name="T2"> method implements an equivalence relation: </text:span></text:p>
      <text:list xml:id="list190599669783185662" text:style-name="L35">
        <text:list-item>
          <text:p text:style-name="P212"><text:soft-page-break/><text:span text:style-name="T2">It is reflexive: For any reference value x, </text:span><text:span text:style-name="T8">x.equals(x)</text:span><text:span text:style-name="T2"> should return true</text:span></text:p>
        </text:list-item>
        <text:list-item>
          <text:p text:style-name="P212"><text:span text:style-name="T2">It is symmetric: For any reference values x and y, </text:span><text:span text:style-name="T8">x.equals(y)</text:span><text:span text:style-name="T2"> should return true if and only if </text:span><text:span text:style-name="T8">y.equals(x)</text:span><text:span text:style-name="T2"> returns true</text:span></text:p>
        </text:list-item>
        <text:list-item>
          <text:p text:style-name="P212"><text:span text:style-name="T2">It is transitive: For any reference values x, y, and z, if </text:span><text:span text:style-name="T8">x.equals(y)</text:span><text:span text:style-name="T2"> returns true and </text:span><text:span text:style-name="T8">y.equals(z)</text:span><text:span text:style-name="T2"> returns true, then </text:span><text:span text:style-name="T8">x.equals(z)</text:span><text:span text:style-name="T2"> should return true</text:span></text:p>
        </text:list-item>
        <text:list-item>
          <text:p text:style-name="P212"><text:span text:style-name="T2">It is consistent: For any reference values x and y, multiple invocations of </text:span><text:span text:style-name="T8">x.equals(y)</text:span><text:span text:style-name="T2"> consistently return true or consistently return false, provided no information used in equals comparisons on the object is modified</text:span></text:p>
        </text:list-item>
        <text:list-item>
          <text:p text:style-name="P213"><text:span text:style-name="T2">For any non-null reference value x, </text:span><text:span text:style-name="T8">x.equals(null)</text:span><text:span text:style-name="T2"> should return false"</text:span></text:p>
        </text:list-item>
      </text:list>
      <text:p text:style-name="P1"><text:span text:style-name="T1">28&gt;</text:span><text:span text:style-name="T6">Diffnce between include and forword ?</text:span></text:p>
      <text:p text:style-name="P56"/>
      <text:p text:style-name="P56"/>
      <table:table table:name="Table11" table:style-name="Table11">
        <table:table-column table:style-name="Table11.A"/>
        <table:table-column table:style-name="Table11.B"/>
        <table:table-column table:style-name="Table11.C"/>
        <table:table-row>
          <table:table-cell table:style-name="Table11.A1" office:value-type="string">
            <text:p text:style-name="P12">Property</text:p>
          </table:table-cell>
          <table:table-cell table:style-name="Table11.A1" office:value-type="string">
            <text:p text:style-name="P12">include() Method</text:p>
          </table:table-cell>
          <table:table-cell table:style-name="Table11.A1" office:value-type="string">
            <text:p text:style-name="P12">forward() Method</text:p>
          </table:table-cell>
        </table:table-row>
        <table:table-row>
          <table:table-cell table:style-name="Table11.A1" office:value-type="string">
            <text:p text:style-name="P12">What can be done?</text:p>
          </table:table-cell>
          <table:table-cell table:style-name="Table11.A1" office:value-type="string">
            <text:p text:style-name="P13">Includes another file in our current file.</text:p>
          </table:table-cell>
          <table:table-cell table:style-name="Table11.A1" office:value-type="string">
            <text:p text:style-name="P13">Will forward the client request to the forwarding page.</text:p>
          </table:table-cell>
        </table:table-row>
        <table:table-row>
          <table:table-cell table:style-name="Table11.A1" office:value-type="string">
            <text:p text:style-name="P12">Merge of response</text:p>
          </table:table-cell>
          <table:table-cell table:style-name="Table11.A1" office:value-type="string">
            <text:p text:style-name="P13">Response of S1 and S2 are merged and sent to client (as if a single response). This way, the Programmer can achieve "server side includes".</text:p>
          </table:table-cell>
          <table:table-cell table:style-name="Table11.A1" office:value-type="string">
            <text:p text:style-name="P13">No merge of response. Only S2 response will go to the client.</text:p>
          </table:table-cell>
        </table:table-row>
        <table:table-row>
          <table:table-cell table:style-name="Table11.A1" office:value-type="string">
            <text:p text:style-name="P12">Retaining execution control</text:p>
          </table:table-cell>
          <table:table-cell table:style-name="Table11.A1" office:value-type="string">
            <text:p text:style-name="P13">Shifted temporarily from S1 to S2. It works like a general simple method call.</text:p>
          </table:table-cell>
          <table:table-cell table:style-name="Table11.A1" office:value-type="string">
            <text:p text:style-name="P13">Shifted permanently from S1 to S2.</text:p>
          </table:table-cell>
        </table:table-row>
        <table:table-row>
          <table:table-cell table:style-name="Table11.A1" office:value-type="string">
            <text:p text:style-name="P12">Control coming back</text:p>
          </table:table-cell>
          <table:table-cell table:style-name="Table11.A1" office:value-type="string">
            <text:p text:style-name="P13">Execution control comes back to S1 after executing S2 for further processing of S1 after include() statement from where the execution control shifted.</text:p>
          </table:table-cell>
          <table:table-cell table:style-name="Table11.A1" office:value-type="string">
            <text:p text:style-name="P13">Once shifted, the control never returns to S1. It is permanent shifting.</text:p>
          </table:table-cell>
        </table:table-row>
        <table:table-row>
          <table:table-cell table:style-name="Table11.A1" office:value-type="string">
            <text:p text:style-name="P12">Response placement</text:p>
          </table:table-cell>
          <table:table-cell table:style-name="Table11.A1" office:value-type="string">
            <text:p text:style-name="P13">Response of S2 is placed in S1.</text:p>
          </table:table-cell>
          <table:table-cell table:style-name="Table11.A1" office:value-type="string">
            <text:p text:style-name="P13">Response of S2 is not placed in S2.</text:p>
          </table:table-cell>
        </table:table-row>
        <table:table-row>
          <table:table-cell table:style-name="Table11.A1" office:value-type="string">
            <text:p text:style-name="P12">Client receives</text:p>
          </table:table-cell>
          <table:table-cell table:style-name="Table11.A1" office:value-type="string">
            <text:p text:style-name="P13">Response of S1 and S2 is received by client.</text:p>
          </table:table-cell>
          <table:table-cell table:style-name="Table11.A1" office:value-type="string">
            <text:p text:style-name="P13">Only response of S2 is received by client.</text:p>
          </table:table-cell>
        </table:table-row>
        <table:table-row>
          <table:table-cell table:style-name="Table11.A1" office:value-type="string">
            <text:p text:style-name="P12">Control returned</text:p>
          </table:table-cell>
          <table:table-cell table:style-name="Table11.A1" office:value-type="string">
            <text:p text:style-name="P13">After executing S2, control returned to S1.</text:p>
          </table:table-cell>
          <table:table-cell table:style-name="Table11.A1" office:value-type="string">
            <text:p text:style-name="P13">After executing S2, control returned to client.</text:p>
          </table:table-cell>
        </table:table-row>
        <table:table-row>
          <table:table-cell table:style-name="Table11.A1" office:value-type="string">
            <text:p text:style-name="P12">Extra activity</text:p>
          </table:table-cell>
          <table:table-cell table:style-name="Table11.A1" office:value-type="string">
            <text:p text:style-name="P13">Once control is returned to S1 from S2, any activity can be done on the server like calling another servlet with another RequestDispatcher object.</text:p>
          </table:table-cell>
          <table:table-cell table:style-name="Table11.A1" office:value-type="string">
            <text:p text:style-name="P13">Once control returned to client, no activity can be done on S1 or S2.</text:p>
          </table:table-cell>
        </table:table-row>
        <table:table-row>
          <table:table-cell table:style-name="Table11.A1" office:value-type="string">
            <text:p text:style-name="P12">Usage</text:p>
          </table:table-cell>
          <table:table-cell table:style-name="Table11.A1" office:value-type="string">
            <text:p text:style-name="P13">Used by Programmer when the output of both servlets S1 and S2 is required.</text:p>
          </table:table-cell>
          <table:table-cell table:style-name="Table11.A1" office:value-type="string">
            <text:p text:style-name="P13">Used only S2 response is required.</text:p>
          </table:table-cell>
        </table:table-row>
        <table:table-row>
          <table:table-cell table:style-name="Table11.A1" office:value-type="string">
            <text:p text:style-name="P12">Speed of delivery to client</text:p>
          </table:table-cell>
          <table:table-cell table:style-name="Table11.A1" office:value-type="string">
            <text:p text:style-name="P13">Comparatively slower.</text:p>
          </table:table-cell>
          <table:table-cell table:style-name="Table11.A1" office:value-type="string">
            <text:p text:style-name="P13">Faster.</text:p>
          </table:table-cell>
        </table:table-row>
        <table:table-row>
          <table:table-cell table:style-name="Table11.A1" office:value-type="string">
            <text:p text:style-name="P12">Access</text:p>
          </table:table-cell>
          <table:table-cell table:style-name="Table11.A1" office:value-type="string">
            <text:p text:style-name="P13">S2 has access to the request and response objects of S1, but limitations exist. S2 cannot set headers and also cannot call any other method like setCookie etc. affecting the response headers. That is, S2 cannot attempt to change the HTTP headers or response status code etc. and performing any activities like this is simply ignored.</text:p>
          </table:table-cell>
          <table:table-cell table:style-name="Table11.A1" office:value-type="string">
            <text:p text:style-name="P13">Here also S2 cannot alter as response is delivered on S1 URL. </text:p>
          </table:table-cell>
        </table:table-row>
        <table:table-row>
          <table:table-cell table:style-name="Table11.A1" office:value-type="string">
            <text:p text:style-name="P12">Usage</text:p>
          </table:table-cell>
          <table:table-cell table:style-name="Table11.A1" office:value-type="string">
            <text:p text:style-name="P13">Often useful just to include another web resource response like banner content or copyright information etc. </text:p>
          </table:table-cell>
          <table:table-cell table:style-name="Table11.A1" office:value-type="string">
            <text:p text:style-name="P13">Used when further processing responsibility and replying to user is given to another Web resource.</text:p>
          </table:table-cell>
        </table:table-row>
        <table:table-row>
          <table:table-cell table:style-name="Table11.A1" office:value-type="string">
            <text:p text:style-name="P12">out.println</text:p>
          </table:table-cell>
          <table:table-cell table:style-name="Table11.A1" office:value-type="string">
            <text:p text:style-name="P1"><text:span text:style-name="T2">Output of S1</text:span><text:span text:style-name="T16">′s out.println() statements go to client.</text:span></text:p>
          </table:table-cell>
          <table:table-cell table:style-name="Table11.A1" office:value-type="string">
            <text:p text:style-name="P1"><text:span text:style-name="T2">Output of S1</text:span><text:span text:style-name="T16">′s out.println() statements never go to client.</text:span></text:p>
          </table:table-cell>
        </table:table-row>
        <text:soft-page-break/>
        <table:table-row>
          <table:table-cell table:style-name="Table11.A1" office:value-type="string">
            <text:p text:style-name="P12">Client response</text:p>
          </table:table-cell>
          <table:table-cell table:style-name="Table11.A1" office:value-type="string">
            <text:p text:style-name="P13">Client receives the response from the same servlet which he requested.</text:p>
          </table:table-cell>
          <table:table-cell table:style-name="Table11.A1" office:value-type="string">
            <text:p text:style-name="P13">Client actually receives the response from a different servlet (not known to client).</text:p>
          </table:table-cell>
        </table:table-row>
        <table:table-row>
          <table:table-cell table:style-name="Table11.A1" office:value-type="string">
            <text:p text:style-name="P12">Treatment of processing</text:p>
          </table:table-cell>
          <table:table-cell table:style-name="Table11.A1" office:value-type="string">
            <text:p text:style-name="P13">The processing S2 can be treated as part of S2 processing.</text:p>
          </table:table-cell>
          <table:table-cell table:style-name="Table11.A1" office:value-type="string">
            <text:p text:style-name="P13">The processing of S2 can be treated completely as a different entity. It is used to show a different resource on the server by S1.</text:p>
          </table:table-cell>
        </table:table-row>
        <table:table-row>
          <table:table-cell table:style-name="Table11.A1" office:value-type="string">
            <text:p text:style-name="P12">Used when</text:p>
          </table:table-cell>
          <table:table-cell table:style-name="Table11.A1" office:value-type="string">
            <text:p text:style-name="P13">Used when static information is to be included.</text:p>
          </table:table-cell>
          <table:table-cell table:style-name="Table11.A1" office:value-type="string">
            <text:p text:style-name="P13">Used when dynamic information is to be included. It is can be used where a Servlet can play the role of a controller to process the client input and deciding what response page is to be returned.</text:p>
          </table:table-cell>
        </table:table-row>
      </table:table>
      <text:p text:style-name="P56"/>
      <text:p text:style-name="P56"/>
      <text:p text:style-name="P1"><text:span text:style-name="T1">29&gt;</text:span><text:span text:style-name="T6">what is implicit Object?</text:span></text:p>
      <text:p text:style-name="P142">Ans:</text:p>
      <text:p text:style-name="P110">out Object</text:p>
      <text:p text:style-name="P4"><text:span text:style-name="T2">JSP out implicit object is instance of </text:span><text:span text:style-name="T8">javax.servlet.jsp.JspWriter</text:span><text:span text:style-name="T2"> implementation and it’s used to output content to be sent in client response. This is one of the most used JSP implicit object and thats why we have JSP Expression to easily invoke </text:span><text:span text:style-name="T4">out.print()</text:span><text:span text:style-name="T2"> method. </text:span></text:p>
      <text:list xml:id="list2742241368843878397" text:style-name="L36">
        <text:list-item>
          <text:p text:style-name="P113">request Object</text:p>
        </text:list-item>
      </text:list>
      <text:p text:style-name="P4"><text:span text:style-name="T2">JSP request implicit object is instance of </text:span><text:span text:style-name="T8">javax.servlet.http.HttpServletRequest</text:span><text:span text:style-name="T2"> implementation and it’s one of the argument of JSP service method. We can use request object to get the request parameters, cookies, request attributes, session, header information and other details about client request. </text:span></text:p>
      <text:list xml:id="list4311033756626176231" text:style-name="L37">
        <text:list-item>
          <text:p text:style-name="P114">response Object</text:p>
        </text:list-item>
      </text:list>
      <text:p text:style-name="P1"><text:span text:style-name="T2">JSP response implicit object is instance of </text:span><text:span text:style-name="T8">javax.servlet.http.HttpServletResponse</text:span><text:span text:style-name="T2"> implementation and comes as argument of service method. We can response object to set content type,</text:span></text:p>
      <text:p text:style-name="P56"/>
      <text:p text:style-name="P13">character encoding, header information in response, adding cookies to response and redirecting the request to other resource. </text:p>
      <text:list xml:id="list8438219878451156124" text:style-name="L38">
        <text:list-item>
          <text:p text:style-name="P115">config Object</text:p>
        </text:list-item>
      </text:list>
      <text:p text:style-name="P4"><text:span text:style-name="T2">JSP config implicit object is instance of </text:span><text:span text:style-name="T8">javax.servlet.ServletConfig</text:span><text:span text:style-name="T2"> implementation and used to get the JSP init params configured in deployment descriptor. </text:span></text:p>
      <text:list xml:id="list4723694799241385420" text:style-name="L39">
        <text:list-item>
          <text:p text:style-name="P116">application Object</text:p>
        </text:list-item>
      </text:list>
      <text:p text:style-name="P4"><text:span text:style-name="T2">JSP application implicit object is instance of </text:span><text:span text:style-name="T8">javax.servlet.ServletContext</text:span><text:span text:style-name="T2"> implementation and it’s used to get the context information and attributes in JSP. We can use it to get the RequestDispatcher object in JSP to forward the request to another resource or to include the response from another resource in the JSP. </text:span></text:p>
      <text:list xml:id="list2536989975746902946" text:style-name="L40">
        <text:list-item>
          <text:p text:style-name="P117"><text:soft-page-break/>session Object</text:p>
        </text:list-item>
      </text:list>
      <text:p text:style-name="P4"><text:span text:style-name="T2">JSP session implicit object is instance of </text:span><text:span text:style-name="T8">javax.servlet.http.HttpSession</text:span><text:span text:style-name="T2"> implementation. Whenever we request a JSP page, container automatically creates a session for the JSP in the service method. </text:span></text:p>
      <text:p text:style-name="P4"><text:span text:style-name="T2">Since session management is heavy process, so if we don’t want session to be created for JSP, we can use page directive to not create the session for JSP using </text:span><text:span text:style-name="T8">&lt;%@ page session="false" %&gt;</text:span><text:span text:style-name="T2">. This is very helpful when our login page or the index page is a JSP page and we don’t need any user session there. </text:span></text:p>
      <text:list xml:id="list1864045556268692814" text:style-name="L41">
        <text:list-item>
          <text:p text:style-name="P118">pageContext Object</text:p>
        </text:list-item>
      </text:list>
      <text:p text:style-name="P4"><text:span text:style-name="T2">JSP pageContext implicit object is instance of </text:span><text:span text:style-name="T8">javax.servlet.jsp.PageContext</text:span><text:span text:style-name="T2"> </text:span><text:a xlink:type="simple" xlink:href="http://www.journaldev.com/1582/abstract-class-in-java-with-example" text:style-name="Internet_20_link" text:visited-style-name="Visited_20_Internet_20_Link"><text:span text:style-name="T64">abstract class</text:span></text:a><text:span text:style-name="T2"> implementation. We can use pageContext to get and set attributes with different scopes and to forward request to other resources. pageContext object also hold reference to other implicit object. </text:span></text:p>
      <text:list xml:id="list245571549049133557" text:style-name="L42">
        <text:list-item>
          <text:p text:style-name="P119">page Object</text:p>
        </text:list-item>
      </text:list>
      <text:p text:style-name="P4"><text:span text:style-name="T2">JSP page implicit object is instance of </text:span><text:span text:style-name="T8">java.lang.Object</text:span><text:span text:style-name="T2"> class and represents the current JSP page. page object provide reference to the generated servlet class. This object is very rarely used. </text:span></text:p>
      <text:list xml:id="list5251195238943959312" text:style-name="L43">
        <text:list-item>
          <text:p text:style-name="P120">exception Object</text:p>
        </text:list-item>
      </text:list>
      <text:p text:style-name="P4"><text:span text:style-name="T2">JSP exception implicit object is instance of </text:span><text:span text:style-name="T8">java.lang.Throwable</text:span><text:span text:style-name="T2"> class and used to provide exception details in JSP error pages. We can’t use this object in normal JSP pages and it’s available only in JSP error pages. </text:span></text:p>
      <text:list xml:id="list5989134235698744823" text:style-name="L44">
        <text:list-item>
          <text:p text:style-name="P121">JSP Implicit Objects Example</text:p>
        </text:list-item>
      </text:list>
      <text:p text:style-name="P142">Here is a simple JSP page that’s showing usage of JSP implicit objects. I am not providing exception object example, that will be covered in JSP Exception Handling post.</text:p>
      <text:p text:style-name="P180"/>
      <text:p text:style-name="P61">&lt;%@ page language="java" contentType="text/html; charset=US-ASCII"</text:p>
      <text:p text:style-name="P61">    pageEncoding="US-ASCII"%&gt;</text:p>
      <text:p text:style-name="P61">&lt;%@ page import="java.util.Date" %&gt;</text:p>
      <text:p text:style-name="P1"><text:span text:style-name="T8">&lt;!DOCTYPE</text:span><text:span text:style-name="T2"> </text:span><text:span text:style-name="T8">html PUBLIC "-//W3C//DTD HTML 4.01 Transitional//EN" "</text:span><text:a xlink:type="simple" xlink:href="http://www.w3.org/TR/html4/loose.dtd" text:style-name="Internet_20_link" text:visited-style-name="Visited_20_Internet_20_Link"><text:span text:style-name="T79">http://www.w3.org/TR/html4/loose.dtd</text:span></text:a><text:span text:style-name="T8">"&gt;</text:span></text:p>
      <text:p text:style-name="P61">&lt;html&gt;</text:p>
      <text:p text:style-name="P61">&lt;head&gt;</text:p>
      <text:p text:style-name="P1"><text:span text:style-name="T8">&lt;meta</text:span><text:span text:style-name="T2"> </text:span><text:span text:style-name="T8">http-equiv="Content-Type"</text:span><text:span text:style-name="T2"> </text:span><text:span text:style-name="T8">content="text/html; charset=US-ASCII"&gt;</text:span></text:p>
      <text:p text:style-name="P61">&lt;title&gt;Index JSP Page&lt;/title&gt;</text:p>
      <text:p text:style-name="P61">&lt;/head&gt;</text:p>
      <text:p text:style-name="P61">&lt;body&gt;</text:p>
      <text:p text:style-name="P61">&lt;%-- out object example --%&gt;</text:p>
      <text:p text:style-name="P61">&lt;h4&gt;Hi There&lt;/h4&gt;</text:p>
      <text:p text:style-name="P61">&lt;strong&gt;Current Time is&lt;/strong&gt;: &lt;% out.print(new Date()); %&gt;&lt;br&gt;&lt;br&gt;</text:p>
      <text:p text:style-name="P13"> </text:p>
      <text:p text:style-name="P61">&lt;%-- request object example --%&gt;</text:p>
      <text:p text:style-name="P61">&lt;strong&gt;Request User-Agent&lt;/strong&gt;: &lt;%=request.getHeader("User-<text:soft-page-break/>Agent") %&gt;&lt;br&gt;&lt;br&gt;</text:p>
      <text:p text:style-name="P13"> </text:p>
      <text:p text:style-name="P61">&lt;%-- response object example --%&gt;</text:p>
      <text:p text:style-name="P61">&lt;%response.addCookie(new Cookie("Test","Value")); %&gt;</text:p>
      <text:p text:style-name="P13"> </text:p>
      <text:p text:style-name="P61">&lt;%-- config object example --%&gt;</text:p>
      <text:p text:style-name="P61">&lt;strong&gt;User init param value&lt;/strong&gt;:&lt;%=config.getInitParameter("User") %&gt;&lt;br&gt;&lt;br&gt;</text:p>
      <text:p text:style-name="P13"> </text:p>
      <text:p text:style-name="P61">&lt;%-- application object example --%&gt;</text:p>
      <text:p text:style-name="P61">&lt;strong&gt;User context param value&lt;/strong&gt;:&lt;%=application.getInitParameter("User") %&gt;&lt;br&gt;&lt;br&gt;</text:p>
      <text:p text:style-name="P13"> </text:p>
      <text:p text:style-name="P61">&lt;%-- session object example --%&gt;</text:p>
      <text:p text:style-name="P61">&lt;strong&gt;User Session ID&lt;/strong&gt;:&lt;%=session.getId() %&gt;&lt;br&gt;&lt;br&gt;</text:p>
      <text:p text:style-name="P13"> </text:p>
      <text:p text:style-name="P61">&lt;%-- pageContext object example --%&gt;</text:p>
      <text:p text:style-name="P61">&lt;% pageContext.setAttribute("Test", "Test Value"); %&gt;</text:p>
      <text:p text:style-name="P61">&lt;strong&gt;PageContext attribute&lt;/strong&gt;: {Name="Test",Value="&lt;%=pageContext.getAttribute("Test") %&gt;"}&lt;br&gt;&lt;br&gt;</text:p>
      <text:p text:style-name="P13"> </text:p>
      <text:p text:style-name="P61">&lt;%-- page object example --%&gt;</text:p>
      <text:p text:style-name="P61">&lt;strong&gt;Generated Servlet Name&lt;/strong&gt;:&lt;%=page.getClass().getName() %&gt;</text:p>
      <text:p text:style-name="P13"> </text:p>
      <text:p text:style-name="P61">&lt;/body&gt;</text:p>
      <text:p text:style-name="P61">&lt;/html&gt;</text:p>
      <text:p text:style-name="P56"/>
      <text:p text:style-name="P1"><text:span text:style-name="T8">29&gt;</text:span><text:span text:style-name="T12">Difference between &lt;%@include%&gt; <text:s/>and &lt;jsp:include</text:span></text:p>
      <text:p text:style-name="P62">&gt;action</text:p>
      <text:p text:style-name="P142">Ans:</text:p>
      <text:p text:style-name="P142">A key point to remember in building a mental model is the &lt;%@ include %&gt; </text:p>
      <text:p text:style-name="P142">directive is performed once, at compilation time, whereas the &lt;jsp:include&gt; action is performed each time a request is made. </text:p>
      <text:p text:style-name="P142">&lt;jsp:include&gt; is evaluated at run time </text:p>
      <text:p text:style-name="P180"/>
      <text:p text:style-name="P142">Criterion &lt;%@ include %&gt; &lt;jsp:include&gt; </text:p>
      <text:p text:style-name="P4"><text:span text:style-name="T2">Compilation time Slower</text:span><text:span text:style-name="T16">—resource must Slightly faster. </text:span></text:p>
      <text:p text:style-name="P142"><text:s text:c="19"/>be parsed </text:p>
      <text:p text:style-name="P4"><text:span text:style-name="T2">Execution time Slightly faster Slower</text:span><text:span text:style-name="T16">—resource must be </text:span></text:p>
      <text:p text:style-name="P142"><text:s text:c="32"/>resolved each time. </text:p>
      <text:p text:style-name="P4"><text:span text:style-name="T2">Flexibility Less</text:span><text:span text:style-name="T16">—page name is fixed More—page can be chosen </text:span></text:p>
      <text:p text:style-name="P142"><text:s text:c="39"/>at run time. </text:p>
      <text:p text:style-name="P178">30&gt;Why we put _ in _jspService() <text:s/>method?</text:p>
      <text:p text:style-name="P180"/>
      <text:p text:style-name="P142">Ans:</text:p>
      <text:p text:style-name="P61"><text:soft-page-break/>The _ ( underscore) is used to specify that this method cannot be overriden. so the _jspService() method cannot be overriden. Ruled by jspc</text:p>
      <text:p text:style-name="P56"/>
      <text:p text:style-name="P1"><text:span text:style-name="T8">31&gt;</text:span><text:span text:style-name="T12">what is Singleton Design Pattern?</text:span></text:p>
      <text:p text:style-name="P180"/>
      <text:p text:style-name="P4"><text:span text:style-name="T2">Within the framework of </text:span><text:a xlink:type="simple" xlink:href="http://en.wikipedia.org/wiki/Zermelo–Fraenkel_set_theory" text:style-name="Internet_20_link" text:visited-style-name="Visited_20_Internet_20_Link"><text:span text:style-name="T64">Zermelo</text:span></text:a><text:a xlink:type="simple" xlink:href="http://en.wikipedia.org/wiki/Zermelo–Fraenkel_set_theory" text:style-name="Internet_20_link" text:visited-style-name="Visited_20_Internet_20_Link"><text:span text:style-name="T80">–</text:span></text:a><text:a xlink:type="simple" xlink:href="http://en.wikipedia.org/wiki/Zermelo–Fraenkel_set_theory" text:style-name="Internet_20_link" text:visited-style-name="Visited_20_Internet_20_Link"><text:span text:style-name="T64">Fraenkel set theory</text:span></text:a><text:span text:style-name="T2">, the </text:span><text:a xlink:type="simple" xlink:href="http://en.wikipedia.org/wiki/Axiom_of_regularity" text:style-name="Internet_20_link" text:visited-style-name="Visited_20_Internet_20_Link"><text:span text:style-name="T64">axiom of regularity</text:span></text:a><text:span text:style-name="T2"> guarantees that no set is an element of itself. This implies that a singleton is necessarily distinct from the element it contains,</text:span><text:a xlink:type="simple" xlink:href="http://en.wikipedia.org/wiki/Singleton_(mathematics)#cite_note-Stoll-1" text:style-name="Internet_20_link" text:visited-style-name="Visited_20_Internet_20_Link"><text:span text:style-name="T64">[1]</text:span></text:a><text:span text:style-name="T2"> thus 1 and {1} are not the same thing, and the </text:span><text:a xlink:type="simple" xlink:href="http://en.wikipedia.org/wiki/Empty_set" text:style-name="Internet_20_link" text:visited-style-name="Visited_20_Internet_20_Link"><text:span text:style-name="T64">empty set</text:span></text:a><text:span text:style-name="T2"> is distinct from the set containing only the empty set. A set such as {{1, 2, 3}} is a singleton as it contains a single element (which itself is a set, however, not a singleton).</text:span></text:p>
      <text:p text:style-name="P4"><text:span text:style-name="T2">A set is a singleton </text:span><text:a xlink:type="simple" xlink:href="http://en.wikipedia.org/wiki/If_and_only_if" text:style-name="Internet_20_link" text:visited-style-name="Visited_20_Internet_20_Link"><text:span text:style-name="T64">if and only if</text:span></text:a><text:span text:style-name="T2"> its </text:span><text:a xlink:type="simple" xlink:href="http://en.wikipedia.org/wiki/Cardinality" text:style-name="Internet_20_link" text:visited-style-name="Visited_20_Internet_20_Link"><text:span text:style-name="T64">cardinality</text:span></text:a><text:span text:style-name="T2"> is </text:span><text:a xlink:type="simple" xlink:href="http://en.wikipedia.org/wiki/1_(number)" text:style-name="Internet_20_link" text:visited-style-name="Visited_20_Internet_20_Link"><text:span text:style-name="T64">1</text:span></text:a><text:span text:style-name="T2">. In the </text:span><text:a xlink:type="simple" xlink:href="http://en.wikipedia.org/wiki/Set-theoretic_definition_of_natural_numbers" text:style-name="Internet_20_link" text:visited-style-name="Visited_20_Internet_20_Link"><text:span text:style-name="T64">standard set-theoretic construction of the natural numbers</text:span></text:a><text:span text:style-name="T2">, the number 1 is </text:span><text:span text:style-name="T4">defined</text:span><text:span text:style-name="T2"> as the singleton {0}.</text:span></text:p>
      <text:p text:style-name="P180"/>
      <text:p text:style-name="P4"><text:span text:style-name="T2">In Java the Singleton pattern will ensure that there is only one instance of a class is created in the Java Virtual Machine. It is used to provide global point of access to the object. In terms of practical use Singleton patterns are used in logging, caches, thread pools, configuration settings, device driver objects. Design pattern is often used in conjunction with </text:span><text:a xlink:type="simple" xlink:href="http://idiotechie.com/?p=897" text:style-name="Internet_20_link" text:visited-style-name="Visited_20_Internet_20_Link"><text:span text:style-name="T64">Factory design pattern</text:span></text:a><text:span text:style-name="T2">. This pattern is also used in Service Locator JEE pattern.</text:span></text:p>
      <text:p text:style-name="P180"/>
      <text:p text:style-name="P180"/>
      <text:p text:style-name="P142">Singleton Class Diagram</text:p>
      <text:list xml:id="list2995490301460477259" text:style-name="L45">
        <text:list-item>
          <text:p text:style-name="P39">Static member : This contains the instance of the singleton class. </text:p>
        </text:list-item>
        <text:list-item>
          <text:p text:style-name="P39">Private constructor : This will prevent anybody else to instantiate the Singleton class. </text:p>
        </text:list-item>
        <text:list-item>
          <text:p text:style-name="P167">Static public method : This provides the global point of access to the Singleton object and returns the instance to the client calling class. </text:p>
        </text:list-item>
      </text:list>
      <text:p text:style-name="P110">Implementation Example: Double check locking</text:p>
      <text:p text:style-name="P4"><text:span text:style-name="T2">The above code works absolutely fine in a single threaded environment and processes the result faster because of lazy initialization. However the above code might create some abrupt behaviour in the results in a multithreaded environment as in this situation multiple threads can possibly create multiple instance of the same SingletonExample class if they try to access the </text:span><text:span text:style-name="T4">getSingletonInstance()</text:span><text:span text:style-name="T2"> method at the same time. Imagine a practical scenario where we have to create a log file and update it or while using a shared resource like Printer. To prevent this we must use some locking mechanism so that the second thread cannot use this </text:span><text:span text:style-name="T4">getInstance()</text:span><text:span text:style-name="T2"> method until the first thread has completed the process.</text:span></text:p>
      <text:p text:style-name="P180"/>
      <text:p text:style-name="P142">Singleton in heap</text:p>
      <text:p text:style-name="P4"><text:span text:style-name="T2">In Figure 3 we show how multiple threads access the singleton instance. Since the singleton instance is a static class variable in the stored in the PermGen space of the heap. This applies to </text:span><text:span text:style-name="T4">getSingletonInstance()</text:span><text:span text:style-name="T2"> instance method as well since it is static too. In the multithreading environment to prevent each thread to create another instance of singleton object and thus creating concurrency issue we will need to use locking mechanism. This can be achieved by synchronized keyword. By using this synchronized keyword we prevent Thread2 or Thread3 to access the singleton instance while Thread1 inside the method </text:span><text:span text:style-name="T4">getSingletonInstance()</text:span><text:span text:style-name="T2">.</text:span></text:p>
      <text:p text:style-name="P180"/>
      <text:p text:style-name="P180"><text:soft-page-break/></text:p>
      <text:p text:style-name="P1"><text:span text:style-name="T8">public</text:span><text:span text:style-name="T2"> </text:span><text:span text:style-name="T8">class</text:span><text:span text:style-name="T2"> </text:span><text:span text:style-name="T8">SingletonExample {</text:span></text:p>
      <text:p text:style-name="P220"><text:span text:style-name="T2"/></text:p>
      <text:p text:style-name="P214"/>
      <text:p text:style-name="P221"><text:span text:style-name="T8">private</text:span><text:span text:style-name="T2"> </text:span><text:span text:style-name="T8">static</text:span><text:span text:style-name="T2"> </text:span><text:span text:style-name="T8">SingletonExample singletonInstance;</text:span></text:p>
      <text:p text:style-name="P220"><text:span text:style-name="T2"/></text:p>
      <text:p text:style-name="P8"><text:span text:style-name="T8">private</text:span><text:span text:style-name="T2"> </text:span><text:span text:style-name="T8">SingletonExample() {</text:span></text:p>
      <text:p text:style-name="P214">}</text:p>
      <text:p text:style-name="P220"><text:span text:style-name="T2"/></text:p>
      <text:p text:style-name="P8"><text:span text:style-name="T8">public</text:span><text:span text:style-name="T2"> </text:span><text:span text:style-name="T8">static</text:span><text:span text:style-name="T2"> </text:span><text:span text:style-name="T8">SingletonExample getSingletonInstance() {</text:span></text:p>
      <text:p text:style-name="P9"><text:span text:style-name="T8">if</text:span><text:span text:style-name="T2"> </text:span><text:span text:style-name="T8">(null</text:span><text:span text:style-name="T2"> </text:span><text:span text:style-name="T8">== singletonInstance) {</text:span></text:p>
      <text:p text:style-name="P9"><text:span text:style-name="T9"/></text:p>
      <text:p text:style-name="P10"><text:span text:style-name="T8">singletonInstance = new</text:span><text:span text:style-name="T2"> </text:span><text:span text:style-name="T8">SingletonExample();</text:span></text:p>
      <text:p text:style-name="P216">}</text:p>
      <text:p text:style-name="P9"><text:span text:style-name="T8">return</text:span><text:span text:style-name="T2"> </text:span><text:span text:style-name="T8">singletonInstance;</text:span></text:p>
      <text:p text:style-name="P214">}</text:p>
      <text:p text:style-name="P7"><text:span text:style-name="T8"/></text:p>
      <text:p text:style-name="P8"><text:span text:style-name="T8">public</text:span><text:span text:style-name="T2"> </text:span><text:span text:style-name="T8">void</text:span><text:span text:style-name="T2"> </text:span><text:span text:style-name="T8">printSingleton(){</text:span></text:p>
      <text:p text:style-name="P8"><text:span text:style-name="T8"/></text:p>
      <text:p text:style-name="P216">System.out.println("Inside print Singleton");</text:p>
      <text:p text:style-name="P214">}</text:p>
      <text:p text:style-name="P61">}</text:p>
      <text:p text:style-name="P180"/>
      <text:p text:style-name="P180"/>
      <text:p text:style-name="P4"><text:span text:style-name="T2">32&gt;</text:span><text:span text:style-name="T6">What is First Level cache?</text:span></text:p>
      <text:p text:style-name="P142">Ans:</text:p>
      <text:p text:style-name="P142">Caching is a facility provided by ORM frameworks which help users to get fast running web application, while help framework itself to reduce number of queries made to database in a single transaction. Hibernate achieves the second goal by implementing first level cache.</text:p>
      <text:p text:style-name="P4"><text:span text:style-name="T1">Fist level cache</text:span><text:span text:style-name="T2"> in hibernate is enabled by default and you do not need to do anything to get this functionality working. In fact, you can not disable it even forcefully.</text:span></text:p>
      <text:p text:style-name="P4"><text:span text:style-name="T2">Its easy to understand the first level cache if we understand the fact that</text:span><text:span text:style-name="T1"> it is associated with Session object</text:span><text:span text:style-name="T2">. As we know session object is created on demand from session factory and</text:span><text:span text:style-name="T1"> it is lost, once the session is closed</text:span><text:span text:style-name="T2">. Similarly, first level cache associated with session object is available only till session object is live. It is available to session object only and is </text:span><text:span text:style-name="T1">not accessible to any other session object</text:span><text:span text:style-name="T2"> in any other part of application.</text:span></text:p>
      <text:p text:style-name="P56"/>
      <text:p text:style-name="P56"/>
      <text:p text:style-name="P112">Important facts</text:p>
      <text:list xml:id="list7120755349839165106" text:style-name="L46">
        <text:list-item>
          <text:p text:style-name="P40">First level cache is associated with “session” object and other session objects in application can not see it. </text:p>
        </text:list-item>
        <text:list-item>
          <text:p text:style-name="P40">The scope of cache objects is of session. Once session is closed, cached objects are gone forever. </text:p>
        </text:list-item>
        <text:list-item>
          <text:p text:style-name="P40">First level cache is enabled by default and you can not disable it. </text:p>
        </text:list-item>
        <text:list-item>
          <text:p text:style-name="P40">When we query an entity first time, it is retrieved from database and stored in first level cache associated with hibernate session. </text:p>
        </text:list-item>
        <text:list-item>
          <text:p text:style-name="P40">If we query same object again with same session object, it will be loaded from cache and no <text:soft-page-break/>sql query will be executed. </text:p>
        </text:list-item>
        <text:list-item>
          <text:p text:style-name="P40">The loaded entity can be removed from session using evict() method. The next loading of this entity will again make a database call if it has been removed using evict() method. </text:p>
        </text:list-item>
        <text:list-item>
          <text:p text:style-name="P182">The whole session cache can be removed using clear() method. It will remove all the entities stored in cache. </text:p>
        </text:list-item>
      </text:list>
      <text:p text:style-name="P4"><text:span text:style-name="T8">33&gt;</text:span><text:span text:style-name="T12">What is second level Chache?</text:span></text:p>
      <text:p text:style-name="P142">Ans:</text:p>
      <text:p text:style-name="P142">Caching is facility provided by ORM frameworks which help users to get fast running web application, while help framework itself to reduce number of queries made to database in a single transaction. Hibernate also provide this caching functionality, in two layers.</text:p>
      <text:list xml:id="list3061945870616926864" text:style-name="L47">
        <text:list-item>
          <text:p text:style-name="P86"><text:span text:style-name="T1">Fist level cache</text:span><text:span text:style-name="T2">: This is enabled by default and works in session scope. Read more about </text:span><text:a xlink:type="simple" xlink:href="http://howtodoinjava.com/2013/07/01/understanding-hibernate-first-level-cache-with-example/" text:style-name="Internet_20_link" text:visited-style-name="Visited_20_Internet_20_Link"><text:span text:style-name="T65">hibernate first level cache</text:span></text:a><text:span text:style-name="T2">. </text:span></text:p>
        </text:list-item>
        <text:list-item>
          <text:p text:style-name="P136"><text:span text:style-name="T1">Second level cache</text:span><text:span text:style-name="T2">: This is apart from first level cache which is available to be used globally in session factory scope. </text:span></text:p>
        </text:list-item>
      </text:list>
      <text:p text:style-name="P4"><text:span text:style-name="T2">Above statement means, </text:span><text:span text:style-name="T1">second level cache is created in session factory scope</text:span><text:span text:style-name="T2"> and is </text:span><text:span text:style-name="T1">available to be used in all sessions</text:span><text:span text:style-name="T2"> which are created using that particular session factory.<text:line-break/>It also means that </text:span><text:span text:style-name="T1">once session factory is closed, all cache associated with it die</text:span><text:span text:style-name="T2"> and cache manager also closed down.<text:line-break/>Further, It also means that if you have two instances of session factory (normally no application does that), you will have two cache managers in your application and while accessing cache stored in physical store, you might get unpredictable results like cache-miss.</text:span></text:p>
      <text:p text:style-name="P180"/>
      <text:p text:style-name="P142">Hibernate first and second level cache</text:p>
      <text:p text:style-name="P142">In this tutorial, I am giving concepts around hibernate second level cache and give example using code snippets.</text:p>
      <text:p text:style-name="P112">How second level cache works</text:p>
      <text:p text:style-name="P142">Lets write all the facts point by point:</text:p>
      <text:p text:style-name="P180"/>
      <text:p text:style-name="P180"/>
      <text:list xml:id="list951988610191698467" text:style-name="L48">
        <text:list-item>
          <text:p text:style-name="P41">Whenever hibernate session try to load an entity, the very first place it look for cached copy of entity in first level cache (associated with particular hibernate session). </text:p>
        </text:list-item>
        <text:list-item>
          <text:p text:style-name="P41">If cached copy of entity is present in first level cache, it is returned as result of load method. </text:p>
        </text:list-item>
        <text:list-item>
          <text:p text:style-name="P41">If there is no cached entity in first level cache, then second level cache is looked up for cached entity. </text:p>
        </text:list-item>
        <text:list-item>
          <text:p text:style-name="P41">If second level cache has cached entity, it is returned as result of load method. But, before returning the entity, it is stored in first level cache also so that next invocation to load method for entity will return the entity from first level cache itself, and there will not be need to go to second level cache again. </text:p>
        </text:list-item>
        <text:list-item>
          <text:p text:style-name="P41">If entity is not found in first level cache and second level cache also, then database query is executed and entity is stored in both cache levels, before returning as response of load() method. </text:p>
        </text:list-item>
        <text:list-item>
          <text:p text:style-name="P41">Second level cache validate itself for modified entities, if modification has been done through hibernate session APIs. </text:p>
        </text:list-item>
        <text:list-item>
          <text:p text:style-name="P168">If some user or process make changes directly in database, the there is no way that second <text:soft-page-break/>level cache update itself until “timeToLiveSeconds” duration has passed for that cache region. In this case, it is good idea to invalidate whole cache and let hibernate build its cache once again. You can use below code snippet to invalidate whole hibernate second level cache. </text:p>
        </text:list-item>
      </text:list>
      <text:p text:style-name="P180"/>
      <text:p text:style-name="P180"/>
      <text:p text:style-name="P142">Hibernate first level cache</text:p>
      <text:p text:style-name="P112">Important facts</text:p>
      <text:list xml:id="list2951425201935241492" text:style-name="L49">
        <text:list-item>
          <text:p text:style-name="P42">First level cache is associated with “session” object and other session objects in application can not see it. </text:p>
        </text:list-item>
        <text:list-item>
          <text:p text:style-name="P42">The scope of cache objects is of session. Once session is closed, cached objects are gone forever. </text:p>
        </text:list-item>
        <text:list-item>
          <text:p text:style-name="P42">First level cache is enabled by default and you can not disable it. </text:p>
        </text:list-item>
        <text:list-item>
          <text:p text:style-name="P42">When we query an entity first time, it is retrieved from database and stored in first level cache associated with hibernate session. </text:p>
        </text:list-item>
        <text:list-item>
          <text:p text:style-name="P42">If we query same object again with same session object, it will be loaded from cache and no sql query will be executed. </text:p>
        </text:list-item>
        <text:list-item>
          <text:p text:style-name="P42">The loaded entity can be removed from session using evict() method. The next loading of this entity will again make a database call if it has been removed using evict() method. </text:p>
        </text:list-item>
        <text:list-item>
          <text:p text:style-name="P169">The whole session cache can be removed using clear() method. It will remove all the entities stored in cache. </text:p>
        </text:list-item>
      </text:list>
      <text:p text:style-name="P4"><text:span text:style-name="T8">34&gt;</text:span><text:span text:style-name="T12">Difference between <text:s/>hql and Criteria?</text:span></text:p>
      <text:p text:style-name="P142">Ans:</text:p>
      <text:p text:style-name="P4"><text:span text:style-name="T2">HQL is to perform both </text:span><text:span text:style-name="T109">selec</text:span><text:span text:style-name="T2">t and </text:span><text:span text:style-name="T87">non-select</text:span><text:span text:style-name="T2"> operations on the data,  but Criteria is </text:span><text:span text:style-name="T89">only for selecting the data</text:span><text:span text:style-name="T2">, we cannot perform non-select operations using criteria </text:span></text:p>
      <text:list xml:id="list5539084794753117588" text:style-name="L50">
        <text:list-item>
          <text:p text:style-name="P87"><text:span text:style-name="T2">HQL is suitable for executing </text:span><text:span text:style-name="T66">Static Queries</text:span><text:span text:style-name="T2">, where as Criteria is suitable for executing </text:span><text:span text:style-name="T110">Dynamic Queries</text:span><text:span text:style-name="T2"> </text:span></text:p>
        </text:list-item>
        <text:list-item>
          <text:p text:style-name="P87"><text:span text:style-name="T2">HQL doesn’t support </text:span><text:span text:style-name="T90">pagination concept</text:span><text:span text:style-name="T2">, but we can achieve pagination with Criteria </text:span></text:p>
        </text:list-item>
        <text:list-item>
          <text:p text:style-name="P43">HQL take less time than Criteria</text:p>
        </text:list-item>
      </text:list>
      <text:p text:style-name="P4"><text:span text:style-name="T8"><text:s text:c="7"/></text:span><text:span text:style-name="T13"><text:s/>HQL as your queries are either fixed or parametrized, there is no <text:s/>safe from SQL <text:s text:c="4"/></text:span></text:p>
      <text:p text:style-name="P4"><text:span text:style-name="T13"><text:s text:c="10"/>Injection. <text:s/>but in With Criteria we are safe with </text:span><text:span text:style-name="T111">SQL Injection</text:span><text:span text:style-name="T13"> because of its dynamic query <text:s/>generation</text:span></text:p>
      <text:p text:style-name="P180"/>
      <text:p text:style-name="P4"><text:span text:style-name="T8">35&gt;</text:span><text:span text:style-name="T61">HQL allows representing SQL queries in object-oriented terms—by using objects and properties of objects. </text:span></text:p>
      <text:list xml:id="list3316788870921593743" text:style-name="L51">
        <text:list-item>
          <text:p text:style-name="P73">Instead of returning plain data, HQL queries return the query result(s) in the form of object(s)/tuples of object(s) that are ready to be accessed, operated upon, and manipulated programmatically. This approach does away with the routine task of creating and populating objects from scratch with the "resultset" retrieved from database queried. </text:p>
        </text:list-item>
        <text:list-item>
          <text:p text:style-name="P88"><text:span text:style-name="T42">HQL fully supports </text:span><text:span text:style-name="T44">polymorphic queries</text:span><text:span text:style-name="T42">. That is, along with the object to be returned as a query result, all child objects (objects of subclasses) of the given object shall be returned. </text:span></text:p>
        </text:list-item>
        <text:list-item>
          <text:p text:style-name="P73">HQL is easy to learn and implement, as its syntax and features are very similar to SQL. </text:p>
        </text:list-item>
        <text:list-item>
          <text:p text:style-name="P73">HQL contains many advance features such as pagination, fetch join with dynamic profiling, <text:soft-page-break/>and so forth, as compared to SQL. </text:p>
        </text:list-item>
        <text:list-item>
          <text:p text:style-name="P186">HQL facilitates writing database-type independent queries that are converted to the native SQL dialect of the underlying database at runtime. This approach helps tap the extra features the native SQL query provides, without using a non-standard native SQL query. </text:p>
        </text:list-item>
      </text:list>
      <text:p text:style-name="P180"/>
      <text:p text:style-name="P180"/>
      <text:p text:style-name="P142">1. HQL is similar to SQL and is also case insensitive.</text:p>
      <text:p text:style-name="P175">2. HQL and SQL both fire queries in a database. In the case of HQL, the queries are in</text:p>
      <text:p text:style-name="P175">the form of objects that are translated to SQL queries in the target database.</text:p>
      <text:p text:style-name="P175">3. SQL works with tables and columns to manipulate the data stored in it.</text:p>
      <text:p text:style-name="P175">4. HQL works with classes and their properties to finally be mapped to a table structure</text:p>
      <text:p text:style-name="P175">in a database.</text:p>
      <text:p text:style-name="P175">5. HQL supports concepts like polymorphism, inheritance, association, etc. It is a</text:p>
      <text:p text:style-name="P175">powerful and easy-to-learn language that makes SQL object oriented.</text:p>
      <text:p text:style-name="P175">6. SQL lets you modify the data through insert, update, and delete queries. You can add</text:p>
      <text:p text:style-name="P175">tables, procedures, or views to your database. The permissions on these added objects</text:p>
      <text:p text:style-name="P181">can be changed.</text:p>
      <text:p text:style-name="P180"/>
      <text:p text:style-name="P4"><text:span text:style-name="T8">35&gt;</text:span><text:span text:style-name="T62">Difference between has-a and is-a ?</text:span></text:p>
      <text:p text:style-name="P101">Ans:</text:p>
      <text:p text:style-name="P101">In Object Oriented Programming, There are two main categories of relationships:</text:p>
      <text:list xml:id="list856786989165870810" text:style-name="L52">
        <text:list-item>
          <text:p text:style-name="P89"><text:span text:style-name="T1">IS-A relationship</text:span><text:span text:style-name="T2"> </text:span></text:p>
        </text:list-item>
        <text:list-item>
          <text:p text:style-name="P137"><text:span text:style-name="T1">HAS-A relationship</text:span><text:span text:style-name="T2"> </text:span></text:p>
        </text:list-item>
      </text:list>
      <text:p text:style-name="P142">Following is the difference and comparison between IS-A and HAS-A relationship:</text:p>
      <table:table table:name="Table12" table:style-name="Table12">
        <table:table-column table:style-name="Table12.A"/>
        <table:table-column table:style-name="Table12.B"/>
        <table:table-row>
          <table:table-cell table:style-name="Table12.A1" office:value-type="string">
            <text:p text:style-name="P12">IS-A Relationship</text:p>
          </table:table-cell>
          <table:table-cell table:style-name="Table12.B1" office:value-type="string">
            <text:p text:style-name="P12">HAS-A Relationship</text:p>
          </table:table-cell>
        </table:table-row>
        <table:table-row>
          <table:table-cell table:style-name="Table12.A2" office:value-type="string">
            <text:p text:style-name="P1"><text:span text:style-name="T2">In OO design, </text:span><text:span text:style-name="T1">Inheritance is represented by an is-a relationship.</text:span></text:p>
          </table:table-cell>
          <table:table-cell table:style-name="Table12.B2" office:value-type="string">
            <text:p text:style-name="P1"><text:span text:style-name="T2">In OO design, the </text:span><text:span text:style-name="T1">has-a relationship is represented by composition, association or aggregation.</text:span></text:p>
          </table:table-cell>
        </table:table-row>
        <table:table-row>
          <table:table-cell table:style-name="Table12.A2" office:value-type="string">
            <text:list xml:id="list6109864331569101904" text:style-name="L53">
              <text:list-item>
                <text:p text:style-name="P90"><text:span text:style-name="T2">Consider a Shape </text:span><text:span text:style-name="T1">example</text:span><text:span text:style-name="T2">where Circle, Square and Star all </text:span><text:span text:style-name="T1">inherit directly from</text:span><text:span text:style-name="T2"> Shape. </text:span></text:p>
              </text:list-item>
              <text:list-item>
                <text:p text:style-name="P90"><text:span text:style-name="T2">This relationship is often referred to as an is-a relationship because a </text:span><text:span text:style-name="T1">circle is a shape</text:span><text:span text:style-name="T2">, and Square is a shape. </text:span></text:p>
              </text:list-item>
              <text:list-item>
                <text:p text:style-name="P205"><text:span text:style-name="T2">When a subclass inherits from a superclass, it can do anything that the superclass can do.Thus, </text:span><text:span text:style-name="T1">Circle, Square and Star are all extensions of </text:span><text:soft-page-break/><text:span text:style-name="T1">Shape.</text:span></text:p>
              </text:list-item>
            </text:list>
          </table:table-cell>
          <table:table-cell table:style-name="Table12.B2" office:value-type="string">
            <text:list xml:id="list4384209124781003166" text:style-name="L54">
              <text:list-item>
                <text:p text:style-name="P91"><text:span text:style-name="T2">Consider a Car </text:span><text:span text:style-name="T1">example</text:span><text:span text:style-name="T2">, Car has an engine. Both the engine and the car are separate, </text:span><text:span text:style-name="T1">potentially standalone objects.</text:span></text:p>
              </text:list-item>
              <text:list-item>
                <text:p text:style-name="P197">However,the car is a complex object that contains (has an) engine object.</text:p>
              </text:list-item>
            </text:list>
          </table:table-cell>
        </table:table-row>
        <table:table-row>
          <table:table-cell table:style-name="Table12.A2" office:value-type="string">
            <text:p text:style-name="P1"><text:span text:style-name="T2">Increases the coupling between different objects - </text:span><text:span text:style-name="T1">Tightly coupled code.</text:span></text:p>
          </table:table-cell>
          <table:table-cell table:style-name="Table12.B2" office:value-type="string">
            <text:p text:style-name="P1"><text:span text:style-name="T2">Promotes low coupling between different objects - </text:span><text:span text:style-name="T1">Loosely coupled code.</text:span></text:p>
          </table:table-cell>
        </table:table-row>
        <table:table-row>
          <table:table-cell table:style-name="Table12.A2" office:value-type="string">
            <text:p text:style-name="P13">Difficult to maintain the  the code extensibility, modifiablity and maintainability.</text:p>
          </table:table-cell>
          <table:table-cell table:style-name="Table12.B2" office:value-type="string">
            <text:p text:style-name="P13">Increases the code extensibility, modifiablity and maintainability.</text:p>
          </table:table-cell>
        </table:table-row>
        <table:table-row>
          <table:table-cell table:style-name="Table12.A2" office:value-type="string">
            <text:p text:style-name="P1"><text:span text:style-name="T2">Code becomes </text:span><text:span text:style-name="T1">more error prone</text:span><text:span text:style-name="T2">in case of multi level class hierarchies.</text:span></text:p>
          </table:table-cell>
          <table:table-cell table:style-name="Table12.B2" office:value-type="string">
            <text:p text:style-name="P1"><text:span text:style-name="T2">Indirectly help to </text:span><text:span text:style-name="T1">reduce error prone code.</text:span></text:p>
          </table:table-cell>
        </table:table-row>
        <table:table-row>
          <table:table-cell table:style-name="Table12.A2" office:value-type="string">
            <text:list xml:id="list2414752552591174499" text:style-name="L55">
              <text:list-item>
                <text:p text:style-name="P92"><text:span text:style-name="T1">Inherits the states and functions</text:span><text:span text:style-name="T2">of parent class. </text:span></text:p>
              </text:list-item>
              <text:list-item>
                <text:p text:style-name="P44">Indirectly Child class is also indirect owner of parent members. </text:p>
              </text:list-item>
              <text:list-item>
                <text:p text:style-name="P198">Both the classes are dependent on each other, means to say Life or existance of classes are not indepedent. </text:p>
              </text:list-item>
            </text:list>
          </table:table-cell>
          <table:table-cell table:style-name="Table12.B2" office:value-type="string">
            <text:list xml:id="list5062127793422487967" text:style-name="L56">
              <text:list-item>
                <text:p text:style-name="P93"><text:span text:style-name="T1">One class is using another class by its instance or object</text:span><text:span text:style-name="T2">or </text:span></text:p>
              </text:list-item>
              <text:list-item>
                <text:p text:style-name="P45">Asks other class to serve its functionality, And both the classes are independent. </text:p>
              </text:list-item>
              <text:list-item>
                <text:p text:style-name="P199">Life or existance of classes are indepedent. </text:p>
              </text:list-item>
            </text:list>
          </table:table-cell>
        </table:table-row>
        <table:table-row>
          <table:table-cell table:style-name="Table12.A2" office:value-type="string">
            <text:p text:style-name="P1"><text:a xlink:type="simple" xlink:href="http://www.guruzon.com/1/oop-concepts/inheritance-and-composition/what-is-inheritance-example-tutorial-uml-notation" text:style-name="Internet_20_link" text:visited-style-name="Visited_20_Internet_20_Link"><text:span text:style-name="T64">More details about IS-A relationship - Inheritance found <text:s/>HYPERLINK "http://www.guruzon.com/1/oop-concepts/inheritance-and-composition/what-is-inheritance-example-tutorial-uml-notation"here.</text:span></text:a></text:p>
          </table:table-cell>
          <table:table-cell table:style-name="Table12.B2" office:value-type="string">
            <text:p text:style-name="P1"><text:span text:style-name="T2">Find here more detail about </text:span><text:a xlink:type="simple" xlink:href="http://www.guruzon.com/1/oop-concepts/inheritance-and-composition/what-is-composition-tutorial-example-uml-notation" text:style-name="Internet_20_link" text:visited-style-name="Visited_20_Internet_20_Link"><text:span text:style-name="T64">Composition</text:span></text:a><text:span text:style-name="T2">, </text:span><text:a xlink:type="simple" xlink:href="http://www.guruzon.com/1/oop-concepts/inheritance-and-composition/what-is-association-examples-tutorial-uml-definition" text:style-name="Internet_20_link" text:visited-style-name="Visited_20_Internet_20_Link"><text:span text:style-name="T64">Association</text:span></text:a><text:span text:style-name="T2"> and </text:span><text:a xlink:type="simple" xlink:href="http://www.guruzon.com/1/oop-concepts/inheritance-and-composition/what-is-aggregation-example-tutorial-uml-notation" text:style-name="Internet_20_link" text:visited-style-name="Visited_20_Internet_20_Link"><text:span text:style-name="T64">Aggregation</text:span></text:a><text:span text:style-name="T2"> (HAS-A relationship).</text:span></text:p>
          </table:table-cell>
        </table:table-row>
      </table:table>
      <text:p text:style-name="P56"/>
      <text:p text:style-name="P180"/>
      <text:p text:style-name="P180"/>
      <text:p text:style-name="P178">What is difference between composition ,aggregation and association?</text:p>
      <text:p text:style-name="P142">Ans:</text:p>
      <text:p text:style-name="P142">Following is the comparison between all the varieties of HAS-A relationships:</text:p>
      <text:list xml:id="list4100723980892713038" text:style-name="L57">
        <text:list-item>
          <text:p text:style-name="P94"><text:span text:style-name="T1">Association</text:span><text:span text:style-name="T2"> </text:span></text:p>
        </text:list-item>
        <text:list-item>
          <text:p text:style-name="P94"><text:span text:style-name="T1">Aggregation</text:span><text:span text:style-name="T2"> </text:span></text:p>
        </text:list-item>
        <text:list-item>
          <text:p text:style-name="P138"><text:span text:style-name="T1">Composition</text:span><text:span text:style-name="T2"> </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12">Association</text:p>
          </table:table-cell>
          <table:table-cell table:style-name="Table13.A1" office:value-type="string">
            <text:p text:style-name="P12">Aggregation</text:p>
          </table:table-cell>
          <table:table-cell table:style-name="Table13.C1" office:value-type="string">
            <text:p text:style-name="P12">Composition</text:p>
          </table:table-cell>
        </table:table-row>
        <table:table-row>
          <table:table-cell table:style-name="Table13.A2" office:value-type="string">
            <text:p text:style-name="P1"><text:span text:style-name="T2">Class A </text:span><text:span text:style-name="T1">uses</text:span><text:span text:style-name="T2">Class B.</text:span></text:p>
          </table:table-cell>
          <table:table-cell table:style-name="Table13.A2" office:value-type="string">
            <text:p text:style-name="P1"><text:span text:style-name="T2">Class A </text:span><text:span text:style-name="T1">contains </text:span><text:span text:style-name="T2">Class B , Or Class A </text:span><text:span text:style-name="T1">has</text:span><text:span text:style-name="T2">instance of Class B.</text:span></text:p>
          </table:table-cell>
          <table:table-cell table:style-name="Table13.C2" office:value-type="string">
            <text:p text:style-name="P1"><text:span text:style-name="T2">Class A </text:span><text:span text:style-name="T1">owns</text:span><text:span text:style-name="T2">Class B.</text:span></text:p>
          </table:table-cell>
        </table:table-row>
        <table:table-row>
          <table:table-cell table:style-name="Table13.A2" office:value-type="string">
            <text:p text:style-name="P204">Example:</text:p>
            <text:list xml:id="list1426204190862755219" text:style-name="L58">
              <text:list-item>
                <text:p text:style-name="P46">Employee uses BusService for <text:soft-page-break/>transportation.  </text:p>
              </text:list-item>
              <text:list-item>
                <text:p text:style-name="P46">Client-Server model. </text:p>
              </text:list-item>
              <text:list-item>
                <text:p text:style-name="P200">Computer uses keyboard as input device. </text:p>
              </text:list-item>
            </text:list>
          </table:table-cell>
          <table:table-cell table:style-name="Table13.A2" office:value-type="string">
            <text:p text:style-name="P204">Example:</text:p>
            <text:list xml:id="list6729210816149887701" text:style-name="L59">
              <text:list-item>
                <text:p text:style-name="P47">Manager has N Employees for a <text:soft-page-break/>project.  </text:p>
              </text:list-item>
              <text:list-item>
                <text:p text:style-name="P201">Team has Players. </text:p>
              </text:list-item>
            </text:list>
          </table:table-cell>
          <table:table-cell table:style-name="Table13.C2" office:value-type="string">
            <text:p text:style-name="P204">Example:</text:p>
            <text:list xml:id="list5864429738443918176" text:style-name="L60">
              <text:list-item>
                <text:p text:style-name="P48">Order consists of LineItems / Order owns LineItems!! </text:p>
              </text:list-item>
              <text:list-item>
                <text:p text:style-name="P48"><text:soft-page-break/>Body consists of Arm, Head, Legs. </text:p>
              </text:list-item>
              <text:list-item>
                <text:p text:style-name="P202">BankAccount consists of Balance and TransactionHistory. </text:p>
              </text:list-item>
            </text:list>
          </table:table-cell>
        </table:table-row>
        <table:table-row>
          <table:table-cell table:style-name="Table13.A2" office:value-type="string">
            <text:p text:style-name="P5"><text:span text:style-name="T2">An association is </text:span><text:span text:style-name="T1">used when</text:span><text:span text:style-name="T2">one object wants another object to perform a service for it. </text:span></text:p>
            <text:p text:style-name="P193">Eg. Computer uses keyboard as input device.</text:p>
          </table:table-cell>
          <table:table-cell table:style-name="Table13.A2" office:value-type="string">
            <text:p text:style-name="P5"><text:span text:style-name="T2">An aggregation is </text:span><text:span text:style-name="T1">used when</text:span><text:span text:style-name="T2">life of object is independent of container object But still container object owns the aggregated object.</text:span></text:p>
            <text:p text:style-name="P193">Eg. Team has players, If team dissolve, Player will still exists.</text:p>
          </table:table-cell>
          <table:table-cell table:style-name="Table13.C2" office:value-type="string">
            <text:p text:style-name="P5"><text:span text:style-name="T2">A composition is </text:span><text:span text:style-name="T1">used where</text:span><text:span text:style-name="T2">each part may belong to only one whole at a time.</text:span></text:p>
            <text:p text:style-name="P193">Eg. A line item is part of an order so A line item cannot exist without an order.</text:p>
          </table:table-cell>
        </table:table-row>
        <table:table-row>
          <table:table-cell table:style-name="Table13.A2" office:value-type="string">
            <text:p text:style-name="P1"><text:span text:style-name="T1">Association UML Notation:</text:span><text:span text:style-name="T2"><text:line-break/>Associations are represented by just the line (no diamond).</text:span></text:p>
          </table:table-cell>
          <table:table-cell table:style-name="Table13.A2" office:value-type="string">
            <text:p text:style-name="P1"><text:span text:style-name="T1">Aggregation UML Notation:</text:span><text:span text:style-name="T2"><text:line-break/>Aggregations are represented by the line with diamond.</text:span></text:p>
          </table:table-cell>
          <table:table-cell table:style-name="Table13.C2" office:value-type="string">
            <text:p text:style-name="P1"><text:span text:style-name="T1">Composition UML Notation:</text:span><text:span text:style-name="T2"><text:line-break/>Compositions are represented by the line with filled diamond.</text:span></text:p>
          </table:table-cell>
        </table:table-row>
        <table:table-row>
          <table:table-cell table:style-name="Table13.A2" office:value-type="string">
            <text:p text:style-name="P56"/>
          </table:table-cell>
          <table:table-cell table:style-name="Table13.A2" office:value-type="string">
            <text:p text:style-name="P56"/>
          </table:table-cell>
          <table:table-cell table:style-name="Table13.C2" office:value-type="string">
            <text:p text:style-name="P56"/>
          </table:table-cell>
        </table:table-row>
        <table:table-row>
          <table:table-cell table:style-name="Table13.A2" office:value-type="string">
            <text:p text:style-name="P1"><text:span text:style-name="T1">Life or existance of the associated objects</text:span><text:span text:style-name="T2">are independent of each other, They just provide some kind of service to each other.</text:span></text:p>
          </table:table-cell>
          <table:table-cell table:style-name="Table13.A2" office:value-type="string">
            <text:p text:style-name="P1"><text:span text:style-name="T1">Life or existance of the aggregated objects </text:span><text:span text:style-name="T2">are independent of each other, But one object is playing the role of Owner of the other object.</text:span></text:p>
          </table:table-cell>
          <table:table-cell table:style-name="Table13.C2" office:value-type="string">
            <text:p text:style-name="P1"><text:span text:style-name="T1">Life or existance of the composite object</text:span><text:span text:style-name="T2">is dependent on the existance of container object, Existence of composite object is not meaningful without its container object.</text:span></text:p>
          </table:table-cell>
        </table:table-row>
      </table:table>
      <text:p text:style-name="P180"/>
      <text:p text:style-name="P4"><text:span text:style-name="T8">36&gt;</text:span><text:span text:style-name="T12">What is hibernate template?</text:span></text:p>
      <text:p text:style-name="P142">Ans:</text:p>
      <text:p text:style-name="P142">HibernateTemplate is a helper class that is used to simplify the data access code. This class supports automatically converts HibernateExceptions which is a checked exception into DataAccessExceptions which is an unchecked exception. HibernateTemplate is typically used to implement data access or business logic services. The central method is execute(), that supports the Hibernate code that implements HibernateCallback interface.</text:p>
      <text:p text:style-name="P142">org.springframework.orm.hibernate.HibernateTemplate is a helper class which provides different methods for querying/retrieving data from the database. It also converts checked HibernateExceptions into unchecked DataAccessExceptions.</text:p>
      <text:p text:style-name="P4"><text:span text:style-name="T8">37&gt;</text:span><text:span text:style-name="T32">Difference between Singleton and Factory Design Patterns: Purpose and Implementation</text:span></text:p>
      <text:p text:style-name="P58"/>
      <text:p text:style-name="P65">In this article we will try to understand difference between singleton and factory design patterns. What is the need of these design patterns and how do we implement singleton and factory design patterns in real life? Lets start with singleton design patterns.</text:p>
      <text:p text:style-name="P58"/>
      <text:p text:style-name="P185">Singleton design pattern is a design pattern that restricts the instantiation of a class to one object. The Singleton pattern ensures that only one instance of the class exists and  provides a global point for accessing it. </text:p>
      <text:p text:style-name="P180"><text:soft-page-break/></text:p>
      <text:p text:style-name="P4"><text:span text:style-name="T33">38&gt;</text:span><text:span text:style-name="T32">What is the purpose of singleton design pattern?</text:span></text:p>
      <text:p text:style-name="P58"/>
      <text:p text:style-name="P65">The purpose of the singleton design pattern is where you want all calls to go through the same instance. Singleton design pattern ensures that no matter how many times a client (or multiple clients) ask for an instance of this specific Type to be created (instantiated) for them, they will always get the exact same one and only one instance of the type. It guarantees that only one instance of the type can ever be instantiated.</text:p>
      <text:p text:style-name="P58"/>
      <text:p text:style-name="P65">This is useful when exactly one object is needed to coordinate actions across the system. There is a Type which is managing a 200 MB in memory cached copy of some data structure - you only want one copy to exist. </text:p>
      <text:p text:style-name="P58"/>
      <text:p text:style-name="P66">How to implement singleton design patterns?</text:p>
      <text:p text:style-name="P58"/>
      <text:p text:style-name="P65">Implementation of a singleton pattern must satisfy the single instance and global access principles. It requires a mechanism to access the singleton class member without creating a class object and a mechanism to persist the value of class members among class objects. The singleton pattern is implemented by creating a class with a method that creates a new instance of the class if one does not exist. If an instance already exists, it simply returns a reference to that object. To make sure that the object cannot be instantiated any other way, the constructor is made private. Note the distinction between a simple static instance of a class and a singleton: although a singleton can be implemented as a static instance, it can also be lazily constructed, requiring no memory or resources until needed. Another notable difference is that static member classes cannot implement an interface, unless that interface is simply a marker. So if the class has to realize a contract expressed by an interface, it really has to be a singleton.</text:p>
      <text:p text:style-name="P58"/>
      <text:p text:style-name="P185">The singleton pattern must be carefully constructed in multi-threaded applications. If two threads are to execute the creation method at the same time when a singleton does not yet exist, they both must check for an instance of the singleton and then only one should create the new one. If the programming language has concurrent processing capabilities the method should be constructed to execute as a mutually exclusive operation.</text:p>
      <text:p text:style-name="P180"/>
      <text:p text:style-name="P4"><text:span text:style-name="T33">29&gt;</text:span><text:span text:style-name="T32">Limitation of singleton design patterns</text:span></text:p>
      <text:p text:style-name="P58"/>
      <text:p text:style-name="P2"><text:span text:style-name="T33">Application needs one, and only one, instance of an object. Additionally, lazy initialization and global access are necessary.</text:span><text:span text:style-name="T2"><text:line-break/></text:span><text:span text:style-name="T33"><text:line-break/></text:span><text:span text:style-name="T34">Read in detail on </text:span><text:a xlink:type="simple" xlink:href="http://dotnet.dzone.com/articles/design-patterns-singleton-c" text:style-name="Internet_20_link" text:visited-style-name="Visited_20_Internet_20_Link"><text:span text:style-name="T76">DZone</text:span></text:a></text:p>
      <text:p text:style-name="P2"><text:span text:style-name="T2"><text:line-break/></text:span><text:span text:style-name="T32">What is Factory Design Pattern?</text:span></text:p>
      <text:p text:style-name="P58"/>
      <text:p text:style-name="P65">The purpose of the Factory method is to provide a new instance of the object whenever the Factory method is being called. When you are dealing with lot of different interrelated classes, it is better to use the Factory to streamline the object creational.The Factory pattern defines an interface for creating objects (no limitation on how many) and usually abstracts the control of which class to instantiate. </text:p>
      <text:p text:style-name="P58"/>
      <text:p text:style-name="P66">What is the purpose of factory design pattern?</text:p>
      <text:p text:style-name="P58"/>
      <text:p text:style-name="P65"><text:soft-page-break/>The Factory design pattern is used to return an instance of one of several possible classes depending on what parameters are actually passed by the consumer. </text:p>
      <text:p text:style-name="P58"/>
      <text:p text:style-name="P66">How to implement factory design patterns?</text:p>
      <text:p text:style-name="P58"/>
      <text:p text:style-name="P65">We normally use inheritance to implement this. Suppose we have a base class named 'Base' and two chilldren of this base class named 'Child1' and 'Child2'. Now the Factory class which is the decision making body based on what the consumer provides decides whether to return an instance of the class 'Child1' or 'Child2'. We can easily set the return type of the method of the Factory (which is exposed to the consumers) as the Base Class type and then the method can easily return instances of either of the two children.</text:p>
      <text:p text:style-name="P58"/>
      <text:p text:style-name="P66">Limitation of singleton design patterns</text:p>
      <text:p text:style-name="P58"/>
      <text:p text:style-name="P2"><text:span text:style-name="T33">Application needs one, and only one, instance of an object. Additionally, lazy initialization and global access are necessary.</text:span><text:span text:style-name="T2"><text:line-break/></text:span><text:span text:style-name="T33"><text:line-break/></text:span><text:span text:style-name="T34">Read in detail on </text:span><text:a xlink:type="simple" xlink:href="http://dotnet.dzone.com/articles/design-patterns-singleton-c" text:style-name="Internet_20_link" text:visited-style-name="Visited_20_Internet_20_Link"><text:span text:style-name="T76">DZone</text:span></text:a></text:p>
      <text:p text:style-name="P2"><text:span text:style-name="T2"><text:line-break/></text:span><text:span text:style-name="T32">What is Factory Design Pattern?</text:span></text:p>
      <text:p text:style-name="P58"/>
      <text:p text:style-name="P65">The purpose of the Factory method is to provide a new instance of the object whenever the Factory method is being called. When you are dealing with lot of different interrelated classes, it is better to use the Factory to streamline the object creational.The Factory pattern defines an interface for creating objects (no limitation on how many) and usually abstracts the control of which class to instantiate. </text:p>
      <text:p text:style-name="P58"/>
      <text:p text:style-name="P66">What is the purpose of factory design pattern?</text:p>
      <text:p text:style-name="P58"/>
      <text:p text:style-name="P65">The Factory design pattern is used to return an instance of one of several possible classes depending on what parameters are actually passed by the consumer. </text:p>
      <text:p text:style-name="P58"/>
      <text:p text:style-name="P66">How to implement factory design patterns?</text:p>
      <text:p text:style-name="P58"/>
      <text:p text:style-name="P65">We normally use inheritance to implement this. Suppose we have a base class named 'Base' and two chilldren of this base class named 'Child1' and 'Child2'. Now the Factory class which is the decision making body based on what the consumer provides decides whether to return an instance of the class 'Child1' or 'Child2'. We can easily set the return type of the method of the Factory (which is exposed to the consumers) as the Base Class type and then the method can easily return instances of either of the two children.</text:p>
      <text:p text:style-name="P58"/>
      <text:p text:style-name="P124">What is difference between LookupDispatchAction and DispatchAction? </text:p>
      <text:p text:style-name="P13">The difference between LookupDispatchAction and DispatchAction is that the actual method that gets called in LookupDispatchAction is based on a lookup of a key value instead of specifying the method name directly.</text:p>
      <text:p text:style-name="P56"/>
      <text:p text:style-name="P56"/>
      <text:p text:style-name="P56"/>
      <text:p text:style-name="P102">Difference between forword and sendredirect</text:p>
      <text:p text:style-name="P56"/>
      <table:table table:name="Table14" table:style-name="Table14">
        <table:table-column table:style-name="Table14.A" table:number-columns-repeated="2"/>
        <table:table-row>
          <table:table-cell table:style-name="Table14.A1" office:value-type="string">
            <text:p text:style-name="P75">Forward()</text:p>
          </table:table-cell>
          <table:table-cell table:style-name="Table14.B1" office:value-type="string">
            <text:p text:style-name="P75">SendRediret()</text:p>
          </table:table-cell>
        </table:table-row>
        <table:table-row>
          <table:table-cell table:style-name="Table14.A2" office:value-type="string">
            <text:p text:style-name="P76">When we use forward method request is transfer to other resource within the same <text:soft-page-break/>server for further processing.</text:p>
          </table:table-cell>
          <table:table-cell table:style-name="Table14.B2" office:value-type="string">
            <text:p text:style-name="P76">In case of sendRedirect request is transfer to another resource to different domain or <text:soft-page-break/>different server for futher processing.</text:p>
            <text:p text:style-name="P56"/>
          </table:table-cell>
        </table:table-row>
        <table:table-row>
          <table:table-cell table:style-name="Table14.A2" office:value-type="string">
            <text:p text:style-name="P76">In case of forward Web container handle all process internally and client or browser is not involved.</text:p>
            <text:p text:style-name="P56"/>
          </table:table-cell>
          <table:table-cell table:style-name="Table14.B2" office:value-type="string">
            <text:p text:style-name="P1"><text:span text:style-name="T51">When you use SendRedirect container transfers the request to client or browser so url given inside the </text:span><text:span text:style-name="T53">sendRedirect </text:span><text:span text:style-name="T51">method is visible as a new request to the client.</text:span></text:p>
            <text:p text:style-name="P56"/>
          </table:table-cell>
        </table:table-row>
        <table:table-row>
          <table:table-cell table:style-name="Table14.A2" office:value-type="string">
            <text:p text:style-name="P1"><text:span text:style-name="T51">When forward is called on </text:span><text:span text:style-name="T53">requestdispather</text:span><text:span text:style-name="T51">object we pass request and response object so our old request object is present on new resource which is going to process our request</text:span></text:p>
            <text:p text:style-name="P56"/>
          </table:table-cell>
          <table:table-cell table:style-name="Table14.B2" office:value-type="string">
            <text:p text:style-name="P76">In case of SendRedirect call old request and response object is lost because it’s treated as new request by the browser.</text:p>
          </table:table-cell>
        </table:table-row>
        <table:table-row>
          <table:table-cell table:style-name="Table14.A2" office:value-type="string">
            <text:p text:style-name="P76">Visually we are not able to see the forwarded address, its is transparent</text:p>
          </table:table-cell>
          <table:table-cell table:style-name="Table14.B2" office:value-type="string">
            <text:p text:style-name="P76">In address bar we are able to see the new redirected address it’s not transparent.</text:p>
            <text:p text:style-name="P56"/>
          </table:table-cell>
        </table:table-row>
        <table:table-row>
          <table:table-cell table:style-name="Table14.A2" office:value-type="string">
            <text:p text:style-name="P76">Using forward () method is faster than send redirect.</text:p>
          </table:table-cell>
          <table:table-cell table:style-name="Table14.B2" office:value-type="string">
            <text:p text:style-name="P76">SendRedirect is slower because one extra round trip is required beasue completely new request is created and old request object is lost.Two browser request requird.</text:p>
            <text:p text:style-name="P56"/>
          </table:table-cell>
        </table:table-row>
        <table:table-row>
          <table:table-cell table:style-name="Table14.A2" office:value-type="string">
            <text:p text:style-name="P76">When we redirect using forward and we want to use same data in new resource we can use request.setAttribute () as we have request object available.</text:p>
          </table:table-cell>
          <table:table-cell table:style-name="Table14.B2" office:value-type="string">
            <text:p text:style-name="P76">But in sendRedirect if we want to use we have to store the data in session or pass along with the URL.</text:p>
          </table:table-cell>
        </table:table-row>
      </table:table>
      <text:p text:style-name="P56"/>
      <text:p text:style-name="P3"><text:span text:style-name="T45">38&gt;</text:span><text:span text:style-name="T43">Difference between include directive and include action in JSP</text:span></text:p>
      <text:p text:style-name="P1"><text:span text:style-name="T51">include directive is</text:span><text:span text:style-name="T81"> </text:span><text:span text:style-name="T75">&lt;%@ include file="loan.jsp" %&gt;</text:span><text:span text:style-name="T42"> </text:span><text:span text:style-name="T51">and include action in JSP is </text:span><text:span text:style-name="T75">&lt;jsp:include page="loan.jsp" %&gt;</text:span></text:p>
      <text:p text:style-name="P1"><text:span text:style-name="T51">As I said earlier this is one of popular </text:span><text:a xlink:type="simple" xlink:href="http://javarevisited.blogspot.sg/2011/09/servlet-interview-questions-answers.html" text:style-name="Internet_20_link" text:visited-style-name="Visited_20_Internet_20_Link"><text:span text:style-name="T64">servlet jsp interview question</text:span></text:a><text:span text:style-name="T51"> and mostly asked to Junior or mid senior Java programmers</text:span><text:span text:style-name="T42"> </text:span><text:span text:style-name="T51">during interviews. Following are some common </text:span><text:span text:style-name="T55">differences between include action and include directive</text:span><text:span text:style-name="T51"> in JSP:</text:span></text:p>
      <text:p text:style-name="P56"/>
      <text:p text:style-name="P76">1. Resource included by include directive is loaded during jsp translation time while resource included by include action is loaded during request time.</text:p>
      <text:p text:style-name="P76">2. Any change on included resource will not be visible in case of include directive until jsp file compiles</text:p>
      <text:p text:style-name="P76">again. While in case of include again any change in included resource will be visible in next request.</text:p>
      <text:p text:style-name="P76">3. include directive is static import while include action is dynamic import</text:p>
      <text:p text:style-name="P1"><text:span text:style-name="T52">4. include directive uses file attribute to specify resource to be included while include action use page attribute for same purpose.</text:span><text:span text:style-name="T59"><text:line-break/><text:line-break/></text:span><text:span text:style-name="T52">5.  Another difference suggested by </text:span><text:span text:style-name="T63">N. Satish babu </text:span><text:span text:style-name="T52">in comment section is that value of the attribute to  JSP include action can be  dynamic and request time expression and you can also pass parameter to the file which you are going to include using include action e.g.</text:span></text:p>
      <text:p text:style-name="P56"/>
      <text:p text:style-name="P77"><text:s text:c="11"/></text:p>
      <text:p text:style-name="P56"/>
      <text:p text:style-name="P1"><text:span text:style-name="T52">39&gt;</text:span><text:span text:style-name="T56">Difference Between Abstract and Interface</text:span></text:p>
      <text:p text:style-name="P103">Ans:</text:p>
      <text:p text:style-name="P103">OOPs interface vs abstract class</text:p>
      <table:table table:name="Table15" table:style-name="Table15">
        <table:table-column table:style-name="Table15.A"/>
        <table:table-column table:style-name="Table15.B"/>
        <table:table-row>
          <table:table-cell table:style-name="Table15.A1" office:value-type="string">
            <text:p text:style-name="P67">Interface</text:p>
          </table:table-cell>
          <table:table-cell table:style-name="Table15.B1" office:value-type="string">
            <text:p text:style-name="P67">Abstract class</text:p>
          </table:table-cell>
        </table:table-row>
        <table:table-row>
          <table:table-cell table:style-name="Table15.A2" office:value-type="string">
            <text:p text:style-name="P68">Interface support multiple inheritance</text:p>
          </table:table-cell>
          <table:table-cell table:style-name="Table15.B2" office:value-type="string">
            <text:p text:style-name="P68">Abstract class does not support multiple inheritance</text:p>
          </table:table-cell>
        </table:table-row>
        <table:table-row>
          <table:table-cell table:style-name="Table15.A2" office:value-type="string">
            <text:p text:style-name="P68">Interface does'n Contains Data Member </text:p>
          </table:table-cell>
          <table:table-cell table:style-name="Table15.B2" office:value-type="string">
            <text:p text:style-name="P68">Abstract class contains Data Member</text:p>
          </table:table-cell>
        </table:table-row>
        <table:table-row>
          <table:table-cell table:style-name="Table15.A2" office:value-type="string">
            <text:p text:style-name="P68">Interface does'n contains Cunstructors</text:p>
          </table:table-cell>
          <table:table-cell table:style-name="Table15.B2" office:value-type="string">
            <text:p text:style-name="P68">Abstract class contains Cunstructors</text:p>
          </table:table-cell>
        </table:table-row>
        <table:table-row>
          <table:table-cell table:style-name="Table15.A2" office:value-type="string">
            <text:p text:style-name="P68">An interface Contains only incomplete member (signature of member)</text:p>
          </table:table-cell>
          <table:table-cell table:style-name="Table15.B2" office:value-type="string">
            <text:p text:style-name="P68">An abstract class Contains both incomplete (abstract) and complete member</text:p>
          </table:table-cell>
        </table:table-row>
        <text:soft-page-break/>
        <table:table-row>
          <table:table-cell table:style-name="Table15.A2" office:value-type="string">
            <text:p text:style-name="P68">An interface cannot have access modifiers by default everything is assumed as public</text:p>
          </table:table-cell>
          <table:table-cell table:style-name="Table15.B2" office:value-type="string">
            <text:p text:style-name="P68">An abstract class can contain access modifiers for the subs, functions, properties</text:p>
          </table:table-cell>
        </table:table-row>
        <table:table-row>
          <table:table-cell table:style-name="Table15.A7" office:value-type="string">
            <text:p text:style-name="P68">Member of interface can not be Static</text:p>
          </table:table-cell>
          <table:table-cell table:style-name="Table15.B7" office:value-type="string">
            <text:p text:style-name="P68">Only Complete Member of abstract class can be Static</text:p>
          </table:table-cell>
        </table:table-row>
      </table:table>
      <text:p text:style-name="P56"/>
      <text:p text:style-name="P1"><text:span text:style-name="T95"><text:s text:c="3"/>39&gt;</text:span><text:span text:style-name="T112">Throw vs Throws in java</text:span></text:p>
      <text:p text:style-name="P180"/>
      <text:p text:style-name="P4"><text:span text:style-name="T2"><text:s text:c="5"/>1. </text:span><text:span text:style-name="T1">Throws clause</text:span><text:span text:style-name="T2"> in used to declare an exception and </text:span><text:span text:style-name="T1">thow</text:span><text:span text:style-name="T2"> keyword is used to throw an exception explicitly.</text:span></text:p>
      <text:p text:style-name="P4"><text:span text:style-name="T2"><text:s text:c="5"/>2. If we see syntax wise than </text:span><text:span text:style-name="T1">throw</text:span><text:span text:style-name="T2"> is followed by an instance variable and </text:span><text:span text:style-name="T1">throws</text:span><text:span text:style-name="T2"> is followed by exception class names.</text:span></text:p>
      <text:list xml:id="list1967859161347556332" text:style-name="L61">
        <text:list-item>
          <text:p text:style-name="P218"><text:span text:style-name="T2">The keyword </text:span><text:span text:style-name="T1">throw</text:span><text:span text:style-name="T2"> is used inside method body to invoke an exception and </text:span><text:span text:style-name="T1">throws clause</text:span><text:span text:style-name="T2"> is used in method declaration (signature).</text:span></text:p>
        </text:list-item>
        <text:list-item>
          <text:p text:style-name="P218"><text:span text:style-name="T47">By using </text:span><text:span text:style-name="T94">Throw keyword</text:span><text:span text:style-name="T47"> in java you cannot throw more than one exception but using </text:span><text:span text:style-name="T94">throws</text:span><text:span text:style-name="T47"> you can declare multiple exceptions.</text:span></text:p>
        </text:list-item>
      </text:list>
      <text:p text:style-name="P1"><text:span text:style-name="T96">40&gt;</text:span><text:span text:style-name="T97">Difference between servlet and jsp</text:span></text:p>
      <text:p text:style-name="P103">Ans:</text:p>
      <text:p text:style-name="P56"/>
      <text:p text:style-name="P56"/>
      <table:table table:name="Table16" table:style-name="Table16">
        <table:table-column table:style-name="Table16.A"/>
        <table:table-column table:style-name="Table16.B"/>
        <table:table-row>
          <table:table-cell table:style-name="Table16.A1" office:value-type="string">
            <text:p text:style-name="P13"><text:line-break/>SERVLETS </text:p>
          </table:table-cell>
          <table:table-cell table:style-name="Table16.B1" office:value-type="string">
            <text:p text:style-name="P13"><text:line-break/>JSP</text:p>
          </table:table-cell>
        </table:table-row>
        <table:table-row>
          <table:table-cell table:style-name="Table16.A2" office:value-type="string">
            <text:p text:style-name="P13"><text:line-break/>1. Servlet is a java class.<text:line-break/>2. Servlet is a single instance multiple thread web application, In which HTML code can be included in java code.<text:line-break/>3. In servlets the presentation logic and the B.logic is tightly coupled.<text:line-break/>4. For every modification done in servlet program, we need to recompile and reload the application.<text:line-break/>5. In servlets implicit objects are not available.<text:line-break/><text:line-break/>6. Servlets are supported to HTTP, FTP, and SMTP protocols.<text:line-break/>7. Sevlets are need Deployment Descriptor file (web.xml)</text:p>
          </table:table-cell>
          <table:table-cell table:style-name="Table16.B2" office:value-type="string">
            <text:p text:style-name="P13"><text:line-break/>1. Jsp is a file.<text:line-break/>2. In jsp java code can be included in HTML code by using special tags.<text:line-break/><text:line-break/>3. In jsp's the presentation logic and B.logic are separated by defining the java beans.<text:line-break/>4. If any modifications done in jsp's without recompiling and reloading , the modifications are reflected.<text:line-break/>5. In jsp's implicit objects are available which is we can implement directly into jsp pages.<text:line-break/>6. Jsp are supported to HTTP protocol only.<text:line-break/><text:line-break/>7. No need of Deployment Descriptor file (web.xml)</text:p>
          </table:table-cell>
        </table:table-row>
      </table:table>
      <text:p text:style-name="P56"/>
      <text:p text:style-name="P1"><text:span text:style-name="T94">41&gt;</text:span><text:span text:style-name="T43">What is difference between isErrorpage and errorPage</text:span></text:p>
      <text:p text:style-name="P101">ans:</text:p>
      <text:p text:style-name="P188">The “isErrorPage” attribute </text:p>
      <text:p text:style-name="P142">The Syntax of this page directive is :</text:p>
      <text:p text:style-name="P210">&lt;%@page isErrorPage=”true | false”  %&gt;</text:p>
      <text:p text:style-name="P4"><text:span text:style-name="T1">Note:</text:span><text:span text:style-name="T2">It is a Boolean attribute having values ‘true/false’, if you put the attribute value as “true”  that means you can use “Exception” object in JSP page otherwise if the value is “false” that means you can’t use the exception object .</text:span></text:p>
      <text:p text:style-name="P177"><text:soft-page-break/>The “errorPage” Attribute</text:p>
      <text:p text:style-name="P142">When an Exception occurs in JSP page , the mentioned “errorPage” in this attribute is called. The syntax of this Page directive is as follows :</text:p>
      <text:p text:style-name="P6"><text:span text:style-name="T2">     </text:span><text:span text:style-name="T1">&lt;%@page errorPage=”relativeURL/path of the error page” %&gt;</text:span></text:p>
      <text:p text:style-name="P4"><text:span text:style-name="T2">“Here relative path is the path of JSP file in which all the exceptions are handled. This attribute sets a url (path of the error page starting from  </text:span><text:span text:style-name="T113">“/” ,</text:span><text:span text:style-name="T2"> which refers to the root directory of your JSP application       ex-”/errjsp”). If any exception is generated this attribute referes the exceptions to the file which is mentioned in the given url. If we donot specify the url then the attribute refers to the current page of your JSP application if any exception generated.</text:span></text:p>
      <text:p text:style-name="P177">Example:</text:p>
      <text:p text:style-name="P6"><text:span text:style-name="T1">&lt;%@page isErrorPage=”True || False”</text:span><text:span text:style-name="T2"><text:line-break/></text:span><text:span text:style-name="T1">                   errorPage=”Path of the error page” %&gt;</text:span></text:p>
      <text:p text:style-name="P142">It is highly recommended to write a separate JSP program for dealing with all exceptions  INSTEAD OF lengthy process of writing try and catch block in each JSP program  to handle exceptions.</text:p>
      <text:p text:style-name="P142">-To use above approach pass the value as false in isErrorPage and immediately specify the name of the JSP program where exceptions are handled.<text:line-break/>-in errorPage attribute must define the name/path of the jsp program which handles exceptions.</text:p>
      <text:p text:style-name="P1"><text:span text:style-name="T59">Hence, if </text:span><text:span text:style-name="T46">isErrorPage=”false”</text:span><text:span text:style-name="T59"> then use </text:span><text:span text:style-name="T46">errorPage=”path”</text:span><text:span text:style-name="T59">. If </text:span><text:span text:style-name="T46">isErrorPage=”true”</text:span><text:span text:style-name="T59"> then we should not use </text:span><text:span text:style-name="T46">errorPage</text:span><text:span text:style-name="T59">.</text:span></text:p>
      <text:p text:style-name="P56"/>
      <text:p text:style-name="P1"><text:span text:style-name="T95">42&gt;</text:span><text:span text:style-name="T114">Difference between Comparator and Comparable Interface</text:span></text:p>
      <text:list xml:id="list1193098107650692330" text:style-name="L62">
        <text:list-item>
          <text:p text:style-name="P219"><text:span text:style-name="T2">'Comparable' resides in </text:span><text:span text:style-name="T4">java.lang</text:span><text:span text:style-name="T2"> package while 'Comparator' residen in </text:span><text:span text:style-name="T4">java.util</text:span><text:span text:style-name="T2"> package.<text:line-break/></text:span><text:span text:style-name="T1">2)</text:span><text:span text:style-name="T2"> Using 'Comparable' interface, sorting logic should be written in the same class that is to be sorted while using 'Comparator' interface sorting logic is written in different class so that different sorting logic can be written on the basis of different attributes of the class.<text:line-break/></text:span><text:span text:style-name="T1">3)</text:span><text:span text:style-name="T2"> Using 'Comparable' interface, sorting is done based on compareTo(Employee emp) method implementation, while in 'Comparator' interface sorting is done on the basis of compare(emp1, emp2) method.<text:line-break/></text:span><text:span text:style-name="T1">4)</text:span><text:span text:style-name="T2"> Comparable's compareTo(Employee emp), compares 'this' object with 'emp' and returns an integer value. Returns 1 if (this&gt;emp), -1 if(this&lt;emp) and 0 if(this==emp). Comparator's compare(emp1, emp2), compares 'emp1' object with 'emp2' and returns an integer value. Returns 1 if (emp1&gt;emp2), -1 if(emp1&lt;emp2) and 0 if(emp1==emp2).</text:span></text:p>
        </text:list-item>
      </text:list>
      <text:p text:style-name="P180"/>
      <text:p text:style-name="P180"/>
      <text:p text:style-name="P13">Package </text:p>
      <table:table table:name="Table17" table:style-name="Table17">
        <table:table-column table:style-name="Table17.A"/>
        <table:table-column table:style-name="Table17.B"/>
        <table:table-column table:style-name="Table17.C"/>
        <table:table-row>
          <table:table-cell table:style-name="Table17.A1" office:value-type="string">
            <text:p text:style-name="P13">Parameter</text:p>
          </table:table-cell>
          <table:table-cell table:style-name="Table17.A1" office:value-type="string">
            <text:p text:style-name="P13">Comparable</text:p>
          </table:table-cell>
          <table:table-cell table:style-name="Table17.A1" office:value-type="string">
            <text:p text:style-name="P13">Comparator</text:p>
          </table:table-cell>
        </table:table-row>
        <table:table-row>
          <table:table-cell table:style-name="Table17.A1" office:value-type="string">
            <text:p text:style-name="P13">Sorting logic</text:p>
          </table:table-cell>
          <table:table-cell table:style-name="Table17.A1" office:value-type="string">
            <text:p text:style-name="P13">Sorting logic must be in same class whose objects are being sorted. Hence this is called natural ordering of objects</text:p>
          </table:table-cell>
          <table:table-cell table:style-name="Table17.A1" office:value-type="string">
            <text:p text:style-name="P13">Sorting logic is in separate class. Hence we can write different sorting based on different attributes of objects to be sorted. E.g. Sorting using id,name etc.</text:p>
          </table:table-cell>
        </table:table-row>
        <table:table-row>
          <table:table-cell table:style-name="Table17.A1" office:value-type="string">
            <text:p text:style-name="P13">Implementation</text:p>
          </table:table-cell>
          <table:table-cell table:style-name="Table17.A1" office:value-type="string">
            <text:p text:style-name="P1"><text:span text:style-name="T2">Class whose objects to be sorted must implement this interface. e.g </text:span><text:span text:style-name="T8">Country</text:span><text:span text:style-name="T2">class needs to implement comparable to collection of country object by id</text:span></text:p>
          </table:table-cell>
          <table:table-cell table:style-name="Table17.A1" office:value-type="string">
            <text:p text:style-name="P1"><text:span text:style-name="T2">Class whose objects to be sorted do not need to implement this interface. Some other class can implement this interface. E.g.-</text:span><text:span text:style-name="T8">CountrySortByIdComparator</text:span><text:span text:style-name="T2">class </text:span><text:soft-page-break/><text:span text:style-name="T2">can implement </text:span><text:span text:style-name="T8">Comparator</text:span><text:span text:style-name="T2">interface to sort collection of country object by id</text:span></text:p>
          </table:table-cell>
        </table:table-row>
        <table:table-row>
          <table:table-cell table:style-name="Table17.A1" office:value-type="string">
            <text:p text:style-name="P13">Sorting method</text:p>
          </table:table-cell>
          <table:table-cell table:style-name="Table17.A1" office:value-type="string">
            <text:p text:style-name="P5"><text:span text:style-name="T8">int compareTo(Object o1)</text:span><text:span text:style-name="T2"><text:line-break/>This method compares this object with </text:span><text:span text:style-name="T8">o1</text:span><text:span text:style-name="T2">object and returns a integer. Its value has following meaning </text:span></text:p>
            <text:list xml:id="list1312459500330815384" text:style-name="L63">
              <text:list-item>
                <text:p text:style-name="P95"><text:span text:style-name="T2">positive </text:span><text:span text:style-name="T16">– this object is greater than o1</text:span></text:p>
              </text:list-item>
              <text:list-item>
                <text:p text:style-name="P95"><text:span text:style-name="T2">zero </text:span><text:span text:style-name="T16">– this object equals to o1</text:span></text:p>
              </text:list-item>
              <text:list-item>
                <text:p text:style-name="P206"><text:span text:style-name="T2">negative </text:span><text:span text:style-name="T16">– this object is less than o1</text:span></text:p>
              </text:list-item>
            </text:list>
          </table:table-cell>
          <table:table-cell table:style-name="Table17.A1" office:value-type="string">
            <text:p text:style-name="P191">int compare(Object o1,Object o2)</text:p>
            <text:p text:style-name="P5"><text:span text:style-name="T2">This method compares </text:span><text:span text:style-name="T8">o1</text:span><text:span text:style-name="T2">and </text:span><text:span text:style-name="T8">o2</text:span><text:span text:style-name="T2">objects. and returns a integer.Its value has following meaning.</text:span></text:p>
            <text:list xml:id="list7798768918622054952" text:style-name="L64">
              <text:list-item>
                <text:p text:style-name="P96"><text:span text:style-name="T2">positive </text:span><text:span text:style-name="T16">– o1is greater than o2</text:span></text:p>
              </text:list-item>
              <text:list-item>
                <text:p text:style-name="P96"><text:span text:style-name="T2">zero </text:span><text:span text:style-name="T16">– o1equals to o2</text:span></text:p>
              </text:list-item>
              <text:list-item>
                <text:p text:style-name="P207"><text:span text:style-name="T2">negative </text:span><text:span text:style-name="T16">– o1is less than o1</text:span><text:span text:style-name="T2"> </text:span></text:p>
              </text:list-item>
            </text:list>
          </table:table-cell>
        </table:table-row>
        <table:table-row>
          <table:table-cell table:style-name="Table17.A1" office:value-type="string">
            <text:p text:style-name="P13">Calling method</text:p>
          </table:table-cell>
          <table:table-cell table:style-name="Table17.A1" office:value-type="string">
            <text:p text:style-name="P1"><text:span text:style-name="T8">Collections.sort(List)</text:span><text:span text:style-name="T2"><text:line-break/>Here objects will be sorted on the basis of </text:span><text:span text:style-name="T8">CompareTo</text:span><text:span text:style-name="T2">method</text:span></text:p>
          </table:table-cell>
          <table:table-cell table:style-name="Table17.A1" office:value-type="string">
            <text:p text:style-name="P1"><text:span text:style-name="T8">Collections.sort(List, Comparator)</text:span><text:span text:style-name="T2"><text:line-break/>Here objects will be sorted on the basis of Compare method in Comparator</text:span></text:p>
          </table:table-cell>
        </table:table-row>
        <table:table-row>
          <table:table-cell table:style-name="Table17.A1" office:value-type="string">
            <text:p text:style-name="P13">Java.lang.Comparable</text:p>
          </table:table-cell>
          <table:table-cell table:style-name="Table17.A1" office:value-type="string">
            <text:p text:style-name="P1"><text:span text:style-name="T8">Java.util.Comparator</text:span><text:span text:style-name="T2"> </text:span></text:p>
          </table:table-cell>
          <table:table-cell table:style-name="Table17.A1" office:value-type="string">
            <text:p text:style-name="P13"> </text:p>
          </table:table-cell>
        </table:table-row>
      </table:table>
      <text:p text:style-name="P180"/>
      <text:p text:style-name="P180"/>
      <text:p text:style-name="P180"/>
      <text:p text:style-name="P177">Comparator vs Comparable</text:p>
      <table:table table:name="Table18" table:style-name="Table18">
        <table:table-column table:style-name="Table18.A"/>
        <table:table-column table:style-name="Table18.B"/>
        <table:table-column table:style-name="Table18.C"/>
        <table:table-row>
          <table:table-cell table:style-name="Table18.A1" office:value-type="string">
            <text:p text:style-name="P11">Parameter</text:p>
          </table:table-cell>
          <table:table-cell table:style-name="Table18.A1" office:value-type="string">
            <text:p text:style-name="P11">Comparable</text:p>
          </table:table-cell>
          <table:table-cell table:style-name="Table18.C1" office:value-type="string">
            <text:p text:style-name="P11">Comparator</text:p>
          </table:table-cell>
        </table:table-row>
        <table:table-row>
          <table:table-cell table:style-name="Table18.A2" office:value-type="string">
            <text:p text:style-name="P13">Sorting logic</text:p>
          </table:table-cell>
          <table:table-cell table:style-name="Table18.A2" office:value-type="string">
            <text:p text:style-name="P13">Sorting logic must be in same class whose objects are being sorted. Hence this is called natural ordering of objects</text:p>
          </table:table-cell>
          <table:table-cell table:style-name="Table18.C2" office:value-type="string">
            <text:p text:style-name="P13">Sorting logic is in separate class. Hence we can write different sorting based on different attributes of objects to be sorted. E.g. Sorting using id,name etc.</text:p>
          </table:table-cell>
        </table:table-row>
        <table:table-row>
          <table:table-cell table:style-name="Table18.A2" office:value-type="string">
            <text:p text:style-name="P13">Implementation</text:p>
          </table:table-cell>
          <table:table-cell table:style-name="Table18.A2" office:value-type="string">
            <text:p text:style-name="P13">Class whose objects to be sorted must implement this interface.e.g Country class needs to implement comparable to collection of country object by id</text:p>
          </table:table-cell>
          <table:table-cell table:style-name="Table18.C2" office:value-type="string">
            <text:p text:style-name="P13">Class whose objects to be sorted do not need to implement this interface.Some other class can implement this interface. E.g.-CountrySortByIdComparator class can implement Comparator interface to sort collection of country object by id</text:p>
          </table:table-cell>
        </table:table-row>
        <table:table-row>
          <table:table-cell table:style-name="Table18.A2" office:value-type="string">
            <text:p text:style-name="P13"><text:line-break/>Sorting method</text:p>
          </table:table-cell>
          <table:table-cell table:style-name="Table18.A2" office:value-type="string">
            <text:p text:style-name="P1"><text:span text:style-name="T2">int compareTo(Object o1)<text:line-break/>This method compares this object with o1 object and returns a integer.Its value has following meaning<text:line-break/>1. positive – this object is greater than o1<text:line-break/>2. zero – this object equals to o1<text:line-break/>3. negative – this object is less than o1</text:span></text:p>
          </table:table-cell>
          <table:table-cell table:style-name="Table18.C2" office:value-type="string">
            <text:p text:style-name="P1"><text:span text:style-name="T2">int compare(Object o1,Object o2)<text:line-break/>This method compares o1 and o2 objects. and returns a integer.Its value has following meaning.<text:line-break/>1. positive – o1 is greater than o2<text:line-break/>2. zero – o1 equals to o2<text:line-break/>3. negative – o1 is less than o1</text:span></text:p>
          </table:table-cell>
        </table:table-row>
        <table:table-row>
          <table:table-cell table:style-name="Table18.A2" office:value-type="string">
            <text:p text:style-name="P13">Calling method</text:p>
          </table:table-cell>
          <table:table-cell table:style-name="Table18.A2" office:value-type="string">
            <text:p text:style-name="P13">Collections.sort(List)<text:line-break/>Here objects will be sorted on the basis of CompareTo method</text:p>
          </table:table-cell>
          <table:table-cell table:style-name="Table18.C2" office:value-type="string">
            <text:p text:style-name="P13">Collections.sort(List, Comparator)<text:line-break/>Here objects will be sorted on the basis of Compare method in Comparator</text:p>
          </table:table-cell>
        </table:table-row>
        <table:table-row>
          <table:table-cell table:style-name="Table18.A2" office:value-type="string">
            <text:p text:style-name="P13">Package</text:p>
          </table:table-cell>
          <table:table-cell table:style-name="Table18.A2" office:value-type="string">
            <text:p text:style-name="P193">Java.lang.Comparable<text:soft-page-break/></text:p>
            <text:p text:style-name="P193"> </text:p>
          </table:table-cell>
          <table:table-cell table:style-name="Table18.C2" office:value-type="string">
            <text:p text:style-name="P13">Java.util.Comparator</text:p>
          </table:table-cell>
        </table:table-row>
      </table:table>
      <text:p text:style-name="P180"/>
      <text:p text:style-name="P104">43&gt;What is DAO?</text:p>
      <text:p text:style-name="P177">Ans:</text:p>
      <text:p text:style-name="P4"><text:span text:style-name="T2">a </text:span><text:span text:style-name="T1">data access object</text:span><text:span text:style-name="T2"> (</text:span><text:span text:style-name="T1">DAO</text:span><text:span text:style-name="T2">) is an </text:span><text:a xlink:type="simple" xlink:href="http://en.wikipedia.org/wiki/Object_(computer_science)" text:style-name="Internet_20_link" text:visited-style-name="Visited_20_Internet_20_Link"><text:span text:style-name="T64">object</text:span></text:a><text:span text:style-name="T2"> that provides an abstract </text:span><text:a xlink:type="simple" xlink:href="http://en.wikipedia.org/wiki/Interface_(computer_science)" text:style-name="Internet_20_link" text:visited-style-name="Visited_20_Internet_20_Link"><text:span text:style-name="T64">interface</text:span></text:a><text:span text:style-name="T2"> to some type of </text:span><text:a xlink:type="simple" xlink:href="http://en.wikipedia.org/wiki/Database" text:style-name="Internet_20_link" text:visited-style-name="Visited_20_Internet_20_Link"><text:span text:style-name="T64">database</text:span></text:a><text:span text:style-name="T2"> or other persistence mechanism. By mapping application calls to the persistence layer, DAO provide some specific data operations without exposing details of the database. This isolation supports the </text:span><text:a xlink:type="simple" xlink:href="http://en.wikipedia.org/wiki/Single_responsibility_principle" text:style-name="Internet_20_link" text:visited-style-name="Visited_20_Internet_20_Link"><text:span text:style-name="T64">Single responsibility principle</text:span></text:a><text:span text:style-name="T2">. It separates what data accesses the application needs, in terms of domain-specific objects and data types (the public interface of the DAO), from how these needs can be satisfied with a specific </text:span><text:a xlink:type="simple" xlink:href="http://en.wikipedia.org/wiki/Database_Management_System" text:style-name="Internet_20_link" text:visited-style-name="Visited_20_Internet_20_Link"><text:span text:style-name="T64">DBMS</text:span></text:a><text:span text:style-name="T2">, database schema, etc. (the implementation of the DAO).</text:span></text:p>
      <text:p text:style-name="P4"><text:span text:style-name="T2">Although this </text:span><text:a xlink:type="simple" xlink:href="http://en.wikipedia.org/wiki/Design_pattern" text:style-name="Internet_20_link" text:visited-style-name="Visited_20_Internet_20_Link"><text:span text:style-name="T64">design pattern</text:span></text:a><text:span text:style-name="T2"> is equally applicable to most programming languages, most types of software with persistence needs, and most types of databases, it is traditionally associated with </text:span><text:a xlink:type="simple" xlink:href="http://en.wikipedia.org/wiki/Java_Platform,_Enterprise_Edition" text:style-name="Internet_20_link" text:visited-style-name="Visited_20_Internet_20_Link"><text:span text:style-name="T64">Java EE</text:span></text:a><text:span text:style-name="T2"> applications and with relational databases accessed via the JDBC API because of its origin in Sun </text:span></text:p>
      <text:p text:style-name="P180"/>
      <text:p text:style-name="P177">44&gt;What is DTO?</text:p>
      <text:p text:style-name="P142">Ans:</text:p>
      <text:p text:style-name="P4"><text:span text:style-name="T1">Data transfer object</text:span><text:span text:style-name="T2"> (</text:span><text:span text:style-name="T1">DTO</text:span><text:span text:style-name="T2">)</text:span><text:a xlink:type="simple" xlink:href="http://en.wikipedia.org/wiki/Data_transfer_object#cite_note-msdn-1" text:style-name="Internet_20_link" text:visited-style-name="Visited_20_Internet_20_Link"><text:span text:style-name="T64">[1] HYPERLINK "http://en.wikipedia.org/wiki/Data_transfer_object#cite_note-fowler-2"[2]</text:span></text:a><text:span text:style-name="T2"> is an object that carries data between processes. The motivation for its use has to do with the fact that communication between processes is usually done resorting to remote interfaces (e.g. web services), where each call is an expensive operation.</text:span><text:a xlink:type="simple" xlink:href="http://en.wikipedia.org/wiki/Data_transfer_object#cite_note-fowler-2" text:style-name="Internet_20_link" text:visited-style-name="Visited_20_Internet_20_Link"><text:span text:style-name="T64">[2]</text:span></text:a><text:span text:style-name="T2"> Because the majority of the cost of each call is related to the round-trip time between the client and the server, one way of reducing the number of calls is to use an object (the DTO) that aggregates the data that would have been transferred by the several calls, but that is served by one call only.</text:span><text:a xlink:type="simple" xlink:href="http://en.wikipedia.org/wiki/Data_transfer_object#cite_note-fowler-2" text:style-name="Internet_20_link" text:visited-style-name="Visited_20_Internet_20_Link"><text:span text:style-name="T64">[2]</text:span></text:a></text:p>
      <text:p text:style-name="P4"><text:span text:style-name="T2">The difference between data transfer objects and </text:span><text:a xlink:type="simple" xlink:href="http://en.wikipedia.org/wiki/Business_object" text:style-name="Internet_20_link" text:visited-style-name="Visited_20_Internet_20_Link"><text:span text:style-name="T64">business objects</text:span></text:a><text:span text:style-name="T2"> or </text:span><text:a xlink:type="simple" xlink:href="http://en.wikipedia.org/wiki/Data_access_object" text:style-name="Internet_20_link" text:visited-style-name="Visited_20_Internet_20_Link"><text:span text:style-name="T64">data access objects</text:span></text:a><text:span text:style-name="T2"> is that a DTO does not have any behavior except for storage and retrieval of its own data (</text:span><text:a xlink:type="simple" xlink:href="http://en.wikipedia.org/wiki/Method_(computer_science)" text:style-name="Internet_20_link" text:visited-style-name="Visited_20_Internet_20_Link"><text:span text:style-name="T64">accessors</text:span></text:a><text:span text:style-name="T2"> and </text:span><text:a xlink:type="simple" xlink:href="http://en.wikipedia.org/wiki/Mutator_method" text:style-name="Internet_20_link" text:visited-style-name="Visited_20_Internet_20_Link"><text:span text:style-name="T64">mutators</text:span></text:a><text:span text:style-name="T2">). DTOs are simple objects that should not contain any business logic that would require testing.</text:span><text:a xlink:type="simple" xlink:href="http://en.wikipedia.org/wiki/Data_transfer_object#cite_note-msdn-1" text:style-name="Internet_20_link" text:visited-style-name="Visited_20_Internet_20_Link"><text:span text:style-name="T64">[1]</text:span></text:a></text:p>
      <text:p text:style-name="P4"><text:span text:style-name="T2">This pattern is often incorrectly used outside of remote interfaces. This has triggered a response from its author</text:span><text:a xlink:type="simple" xlink:href="http://en.wikipedia.org/wiki/Data_transfer_object#cite_note-fowlerLocalDTO-3" text:style-name="Internet_20_link" text:visited-style-name="Visited_20_Internet_20_Link"><text:span text:style-name="T64">[3]</text:span></text:a><text:span text:style-name="T2"> where he reiterates that the whole purpose of DTOs is to shift data in expensive remote calls.</text:span></text:p>
      <text:p text:style-name="P180"/>
      <text:p text:style-name="P104">45&gt;What is war ,ear, and jar ?</text:p>
      <text:p text:style-name="P177">Ans:</text:p>
      <text:p text:style-name="P142">WAR (Web Archive) is a module that goes into web container of Java EE application server. A Java EE application server has two containers (run time environments) - one is a web container and the other is a EJB container</text:p>
      <text:p text:style-name="P142">The Web container hosts web applications based on JSP/Servlets API - designed specifically for web request handling - more of request/response distributed computing. Web container requires the web module to be packaged in WAR file that is special JAR file with web.xml file in WEB-INF folder</text:p>
      <text:p text:style-name="P142"><text:soft-page-break/>EJB container hosts enterprise java beans based on EJB API designed to provide extended business functionality such as declarative transactions, declarative method level security and multi protocol support - more of RPC style of distributed computing. EJB container required EJB module to be packaged in JAR file having ejb-jar.xml file in META-INF folder.</text:p>
      <text:p text:style-name="P142">Enterprise application may consist of one or more than modules that can either be Web modules (packaged in WAR file) or EJB modules (packaged in JAR file) or both of them. Enterprise applications are packaged in EAR file that is special JAR file containing application.xml file in META-INF folder</text:p>
      <text:p text:style-name="P142">Basically EAR file is superset containing WAR file and JAR files. Java EE application servers allow deployment of standalone web modules in WAR file though internally they create EAR file as wrapper around WAR files. Standalone web container such as tomcat and jetty donot support EAR files - these are not full fledged application servers. Web applications in these containers are to be deployed as WAR file only.</text:p>
      <text:p text:style-name="P142">In application servers - EAR file contains configuration such as application security role mapping, EJB reference mapping and context root url mapping of web modules</text:p>
      <text:p text:style-name="P78">Apart from Web modules and EJB modules EAR files can also contain connector modules packaged as RAR files and Client modules packaged as JAR files</text:p>
      <text:p text:style-name="P56"/>
      <text:p text:style-name="P56"/>
      <text:p text:style-name="P56"/>
      <text:p text:style-name="P1"><text:span text:style-name="T57">44&gt;</text:span><text:span text:style-name="T60">final</text:span><text:span text:style-name="T58"> keyword is used in several different contexts to define an entity which cannot later be changed.</text:span></text:p>
      <text:list xml:id="list3907853501058190374" text:style-name="L65">
        <text:list-item>
          <text:p text:style-name="P139"><text:span text:style-name="T2">A </text:span><text:span text:style-name="T8">final</text:span><text:span text:style-name="T2"> class cannot be subclassed. This is done for reasons of security and efficiency. Accordingly, many of the Java standard library classes are </text:span><text:span text:style-name="T8">final</text:span><text:span text:style-name="T2">, for example </text:span><text:span text:style-name="T8">java.lang.System</text:span><text:span text:style-name="T2"> and </text:span><text:span text:style-name="T8">java.lang.String</text:span><text:span text:style-name="T2">. All methods in a </text:span><text:span text:style-name="T8">final</text:span><text:span text:style-name="T2"> class are implicitly </text:span><text:span text:style-name="T8">final</text:span><text:span text:style-name="T2">.</text:span></text:p>
        </text:list-item>
        <text:list-item>
          <text:p text:style-name="P139"><text:span text:style-name="T2">A </text:span><text:span text:style-name="T8">final</text:span><text:span text:style-name="T2"> method can't be overridden by subclasses. This is used to prevent unexpected behavior from a subclass altering a method that may be crucial to the function or consistency of the class. </text:span></text:p>
        </text:list-item>
        <text:list-item>
          <text:p text:style-name="P139"><text:span text:style-name="T2">A </text:span><text:span text:style-name="T8">final</text:span><text:span text:style-name="T2"> variable can only be initialized once, either via an initializer or an assignment statement. It does not need to be initialized at the point of declaration: this is called a </text:span><text:span text:style-name="T8">blank final</text:span><text:span text:style-name="T2"> variable. </text:span><text:span text:style-name="T108">A blank final instance variable of a class must be definitely assigned at the end of every constructor of the class in which it is declared</text:span><text:span text:style-name="T2">; similarly, a blank final static variable must be definitely assigned in a static initializer of the class in which it is declared; otherwise, a compile-time error occurs in both cases. </text:span></text:p>
        </text:list-item>
      </text:list>
      <text:p text:style-name="P1"><text:span text:style-name="T57"><text:s/>45&gt;</text:span><text:span text:style-name="T58">Bean Life Cycle</text:span></text:p>
      <text:p text:style-name="P4"><text:span text:style-name="T2">A </text:span><text:span text:style-name="T1">Spring Bean</text:span><text:span text:style-name="T2"> represents a </text:span><text:span text:style-name="T1">POJO component</text:span><text:span text:style-name="T2"> performing some useful operation. All </text:span><text:span text:style-name="T1">Spring Beans</text:span><text:span text:style-name="T2"> reside within a </text:span><text:span text:style-name="T1">Spring Container</text:span><text:span text:style-name="T2"> also known as </text:span><text:span text:style-name="T1">IOC Container</text:span><text:span text:style-name="T2">. The Spring Framework is transparent and thereby hides most of the complex infrastructure and the communication that happens between the Spring Container and the Spring Beans. This section lists the sequence of activities that will take place between the time of Bean Instantiation and hand over of the Bean reference to the Client Application.</text:span></text:p>
      <text:list xml:id="list5453931456520391931" text:style-name="L66">
        <text:list-item>
          <text:p text:style-name="P49">The Bean Container finds the definition of the Spring Bean in the Configuration file.</text:p>
        </text:list-item>
        <text:list-item>
          <text:p text:style-name="P49">The Bean Container creates an instance of the Bean using Java Reflection API.</text:p>
        </text:list-item>
        <text:list-item>
          <text:p text:style-name="P49">If any properties are mentioned, then they are also applied. If the property itself is a Bean, then it is resolved and set.</text:p>
        </text:list-item>
        <text:list-item>
          <text:p text:style-name="P97"><text:span text:style-name="T2">If the Bean class implements the </text:span><text:span text:style-name="T8">BeanNameAware</text:span><text:span text:style-name="T2"> interface, then the </text:span><text:span text:style-name="T8">setBeanName()</text:span><text:span text:style-name="T2"> method will be called by passing the name of the Bean.</text:span></text:p>
        </text:list-item>
        <text:list-item>
          <text:p text:style-name="P97"><text:soft-page-break/><text:span text:style-name="T2">If the Bean class implements the </text:span><text:span text:style-name="T8">BeanClassLoaderAware</text:span><text:span text:style-name="T2"> interface, then the method </text:span><text:span text:style-name="T8">setBeanClassLoader()</text:span><text:span text:style-name="T2"> method will be called by passing an instance of the </text:span><text:span text:style-name="T8">ClassLoader</text:span><text:span text:style-name="T2"> object that loaded this bean.</text:span></text:p>
        </text:list-item>
        <text:list-item>
          <text:p text:style-name="P97"><text:span text:style-name="T2">If the Bean class implements the </text:span><text:span text:style-name="T8">BeanFactoryAware</text:span><text:span text:style-name="T2"> interface, then the method </text:span><text:span text:style-name="T8">setBeanFactory()</text:span><text:span text:style-name="T2"> will be called by passing an instance of </text:span><text:span text:style-name="T8">BeanFactory</text:span><text:span text:style-name="T2"> object.</text:span></text:p>
        </text:list-item>
        <text:list-item>
          <text:p text:style-name="P97"><text:span text:style-name="T2">If there are any </text:span><text:span text:style-name="T8">BeanPostProcessors</text:span><text:span text:style-name="T2"> object associated with the </text:span><text:span text:style-name="T8">BeanFactory</text:span><text:span text:style-name="T2"> that loaded the Bean, then the method </text:span><text:span text:style-name="T8">postProcessBeforeInitialization()</text:span><text:span text:style-name="T2"> will be called even before the properties for the Bean are set.</text:span></text:p>
        </text:list-item>
        <text:list-item>
          <text:p text:style-name="P97"><text:span text:style-name="T2">If the Bean class implements the </text:span><text:span text:style-name="T8">InitializingBean</text:span><text:span text:style-name="T2"> interface, then the method </text:span><text:span text:style-name="T8">afterPropertiesSet()</text:span><text:span text:style-name="T2"> will be called once all the Bean properties defined in the Configuration file are set.</text:span></text:p>
        </text:list-item>
        <text:list-item>
          <text:p text:style-name="P97"><text:span text:style-name="T2">If the Bean definition in the Configuration file contains a </text:span><text:span text:style-name="T8">'init-method'</text:span><text:span text:style-name="T2"> attribute, then the value for the attribute will be resolved to a method name in the Bean class and that method will be called.</text:span></text:p>
        </text:list-item>
        <text:list-item>
          <text:p text:style-name="P97"><text:span text:style-name="T2">The </text:span><text:span text:style-name="T8">postProcessAfterInitialization()</text:span><text:span text:style-name="T2"> method will be called if there are any Bean Post Processors attached for the Bean Factory object.</text:span></text:p>
        </text:list-item>
        <text:list-item>
          <text:p text:style-name="P97"><text:span text:style-name="T2">If the Bean class implements the </text:span><text:span text:style-name="T8">DisposableBean</text:span><text:span text:style-name="T2"> interface, then the method </text:span><text:span text:style-name="T8">destroy()</text:span><text:span text:style-name="T2"> will be called when the Application no longer needs the bean reference.</text:span></text:p>
        </text:list-item>
        <text:list-item>
          <text:p text:style-name="P140"><text:span text:style-name="T2">If the Bean definition in the Configuration file contains a </text:span><text:span text:style-name="T8">'destroy-method'</text:span><text:span text:style-name="T2"> attribute, then the corresponding method definition in the Bean class will be called.</text:span></text:p>
        </text:list-item>
      </text:list>
      <text:p text:style-name="P180"/>
      <text:p text:style-name="P180"/>
      <text:p text:style-name="P180"/>
      <text:p text:style-name="P180"/>
      <text:p text:style-name="P112">Eager initialization</text:p>
      <text:p text:style-name="P142">This is a design pattern where an instance of a class is created much before it is actually required. Mostly it is done on system start up. In singleton pattern, it refers to create the singleton instance irrespective of whether any other class actually asked for its instance or not.</text:p>
      <table:table table:name="Table19" table:style-name="Table19">
        <table:table-column table:style-name="Table19.A"/>
        <table:table-column table:style-name="Table19.B"/>
        <table:table-row>
          <table:table-cell table:style-name="Table19.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able:table-cell>
          <table:table-cell table:style-name="Table19.A1" office:value-type="string">
            <text:p text:style-name="P61">publicclassEagerSingleton {</text:p>
            <text:p text:style-name="P61">    privatestaticvolatileEagerSingleton instance = newEagerSingleton();</text:p>
            <text:p text:style-name="P13"> </text:p>
            <text:p text:style-name="P61">    // private constructor</text:p>
            <text:p text:style-name="P61">    privateEagerSingleton() {</text:p>
            <text:p text:style-name="P61">    }</text:p>
            <text:p text:style-name="P13"> </text:p>
            <text:p text:style-name="P61">    publicstaticEagerSingleton getInstance() {</text:p>
            <text:p text:style-name="P61">        returninstance;</text:p>
            <text:p text:style-name="P61">    }</text:p>
            <text:p text:style-name="P61">}</text:p>
          </table:table-cell>
        </table:table-row>
      </table:table>
      <text:p text:style-name="P142">Above method works fine, but has one drawback. Instance is created irrespective of it is required in runtime or not. If this instance is not big object and you can live with it being unused, this is best approach.</text:p>
      <text:p text:style-name="P142">Lets solve above problem in next method.</text:p>
      <text:p text:style-name="P112">Lazy initialization</text:p>
      <text:p text:style-name="P4"><text:span text:style-name="T2">In computer programming, </text:span><text:a xlink:type="simple" xlink:href="http://en.wikipedia.org/wiki/Lazy_initialization" text:style-name="Internet_20_link" text:visited-style-name="Visited_20_Internet_20_Link"><text:span text:style-name="T64">lazy initialization</text:span></text:a><text:span text:style-name="T2"> is the tactic of delaying the creation of an object, the </text:span><text:soft-page-break/><text:span text:style-name="T2">calculation of a value, or some other expensive process until the first time it is needed. In singleton pattern, it restricts the creation of instance until requested first time. Lets see in code:</text:span></text:p>
      <table:table table:name="Table20" table:style-name="Table20">
        <table:table-column table:style-name="Table20.A"/>
        <table:table-column table:style-name="Table20.B"/>
        <table:table-row>
          <table:table-cell table:style-name="Table20.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able:table-cell>
          <table:table-cell table:style-name="Table20.A1" office:value-type="string">
            <text:p text:style-name="P61">publicfinalclassLazySingleton {</text:p>
            <text:p text:style-name="P61">    privatestaticvolatileLazySingleton instance = null;</text:p>
            <text:p text:style-name="P13"> </text:p>
            <text:p text:style-name="P61">    // private constructor</text:p>
            <text:p text:style-name="P61">    privateLazySingleton() {</text:p>
            <text:p text:style-name="P61">    }</text:p>
            <text:p text:style-name="P13"> </text:p>
            <text:p text:style-name="P61">    publicstaticLazySingleton getInstance() {</text:p>
            <text:p text:style-name="P61">        if(instance == null) {</text:p>
            <text:p text:style-name="P61">            synchronized(LazySingleton.class) {</text:p>
            <text:p text:style-name="P61">                instance = newLazySingleton();</text:p>
            <text:p text:style-name="P61">            }</text:p>
            <text:p text:style-name="P61">        }</text:p>
            <text:p text:style-name="P61">        returninstance;</text:p>
            <text:p text:style-name="P61">    }</text:p>
            <text:p text:style-name="P61">}</text:p>
          </table:table-cell>
        </table:table-row>
      </table:table>
      <text:p text:style-name="P142">On first invocation, above method will check if instance is already created using instance variable. If there is no instance i.e. instance is null, it will create an instance and will return its reference. If instance is already created, it will simply return the reference of instance.</text:p>
      <text:p text:style-name="P187">But, this method also has its own drawbacks. Lets see how. Suppose there are two threads T1 and T2. Both comes to create instance and execute “instance==null”, now both threads have identified instance variable to null thus assume they must create an instance. They sequentially goes to synchronized block and create the instances. At the end, we have two instances in our application.</text:p>
      <text:p text:style-name="P180"/>
      <text:p text:style-name="P4"><text:span text:style-name="T2">This error can be solved using </text:span><text:a xlink:type="simple" xlink:href="http://en.wikipedia.org/wiki/Double_checked_locking_pattern#Usage_in_Java" text:style-name="Internet_20_link" text:visited-style-name="Visited_20_Internet_20_Link"><text:span text:style-name="T64">double-checked locking</text:span></text:a><text:span text:style-name="T2">. This principle tells us to recheck the instance variable again in synchronized block in given below way:</text:span></text:p>
      <table:table table:name="Table21" table:style-name="Table21">
        <table:table-column table:style-name="Table21.A"/>
        <table:table-column table:style-name="Table21.B"/>
        <table:table-row>
          <table:table-cell table:style-name="Table21.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able:table-cell>
          <table:table-cell table:style-name="Table21.A1" office:value-type="string">
            <text:p text:style-name="P61">publicclassEagerSingleton {</text:p>
            <text:p text:style-name="P61">    privatestaticvolatileEagerSingleton instance = null;</text:p>
            <text:p text:style-name="P13"> </text:p>
            <text:p text:style-name="P61">    // private constructor</text:p>
            <text:p text:style-name="P61">    privateEagerSingleton() {</text:p>
            <text:p text:style-name="P61">    }</text:p>
            <text:p text:style-name="P13"> </text:p>
            <text:p text:style-name="P61">    publicstaticEagerSingleton getInstance() {</text:p>
            <text:p text:style-name="P61">        if(instance == null) {</text:p>
            <text:p text:style-name="P61">            synchronized(EagerSingleton.class) {</text:p>
            <text:p text:style-name="P61">                // Double check</text:p>
            <text:p text:style-name="P61">                if(instance == null) {</text:p>
            <text:p text:style-name="P61">                    instance = newEagerSingleton();</text:p>
            <text:p text:style-name="P61">                }</text:p>
            <text:p text:style-name="P61">            }</text:p>
            <text:p text:style-name="P61">        }</text:p>
            <text:p text:style-name="P61">        returninstance;</text:p>
            <text:p text:style-name="P61">    }</text:p>
            <text:p text:style-name="P61">}</text:p>
          </table:table-cell>
        </table:table-row>
      </table:table>
      <text:p text:style-name="P142">Above code is the correct implementation of singleton pattern.</text:p>
      <text:p text:style-name="P4"><text:soft-page-break/><text:span text:style-name="T2">Please ensure to use “</text:span><text:a xlink:type="simple" xlink:href="http://en.wikipedia.org/wiki/Volatile_variable#In_Java" text:style-name="Internet_20_link" text:visited-style-name="Visited_20_Internet_20_Link"><text:span text:style-name="T65">volatile</text:span></text:a><text:span text:style-name="T2">” keyword with instance variable otherwise you can run into out of order write error scenario, where reference of instance is returned before actually the object is constructed i.e. JVM has only allocated the memory and constructor code is still not executed. In this case, your other thread, which refer to uninitialized object may throw null pointer exception and can even crash the whole application.</text:span></text:p>
      <text:p text:style-name="P112">Static block initialization</text:p>
      <text:p text:style-name="P187">If you have little idea about class loading sequence, you can connect to the fact that static blocks are executed during the loading of class and even before the constructor is called. We can use this feature in our singleton pattern also like this:</text:p>
      <text:p text:style-name="P180"/>
      <table:table table:name="Table22" table:style-name="Table22">
        <table:table-column table:style-name="Table22.A"/>
        <table:table-row>
          <table:table-cell table:style-name="Table22.A1" office:value-type="string">
            <text:p text:style-name="P61">publicclassStaticBlockSingleton {</text:p>
            <text:p text:style-name="P61">    privatestaticfinalStaticBlockSingleton INSTANCE;</text:p>
            <text:p text:style-name="P13"> </text:p>
            <text:p text:style-name="P61">    static{</text:p>
            <text:p text:style-name="P61">        try{</text:p>
            <text:p text:style-name="P61">            INSTANCE = newStaticBlockSingleton();</text:p>
            <text:p text:style-name="P61">        } catch(Exception e) {</text:p>
            <text:p text:style-name="P61">            thrownewRuntimeException("Uffff, i was not expecting this!", e);</text:p>
            <text:p text:style-name="P61">        }</text:p>
            <text:p text:style-name="P61">    }</text:p>
            <text:p text:style-name="P13"> </text:p>
            <text:p text:style-name="P61">    publicstaticStaticBlockSingleton getInstance() {</text:p>
            <text:p text:style-name="P61">        returnINSTANCE;</text:p>
            <text:p text:style-name="P61">    }</text:p>
            <text:p text:style-name="P13"> </text:p>
            <text:p text:style-name="P61">    privateStaticBlockSingleton() {</text:p>
            <text:p text:style-name="P61">        // ...</text:p>
            <text:p text:style-name="P61">    }</text:p>
            <text:p text:style-name="P61">}</text:p>
          </table:table-cell>
        </table:table-row>
      </table:table>
      <text:p text:style-name="P56"/>
      <text:p text:style-name="P142">Above code has one drawback. Suppose there are 5 static fields in class and application code needs to access only 2 or 3, for which instance creation is not required at all. So, if we use this static initialization. we will have one instance created though we require it or not.</text:p>
      <text:p text:style-name="P142">Next section will overcome this problem.</text:p>
      <text:p text:style-name="P112">Bill pugh solution</text:p>
      <text:p text:style-name="P4"><text:span text:style-name="T2">Bill pugh was main force behind </text:span><text:a xlink:type="simple" xlink:href="http://en.wikipedia.org/wiki/Java_Memory_Model" text:style-name="Internet_20_link" text:visited-style-name="Visited_20_Internet_20_Link"><text:span text:style-name="T64">java memory model</text:span></text:a><text:span text:style-name="T2"> changes. His principle “</text:span><text:a xlink:type="simple" xlink:href="http://en.wikipedia.org/wiki/Initialization_on_demand_holder_idiom" text:style-name="Internet_20_link" text:visited-style-name="Visited_20_Internet_20_Link"><text:span text:style-name="T64">Initialization-on-demand holder idiom</text:span></text:a><text:span text:style-name="T2">” also uses static block but in different way. It suggest to use static inner class.</text:span></text:p>
      <table:table table:name="Table23" table:style-name="Table23">
        <table:table-column table:style-name="Table23.A"/>
        <table:table-column table:style-name="Table23.B"/>
        <table:table-row>
          <table:table-cell table:style-name="Table23.A1" office:value-type="string">
            <text:p text:style-name="P13">1</text:p>
            <text:p text:style-name="P13">2</text:p>
            <text:p text:style-name="P13">3</text:p>
            <text:p text:style-name="P13">4</text:p>
            <text:p text:style-name="P13">5</text:p>
            <text:p text:style-name="P13">6</text:p>
            <text:p text:style-name="P13">7</text:p>
            <text:p text:style-name="P13">8</text:p>
            <text:p text:style-name="P13"><text:soft-page-break/>9</text:p>
            <text:p text:style-name="P13">10</text:p>
            <text:p text:style-name="P13">11</text:p>
            <text:p text:style-name="P13">12</text:p>
          </table:table-cell>
          <table:table-cell table:style-name="Table23.A1" office:value-type="string">
            <text:p text:style-name="P61">publicclassBillPughSingleton {</text:p>
            <text:p text:style-name="P61">    privateBillPughSingleton() {</text:p>
            <text:p text:style-name="P61">    }</text:p>
            <text:p text:style-name="P13"> </text:p>
            <text:p text:style-name="P61">    privatestaticclassLazyHolder {</text:p>
            <text:p text:style-name="P61">        privatestaticfinalBillPughSingleton INSTANCE = newBillPughSingleton();</text:p>
            <text:p text:style-name="P61"><text:soft-page-break/>    }</text:p>
            <text:p text:style-name="P13"> </text:p>
            <text:p text:style-name="P61">    publicstaticBillPughSingleton getInstance() {</text:p>
            <text:p text:style-name="P61">        returnLazyHolder.INSTANCE;</text:p>
            <text:p text:style-name="P61">    }</text:p>
            <text:p text:style-name="P61">}</text:p>
          </table:table-cell>
        </table:table-row>
      </table:table>
      <text:p text:style-name="P4"><text:span text:style-name="T2">As you can see, until we need an instance, the LazyHolder class will not be initialized until required and you can still use other static members of BillPughSingleton class. </text:span><text:span text:style-name="T1">This is the solution, i will recommend to use. I also use it in my all projects.</text:span></text:p>
      <text:p text:style-name="P180"/>
      <text:p text:style-name="P112">Using Enum</text:p>
      <text:p text:style-name="P4"><text:span text:style-name="T2">This type of implementation recommend the use of enum. </text:span><text:a xlink:type="simple" xlink:href="http://docs.oracle.com/javase/tutorial/java/javaOO/enum.html" text:style-name="Internet_20_link" text:visited-style-name="Visited_20_Internet_20_Link"><text:span text:style-name="T64">Enum</text:span></text:a><text:span text:style-name="T2">, as written in java docs, provide implicit support for thread safety and only one instance is guaranteed. This is also a good way to have singleton with minimum effort.</text:span></text:p>
      <table:table table:name="Table24" table:style-name="Table24">
        <table:table-column table:style-name="Table24.A"/>
        <table:table-column table:style-name="Table24.B"/>
        <table:table-row>
          <table:table-cell table:style-name="Table24.A1" office:value-type="string">
            <text:p text:style-name="P13">1</text:p>
            <text:p text:style-name="P13">2</text:p>
            <text:p text:style-name="P13">3</text:p>
            <text:p text:style-name="P13">4</text:p>
            <text:p text:style-name="P13">5</text:p>
            <text:p text:style-name="P13">6</text:p>
          </table:table-cell>
          <table:table-cell table:style-name="Table24.A1" office:value-type="string">
            <text:p text:style-name="P61">publicenumEnumSingleton {</text:p>
            <text:p text:style-name="P61">    INSTANCE;</text:p>
            <text:p text:style-name="P61">    publicvoidsomeMethod(String param) {</text:p>
            <text:p text:style-name="P61">        // some class member</text:p>
            <text:p text:style-name="P61">    }</text:p>
            <text:p text:style-name="P61">}</text:p>
          </table:table-cell>
        </table:table-row>
      </table:table>
      <text:p text:style-name="P112">Adding readResolve()</text:p>
      <text:p text:style-name="P142">So, till now you must have taken your decision that how you would like to implement your singleton. Now lets see other problems that may arise even in interviews also.<text:line-break/>Lets say your application is distributed and it frequently serialize the objects in file system, only to read them later when required. Please note that, de-serialization always creates a new instance. Lets understand using an example:</text:p>
      <text:p text:style-name="P142">Our singleton class is:</text:p>
      <table:table table:name="Table25" table:style-name="Table25">
        <table:table-column table:style-name="Table25.A"/>
        <table:table-column table:style-name="Table25.B"/>
        <table:table-row>
          <table:table-cell table:style-name="Table25.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20</text:p>
          </table:table-cell>
          <table:table-cell table:style-name="Table25.A1" office:value-type="string">
            <text:p text:style-name="P61">publicclassDemoSingleton implementsSerializable {</text:p>
            <text:p text:style-name="P61">    privatevolatilestaticDemoSingleton instance = null;</text:p>
            <text:p text:style-name="P13"> </text:p>
            <text:p text:style-name="P61">    publicstaticDemoSingleton getInstance() {</text:p>
            <text:p text:style-name="P61">        if(instance == null) {</text:p>
            <text:p text:style-name="P61">            instance = newDemoSingleton();</text:p>
            <text:p text:style-name="P61">        }</text:p>
            <text:p text:style-name="P61">        returninstance;</text:p>
            <text:p text:style-name="P61">    }</text:p>
            <text:p text:style-name="P13"> </text:p>
            <text:p text:style-name="P61">    privateinti = 10;</text:p>
            <text:p text:style-name="P13"> </text:p>
            <text:p text:style-name="P61">    publicintgetI() {</text:p>
            <text:p text:style-name="P61">        returni;</text:p>
            <text:p text:style-name="P61">    }</text:p>
            <text:p text:style-name="P13"> </text:p>
            <text:p text:style-name="P61">    publicvoidsetI(inti) {</text:p>
            <text:p text:style-name="P61">        this.i = i;</text:p>
            <text:p text:style-name="P61">    }</text:p>
            <text:p text:style-name="P61">}</text:p>
          </table:table-cell>
        </table:table-row>
      </table:table>
      <text:p text:style-name="P177"><text:soft-page-break/>Lets serialize this class and de-serialize it after making some changes:</text:p>
      <text:p text:style-name="P180"/>
      <text:p text:style-name="P1"><text:span text:style-name="T8">public</text:span><text:span text:style-name="T2"> </text:span><text:span text:style-name="T8">class</text:span><text:span text:style-name="T2"> </text:span><text:span text:style-name="T8">SerializationTest {</text:span></text:p>
      <text:p text:style-name="P1"><text:span text:style-name="T8">    static</text:span><text:span text:style-name="T2"> </text:span><text:span text:style-name="T8">DemoSingleton instanceOne = DemoSingleton.getInstance();</text:span></text:p>
      <text:p text:style-name="P13"> </text:p>
      <text:p text:style-name="P1"><text:span text:style-name="T8">    public</text:span><text:span text:style-name="T2"> </text:span><text:span text:style-name="T8">static</text:span><text:span text:style-name="T2"> </text:span><text:span text:style-name="T8">void</text:span><text:span text:style-name="T2"> </text:span><text:span text:style-name="T8">main(String[] args) {</text:span></text:p>
      <text:p text:style-name="P1"><text:span text:style-name="T8">        try</text:span><text:span text:style-name="T2"> </text:span><text:span text:style-name="T8">{</text:span></text:p>
      <text:p text:style-name="P61">            // Serialize to a file</text:p>
      <text:p text:style-name="P1"><text:span text:style-name="T8">            ObjectOutput out = new</text:span><text:span text:style-name="T2"> </text:span><text:span text:style-name="T8">ObjectOutputStream(new</text:span><text:span text:style-name="T2"> </text:span><text:span text:style-name="T8">FileOutputStream(</text:span></text:p>
      <text:p text:style-name="P61">                    "filename.ser"));</text:p>
      <text:p text:style-name="P61">            out.writeObject(instanceOne);</text:p>
      <text:p text:style-name="P61">            out.close();</text:p>
      <text:p text:style-name="P13"> </text:p>
      <text:p text:style-name="P61">            instanceOne.setI(20);</text:p>
      <text:p text:style-name="P13"> </text:p>
      <text:p text:style-name="P61">            // Serialize to a file</text:p>
      <text:p text:style-name="P1"><text:span text:style-name="T8">            ObjectInput in = new</text:span><text:span text:style-name="T2"> </text:span><text:span text:style-name="T8">ObjectInputStream(new</text:span><text:span text:style-name="T2"> </text:span><text:span text:style-name="T8">FileInputStream(</text:span></text:p>
      <text:p text:style-name="P61">                    "filename.ser"));</text:p>
      <text:p text:style-name="P61">            DemoSingleton instanceTwo = (DemoSingleton) in.readObject();</text:p>
      <text:p text:style-name="P61">            in.close();</text:p>
      <text:p text:style-name="P13"> </text:p>
      <text:p text:style-name="P61">            System.out.println(instanceOne.getI());</text:p>
      <text:p text:style-name="P61">            System.out.println(instanceTwo.getI());</text:p>
      <text:p text:style-name="P13"> </text:p>
      <text:p text:style-name="P1"><text:span text:style-name="T8">        } catch</text:span><text:span text:style-name="T2"> </text:span><text:span text:style-name="T8">(IOException e) {</text:span></text:p>
      <text:p text:style-name="P61">            e.printStackTrace();</text:p>
      <text:p text:style-name="P1"><text:span text:style-name="T8">        } catch</text:span><text:span text:style-name="T2"> </text:span><text:span text:style-name="T8">(ClassNotFoundException e) {</text:span></text:p>
      <text:p text:style-name="P61">            e.printStackTrace();</text:p>
      <text:p text:style-name="P61">        }</text:p>
      <text:p text:style-name="P61">    }</text:p>
      <text:p text:style-name="P61">}</text:p>
      <text:p text:style-name="P13"> </text:p>
      <text:p text:style-name="P61">Output:</text:p>
      <text:p text:style-name="P61">20</text:p>
      <text:p text:style-name="P61">10</text:p>
      <text:p text:style-name="P56"/>
      <text:p text:style-name="P142">Unfortunately, both variables have different value of variable “i”. Clearly, there are two instances of our class. So, again we are in same problem of multiple instances in application.<text:line-break/>To solve this issue, we need to include readResolve() method in our DemoSingleton class. This method will be invoked when you will de-serialize the object. Inside this method, you must return the existing instance to ensure single instance application wide.</text:p>
      <table:table table:name="Table26" table:style-name="Table26">
        <table:table-column table:style-name="Table26.A"/>
        <table:table-column table:style-name="Table26.B"/>
        <table:table-row>
          <table:table-cell table:style-name="Table26.A1" office:value-type="string">
            <text:p text:style-name="P13">1</text:p>
            <text:p text:style-name="P13">2</text:p>
            <text:p text:style-name="P13">3</text:p>
            <text:p text:style-name="P13">4</text:p>
            <text:p text:style-name="P13">5</text:p>
            <text:p text:style-name="P13">6</text:p>
            <text:p text:style-name="P13">7</text:p>
            <text:p text:style-name="P13"><text:soft-page-break/>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20</text:p>
            <text:p text:style-name="P13">21</text:p>
            <text:p text:style-name="P13">22</text:p>
            <text:p text:style-name="P13">23</text:p>
            <text:p text:style-name="P13">24</text:p>
          </table:table-cell>
          <table:table-cell table:style-name="Table26.A1" office:value-type="string">
            <text:p text:style-name="P61">publicclassDemoSingleton implementsSerializable {</text:p>
            <text:p text:style-name="P61">    privatevolatilestaticDemoSingleton instance = null;</text:p>
            <text:p text:style-name="P13"> </text:p>
            <text:p text:style-name="P61">    publicstaticDemoSingleton getInstance() {</text:p>
            <text:p text:style-name="P61">        if(instance == null) {</text:p>
            <text:p text:style-name="P61">            instance = newDemoSingleton();</text:p>
            <text:p text:style-name="P61">        }</text:p>
            <text:p text:style-name="P61"><text:soft-page-break/>        returninstance;</text:p>
            <text:p text:style-name="P61">    }</text:p>
            <text:p text:style-name="P13"> </text:p>
            <text:p text:style-name="P61">    protectedObject readResolve() {</text:p>
            <text:p text:style-name="P61">        returninstance;</text:p>
            <text:p text:style-name="P61">    }</text:p>
            <text:p text:style-name="P13"> </text:p>
            <text:p text:style-name="P61">    privateinti = 10;</text:p>
            <text:p text:style-name="P13"> </text:p>
            <text:p text:style-name="P61">    publicintgetI() {</text:p>
            <text:p text:style-name="P61">        returni;</text:p>
            <text:p text:style-name="P61">    }</text:p>
            <text:p text:style-name="P13"> </text:p>
            <text:p text:style-name="P61">    publicvoidsetI(inti) {</text:p>
            <text:p text:style-name="P61">        this.i = i;</text:p>
            <text:p text:style-name="P61">    }</text:p>
            <text:p text:style-name="P61">}</text:p>
          </table:table-cell>
        </table:table-row>
      </table:table>
      <text:p text:style-name="P142">Now when you execute the class SerializationTest, it will give you correct output.</text:p>
      <table:table table:name="Table27" table:style-name="Table27">
        <table:table-column table:style-name="Table27.A"/>
        <table:table-column table:style-name="Table27.B"/>
        <table:table-row>
          <table:table-cell table:style-name="Table27.A1" office:value-type="string">
            <text:p text:style-name="P13">1</text:p>
            <text:p text:style-name="P13">2</text:p>
          </table:table-cell>
          <table:table-cell table:style-name="Table27.A1" office:value-type="string">
            <text:p text:style-name="P61">20</text:p>
            <text:p text:style-name="P61">20</text:p>
          </table:table-cell>
        </table:table-row>
      </table:table>
      <text:p text:style-name="P112">Adding serial version id</text:p>
      <text:p text:style-name="P142">So far so good. Till now, we have solved the problem of synchronization and serialization both. Now, we are just one step behind our correct and complete implementation. And missing part is serial version id.</text:p>
      <text:p text:style-name="P142">This is required in condition when you class structure can change in between you serialize the instance and go again to de-serialize it. Changed structure of class will cause JVM to give exception while de-serializing process.</text:p>
      <table:table table:name="Table28" table:style-name="Table28">
        <table:table-column table:style-name="Table28.A"/>
        <table:table-column table:style-name="Table28.B"/>
        <table:table-row>
          <table:table-cell table:style-name="Table28.A1" office:value-type="string">
            <text:p text:style-name="P13">1</text:p>
            <text:p text:style-name="P13">2</text:p>
            <text:p text:style-name="P13">3</text:p>
            <text:p text:style-name="P13">4</text:p>
            <text:p text:style-name="P13">5</text:p>
            <text:p text:style-name="P13">6</text:p>
            <text:p text:style-name="P13">7</text:p>
            <text:p text:style-name="P13">8</text:p>
          </table:table-cell>
          <table:table-cell table:style-name="Table28.A1" office:value-type="string">
            <text:p text:style-name="P61">java.io.InvalidClassException: singleton.DemoSingleton; local classincompatible: stream classdesc serialVersionUID = 5026910492258526905, local classserialVersionUID = 3597984220566440782</text:p>
            <text:p text:style-name="P61">at java.io.ObjectStreamClass.initNonProxy(Unknown Source)</text:p>
            <text:p text:style-name="P61">at java.io.ObjectInputStream.readNonProxyDesc(Unknown Source)</text:p>
            <text:p text:style-name="P61">at java.io.ObjectInputStream.readClassDesc(Unknown Source)</text:p>
            <text:p text:style-name="P61">at java.io.ObjectInputStream.readOrdinaryObject(Unknown Source)</text:p>
            <text:p text:style-name="P61">at java.io.ObjectInputStream.readObject0(Unknown Source)</text:p>
            <text:p text:style-name="P61">at java.io.ObjectInputStream.readObject(Unknown Source)</text:p>
            <text:p text:style-name="P61">at singleton.SerializationTest.main(SerializationTest.java:24)</text:p>
          </table:table-cell>
        </table:table-row>
      </table:table>
      <text:p text:style-name="P142">This problem can be solved only by adding a unique serial version id to class. It will prevent the compiler to throw the exception by telling that both classes are same, and will load the available instance variables only.</text:p>
      <text:p text:style-name="P112">Conclusion</text:p>
      <text:p text:style-name="P142">After having discussed so many possible approaches and other possible error cases, i will recommend you below code template to design your singleton class which shall ensure only one instance of class in whole  application in all above discussed scenarios.</text:p>
      <table:table table:name="Table29" table:style-name="Table29">
        <table:table-column table:style-name="Table29.A"/>
        <table:table-column table:style-name="Table29.B"/>
        <table:table-row>
          <table:table-cell table:style-name="Table29.A1" office:value-type="string">
            <text:p text:style-name="P13">1</text:p>
            <text:p text:style-name="P13">2</text:p>
            <text:p text:style-name="P13"><text:soft-page-break/>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able:table-cell>
          <table:table-cell table:style-name="Table29.A1" office:value-type="string">
            <text:p text:style-name="P61">publicclassDemoSingleton implementsSerializable {</text:p>
            <text:p text:style-name="P61">    privatestaticfinallongserialVersionUID = 1L;</text:p>
            <text:p text:style-name="P13"><text:soft-page-break/> </text:p>
            <text:p text:style-name="P61">    privateDemoSingleton() {</text:p>
            <text:p text:style-name="P61">        // private constructor</text:p>
            <text:p text:style-name="P61">    }</text:p>
            <text:p text:style-name="P13"> </text:p>
            <text:p text:style-name="P61">    privatestaticclassDemoSingletonHolder {</text:p>
            <text:p text:style-name="P61">        publicstaticfinalDemoSingleton INSTANCE = newDemoSingleton();</text:p>
            <text:p text:style-name="P61">    }</text:p>
            <text:p text:style-name="P13"> </text:p>
            <text:p text:style-name="P61">    publicstaticDemoSingleton getInstance() {</text:p>
            <text:p text:style-name="P61">        returnDemoSingletonHolder.INSTANCE;</text:p>
            <text:p text:style-name="P61">    }</text:p>
            <text:p text:style-name="P13"> </text:p>
            <text:p text:style-name="P61">    protectedObject readResolve() {</text:p>
            <text:p text:style-name="P61">        returngetInstance();</text:p>
            <text:p text:style-name="P61">    }</text:p>
            <text:p text:style-name="P61">}</text:p>
          </table:table-cell>
        </table:table-row>
      </table:table>
      <text:p text:style-name="P142">I hope, this post has enough information to make you understand the most common approaches for singleton pattern. Let me know of you thoughts please.</text:p>
      <text:p text:style-name="P180"/>
      <text:p text:style-name="P128">Send Redirect</text:p>
      <text:p text:style-name="P142">Lets assume that the end user(client) makes a request to some abc servlet, now abc servlet is not able to serve but it knows that an another servlet xyz can serve the request. The abc servlet tells the browser that i am not able to serve the request but xyz can, make a request to xyz to get response. Now browser sends a redirect to xyz servlet and xyz sends back the response to the client. However the end user does not know about this two step process it assumes the request is being served by abc servlet itself.</text:p>
      <text:p text:style-name="P128">Request Dispatcher</text:p>
      <text:p text:style-name="P142">In case of request dispatcher when a client makes a request to abc servlet, abc forward the request to xyz servlet without telling the browser anything and the response in send back to client by xyz servlet. In request dispatcher the browser does not need to send a redirect to xyz again.</text:p>
      <text:p text:style-name="P180"/>
      <text:p text:style-name="P180"/>
      <text:p text:style-name="P4"><text:span text:style-name="T2">The </text:span><text:span text:style-name="T4">forward()</text:span><text:span text:style-name="T2"> method of </text:span><text:span text:style-name="T4">RequestDispatcher</text:span><text:span text:style-name="T2"> will forward the </text:span><text:span text:style-name="T4">ServletRequest</text:span><text:span text:style-name="T2"> and </text:span><text:span text:style-name="T4">ServletResponse</text:span><text:span text:style-name="T2"> that it is passed to the path that was specified in </text:span><text:span text:style-name="T4">getRequestDispatcher(String path)</text:span><text:span text:style-name="T2">. The response will not be sent back to the client and the web container (For example, Tomcat) internally redirects the request to the other JSP/Servlet. Remember , you can redirect only to a page within current servlet context. The client will not know about this change of resource on the server.</text:span></text:p>
      <text:p text:style-name="P4"><text:span text:style-name="T2">The </text:span><text:span text:style-name="T4">forward</text:span><text:span text:style-name="T2"> works better when one resource(JSP/Servlet) must perform business logic and share the results with another resource(JSP/Servlet). Because the request and response are forwarded to another resource all request parameters are maintained and available for use. Forward request, happened on server side, is transparent to the client (browser). Therefor, no history of it will be stored on the client, so using the back and forward buttons will not work.</text:span></text:p>
      <text:p text:style-name="P142">An example using forward:</text:p>
      <text:p text:style-name="P60"><text:soft-page-break/>protected void doGet(HttpServletRequest request, </text:p>
      <text:p text:style-name="P60"><text:s text:c="6"/>HttpServletResponse response)</text:p>
      <text:p text:style-name="P60">throws ServletException, IOException {</text:p>
      <text:p text:style-name="P60"><text:s text:c="2"/>RequestDispatcher rd = request.getRequestDispatcher("pathToResource");</text:p>
      <text:p text:style-name="P60"><text:s text:c="2"/>rd.forward(request, response);</text:p>
      <text:p text:style-name="P189">} </text:p>
      <text:p text:style-name="P4"><text:span text:style-name="T2">Also there are two flavours of </text:span><text:span text:style-name="T4">RequestDispatcher:</text:span></text:p>
      <text:list xml:id="list3012399861731034736" text:style-name="L67">
        <text:list-item>
          <text:p text:style-name="P50">You can get it from ServletContext .The pathname must begin with a "/" and is interpreted as relative to the current context root. </text:p>
        </text:list-item>
        <text:list-item>
          <text:p text:style-name="P184">You can get it from ServletRequest. The pathname specified may be relative, although it cannot extend outside the current servlet context. If the path begins with a "/" it is interpreted as relative to the current context root. </text:p>
        </text:list-item>
      </text:list>
      <text:p text:style-name="P109">HttpServletResponse's sendRedirect(String location) Method</text:p>
      <text:p text:style-name="P4"><text:span text:style-name="T2">The </text:span><text:span text:style-name="T4">sendRedirect(String path)</text:span><text:span text:style-name="T2"> method of </text:span><text:span text:style-name="T4">HttpServletResponse</text:span><text:span text:style-name="T2"> actually modifies response header and tells the browser (the client) that the requested page is relocated and header also contains the new location of the page. Then browser (the client) will send the request again to this new location. Thus your request gets redirected. It requires a round-trip communication with the client. You can redirect the request any where in the web using sendRedirect. Because a new request is being submitted, all previous parameters stored in the request will be unavailable. The client's history will be updated so the forward and back buttons will work. This method is useful for redirecting to pages on other servers and domains.</text:span></text:p>
      <text:p text:style-name="P142">An example using sendRedirect:</text:p>
      <text:p text:style-name="P60">protected void doGet(HttpServletRequest request, </text:p>
      <text:p text:style-name="P60"><text:s text:c="4"/>HttpServletResponse response)</text:p>
      <text:p text:style-name="P60">throws ServletException, IOException {</text:p>
      <text:p text:style-name="P60"><text:s text:c="2"/>response.sendRedirect("pathToResource");</text:p>
      <text:p text:style-name="P189">} </text:p>
      <text:p text:style-name="P109">Summary</text:p>
      <text:p text:style-name="P142">You can use only relative URLs with forward(), while sendRedirect() works with absolute URLs. This poses its own problems, as if your page has relative links(to images etc), if you use forward, there is a good chance they they will end up as broken links. Hence, it will be better to use sendRedirect() whenever possible and use forward() only when required.</text:p>
      <text:p text:style-name="P4"><text:span text:style-name="T2">When forward is used we can pass data to the forwarded jsp/servlet using </text:span><text:span text:style-name="T4">request.setAttribute()</text:span><text:span text:style-name="T2"> as the same request and response objects available the forwarded servlet/jsp. But using </text:span><text:span text:style-name="T4">sendRedirect()</text:span><text:span text:style-name="T2"> we have to set the data in session or by appending the data to the URL that will be passed as argument to this method, because by calling this method a new request is created.</text:span></text:p>
      <text:p text:style-name="P4"><text:span text:style-name="T2">The </text:span><text:span text:style-name="T4">forward()</text:span><text:span text:style-name="T2"> request is transparent to the user. It is done at server side and it is not visible to user.</text:span></text:p>
      <text:p text:style-name="P4"><text:span text:style-name="T2">The </text:span><text:span text:style-name="T4">sendRedirect</text:span><text:span text:style-name="T2"> is not transparent to the user, if request is sendRedirect then its visible in your browser (redirect at client side).</text:span></text:p>
      <text:p text:style-name="P4"><text:span text:style-name="T2">The </text:span><text:span text:style-name="T4">forward()</text:span><text:span text:style-name="T2"> method is faster than using </text:span><text:span text:style-name="T4">sendRedirect</text:span><text:span text:style-name="T2"> as no network round trip to the server and back is required.</text:span></text:p>
      <text:p text:style-name="P180"/>
      <text:p text:style-name="P180"/>
      <text:p text:style-name="P123"><text:soft-page-break/>Difference between PATH and CLASSPATH in Java</text:p>
      <text:p text:style-name="P4"><text:span text:style-name="T2">By </text:span><text:a xlink:type="simple" xlink:href="http://www.java4developer.com/author/adesh.khare/" text:style-name="Internet_20_link" text:visited-style-name="Visited_20_Internet_20_Link"><text:span text:style-name="T64">admin</text:span></text:a><text:span text:style-name="T2"> on </text:span></text:p>
      <text:p text:style-name="P142">PATH and CLASSPATH are operating system level environment variables. PATH is used to define where the system can find the executables (.exe) files whereas CLASSPATH is used to specify the location of .class files.</text:p>
      <text:p text:style-name="P180"/>
      <text:p text:style-name="P177">46&gt;Diffrence between statements and Preparedstatament ?</text:p>
      <text:p text:style-name="P177">ANS:</text:p>
      <table:table table:name="Table30" table:style-name="Table30">
        <table:table-column table:style-name="Table30.A"/>
        <table:table-column table:style-name="Table30.B"/>
        <table:table-column table:style-name="Table30.C"/>
        <table:table-row>
          <table:table-cell table:style-name="Table30.A1" office:value-type="string">
            <text:p text:style-name="P56"/>
          </table:table-cell>
          <table:table-cell table:style-name="Table30.A1" office:value-type="string">
            <text:p text:style-name="P13">Statement</text:p>
          </table:table-cell>
          <table:table-cell table:style-name="Table30.C1" office:value-type="string">
            <text:p text:style-name="P13">PreparedStatement</text:p>
          </table:table-cell>
        </table:table-row>
        <table:table-row>
          <table:table-cell table:style-name="Table30.A2" office:value-type="string">
            <text:p text:style-name="P13">1</text:p>
          </table:table-cell>
          <table:table-cell table:style-name="Table30.A2" office:value-type="string">
            <text:p text:style-name="P13">Statement object is used to run static SQL queries as it cannot accept the parameters.</text:p>
          </table:table-cell>
          <table:table-cell table:style-name="Table30.C2" office:value-type="string">
            <text:p text:style-name="P13">PreparedStatement object is used to run dynamic SQL queries as it can accept parameters at runtime.</text:p>
          </table:table-cell>
        </table:table-row>
        <table:table-row>
          <table:table-cell table:style-name="Table30.A2" office:value-type="string">
            <text:p text:style-name="P13">2</text:p>
          </table:table-cell>
          <table:table-cell table:style-name="Table30.A2" office:value-type="string">
            <text:p text:style-name="P13">When Statement object is used, the SQL query is not precompiled.</text:p>
          </table:table-cell>
          <table:table-cell table:style-name="Table30.C2" office:value-type="string">
            <text:p text:style-name="P13">In case of PreparedStatement, the query is supplied to the object when  it is created and it is precompiled at that time. So it is used when the query needs to be executed many times.</text:p>
          </table:table-cell>
        </table:table-row>
        <table:table-row>
          <table:table-cell table:style-name="Table30.A2" office:value-type="string">
            <text:p text:style-name="P13">3</text:p>
          </table:table-cell>
          <table:table-cell table:style-name="Table30.A2" office:value-type="string">
            <text:p text:style-name="P1"><text:span text:style-name="T2">It is </text:span><text:a xlink:type="simple" xlink:href="http://www.javaexperience.com/exhaustive-differences-between-abstract-class-and-interface/" text:style-name="Internet_20_link" text:visited-style-name="Visited_20_Internet_20_Link"><text:span text:style-name="T64">the basic type of interface</text:span></text:a><text:span text:style-name="T2">provided in java to run SQL queries.</text:span></text:p>
          </table:table-cell>
          <table:table-cell table:style-name="Table30.C2" office:value-type="string">
            <text:p text:style-name="P1"><text:a xlink:type="simple" xlink:href="http://www.javaexperience.com/inheriting-and-interface-from-another-interface-in-java/" text:style-name="Internet_20_link" text:visited-style-name="Visited_20_Internet_20_Link"><text:span text:style-name="T64">PreparedStatement extends the Statement interface</text:span></text:a><text:span text:style-name="T2">and thus provides all the features of Statement and also the above mentioned advantages over the same. </text:span></text:p>
          </table:table-cell>
        </table:table-row>
      </table:table>
      <text:p text:style-name="P72"><text:line-break/></text:p>
      <text:p text:style-name="P183">47&gt;Difference between ResutSet and Rowset:</text:p>
      <text:p text:style-name="P142">1)The ResultSet does not contain all the data from your query. Since it has a connection to the database, when you run the next() method if the ResultSet needs more data it can go to the database and get it.While the RowSet can't do that since it isn't connected to the database so it must load and hold all the data from your query as soon as you run the execute() method.</text:p>
      <text:p text:style-name="P142">2)ResultSet is connected and not serializable but RowSet is disconnected and serializable.</text:p>
      <text:p text:style-name="P4"><text:span text:style-name="T1">ResultSet:</text:span><text:span text:style-name="T2"> ResultSet is a java object that is used for database connectivity to hold the data returned by a select query. When we run a select query, it returns us the data with each row representing one logical group of data with a number of columns. </text:span><text:a xlink:type="simple" xlink:href="http://www.roseindia.net/tutorial/java/jdbc/jdbcresultset/resultsetexample.html" text:style-name="Internet_20_link" text:visited-style-name="Visited_20_Internet_20_Link"><text:span text:style-name="T64">JDBC ResultSet Example</text:span></text:a></text:p>
      <text:p text:style-name="P4"><text:span text:style-name="T1">RowSet:</text:span><text:span text:style-name="T2"> A RowSet object contains a set of rows from a result set or some other source of tabular data, like a file or spreadsheet. Because a RowSet object follows the JavaBeans model for properties and event notification, it is a JavaBeans component that can be combined with other components in an application. As is true with other Beans, application programmers will probably use a development tool to create a RowSet object and set its properties. J</text:span><text:a xlink:type="simple" xlink:href="http://www.roseindia.net/tutorial/java/jdbc/jdbcrowsetexample.html" text:style-name="Internet_20_link" text:visited-style-name="Visited_20_Internet_20_Link"><text:span text:style-name="T64">DBC RowSet Example</text:span></text:a></text:p>
      <text:p text:style-name="P4"><text:span text:style-name="T1">ResultSetMetaData:</text:span><text:span text:style-name="T2"> ResultSetMetaData is a class which provides information about a result set that is returned by an executeQuery() method. JDBC details interrogation can be done by using ResultSetMetaData. It includes the information about the names of the columns, number of columns, data type they contain etc.</text:span></text:p>
      <text:list xml:id="list4951346216376217313" text:style-name="L68">
        <text:list-item>
          <text:p text:style-name="P170">From what I feel a RowSet, working in disconnected mode especially for "read-only" queries, would have better performance in a highly concurrent system. Is that correct? If <text:soft-page-break/>that's the case is it safe to say RowSet is always preferable to ResultSet for readonly queries?</text:p>
        </text:list-item>
        <text:list-item>
          <text:p text:style-name="P170">If I'm correct iterating over the RowSet doesn't throw SQL Exceptions, but is that a benefit? The other being that RowSet is serializable. But my concern is primarily from a performance perspective what would be the choice?</text:p>
        </text:list-item>
        <text:list-item>
          <text:p text:style-name="P170">But does it even matter for read-write queries?? Can you sync the ResultSet back to the DB? (I'm not sure if that's possible (It may be and I just can't recollect or google it well enough :) It's been a while with raw JDBC</text:p>
        </text:list-item>
      </text:list>
      <text:p text:style-name="P142">ResultSet is not serialized whereas Rowset is serialized. </text:p>
      <text:p text:style-name="P142">A ResultSet maintains a connection to a database and because<text:line-break/>of that it can’t be serialized and also we cant pass the<text:line-break/>Resultset object from one class to other class across the<text:line-break/>network.</text:p>
      <text:p text:style-name="P142">RowSet is a disconnected, serializable version of a JDBC<text:line-break/>ResultSet and also the RowSet extends the ResultSet<text:line-break/>interface so it has all the methods of ResultSet. The RowSet<text:line-break/>can be serialized because it doesn’t have a connection to<text:line-break/>any database and also it can be sent from one class to<text:line-break/>another across the network. </text:p>
      <text:p text:style-name="P180"/>
      <text:p text:style-name="P142">A ResultSet maintains a connection to a database and <text:line-break/>because of that it can’t be serialized and also we cant <text:line-break/>pass the Resultset object from one class to other class <text:line-break/>across the network.<text:line-break/><text:line-break/>RowSet is a disconnected, serializable version of a JDBC <text:line-break/>ResultSet and also the RowSet extends the ResultSet <text:line-break/>interface so it has all the methods of ResultSet. The <text:line-break/>RowSet can be serialized because it doesn’t have a <text:line-break/>connection to any database and also it can be sent from one <text:line-break/>class to another across the network. </text:p>
      <text:p text:style-name="P180"/>
      <text:p text:style-name="P142">A RowSet object contains a set of rows from a result set or <text:line-break/>some other source of tabular data, like a file or <text:line-break/>spreadsheet.<text:line-break/><text:line-break/>A ResultSet object represents the output table of data <text:line-break/>resulted from a SELECT query statement.The data in a <text:line-break/>ResultSet object is organized in rows and columns </text:p>
      <text:p text:style-name="P183">48&gt;struts lifecycle</text:p>
      <text:p text:style-name="P180"/>
      <text:p text:style-name="P177">The struts life cycle describes the flow of struts application .The different actions  that is performed  and the struts flow in the struts life cycle are depicted below.</text:p>
      <text:p text:style-name="P180"/>
      <text:p text:style-name="P142">Steps for request lifecycle in strut two applications:-</text:p>
      <text:p text:style-name="P142">1)      In first step user sends a request to the server for some resource.</text:p>
      <text:p text:style-name="P142"><text:soft-page-break/>2)      The filterDispatcher accept the request and then it determines the appropriate action.</text:p>
      <text:p text:style-name="P142">3)      The interceptors configured for applying the common functionalities like workflow, validation, and file upload etc and these functionalities are automatically to the request. The Interceptors are helps to specify the “request-processing lifecycle” for an action. Interceptors are configured to apply the common functionalities like workflow, validation etc to the request.</text:p>
      <text:p text:style-name="P142">4)      The action method executed to perform the database related operations such as storing and retrieving data from the database.</text:p>
      <text:p text:style-name="P142">5)      The result rendered the output.</text:p>
      <text:p text:style-name="P142">6)      The request returns through the interceptors in the reverse order.  The retuning request permits us to perform the clean up or additional processing.</text:p>
      <text:p text:style-name="P142">7)      The final step is returned to the servlet container which sends the output to the user browser.</text:p>
      <text:p text:style-name="P142">The flow of strut application is given below.</text:p>
      <text:p text:style-name="P142">The ActionServlet stands as a back bone of the struts applications. First the request is handled by the either doGet() or doPost() method of the Action Servlet. After that the   Action Servlet calls the process() method of its own. This method gets the Current Request Processor associated with the request. Then this request processor calls its process() method. The Request Processor also a type of Servlet. This is the actual place where the request is handled. This method reads the struts-config.xml file and find outs the Action class by seeing the request URL path.</text:p>
      <text:p text:style-name="P180"/>
      <text:p text:style-name="P4"><text:span text:style-name="T10">48&gt;a) What exactly is JTA? </text:span><text:span text:style-name="T8"><text:line-break/><text:line-break/>*** A set of interfaces for governing transactions using two phase commit. Only the UserTransaction interface must be directly exposed by the EJB container. <text:line-break/><text:line-break/>b) What exactly does JTA provide that JDBC doesn't/can't? After all, JDBC does support transactions! <text:line-break/><text:line-break/>*** JDBC only covers databases, JTA covers anything that supports it, in other words anthing XA compliant. JDBC extensions are what makes JDBC support 2 phase commit. JTA is what lets you, the developer, use the 2 phase commit functionality. <text:line-break/><text:line-break/>c)If an EJB container is using a JDBS driver that supports distributed transactions, is that enough for a distributed transaction, or do we need JTA as well on top of this? <text:line-break/><text:line-break/>*** You should use JTA, by pulling a UserTransaction off JNDI and using it. Don't use commit() or rollback() against the JDBC classes, use begin() commit() and rollback() against the transaction object. </text:span></text:p>
      <text:p text:style-name="P180"/>
      <text:p text:style-name="P181">The JDBC extension is meant for J2EE Application server providers to implement distributed transactions and 2 phase commits. Whereas JTA is meant for J2EE client programs to communicate with above mentioned application servers and initiate their own transations using JTA interface. In other words JTA is a contract between J2EE <text:soft-page-break/>clients and Application servers where as JDBC ext is a contract between J2EE specification and application servers.    </text:p>
      <text:p text:style-name="P180"/>
      <text:p text:style-name="P4"><text:span text:style-name="T8">49&gt;</text:span><text:span text:style-name="T10">Difference between jdk and jre?</text:span></text:p>
      <text:p text:style-name="P183">Ans:</text:p>
      <text:p text:style-name="P177">JRE (Java Runtime environment):</text:p>
      <text:list xml:id="list3196390260191525811" text:style-name="L69">
        <text:list-item>
          <text:p text:style-name="P51">It is an implementation of the Java Virtual Machine* which actually executes Java programs. </text:p>
        </text:list-item>
        <text:list-item>
          <text:p text:style-name="P51">Java Runtime Environment is a plug-in needed for running java programs. </text:p>
        </text:list-item>
        <text:list-item>
          <text:p text:style-name="P51">The JRE is smaller than the JDK so it needs less Disk space. </text:p>
        </text:list-item>
        <text:list-item>
          <text:p text:style-name="P98"><text:span text:style-name="T2">The JRE can be downloaded/supported freely from </text:span><text:a xlink:type="simple" xlink:href="https://www.java.com/" text:style-name="Internet_20_link" text:visited-style-name="Visited_20_Internet_20_Link"><text:span text:style-name="T64">https://www.java.com</text:span></text:a><text:span text:style-name="T2"> </text:span></text:p>
        </text:list-item>
        <text:list-item>
          <text:p text:style-name="P171">It includes the JVM , Core libraries and other additional components to run applications and applets written in Java. </text:p>
        </text:list-item>
      </text:list>
      <text:p text:style-name="P177">JDK (Java Development Kit)</text:p>
      <text:list xml:id="list5283217301968461849" text:style-name="L70">
        <text:list-item>
          <text:p text:style-name="P52">It is a bundle of software that you can use to develop Java based applications. </text:p>
        </text:list-item>
        <text:list-item>
          <text:p text:style-name="P52">Java Development Kit is needed for developing java applications. </text:p>
        </text:list-item>
        <text:list-item>
          <text:p text:style-name="P52">The JDK needs more Disk space as it contains the JRE along with various development tools. </text:p>
        </text:list-item>
        <text:list-item>
          <text:p text:style-name="P99"><text:span text:style-name="T2">The JDK can be downloaded/supported freely from </text:span><text:a xlink:type="simple" xlink:href="https://www.oracle.com/technetwork/java/javase/downloads/" text:style-name="Internet_20_link" text:visited-style-name="Visited_20_Internet_20_Link"><text:span text:style-name="T64">https://www.oracle.com/technetwork/java/javase/downloads/</text:span></text:a><text:span text:style-name="T2"> </text:span></text:p>
        </text:list-item>
        <text:list-item>
          <text:p text:style-name="P172">It includes the JRE, set of API classes, Java compiler, Webstart and additional files needed to write Java applets and applications. </text:p>
        </text:list-item>
      </text:list>
      <text:p text:style-name="P4"><text:span text:style-name="T2">50&gt;</text:span><text:span text:style-name="T1">What is JVM?</text:span></text:p>
      <text:p text:style-name="P142">It is:</text:p>
      <text:list xml:id="list566691164761508407" text:style-name="L71">
        <text:list-item>
          <text:p text:style-name="P100"><text:span text:style-name="T1">A specification</text:span><text:span text:style-name="T2"> where working of Java Virtual Machine is specified. But implementation provider is independent to choose the algorithm. Its implementation has been provided by Sun and other companies. </text:span></text:p>
        </text:list-item>
        <text:list-item>
          <text:p text:style-name="P100"><text:span text:style-name="T1">An implementation</text:span><text:span text:style-name="T2"> Its implementation is known as JRE (Java Runtime Environment). </text:span></text:p>
        </text:list-item>
        <text:list-item>
          <text:p text:style-name="P141"><text:span text:style-name="T1">Runtime Instance</text:span><text:span text:style-name="T2"> Whenever you write java command on the command prompt to run the java class, and instance of JVM is created. </text:span></text:p>
        </text:list-item>
      </text:list>
      <text:p text:style-name="P112">What it does?</text:p>
      <text:p text:style-name="P142">The JVM performs following operation:</text:p>
      <text:list xml:id="list8605326867189610539" text:style-name="L72">
        <text:list-item>
          <text:p text:style-name="P53">Loads code </text:p>
        </text:list-item>
        <text:list-item>
          <text:p text:style-name="P53">Verifies code </text:p>
        </text:list-item>
        <text:list-item>
          <text:p text:style-name="P53">Executes code </text:p>
        </text:list-item>
        <text:list-item>
          <text:p text:style-name="P173">Provides runtime environment </text:p>
        </text:list-item>
      </text:list>
      <text:p text:style-name="P142">JVM provides definitions for the:</text:p>
      <text:list xml:id="list1622900830650520861" text:style-name="L73">
        <text:list-item>
          <text:p text:style-name="P54">Memory area </text:p>
        </text:list-item>
        <text:list-item>
          <text:p text:style-name="P54">Class file format </text:p>
        </text:list-item>
        <text:list-item>
          <text:p text:style-name="P54">Register set </text:p>
        </text:list-item>
        <text:list-item>
          <text:p text:style-name="P54">Garbage-collected heap </text:p>
        </text:list-item>
        <text:list-item>
          <text:p text:style-name="P174">Fatal error reporting etc. </text:p>
        </text:list-item>
      </text:list>
      <text:p text:style-name="P192"/>
      <text:p text:style-name="P112"><text:soft-page-break/>Internal Architecture of JVM</text:p>
      <table:table table:name="Table31" table:style-name="Table31">
        <table:table-column table:style-name="Table31.A"/>
        <table:table-row>
          <table:table-cell table:style-name="Table31.A1" office:value-type="string">
            <text:p text:style-name="P13">Let's understand the internal architecture of JVM. It contains classloader, memory area, execution engine etc. </text:p>
          </table:table-cell>
        </table:table-row>
      </table:table>
      <text:p text:style-name="P180"/>
      <text:p text:style-name="P112">1) Classloader:</text:p>
      <text:p text:style-name="P142">Classloader is a subsystem of JVM that is used to load class files.</text:p>
      <text:p text:style-name="P112">2) Class(Method) Area:</text:p>
      <text:p text:style-name="P142">Class(Method) Area stores per-class structures such as the runtime constant pool, field and method data, the code for methods.</text:p>
      <text:p text:style-name="P112">3) Heap:</text:p>
      <text:p text:style-name="P142">It is the runtime data area in which objects are allocated.</text:p>
      <text:p text:style-name="P112">4) Stack:</text:p>
      <table:table table:name="Table32" table:style-name="Table32">
        <table:table-column table:style-name="Table32.A"/>
        <table:table-row>
          <table:table-cell table:style-name="Table32.A1" office:value-type="string">
            <text:p text:style-name="P13">Java Stack stores frames.It holds local variables and partial results, and plays a part in method invocation and return.</text:p>
          </table:table-cell>
        </table:table-row>
        <table:table-row>
          <table:table-cell table:style-name="Table32.A1" office:value-type="string">
            <text:p text:style-name="P13">Each thread has a private JVM stack, created at the same time as thread.</text:p>
          </table:table-cell>
        </table:table-row>
        <table:table-row>
          <table:table-cell table:style-name="Table32.A1" office:value-type="string">
            <text:p text:style-name="P13">A new frame is created each time a method is invoked. A frame is destroyed when its method invocation completes.</text:p>
          </table:table-cell>
        </table:table-row>
      </table:table>
      <text:p text:style-name="P112">5) Program Counter Register:</text:p>
      <text:p text:style-name="P142">PC (program counter) register. It contains the address of the Java virtual machine instruction currently being executed.</text:p>
      <text:p text:style-name="P112">6) Native Method Stack:</text:p>
      <text:p text:style-name="P142">It contains all the native methods used in the application.</text:p>
      <text:p text:style-name="P112">7) Execution Engine:</text:p>
      <table:table table:name="Table33" table:style-name="Table33">
        <table:table-column table:style-name="Table33.A"/>
        <table:table-row>
          <table:table-cell table:style-name="Table33.A1" office:value-type="string">
            <text:p text:style-name="P13">It contains:</text:p>
          </table:table-cell>
        </table:table-row>
        <table:table-row>
          <table:table-cell table:style-name="Table33.A1" office:value-type="string">
            <text:p text:style-name="P11">1) A virtual processor</text:p>
          </table:table-cell>
        </table:table-row>
        <table:table-row>
          <table:table-cell table:style-name="Table33.A1" office:value-type="string">
            <text:p text:style-name="P1"><text:span text:style-name="T1">2) Interpreter:</text:span><text:span text:style-name="T2">Read bytecode stream then execute the instructions.</text:span></text:p>
          </table:table-cell>
        </table:table-row>
        <table:table-row>
          <table:table-cell table:style-name="Table33.A1" office:value-type="string">
            <text:p text:style-name="P1"><text:span text:style-name="T1">3) Just-In-Time(JIT) compiler:</text:span><text:span text:style-name="T2">It is used to improve the performance.JIT compiles parts of the byte code that have similar functionality at the same time, and hence reduces the amount of time needed for compilation.Here the term ?compiler? refers to a translator from the instruction set of a Java virtual machine (JVM) to the instruction set of a specific CPU.</text:span></text:p>
          </table:table-cell>
        </table:table-row>
      </table:table>
      <text:p text:style-name="P180"/>
      <text:p text:style-name="P180"/>
      <text:p text:style-name="P4"><text:span text:style-name="T8">50&gt; </text:span><text:span text:style-name="T10">JDK, JRE And JVM ?</text:span></text:p>
      <text:p text:style-name="P125">JVM</text:p>
      <table:table table:name="Table34" table:style-name="Table34">
        <table:table-column table:style-name="Table34.A"/>
        <table:table-row>
          <table:table-cell table:style-name="Table34.A1" office:value-type="string">
            <text:p text:style-name="P13">JVM (Java Virtual Machine) is an abstract machine. It is a specification that provides runtime environment in which java bytecode can be executed. </text:p>
          </table:table-cell>
        </table:table-row>
        <text:soft-page-break/>
        <table:table-row>
          <table:table-cell table:style-name="Table34.A1" office:value-type="string">
            <text:p text:style-name="P13">JVMs are available for many hardware and software platforms. JVM, JRE and JDK are platform dependent because configuration of each OS differs. But, Java is platform independent.</text:p>
          </table:table-cell>
        </table:table-row>
        <table:table-row>
          <table:table-cell table:style-name="Table34.A1" office:value-type="string">
            <text:p text:style-name="P193">The JVM performs following main tasks: </text:p>
            <text:list xml:id="list3391551956983644981" text:style-name="L74">
              <text:list-item>
                <text:p text:style-name="P55">Loads code </text:p>
              </text:list-item>
              <text:list-item>
                <text:p text:style-name="P55">Verifies code </text:p>
              </text:list-item>
              <text:list-item>
                <text:p text:style-name="P55">Executes code </text:p>
              </text:list-item>
              <text:list-item>
                <text:p text:style-name="P203">Provides runtime environment </text:p>
              </text:list-item>
            </text:list>
          </table:table-cell>
        </table:table-row>
        <table:table-row>
          <table:table-cell table:style-name="Table34.A1" office:value-type="string">
            <text:p text:style-name="P56"/>
          </table:table-cell>
        </table:table-row>
      </table:table>
      <text:p text:style-name="P192"/>
      <text:p text:style-name="P112">JRE</text:p>
      <table:table table:name="Table35" table:style-name="Table35">
        <table:table-column table:style-name="Table35.A"/>
        <table:table-row>
          <table:table-cell table:style-name="Table35.A1" office:value-type="string">
            <text:p text:style-name="P13">JRE is an acronym for Java Runtime Environment.It is used to provide runtime environment.It is the implementation of JVM.It physically exists.It contains set of libraries + other files that JVM uses at runtime. </text:p>
          </table:table-cell>
        </table:table-row>
        <table:table-row>
          <table:table-cell table:style-name="Table35.A1" office:value-type="string">
            <text:p text:style-name="P13">Implementation of JVMs are also actively released by other companies besides Sun Micro Systems. </text:p>
          </table:table-cell>
        </table:table-row>
        <table:table-row>
          <table:table-cell table:style-name="Table35.A1" office:value-type="string">
            <text:p text:style-name="P56"/>
          </table:table-cell>
        </table:table-row>
      </table:table>
      <text:p text:style-name="P192"/>
      <text:p text:style-name="P112">JDK</text:p>
      <table:table table:name="Table36" table:style-name="Table36">
        <table:table-column table:style-name="Table36.A"/>
        <table:table-row>
          <table:table-cell table:style-name="Table36.A1" office:value-type="string">
            <text:p text:style-name="P13">JDK is an acronym for Java Development Kit.It physically exists.It contains JRE + development tools. </text:p>
          </table:table-cell>
        </table:table-row>
        <table:table-row>
          <table:table-cell table:style-name="Table36.A1" office:value-type="string">
            <text:p text:style-name="P56"/>
          </table:table-cell>
        </table:table-row>
      </table:table>
      <text:p text:style-name="P180"/>
      <text:p text:style-name="P180"/>
      <text:p text:style-name="P4"><text:span text:style-name="T8">&gt;</text:span><text:span text:style-name="T10">Difference between lazy loading and eager loading?</text:span></text:p>
      <text:list xml:id="list3420090007655674604" text:style-name="L75">
        <text:list-item>
          <text:p text:style-name="P126"><text:span text:style-name="T12">Eager Loading </text:span><text:span text:style-name="T17">– “do all the work in advance”</text:span></text:p>
        </text:list-item>
      </text:list>
      <text:p text:style-name="P142">A query for one type of entity also loads related/child entities as part of the query. Child objects are loaded automatically with its parent object when parent object is loaded.</text:p>
      <text:p text:style-name="P142">In case of Entity Framework, You can achieve Eager loading by using ObjectQuery&lt;T&gt;.Include() method.</text:p>
      <text:list xml:id="list4675734791895215230" text:style-name="L76">
        <text:list-item>
          <text:p text:style-name="P127"><text:span text:style-name="T6">Explicitly Loading </text:span><text:span text:style-name="T17">– “do all the work even with lazy loading disabled”</text:span></text:p>
        </text:list-item>
      </text:list>
      <text:p text:style-name="P142">Even with lazy loading disabled it is still possible to lazily load related entities, but it must be done with an explicit call. To do so you use the Load method on the related entity’s entry.</text:p>
      <text:p text:style-name="P180"/>
      <text:p text:style-name="P4"><text:span text:style-name="T2">&gt;</text:span><text:span text:style-name="T1">Sorting</text:span></text:p>
      <text:p text:style-name="P177">BUBBLE SORT</text:p>
      <text:p text:style-name="P180"/>
      <text:p text:style-name="P1"><text:span text:style-name="T82">package</text:span><text:span text:style-name="T50"> com.onux4u.sorting;</text:span></text:p>
      <text:p text:style-name="P56"/>
      <text:p text:style-name="P56"/>
      <text:p text:style-name="P1"><text:soft-page-break/><text:span text:style-name="T82">class</text:span><text:span text:style-name="T48"> BS{</text:span></text:p>
      <text:p text:style-name="P1"><text:span text:style-name="T82">void</text:span><text:span text:style-name="T48"> bubbleSort(</text:span><text:span text:style-name="T82">int</text:span><text:span text:style-name="T48">[] </text:span><text:span text:style-name="T86">a</text:span><text:span text:style-name="T48">) {</text:span></text:p>
      <text:p text:style-name="P105">/*</text:p>
      <text:p text:style-name="P1"><text:span text:style-name="T115"><text:tab/>for (</text:span><text:span text:style-name="T116">int</text:span><text:span text:style-name="T115"> i= 0; i &lt; a.length-1; i++) {</text:span></text:p>
      <text:p text:style-name="P1"><text:span text:style-name="T115"><text:tab/> <text:s text:c="5"/>for (</text:span><text:span text:style-name="T116">int</text:span><text:span text:style-name="T115"> j = 0; j &lt; a.length - i - 1; j++) {</text:span></text:p>
      <text:p text:style-name="P105"><text:tab/> <text:s text:c="7"/>if (a[j] &gt; a[j+1]) <text:s/></text:p>
      <text:p text:style-name="P105"><text:tab/> <text:s text:c="7"/>{</text:p>
      <text:p text:style-name="P1"><text:span text:style-name="T115"><text:tab/> <text:s text:c="9"/></text:span><text:span text:style-name="T116">int</text:span><text:span text:style-name="T115"> </text:span><text:span text:style-name="T116">temp</text:span><text:span text:style-name="T115">= a[j];</text:span></text:p>
      <text:p text:style-name="P105"><text:tab/> <text:s text:c="9"/>a[j]= a[j+1];</text:p>
      <text:p text:style-name="P1"><text:span text:style-name="T115"><text:tab/> <text:s text:c="9"/>a[j+1]=</text:span><text:span text:style-name="T116">temp</text:span><text:span text:style-name="T115">;</text:span></text:p>
      <text:p text:style-name="P105"><text:tab/> <text:s text:c="7"/>}</text:p>
      <text:p text:style-name="P105"><text:tab/> <text:s text:c="5"/>}</text:p>
      <text:p text:style-name="P105"><text:tab/> <text:s text:c="3"/>}*/</text:p>
      <text:p text:style-name="P1"><text:span text:style-name="T48"><text:tab/></text:span><text:span text:style-name="T82">boolean</text:span><text:span text:style-name="T48"> </text:span><text:span text:style-name="T86">swapped</text:span><text:span text:style-name="T48">=</text:span><text:span text:style-name="T82">true</text:span><text:span text:style-name="T48">;</text:span></text:p>
      <text:p text:style-name="P1"><text:span text:style-name="T48"><text:tab/></text:span><text:span text:style-name="T82">for</text:span><text:span text:style-name="T48"> (</text:span><text:span text:style-name="T82">int</text:span><text:span text:style-name="T48"> </text:span><text:span text:style-name="T86">i</text:span><text:span text:style-name="T48">= 0; </text:span><text:span text:style-name="T86">i</text:span><text:span text:style-name="T48"> &lt; (</text:span><text:span text:style-name="T86">a</text:span><text:span text:style-name="T48">.</text:span><text:span text:style-name="T83">length</text:span><text:span text:style-name="T48">-1) &amp;&amp; </text:span><text:span text:style-name="T86">swapped</text:span><text:span text:style-name="T48">; </text:span><text:span text:style-name="T86">i</text:span><text:span text:style-name="T48">++) {</text:span></text:p>
      <text:p text:style-name="P1"><text:span text:style-name="T48"><text:tab/><text:tab/></text:span><text:span text:style-name="T86">swapped</text:span><text:span text:style-name="T48">=</text:span><text:span text:style-name="T82">false</text:span><text:span text:style-name="T48">;</text:span></text:p>
      <text:p text:style-name="P1"><text:span text:style-name="T48"><text:tab/> <text:s text:c="5"/></text:span><text:span text:style-name="T82">for</text:span><text:span text:style-name="T48"> (</text:span><text:span text:style-name="T82">int</text:span><text:span text:style-name="T48"> </text:span><text:span text:style-name="T86">j</text:span><text:span text:style-name="T48"> = 0; </text:span><text:span text:style-name="T86">j</text:span><text:span text:style-name="T48"> &lt; </text:span><text:span text:style-name="T86">a</text:span><text:span text:style-name="T48">.</text:span><text:span text:style-name="T83">length</text:span><text:span text:style-name="T48"> - </text:span><text:span text:style-name="T86">i</text:span><text:span text:style-name="T48"> - 1; </text:span><text:span text:style-name="T86">j</text:span><text:span text:style-name="T48">++) {</text:span></text:p>
      <text:p text:style-name="P1"><text:span text:style-name="T48"><text:tab/> <text:s text:c="7"/></text:span><text:span text:style-name="T82">if</text:span><text:span text:style-name="T48"> (</text:span><text:span text:style-name="T86">a</text:span><text:span text:style-name="T48">[</text:span><text:span text:style-name="T86">j</text:span><text:span text:style-name="T48">] &gt; </text:span><text:span text:style-name="T86">a</text:span><text:span text:style-name="T48">[</text:span><text:span text:style-name="T86">j</text:span><text:span text:style-name="T48">+1]) <text:s/></text:span></text:p>
      <text:p text:style-name="P69"><text:tab/> <text:s text:c="7"/>{</text:p>
      <text:p text:style-name="P1"><text:span text:style-name="T48"><text:tab/> <text:s text:c="9"/></text:span><text:span text:style-name="T82">int</text:span><text:span text:style-name="T48"> </text:span><text:span text:style-name="T86">temp</text:span><text:span text:style-name="T48">= </text:span><text:span text:style-name="T86">a</text:span><text:span text:style-name="T48">[</text:span><text:span text:style-name="T86">j</text:span><text:span text:style-name="T48">];</text:span></text:p>
      <text:p text:style-name="P1"><text:span text:style-name="T48"><text:tab/> <text:s text:c="9"/></text:span><text:span text:style-name="T86">a</text:span><text:span text:style-name="T48">[</text:span><text:span text:style-name="T86">j</text:span><text:span text:style-name="T48">]= </text:span><text:span text:style-name="T86">a</text:span><text:span text:style-name="T48">[</text:span><text:span text:style-name="T86">j</text:span><text:span text:style-name="T48">+1];</text:span></text:p>
      <text:p text:style-name="P1"><text:span text:style-name="T48"><text:tab/> <text:s text:c="9"/></text:span><text:span text:style-name="T86">a</text:span><text:span text:style-name="T48">[</text:span><text:span text:style-name="T86">j</text:span><text:span text:style-name="T48">+1]=</text:span><text:span text:style-name="T86">temp</text:span><text:span text:style-name="T48">;</text:span></text:p>
      <text:p text:style-name="P1"><text:span text:style-name="T48"><text:tab/> <text:s text:c="9"/></text:span><text:span text:style-name="T86">swapped</text:span><text:span text:style-name="T48">=</text:span><text:span text:style-name="T82">true</text:span><text:span text:style-name="T48">;</text:span></text:p>
      <text:p text:style-name="P69"><text:tab/> <text:s text:c="7"/>}</text:p>
      <text:p text:style-name="P69"><text:tab/> <text:s text:c="5"/>}</text:p>
      <text:p text:style-name="P69"><text:tab/> <text:s text:c="3"/>}</text:p>
      <text:p text:style-name="P69"><text:tab/></text:p>
      <text:p text:style-name="P69"><text:tab/>}</text:p>
      <text:p text:style-name="P69">}</text:p>
      <text:p text:style-name="P56"/>
      <text:p text:style-name="P1"><text:span text:style-name="T82">public</text:span><text:span text:style-name="T48"> </text:span><text:span text:style-name="T82">class</text:span><text:span text:style-name="T48"> BubbleSort {</text:span></text:p>
      <text:p text:style-name="P1"><text:span text:style-name="T48"><text:tab/></text:span><text:span text:style-name="T82">public</text:span><text:span text:style-name="T48"> </text:span><text:span text:style-name="T82">static</text:span><text:span text:style-name="T48"> </text:span><text:span text:style-name="T82">void</text:span><text:span text:style-name="T48"> main(String </text:span><text:span text:style-name="T86">args</text:span><text:span text:style-name="T48">[]){</text:span></text:p>
      <text:p text:style-name="P1"><text:span text:style-name="T48"><text:tab/><text:tab/>BS </text:span><text:span text:style-name="T86">bs</text:span><text:span text:style-name="T48">=</text:span><text:span text:style-name="T82">new</text:span><text:span text:style-name="T48"> BS();</text:span></text:p>
      <text:p text:style-name="P1"><text:span text:style-name="T48"><text:tab/><text:tab/></text:span><text:span text:style-name="T82">int</text:span><text:span text:style-name="T48">[] </text:span><text:span text:style-name="T86">b</text:span><text:span text:style-name="T48">={1,8,3,7,6,4,12};</text:span></text:p>
      <text:p text:style-name="P69"><text:tab/><text:tab/></text:p>
      <text:p text:style-name="P1"><text:span text:style-name="T48"><text:tab/><text:tab/></text:span><text:span text:style-name="T86">bs</text:span><text:span text:style-name="T48">.bubbleSort(</text:span><text:span text:style-name="T86">b</text:span><text:span text:style-name="T48">);</text:span></text:p>
      <text:p text:style-name="P1"><text:span text:style-name="T48"><text:tab/><text:tab/></text:span><text:span text:style-name="T82">for</text:span><text:span text:style-name="T48">(Integer </text:span><text:span text:style-name="T86">i</text:span><text:span text:style-name="T48">:</text:span><text:span text:style-name="T86">b</text:span><text:span text:style-name="T48">){</text:span></text:p>
      <text:p text:style-name="P1"><text:span text:style-name="T48"><text:tab/><text:tab/><text:tab/>System.</text:span><text:span text:style-name="T84">out</text:span><text:span text:style-name="T48">.println(</text:span><text:span text:style-name="T86">i</text:span><text:span text:style-name="T48">);</text:span></text:p>
      <text:p text:style-name="P69"><text:tab/><text:tab/>}</text:p>
      <text:p text:style-name="P69"><text:tab/><text:tab/></text:p>
      <text:p text:style-name="P69"><text:tab/>}</text:p>
      <text:p text:style-name="P56"/>
      <text:p text:style-name="P69">}</text:p>
      <text:p text:style-name="P180"/>
      <text:p text:style-name="P180"/>
      <text:p text:style-name="P180"/>
      <text:p text:style-name="P180"/>
      <text:p text:style-name="P180"/>
      <text:p text:style-name="P177">SELECTION SORT</text:p>
      <text:p text:style-name="P180"/>
      <text:p text:style-name="P1"><text:span text:style-name="T82">package</text:span><text:span text:style-name="T50"> com.onux4u.sorting;</text:span></text:p>
      <text:p text:style-name="P56"/>
      <text:p text:style-name="P56"/>
      <text:p text:style-name="P56"/>
      <text:p text:style-name="P1"><text:span text:style-name="T82">class</text:span><text:span text:style-name="T48"> SS{</text:span></text:p>
      <text:p text:style-name="P1"><text:span text:style-name="T48"><text:s/></text:span><text:span text:style-name="T82">void</text:span><text:span text:style-name="T48"> selectionSort( </text:span><text:span text:style-name="T82">int</text:span><text:span text:style-name="T48">[] </text:span><text:span text:style-name="T86">arr</text:span><text:span text:style-name="T48">){</text:span></text:p>
      <text:p text:style-name="P1"><text:span text:style-name="T48"><text:tab/> </text:span><text:span text:style-name="T82">int</text:span><text:span text:style-name="T48"> </text:span><text:span text:style-name="T86">min</text:span><text:span text:style-name="T48">;</text:span></text:p>
      <text:p text:style-name="P1"><text:soft-page-break/><text:span text:style-name="T48"><text:tab/> <text:s text:c="3"/></text:span><text:span text:style-name="T82">for</text:span><text:span text:style-name="T48"> (</text:span><text:span text:style-name="T82">int</text:span><text:span text:style-name="T48"> </text:span><text:span text:style-name="T86">i</text:span><text:span text:style-name="T48"> = 0; </text:span><text:span text:style-name="T86">i</text:span><text:span text:style-name="T48"> &lt; </text:span><text:span text:style-name="T86">arr</text:span><text:span text:style-name="T48">.</text:span><text:span text:style-name="T83">length</text:span><text:span text:style-name="T48">; </text:span><text:span text:style-name="T86">i</text:span><text:span text:style-name="T48">++) {</text:span></text:p>
      <text:p text:style-name="P69"><text:tab/> <text:s text:c="6"/></text:p>
      <text:p text:style-name="P1"><text:span text:style-name="T48"><text:tab/> <text:s text:c="7"/></text:span><text:span text:style-name="T86">min</text:span><text:span text:style-name="T48"> = </text:span><text:span text:style-name="T86">i</text:span><text:span text:style-name="T48">;</text:span></text:p>
      <text:p text:style-name="P1"><text:span text:style-name="T48"><text:tab/> <text:s text:c="7"/></text:span><text:span text:style-name="T82">for</text:span><text:span text:style-name="T48"> (</text:span><text:span text:style-name="T82">int</text:span><text:span text:style-name="T48"> </text:span><text:span text:style-name="T86">j</text:span><text:span text:style-name="T48"> = </text:span><text:span text:style-name="T86">i</text:span><text:span text:style-name="T48"> + 1; </text:span><text:span text:style-name="T86">j</text:span><text:span text:style-name="T48"> &lt; </text:span><text:span text:style-name="T86">arr</text:span><text:span text:style-name="T48">.</text:span><text:span text:style-name="T83">length</text:span><text:span text:style-name="T48">; </text:span><text:span text:style-name="T86">j</text:span><text:span text:style-name="T48">++) {</text:span></text:p>
      <text:p text:style-name="P1"><text:span text:style-name="T48"><text:tab/> <text:s text:c="11"/></text:span><text:span text:style-name="T82">if</text:span><text:span text:style-name="T48"> (</text:span><text:span text:style-name="T86">arr</text:span><text:span text:style-name="T48">[</text:span><text:span text:style-name="T86">j</text:span><text:span text:style-name="T48">] &lt; </text:span><text:span text:style-name="T86">arr</text:span><text:span text:style-name="T48">[</text:span><text:span text:style-name="T86">min</text:span><text:span text:style-name="T48">]) {</text:span></text:p>
      <text:p text:style-name="P1"><text:span text:style-name="T48"><text:tab/> <text:s text:c="15"/></text:span><text:span text:style-name="T86">min</text:span><text:span text:style-name="T48"> = </text:span><text:span text:style-name="T86">j</text:span><text:span text:style-name="T48">;</text:span></text:p>
      <text:p text:style-name="P56"/>
      <text:p text:style-name="P69"><text:tab/> <text:s text:c="11"/>}</text:p>
      <text:p text:style-name="P69"><text:tab/> <text:s text:c="7"/>}</text:p>
      <text:p text:style-name="P1"><text:span text:style-name="T48"><text:tab/> <text:s text:c="7"/></text:span><text:span text:style-name="T82">if</text:span><text:span text:style-name="T48"> (</text:span><text:span text:style-name="T86">min</text:span><text:span text:style-name="T48"> != </text:span><text:span text:style-name="T86">i</text:span><text:span text:style-name="T48">) {</text:span></text:p>
      <text:p text:style-name="P1"><text:span text:style-name="T48"><text:tab/> <text:s text:c="11"/></text:span><text:span text:style-name="T82">int</text:span><text:span text:style-name="T48"> </text:span><text:span text:style-name="T86">temp</text:span><text:span text:style-name="T48"> = </text:span><text:span text:style-name="T86">arr</text:span><text:span text:style-name="T48">[</text:span><text:span text:style-name="T86">i</text:span><text:span text:style-name="T48">];</text:span></text:p>
      <text:p text:style-name="P1"><text:span text:style-name="T48"><text:tab/> <text:s text:c="11"/></text:span><text:span text:style-name="T86">arr</text:span><text:span text:style-name="T48">[</text:span><text:span text:style-name="T86">i</text:span><text:span text:style-name="T48">] = </text:span><text:span text:style-name="T86">arr</text:span><text:span text:style-name="T48">[</text:span><text:span text:style-name="T86">min</text:span><text:span text:style-name="T48">];</text:span></text:p>
      <text:p text:style-name="P1"><text:span text:style-name="T48"><text:tab/> <text:s text:c="11"/></text:span><text:span text:style-name="T86">arr</text:span><text:span text:style-name="T48">[</text:span><text:span text:style-name="T86">min</text:span><text:span text:style-name="T48">] = </text:span><text:span text:style-name="T86">temp</text:span><text:span text:style-name="T48">;</text:span></text:p>
      <text:p text:style-name="P69"><text:tab/> <text:s text:c="7"/>}</text:p>
      <text:p text:style-name="P69"><text:s/>}</text:p>
      <text:p text:style-name="P69">}</text:p>
      <text:p text:style-name="P69">}</text:p>
      <text:p text:style-name="P56"/>
      <text:p text:style-name="P1"><text:span text:style-name="T48"><text:s/></text:span><text:span text:style-name="T82">class</text:span><text:span text:style-name="T48"> SelectionSort {</text:span></text:p>
      <text:p text:style-name="P1"><text:span text:style-name="T48"><text:tab/></text:span><text:span text:style-name="T82">public</text:span><text:span text:style-name="T48"> </text:span><text:span text:style-name="T82">static</text:span><text:span text:style-name="T48"> </text:span><text:span text:style-name="T82">void</text:span><text:span text:style-name="T48"> main(String[] </text:span><text:span text:style-name="T86">args</text:span><text:span text:style-name="T48">){</text:span></text:p>
      <text:p text:style-name="P1"><text:span text:style-name="T48"><text:tab/><text:tab/>SS </text:span><text:span text:style-name="T86">s</text:span><text:span text:style-name="T48">=</text:span><text:span text:style-name="T82">new</text:span><text:span text:style-name="T48"> SS();</text:span></text:p>
      <text:p text:style-name="P1"><text:span text:style-name="T48"><text:tab/><text:tab/></text:span><text:span text:style-name="T82">int</text:span><text:span text:style-name="T48">[] </text:span><text:span text:style-name="T86">a</text:span><text:span text:style-name="T48">={1,8,3,7,6,4,12};</text:span></text:p>
      <text:p text:style-name="P1"><text:span text:style-name="T48"><text:tab/><text:tab/></text:span><text:span text:style-name="T86">s</text:span><text:span text:style-name="T48">.selectionSort(</text:span><text:span text:style-name="T86">a</text:span><text:span text:style-name="T48">);</text:span></text:p>
      <text:p text:style-name="P1"><text:span text:style-name="T48"><text:tab/><text:tab/></text:span><text:span text:style-name="T82">for</text:span><text:span text:style-name="T48">(Integer </text:span><text:span text:style-name="T86">i</text:span><text:span text:style-name="T48">:</text:span><text:span text:style-name="T86">a</text:span><text:span text:style-name="T48">){</text:span></text:p>
      <text:p text:style-name="P1"><text:span text:style-name="T48"><text:tab/><text:tab/><text:tab/>System.</text:span><text:span text:style-name="T84">out</text:span><text:span text:style-name="T48">.println(</text:span><text:span text:style-name="T86">i</text:span><text:span text:style-name="T48">);</text:span></text:p>
      <text:p text:style-name="P69"><text:tab/><text:tab/>}</text:p>
      <text:p text:style-name="P69"><text:tab/><text:tab/></text:p>
      <text:p text:style-name="P69"><text:tab/>}</text:p>
      <text:p text:style-name="P69"><text:tab/><text:tab/></text:p>
      <text:p text:style-name="P69"><text:tab/>}</text:p>
      <text:p text:style-name="P56"/>
      <text:p text:style-name="P180"/>
      <text:p text:style-name="P180"/>
      <text:p text:style-name="P180"/>
      <text:p text:style-name="P180"/>
      <text:p text:style-name="P180"/>
      <text:p text:style-name="P180"/>
      <text:p text:style-name="P180"/>
      <text:p text:style-name="P180"/>
      <text:p text:style-name="P180"/>
      <text:p text:style-name="P180"/>
      <text:p text:style-name="P177">INSERTION SORT</text:p>
      <text:p text:style-name="P180"/>
      <text:p text:style-name="P1"><text:span text:style-name="T82">package</text:span><text:span text:style-name="T50"> com.onux4u.sorting;</text:span></text:p>
      <text:p text:style-name="P56"/>
      <text:p text:style-name="P1"><text:span text:style-name="T82">class</text:span><text:span text:style-name="T48"> IS{</text:span></text:p>
      <text:p text:style-name="P1"><text:span text:style-name="T82">void</text:span><text:span text:style-name="T48"> insertionSort(</text:span><text:span text:style-name="T82">int</text:span><text:span text:style-name="T48">[] </text:span><text:span text:style-name="T86">a</text:span><text:span text:style-name="T48">) {</text:span></text:p>
      <text:p text:style-name="P56"/>
      <text:p text:style-name="P1"><text:span text:style-name="T48"><text:s text:c="4"/></text:span><text:span text:style-name="T82">int</text:span><text:span text:style-name="T48"> </text:span><text:span text:style-name="T86">i</text:span><text:span text:style-name="T48">, </text:span><text:span text:style-name="T86">j</text:span><text:span text:style-name="T48">, </text:span><text:span text:style-name="T86">k</text:span><text:span text:style-name="T48">;</text:span></text:p>
      <text:p text:style-name="P56"/>
      <text:p text:style-name="P1"><text:span text:style-name="T48"><text:s text:c="4"/></text:span><text:span text:style-name="T82">for</text:span><text:span text:style-name="T48"> (</text:span><text:span text:style-name="T86">i</text:span><text:span text:style-name="T48"> = 1; </text:span><text:span text:style-name="T86">i</text:span><text:span text:style-name="T48"> &lt; </text:span><text:span text:style-name="T86">a</text:span><text:span text:style-name="T48">.</text:span><text:span text:style-name="T83">length</text:span><text:span text:style-name="T48">; </text:span><text:span text:style-name="T86">i</text:span><text:span text:style-name="T48">++) {</text:span></text:p>
      <text:p text:style-name="P56"/>
      <text:p text:style-name="P1"><text:span text:style-name="T48"><text:s text:c="10"/></text:span><text:span text:style-name="T86">k</text:span><text:span text:style-name="T48"> = </text:span><text:span text:style-name="T86">a</text:span><text:span text:style-name="T48">[</text:span><text:span text:style-name="T86">i</text:span><text:span text:style-name="T48">];</text:span></text:p>
      <text:p text:style-name="P56"/>
      <text:p text:style-name="P1"><text:soft-page-break/><text:span text:style-name="T48"><text:s text:c="10"/></text:span><text:span text:style-name="T86">j</text:span><text:span text:style-name="T48"> = </text:span><text:span text:style-name="T86">i</text:span><text:span text:style-name="T48">;</text:span></text:p>
      <text:p text:style-name="P56"/>
      <text:p text:style-name="P1"><text:span text:style-name="T48"><text:s text:c="10"/></text:span><text:span text:style-name="T82">while</text:span><text:span text:style-name="T48"> (</text:span><text:span text:style-name="T86">j</text:span><text:span text:style-name="T48"> &gt; 0 &amp;&amp; </text:span><text:span text:style-name="T86">a</text:span><text:span text:style-name="T48">[</text:span><text:span text:style-name="T86">j</text:span><text:span text:style-name="T48"> - 1] &gt; </text:span><text:span text:style-name="T86">k</text:span><text:span text:style-name="T48">) {</text:span></text:p>
      <text:p text:style-name="P56"/>
      <text:p text:style-name="P1"><text:span text:style-name="T48"><text:s text:c="16"/></text:span><text:span text:style-name="T86">a</text:span><text:span text:style-name="T48">[</text:span><text:span text:style-name="T86">j</text:span><text:span text:style-name="T48">] = </text:span><text:span text:style-name="T86">a</text:span><text:span text:style-name="T48">[</text:span><text:span text:style-name="T86">j</text:span><text:span text:style-name="T48"> - 1];</text:span></text:p>
      <text:p text:style-name="P56"/>
      <text:p text:style-name="P1"><text:span text:style-name="T48"><text:s text:c="16"/></text:span><text:span text:style-name="T86">j</text:span><text:span text:style-name="T48">--;</text:span></text:p>
      <text:p text:style-name="P56"/>
      <text:p text:style-name="P69"><text:s text:c="10"/>}</text:p>
      <text:p text:style-name="P56"/>
      <text:p text:style-name="P1"><text:span text:style-name="T48"><text:s text:c="10"/></text:span><text:span text:style-name="T86">a</text:span><text:span text:style-name="T48">[</text:span><text:span text:style-name="T86">j</text:span><text:span text:style-name="T48">] = </text:span><text:span text:style-name="T86">k</text:span><text:span text:style-name="T48">;</text:span></text:p>
      <text:p text:style-name="P56"/>
      <text:p text:style-name="P69"><text:s text:c="4"/>}</text:p>
      <text:p text:style-name="P56"/>
      <text:p text:style-name="P69">}</text:p>
      <text:p text:style-name="P69">}</text:p>
      <text:p text:style-name="P1"><text:span text:style-name="T82">public</text:span><text:span text:style-name="T48"> </text:span><text:span text:style-name="T82">class</text:span><text:span text:style-name="T48"> InsertionSort {</text:span></text:p>
      <text:p text:style-name="P1"><text:span text:style-name="T48"><text:tab/></text:span><text:span text:style-name="T82">public</text:span><text:span text:style-name="T48"> </text:span><text:span text:style-name="T82">static</text:span><text:span text:style-name="T48"> </text:span><text:span text:style-name="T82">void</text:span><text:span text:style-name="T48"> main(String </text:span><text:span text:style-name="T86">args</text:span><text:span text:style-name="T48">[]){</text:span></text:p>
      <text:p text:style-name="P1"><text:span text:style-name="T48"><text:tab/><text:tab/>IS </text:span><text:span text:style-name="T86">is</text:span><text:span text:style-name="T48">=</text:span><text:span text:style-name="T82">new</text:span><text:span text:style-name="T48"> IS();</text:span></text:p>
      <text:p text:style-name="P1"><text:span text:style-name="T48"><text:tab/><text:tab/></text:span><text:span text:style-name="T82">int</text:span><text:span text:style-name="T48">[] </text:span><text:span text:style-name="T86">b</text:span><text:span text:style-name="T48">={1,8,3,7,6,4,12};</text:span></text:p>
      <text:p text:style-name="P69"><text:tab/><text:tab/></text:p>
      <text:p text:style-name="P1"><text:span text:style-name="T48"><text:tab/><text:tab/></text:span><text:span text:style-name="T86">is</text:span><text:span text:style-name="T48">.insertionSort(</text:span><text:span text:style-name="T86">b</text:span><text:span text:style-name="T48">);</text:span></text:p>
      <text:p text:style-name="P1"><text:span text:style-name="T48"><text:tab/><text:tab/></text:span><text:span text:style-name="T82">for</text:span><text:span text:style-name="T48">(Integer </text:span><text:span text:style-name="T86">i</text:span><text:span text:style-name="T48">:</text:span><text:span text:style-name="T86">b</text:span><text:span text:style-name="T48">){</text:span></text:p>
      <text:p text:style-name="P1"><text:span text:style-name="T48"><text:tab/><text:tab/><text:tab/>System.</text:span><text:span text:style-name="T84">out</text:span><text:span text:style-name="T48">.println(</text:span><text:span text:style-name="T86">i</text:span><text:span text:style-name="T48">);</text:span></text:p>
      <text:p text:style-name="P69"><text:tab/><text:tab/>}</text:p>
      <text:p text:style-name="P69"><text:tab/><text:tab/></text:p>
      <text:p text:style-name="P69"><text:tab/>}</text:p>
      <text:p text:style-name="P56"/>
      <text:p text:style-name="P69">}</text:p>
      <text:p text:style-name="P180"/>
      <text:p text:style-name="P180"/>
      <text:p text:style-name="P180"/>
      <text:p text:style-name="P180"/>
      <text:p text:style-name="P180"/>
      <text:p text:style-name="P180"/>
      <text:p text:style-name="P180"/>
      <text:p text:style-name="P180"/>
      <text:p text:style-name="P180"/>
      <text:p text:style-name="P177">QUICK SORT</text:p>
      <text:p text:style-name="P180"/>
      <text:p text:style-name="P1"><text:span text:style-name="T82">package</text:span><text:span text:style-name="T50"> com.onux4u.sorting;</text:span></text:p>
      <text:p text:style-name="P56"/>
      <text:p text:style-name="P56"/>
      <text:p text:style-name="P56"/>
      <text:p text:style-name="P1"><text:span text:style-name="T82">class</text:span><text:span text:style-name="T48"> QS{</text:span></text:p>
      <text:p text:style-name="P69"><text:tab/></text:p>
      <text:p text:style-name="P1"><text:span text:style-name="T48"><text:tab/></text:span><text:span text:style-name="T82">private</text:span><text:span text:style-name="T48"> </text:span><text:span text:style-name="T82">int</text:span><text:span text:style-name="T48"> </text:span><text:span text:style-name="T83">array</text:span><text:span text:style-name="T48">[];</text:span></text:p>
      <text:p text:style-name="P1"><text:span text:style-name="T48"><text:tab/></text:span><text:span text:style-name="T82">private</text:span><text:span text:style-name="T48"> </text:span><text:span text:style-name="T82">int</text:span><text:span text:style-name="T48"> </text:span><text:span text:style-name="T83">length</text:span><text:span text:style-name="T48">;</text:span></text:p>
      <text:p text:style-name="P56"/>
      <text:p text:style-name="P1"><text:span text:style-name="T48"><text:tab/></text:span><text:span text:style-name="T82">public</text:span><text:span text:style-name="T48"> </text:span><text:span text:style-name="T82">void</text:span><text:span text:style-name="T48"> sort(</text:span><text:span text:style-name="T82">int</text:span><text:span text:style-name="T48">[] </text:span><text:span text:style-name="T86">inputArr</text:span><text:span text:style-name="T48">) {</text:span></text:p>
      <text:p text:style-name="P69"><text:tab/><text:tab/></text:p>
      <text:p text:style-name="P1"><text:span text:style-name="T48"><text:tab/><text:tab/></text:span><text:span text:style-name="T82">if</text:span><text:span text:style-name="T48"> (</text:span><text:span text:style-name="T86">inputArr</text:span><text:span text:style-name="T48"> == </text:span><text:span text:style-name="T82">null</text:span><text:span text:style-name="T48"> || </text:span><text:span text:style-name="T86">inputArr</text:span><text:span text:style-name="T48">.</text:span><text:span text:style-name="T83">length</text:span><text:span text:style-name="T48"> == 0) {</text:span></text:p>
      <text:p text:style-name="P1"><text:span text:style-name="T48"><text:tab/><text:tab/><text:tab/></text:span><text:span text:style-name="T82">return</text:span><text:span text:style-name="T48">;</text:span></text:p>
      <text:p text:style-name="P69"><text:tab/><text:tab/>}</text:p>
      <text:p text:style-name="P1"><text:soft-page-break/><text:span text:style-name="T48"><text:tab/><text:tab/></text:span><text:span text:style-name="T82">this</text:span><text:span text:style-name="T48">.</text:span><text:span text:style-name="T83">array</text:span><text:span text:style-name="T48"> = </text:span><text:span text:style-name="T86">inputArr</text:span><text:span text:style-name="T48">;</text:span></text:p>
      <text:p text:style-name="P1"><text:span text:style-name="T48"><text:tab/><text:tab/></text:span><text:span text:style-name="T83">length</text:span><text:span text:style-name="T48"> = </text:span><text:span text:style-name="T86">inputArr</text:span><text:span text:style-name="T48">.</text:span><text:span text:style-name="T83">length</text:span><text:span text:style-name="T48">;</text:span></text:p>
      <text:p text:style-name="P1"><text:span text:style-name="T48"><text:tab/><text:tab/>quickSort(0, </text:span><text:span text:style-name="T83">length</text:span><text:span text:style-name="T48"> - 1);</text:span></text:p>
      <text:p text:style-name="P69"><text:tab/>}</text:p>
      <text:p text:style-name="P56"/>
      <text:p text:style-name="P1"><text:span text:style-name="T48"><text:tab/></text:span><text:span text:style-name="T82">private</text:span><text:span text:style-name="T48"> </text:span><text:span text:style-name="T82">void</text:span><text:span text:style-name="T48"> quickSort(</text:span><text:span text:style-name="T82">int</text:span><text:span text:style-name="T48"> </text:span><text:span text:style-name="T86">lowerIndex</text:span><text:span text:style-name="T48">, </text:span><text:span text:style-name="T82">int</text:span><text:span text:style-name="T48"> </text:span><text:span text:style-name="T86">higherIndex</text:span><text:span text:style-name="T48">) {</text:span></text:p>
      <text:p text:style-name="P69"><text:tab/><text:tab/></text:p>
      <text:p text:style-name="P1"><text:span text:style-name="T48"><text:tab/><text:tab/></text:span><text:span text:style-name="T82">int</text:span><text:span text:style-name="T48"> </text:span><text:span text:style-name="T86">i</text:span><text:span text:style-name="T48"> = </text:span><text:span text:style-name="T86">lowerIndex</text:span><text:span text:style-name="T48">;</text:span></text:p>
      <text:p text:style-name="P1"><text:span text:style-name="T48"><text:tab/><text:tab/></text:span><text:span text:style-name="T82">int</text:span><text:span text:style-name="T48"> </text:span><text:span text:style-name="T86">j</text:span><text:span text:style-name="T48"> = </text:span><text:span text:style-name="T86">higherIndex</text:span><text:span text:style-name="T48">;</text:span></text:p>
      <text:p text:style-name="P1"><text:span text:style-name="T48"><text:tab/><text:tab/></text:span><text:span text:style-name="T115">// calculate pivot number, I am taking pivot as middle index number</text:span></text:p>
      <text:p text:style-name="P1"><text:span text:style-name="T48"><text:tab/><text:tab/></text:span><text:span text:style-name="T82">int</text:span><text:span text:style-name="T48"> </text:span><text:span text:style-name="T86">pivot</text:span><text:span text:style-name="T48"> = </text:span><text:span text:style-name="T83">array</text:span><text:span text:style-name="T48">[</text:span><text:span text:style-name="T86">lowerIndex</text:span><text:span text:style-name="T48">+(</text:span><text:span text:style-name="T86">higherIndex</text:span><text:span text:style-name="T48">-</text:span><text:span text:style-name="T86">lowerIndex</text:span><text:span text:style-name="T48">)/2];</text:span></text:p>
      <text:p text:style-name="P1"><text:span text:style-name="T48"><text:tab/><text:tab/></text:span><text:span text:style-name="T115">// Divide into two arrays</text:span></text:p>
      <text:p text:style-name="P1"><text:span text:style-name="T48"><text:tab/><text:tab/></text:span><text:span text:style-name="T82">while</text:span><text:span text:style-name="T48"> (</text:span><text:span text:style-name="T86">i</text:span><text:span text:style-name="T48"> &lt;= </text:span><text:span text:style-name="T86">j</text:span><text:span text:style-name="T48">) {</text:span></text:p>
      <text:p text:style-name="P1"><text:span text:style-name="T48"><text:tab/><text:tab/><text:tab/></text:span><text:span text:style-name="T117">/**</text:span></text:p>
      <text:p text:style-name="P106"><text:tab/><text:tab/><text:tab/> * In each iteration, we will identify a number from left side which </text:p>
      <text:p text:style-name="P106"><text:tab/><text:tab/><text:tab/> * is greater then the pivot value, and also we will identify a number </text:p>
      <text:p text:style-name="P106"><text:tab/><text:tab/><text:tab/> * from right side which is less then the pivot value. Once the search </text:p>
      <text:p text:style-name="P106"><text:tab/><text:tab/><text:tab/> * is done, then we exchange both numbers.</text:p>
      <text:p text:style-name="P106"><text:tab/><text:tab/><text:tab/> */</text:p>
      <text:p text:style-name="P1"><text:span text:style-name="T48"><text:tab/><text:tab/><text:tab/></text:span><text:span text:style-name="T82">while</text:span><text:span text:style-name="T48"> (</text:span><text:span text:style-name="T83">array</text:span><text:span text:style-name="T48">[</text:span><text:span text:style-name="T86">i</text:span><text:span text:style-name="T48">] &lt; </text:span><text:span text:style-name="T86">pivot</text:span><text:span text:style-name="T48">) {</text:span></text:p>
      <text:p text:style-name="P1"><text:span text:style-name="T48"><text:tab/><text:tab/><text:tab/><text:tab/></text:span><text:span text:style-name="T86">i</text:span><text:span text:style-name="T48">++;</text:span></text:p>
      <text:p text:style-name="P69"><text:tab/><text:tab/><text:tab/>}</text:p>
      <text:p text:style-name="P1"><text:span text:style-name="T48"><text:tab/><text:tab/><text:tab/></text:span><text:span text:style-name="T82">while</text:span><text:span text:style-name="T48"> (</text:span><text:span text:style-name="T83">array</text:span><text:span text:style-name="T48">[</text:span><text:span text:style-name="T86">j</text:span><text:span text:style-name="T48">] &gt; </text:span><text:span text:style-name="T86">pivot</text:span><text:span text:style-name="T48">) {</text:span></text:p>
      <text:p text:style-name="P1"><text:span text:style-name="T48"><text:tab/><text:tab/><text:tab/><text:tab/></text:span><text:span text:style-name="T86">j</text:span><text:span text:style-name="T48">--;</text:span></text:p>
      <text:p text:style-name="P69"><text:tab/><text:tab/><text:tab/>}</text:p>
      <text:p text:style-name="P1"><text:span text:style-name="T48"><text:tab/><text:tab/><text:tab/></text:span><text:span text:style-name="T82">if</text:span><text:span text:style-name="T48"> (</text:span><text:span text:style-name="T86">i</text:span><text:span text:style-name="T48"> &lt;= </text:span><text:span text:style-name="T86">j</text:span><text:span text:style-name="T48">) {</text:span></text:p>
      <text:p text:style-name="P1"><text:span text:style-name="T48"><text:tab/><text:tab/><text:tab/><text:tab/>exchangeNumbers(</text:span><text:span text:style-name="T86">i</text:span><text:span text:style-name="T48">, </text:span><text:span text:style-name="T86">j</text:span><text:span text:style-name="T48">);</text:span></text:p>
      <text:p text:style-name="P1"><text:span text:style-name="T48"><text:tab/><text:tab/><text:tab/><text:tab/></text:span><text:span text:style-name="T115">//move index to next position on both sides</text:span></text:p>
      <text:p text:style-name="P1"><text:span text:style-name="T48"><text:tab/><text:tab/><text:tab/><text:tab/></text:span><text:span text:style-name="T86">i</text:span><text:span text:style-name="T48">++;</text:span></text:p>
      <text:p text:style-name="P1"><text:span text:style-name="T48"><text:tab/><text:tab/><text:tab/><text:tab/></text:span><text:span text:style-name="T86">j</text:span><text:span text:style-name="T48">--;</text:span></text:p>
      <text:p text:style-name="P69"><text:tab/><text:tab/><text:tab/>}</text:p>
      <text:p text:style-name="P69"><text:tab/><text:tab/>}</text:p>
      <text:p text:style-name="P1"><text:span text:style-name="T48"><text:tab/><text:tab/></text:span><text:span text:style-name="T115">// call quickSort() method recursively</text:span></text:p>
      <text:p text:style-name="P1"><text:span text:style-name="T48"><text:tab/><text:tab/></text:span><text:span text:style-name="T82">if</text:span><text:span text:style-name="T48"> (</text:span><text:span text:style-name="T86">lowerIndex</text:span><text:span text:style-name="T48"> &lt; </text:span><text:span text:style-name="T86">j</text:span><text:span text:style-name="T48">)</text:span></text:p>
      <text:p text:style-name="P1"><text:span text:style-name="T48"><text:tab/><text:tab/><text:tab/>quickSort(</text:span><text:span text:style-name="T86">lowerIndex</text:span><text:span text:style-name="T48">, </text:span><text:span text:style-name="T86">j</text:span><text:span text:style-name="T48">);</text:span></text:p>
      <text:p text:style-name="P1"><text:span text:style-name="T48"><text:tab/><text:tab/></text:span><text:span text:style-name="T82">if</text:span><text:span text:style-name="T48"> (</text:span><text:span text:style-name="T86">i</text:span><text:span text:style-name="T48"> &lt; </text:span><text:span text:style-name="T86">higherIndex</text:span><text:span text:style-name="T48">)</text:span></text:p>
      <text:p text:style-name="P1"><text:span text:style-name="T48"><text:tab/><text:tab/><text:tab/>quickSort(</text:span><text:span text:style-name="T86">i</text:span><text:span text:style-name="T48">, </text:span><text:span text:style-name="T86">higherIndex</text:span><text:span text:style-name="T48">);</text:span></text:p>
      <text:p text:style-name="P69"><text:tab/>}</text:p>
      <text:p text:style-name="P56"/>
      <text:p text:style-name="P1"><text:span text:style-name="T48"><text:tab/></text:span><text:span text:style-name="T82">private</text:span><text:span text:style-name="T48"> </text:span><text:span text:style-name="T82">void</text:span><text:span text:style-name="T48"> exchangeNumbers(</text:span><text:span text:style-name="T82">int</text:span><text:span text:style-name="T48"> </text:span><text:span text:style-name="T86">i</text:span><text:span text:style-name="T48">, </text:span><text:span text:style-name="T82">int</text:span><text:span text:style-name="T48"> </text:span><text:span text:style-name="T86">j</text:span><text:span text:style-name="T48">) {</text:span></text:p>
      <text:p text:style-name="P1"><text:span text:style-name="T48"><text:tab/><text:tab/></text:span><text:span text:style-name="T82">int</text:span><text:span text:style-name="T48"> </text:span><text:span text:style-name="T86">temp</text:span><text:span text:style-name="T48"> = </text:span><text:span text:style-name="T83">array</text:span><text:span text:style-name="T48">[</text:span><text:span text:style-name="T86">i</text:span><text:span text:style-name="T48">];</text:span></text:p>
      <text:p text:style-name="P1"><text:span text:style-name="T48"><text:tab/><text:tab/></text:span><text:span text:style-name="T83">array</text:span><text:span text:style-name="T48">[</text:span><text:span text:style-name="T86">i</text:span><text:span text:style-name="T48">] = </text:span><text:span text:style-name="T83">array</text:span><text:span text:style-name="T48">[</text:span><text:span text:style-name="T86">j</text:span><text:span text:style-name="T48">];</text:span></text:p>
      <text:p text:style-name="P1"><text:span text:style-name="T48"><text:tab/><text:tab/></text:span><text:span text:style-name="T83">array</text:span><text:span text:style-name="T48">[</text:span><text:span text:style-name="T86">j</text:span><text:span text:style-name="T48">] = </text:span><text:span text:style-name="T86">temp</text:span><text:span text:style-name="T48">;</text:span></text:p>
      <text:p text:style-name="P69"><text:tab/>}</text:p>
      <text:p text:style-name="P69">}</text:p>
      <text:p text:style-name="P1"><text:span text:style-name="T82">public</text:span><text:span text:style-name="T48"> </text:span><text:span text:style-name="T82">class</text:span><text:span text:style-name="T48"> QuickSort {</text:span></text:p>
      <text:p text:style-name="P1"><text:span text:style-name="T48"><text:tab/></text:span><text:span text:style-name="T82">public</text:span><text:span text:style-name="T48"> </text:span><text:span text:style-name="T82">static</text:span><text:span text:style-name="T48"> </text:span><text:span text:style-name="T82">void</text:span><text:span text:style-name="T48"> main(String </text:span><text:span text:style-name="T86">a</text:span><text:span text:style-name="T48">[]){</text:span></text:p>
      <text:p text:style-name="P69"><text:tab/><text:tab/></text:p>
      <text:p text:style-name="P1"><text:span text:style-name="T48"><text:tab/><text:tab/>QS </text:span><text:span text:style-name="T86">sorter</text:span><text:span text:style-name="T48"> = </text:span><text:span text:style-name="T82">new</text:span><text:span text:style-name="T48"> QS();</text:span></text:p>
      <text:p text:style-name="P1"><text:span text:style-name="T48"><text:tab/> <text:s text:c="3"/></text:span><text:span text:style-name="T82">int</text:span><text:span text:style-name="T48">[] </text:span><text:span text:style-name="T86">input</text:span><text:span text:style-name="T48"> = {1,4,3,6,8,7,12};</text:span></text:p>
      <text:p text:style-name="P1"><text:span text:style-name="T48"><text:tab/> <text:s text:c="3"/></text:span><text:span text:style-name="T86">sorter</text:span><text:span text:style-name="T48">.sort(</text:span><text:span text:style-name="T86">input</text:span><text:span text:style-name="T48">);</text:span></text:p>
      <text:p text:style-name="P1"><text:span text:style-name="T48"><text:tab/> <text:s text:c="3"/></text:span><text:span text:style-name="T82">for</text:span><text:span text:style-name="T48">(</text:span><text:span text:style-name="T82">int</text:span><text:span text:style-name="T48"> </text:span><text:span text:style-name="T86">i</text:span><text:span text:style-name="T48">:</text:span><text:span text:style-name="T86">input</text:span><text:span text:style-name="T48">){</text:span></text:p>
      <text:p text:style-name="P1"><text:span text:style-name="T48"><text:tab/> <text:s text:c="3"/><text:tab/>System.</text:span><text:span text:style-name="T84">out</text:span><text:span text:style-name="T48">.print(</text:span><text:span text:style-name="T86">i</text:span><text:span text:style-name="T48">);</text:span></text:p>
      <text:p text:style-name="P1"><text:span text:style-name="T48"><text:tab/> <text:s text:c="3"/><text:tab/>System.</text:span><text:span text:style-name="T84">out</text:span><text:span text:style-name="T48">.print(</text:span><text:span text:style-name="T85">" "</text:span><text:span text:style-name="T48">);</text:span></text:p>
      <text:p text:style-name="P69"><text:tab/> <text:s text:c="3"/>}</text:p>
      <text:p text:style-name="P69"><text:tab/>}</text:p>
      <text:p text:style-name="P69">}</text:p>
      <text:p text:style-name="P56"><text:soft-page-break/></text:p>
      <text:p text:style-name="P56"/>
      <text:p text:style-name="P56"/>
      <text:p text:style-name="P56"/>
      <text:p text:style-name="P56"/>
      <text:p text:style-name="P56"/>
      <text:p text:style-name="P56"/>
      <text:p text:style-name="P70">MERGE SORT</text:p>
      <text:p text:style-name="P56"/>
      <text:p text:style-name="P1"><text:span text:style-name="T82">package</text:span><text:span text:style-name="T50"> com.onux4u.sorting;</text:span></text:p>
      <text:p text:style-name="P56"/>
      <text:p text:style-name="P1"><text:span text:style-name="T48"><text:s/></text:span><text:span text:style-name="T82">class</text:span><text:span text:style-name="T48"> MS {</text:span></text:p>
      <text:p text:style-name="P1"><text:span text:style-name="T48"><text:tab/> <text:s/></text:span><text:span text:style-name="T82">private</text:span><text:span text:style-name="T48"> </text:span><text:span text:style-name="T82">int</text:span><text:span text:style-name="T48">[] </text:span><text:span text:style-name="T83">numbers</text:span><text:span text:style-name="T48">;</text:span></text:p>
      <text:p text:style-name="P1"><text:span text:style-name="T48"><text:tab/> <text:s/></text:span><text:span text:style-name="T82">private</text:span><text:span text:style-name="T48"> </text:span><text:span text:style-name="T82">int</text:span><text:span text:style-name="T48">[] </text:span><text:span text:style-name="T83">helper</text:span><text:span text:style-name="T48">;</text:span></text:p>
      <text:p text:style-name="P56"/>
      <text:p text:style-name="P1"><text:span text:style-name="T48"><text:tab/> <text:s/></text:span><text:span text:style-name="T82">private</text:span><text:span text:style-name="T48"> </text:span><text:span text:style-name="T82">int</text:span><text:span text:style-name="T48"> </text:span><text:span text:style-name="T83">number</text:span><text:span text:style-name="T48">;</text:span></text:p>
      <text:p text:style-name="P56"/>
      <text:p text:style-name="P1"><text:span text:style-name="T48"><text:tab/> <text:s/></text:span><text:span text:style-name="T82">public</text:span><text:span text:style-name="T48"> </text:span><text:span text:style-name="T82">void</text:span><text:span text:style-name="T48"> sort(</text:span><text:span text:style-name="T82">int</text:span><text:span text:style-name="T48">[] </text:span><text:span text:style-name="T86">values</text:span><text:span text:style-name="T48">) {</text:span></text:p>
      <text:p text:style-name="P1"><text:span text:style-name="T48"><text:tab/> <text:s text:c="3"/></text:span><text:span text:style-name="T82">this</text:span><text:span text:style-name="T48">.</text:span><text:span text:style-name="T83">numbers</text:span><text:span text:style-name="T48"> = </text:span><text:span text:style-name="T86">values</text:span><text:span text:style-name="T48">;</text:span></text:p>
      <text:p text:style-name="P1"><text:span text:style-name="T48"><text:tab/> <text:s text:c="3"/></text:span><text:span text:style-name="T83">number</text:span><text:span text:style-name="T48"> = </text:span><text:span text:style-name="T86">values</text:span><text:span text:style-name="T48">.</text:span><text:span text:style-name="T83">length</text:span><text:span text:style-name="T48">;</text:span></text:p>
      <text:p text:style-name="P1"><text:span text:style-name="T48"><text:tab/> <text:s text:c="3"/></text:span><text:span text:style-name="T82">this</text:span><text:span text:style-name="T48">.</text:span><text:span text:style-name="T83">helper</text:span><text:span text:style-name="T48"> = </text:span><text:span text:style-name="T82">new</text:span><text:span text:style-name="T48"> </text:span><text:span text:style-name="T82">int</text:span><text:span text:style-name="T48">[</text:span><text:span text:style-name="T83">number</text:span><text:span text:style-name="T48">];</text:span></text:p>
      <text:p text:style-name="P1"><text:span text:style-name="T48"><text:tab/> <text:s text:c="3"/>mergesort(0, </text:span><text:span text:style-name="T83">number</text:span><text:span text:style-name="T48"> - 1);</text:span></text:p>
      <text:p text:style-name="P69"><text:tab/> <text:s/>}</text:p>
      <text:p text:style-name="P56"/>
      <text:p text:style-name="P1"><text:span text:style-name="T48"><text:tab/> <text:s/></text:span><text:span text:style-name="T82">private</text:span><text:span text:style-name="T48"> </text:span><text:span text:style-name="T82">void</text:span><text:span text:style-name="T48"> mergesort(</text:span><text:span text:style-name="T82">int</text:span><text:span text:style-name="T48"> </text:span><text:span text:style-name="T86">low</text:span><text:span text:style-name="T48">, </text:span><text:span text:style-name="T82">int</text:span><text:span text:style-name="T48"> </text:span><text:span text:style-name="T86">high</text:span><text:span text:style-name="T48">) {</text:span></text:p>
      <text:p text:style-name="P1"><text:span text:style-name="T48"><text:tab/> <text:s text:c="3"/></text:span><text:span text:style-name="T115">// check if low is smaller then high, if not then the array is sorted</text:span></text:p>
      <text:p text:style-name="P1"><text:span text:style-name="T48"><text:tab/> <text:s text:c="3"/></text:span><text:span text:style-name="T82">if</text:span><text:span text:style-name="T48"> (</text:span><text:span text:style-name="T86">low</text:span><text:span text:style-name="T48"> &lt; </text:span><text:span text:style-name="T86">high</text:span><text:span text:style-name="T48">) {</text:span></text:p>
      <text:p text:style-name="P1"><text:span text:style-name="T48"><text:tab/> <text:s text:c="5"/></text:span><text:span text:style-name="T115">// Get the index of the element which is in the middle</text:span></text:p>
      <text:p text:style-name="P1"><text:span text:style-name="T48"><text:tab/> <text:s text:c="5"/></text:span><text:span text:style-name="T82">int</text:span><text:span text:style-name="T48"> </text:span><text:span text:style-name="T86">middle</text:span><text:span text:style-name="T48"> = </text:span><text:span text:style-name="T86">low</text:span><text:span text:style-name="T48"> + (</text:span><text:span text:style-name="T86">high</text:span><text:span text:style-name="T48"> - </text:span><text:span text:style-name="T86">low</text:span><text:span text:style-name="T48">) / 2;</text:span></text:p>
      <text:p text:style-name="P1"><text:span text:style-name="T48"><text:tab/> <text:s text:c="5"/></text:span><text:span text:style-name="T115">// Sort the left side of the array</text:span></text:p>
      <text:p text:style-name="P1"><text:span text:style-name="T48"><text:tab/> <text:s text:c="5"/>mergesort(</text:span><text:span text:style-name="T86">low</text:span><text:span text:style-name="T48">, </text:span><text:span text:style-name="T86">middle</text:span><text:span text:style-name="T48">);</text:span></text:p>
      <text:p text:style-name="P1"><text:span text:style-name="T48"><text:tab/> <text:s text:c="5"/></text:span><text:span text:style-name="T115">// Sort the right side of the array</text:span></text:p>
      <text:p text:style-name="P1"><text:span text:style-name="T48"><text:tab/> <text:s text:c="5"/>mergesort(</text:span><text:span text:style-name="T86">middle</text:span><text:span text:style-name="T48"> + 1, </text:span><text:span text:style-name="T86">high</text:span><text:span text:style-name="T48">);</text:span></text:p>
      <text:p text:style-name="P1"><text:span text:style-name="T48"><text:tab/> <text:s text:c="5"/></text:span><text:span text:style-name="T115">// Combine them both</text:span></text:p>
      <text:p text:style-name="P1"><text:span text:style-name="T48"><text:tab/> <text:s text:c="5"/>merge(</text:span><text:span text:style-name="T86">low</text:span><text:span text:style-name="T48">, </text:span><text:span text:style-name="T86">middle</text:span><text:span text:style-name="T48">, </text:span><text:span text:style-name="T86">high</text:span><text:span text:style-name="T48">);</text:span></text:p>
      <text:p text:style-name="P69"><text:tab/> <text:s text:c="3"/>}</text:p>
      <text:p text:style-name="P69"><text:tab/> <text:s/>}</text:p>
      <text:p text:style-name="P56"/>
      <text:p text:style-name="P1"><text:span text:style-name="T48"><text:tab/> <text:s/></text:span><text:span text:style-name="T82">private</text:span><text:span text:style-name="T48"> </text:span><text:span text:style-name="T82">void</text:span><text:span text:style-name="T48"> merge(</text:span><text:span text:style-name="T82">int</text:span><text:span text:style-name="T48"> </text:span><text:span text:style-name="T86">low</text:span><text:span text:style-name="T48">, </text:span><text:span text:style-name="T82">int</text:span><text:span text:style-name="T48"> </text:span><text:span text:style-name="T86">middle</text:span><text:span text:style-name="T48">, </text:span><text:span text:style-name="T82">int</text:span><text:span text:style-name="T48"> </text:span><text:span text:style-name="T86">high</text:span><text:span text:style-name="T48">) {</text:span></text:p>
      <text:p text:style-name="P56"/>
      <text:p text:style-name="P1"><text:span text:style-name="T48"><text:tab/> <text:s text:c="3"/></text:span><text:span text:style-name="T115">// Copy both parts into the helper array</text:span></text:p>
      <text:p text:style-name="P1"><text:span text:style-name="T48"><text:tab/> <text:s text:c="3"/></text:span><text:span text:style-name="T82">for</text:span><text:span text:style-name="T48"> (</text:span><text:span text:style-name="T82">int</text:span><text:span text:style-name="T48"> </text:span><text:span text:style-name="T86">i</text:span><text:span text:style-name="T48"> = </text:span><text:span text:style-name="T86">low</text:span><text:span text:style-name="T48">; </text:span><text:span text:style-name="T86">i</text:span><text:span text:style-name="T48"> &lt;= </text:span><text:span text:style-name="T86">high</text:span><text:span text:style-name="T48">; </text:span><text:span text:style-name="T86">i</text:span><text:span text:style-name="T48">++) {</text:span></text:p>
      <text:p text:style-name="P1"><text:span text:style-name="T48"><text:tab/> <text:s text:c="5"/></text:span><text:span text:style-name="T83">helper</text:span><text:span text:style-name="T48">[</text:span><text:span text:style-name="T86">i</text:span><text:span text:style-name="T48">] = </text:span><text:span text:style-name="T83">numbers</text:span><text:span text:style-name="T48">[</text:span><text:span text:style-name="T86">i</text:span><text:span text:style-name="T48">];</text:span></text:p>
      <text:p text:style-name="P69"><text:tab/> <text:s text:c="3"/>}</text:p>
      <text:p text:style-name="P56"/>
      <text:p text:style-name="P1"><text:span text:style-name="T48"><text:tab/> <text:s text:c="3"/></text:span><text:span text:style-name="T82">int</text:span><text:span text:style-name="T48"> </text:span><text:span text:style-name="T86">i</text:span><text:span text:style-name="T48"> = </text:span><text:span text:style-name="T86">low</text:span><text:span text:style-name="T48">;</text:span></text:p>
      <text:p text:style-name="P1"><text:span text:style-name="T48"><text:tab/> <text:s text:c="3"/></text:span><text:span text:style-name="T82">int</text:span><text:span text:style-name="T48"> </text:span><text:span text:style-name="T86">j</text:span><text:span text:style-name="T48"> = </text:span><text:span text:style-name="T86">middle</text:span><text:span text:style-name="T48"> + 1;</text:span></text:p>
      <text:p text:style-name="P1"><text:span text:style-name="T48"><text:tab/> <text:s text:c="3"/></text:span><text:span text:style-name="T82">int</text:span><text:span text:style-name="T48"> </text:span><text:span text:style-name="T86">k</text:span><text:span text:style-name="T48"> = </text:span><text:span text:style-name="T86">low</text:span><text:span text:style-name="T48">;</text:span></text:p>
      <text:p text:style-name="P1"><text:span text:style-name="T48"><text:tab/> <text:s text:c="3"/></text:span><text:span text:style-name="T115">// Copy the smallest values from either the left or the right side back</text:span></text:p>
      <text:p text:style-name="P1"><text:span text:style-name="T48"><text:tab/> <text:s text:c="3"/></text:span><text:span text:style-name="T115">// to the original array</text:span></text:p>
      <text:p text:style-name="P1"><text:span text:style-name="T48"><text:tab/> <text:s text:c="3"/></text:span><text:span text:style-name="T82">while</text:span><text:span text:style-name="T48"> (</text:span><text:span text:style-name="T86">i</text:span><text:span text:style-name="T48"> &lt;= </text:span><text:span text:style-name="T86">middle</text:span><text:span text:style-name="T48"> &amp;&amp; </text:span><text:span text:style-name="T86">j</text:span><text:span text:style-name="T48"> &lt;= </text:span><text:span text:style-name="T86">high</text:span><text:span text:style-name="T48">) {</text:span></text:p>
      <text:p text:style-name="P1"><text:span text:style-name="T48"><text:tab/> <text:s text:c="5"/></text:span><text:span text:style-name="T82">if</text:span><text:span text:style-name="T48"> (</text:span><text:span text:style-name="T83">helper</text:span><text:span text:style-name="T48">[</text:span><text:span text:style-name="T86">i</text:span><text:span text:style-name="T48">] &lt;= </text:span><text:span text:style-name="T83">helper</text:span><text:span text:style-name="T48">[</text:span><text:span text:style-name="T86">j</text:span><text:span text:style-name="T48">]) {</text:span></text:p>
      <text:p text:style-name="P1"><text:span text:style-name="T48"><text:tab/> <text:s text:c="7"/></text:span><text:span text:style-name="T83">numbers</text:span><text:span text:style-name="T48">[</text:span><text:span text:style-name="T86">k</text:span><text:span text:style-name="T48">] = </text:span><text:span text:style-name="T83">helper</text:span><text:span text:style-name="T48">[</text:span><text:span text:style-name="T86">i</text:span><text:span text:style-name="T48">];</text:span></text:p>
      <text:p text:style-name="P1"><text:span text:style-name="T48"><text:tab/> <text:s text:c="7"/></text:span><text:span text:style-name="T86">i</text:span><text:span text:style-name="T48">++;</text:span></text:p>
      <text:p text:style-name="P1"><text:span text:style-name="T48"><text:tab/> <text:s text:c="5"/>} </text:span><text:span text:style-name="T82">else</text:span><text:span text:style-name="T48"> {</text:span></text:p>
      <text:p text:style-name="P1"><text:span text:style-name="T48"><text:tab/> <text:s text:c="7"/></text:span><text:span text:style-name="T83">numbers</text:span><text:span text:style-name="T48">[</text:span><text:span text:style-name="T86">k</text:span><text:span text:style-name="T48">] = </text:span><text:span text:style-name="T83">helper</text:span><text:span text:style-name="T48">[</text:span><text:span text:style-name="T86">j</text:span><text:span text:style-name="T48">];</text:span></text:p>
      <text:p text:style-name="P1"><text:span text:style-name="T48"><text:tab/> <text:s text:c="7"/></text:span><text:span text:style-name="T86">j</text:span><text:span text:style-name="T48">++;</text:span></text:p>
      <text:p text:style-name="P69"><text:tab/> <text:s text:c="5"/>}</text:p>
      <text:p text:style-name="P1"><text:span text:style-name="T48"><text:tab/> <text:s text:c="5"/></text:span><text:span text:style-name="T86">k</text:span><text:span text:style-name="T48">++;</text:span></text:p>
      <text:p text:style-name="P69"><text:soft-page-break/><text:tab/> <text:s text:c="3"/>}</text:p>
      <text:p text:style-name="P1"><text:span text:style-name="T48"><text:tab/> <text:s text:c="3"/></text:span><text:span text:style-name="T115">// Copy the rest of the left side of the array into the target array</text:span></text:p>
      <text:p text:style-name="P1"><text:span text:style-name="T48"><text:tab/> <text:s text:c="3"/></text:span><text:span text:style-name="T82">while</text:span><text:span text:style-name="T48"> (</text:span><text:span text:style-name="T86">i</text:span><text:span text:style-name="T48"> &lt;= </text:span><text:span text:style-name="T86">middle</text:span><text:span text:style-name="T48">) {</text:span></text:p>
      <text:p text:style-name="P1"><text:span text:style-name="T48"><text:tab/> <text:s text:c="5"/></text:span><text:span text:style-name="T83">numbers</text:span><text:span text:style-name="T48">[</text:span><text:span text:style-name="T86">k</text:span><text:span text:style-name="T48">] = </text:span><text:span text:style-name="T83">helper</text:span><text:span text:style-name="T48">[</text:span><text:span text:style-name="T86">i</text:span><text:span text:style-name="T48">];</text:span></text:p>
      <text:p text:style-name="P1"><text:span text:style-name="T48"><text:tab/> <text:s text:c="5"/></text:span><text:span text:style-name="T86">k</text:span><text:span text:style-name="T48">++;</text:span></text:p>
      <text:p text:style-name="P1"><text:span text:style-name="T48"><text:tab/> <text:s text:c="5"/></text:span><text:span text:style-name="T86">i</text:span><text:span text:style-name="T48">++;</text:span></text:p>
      <text:p text:style-name="P69"><text:tab/> <text:s text:c="3"/>}</text:p>
      <text:p text:style-name="P56"/>
      <text:p text:style-name="P69"><text:tab/> <text:s/>}</text:p>
      <text:p text:style-name="P69"><text:tab/>} </text:p>
      <text:p text:style-name="P1"><text:span text:style-name="T82">class</text:span><text:span text:style-name="T48"> MergSort{</text:span></text:p>
      <text:p text:style-name="P1"><text:span text:style-name="T48"><text:tab/></text:span><text:span text:style-name="T82">public</text:span><text:span text:style-name="T48"> </text:span><text:span text:style-name="T82">static</text:span><text:span text:style-name="T48"> </text:span><text:span text:style-name="T82">void</text:span><text:span text:style-name="T48"> main(String </text:span><text:span text:style-name="T86">args</text:span><text:span text:style-name="T48">[]){</text:span></text:p>
      <text:p text:style-name="P1"><text:span text:style-name="T48"><text:tab/><text:tab/>MS </text:span><text:span text:style-name="T86">ms</text:span><text:span text:style-name="T48">=</text:span><text:span text:style-name="T82">new</text:span><text:span text:style-name="T48"> MS();</text:span></text:p>
      <text:p text:style-name="P1"><text:span text:style-name="T48"><text:tab/><text:tab/></text:span><text:span text:style-name="T82">int</text:span><text:span text:style-name="T48">[] </text:span><text:span text:style-name="T86">a</text:span><text:span text:style-name="T48"> = {1,4,3,6,8,7,12};</text:span></text:p>
      <text:p text:style-name="P1"><text:span text:style-name="T48"><text:tab/> <text:s text:c="3"/></text:span><text:span text:style-name="T86">ms</text:span><text:span text:style-name="T48">.sort(</text:span><text:span text:style-name="T86">a</text:span><text:span text:style-name="T48">);</text:span></text:p>
      <text:p text:style-name="P1"><text:span text:style-name="T48"><text:tab/> <text:s text:c="3"/></text:span><text:span text:style-name="T82">for</text:span><text:span text:style-name="T48">(</text:span><text:span text:style-name="T82">int</text:span><text:span text:style-name="T48"> </text:span><text:span text:style-name="T86">i</text:span><text:span text:style-name="T48">:</text:span><text:span text:style-name="T86">a</text:span><text:span text:style-name="T48">){</text:span></text:p>
      <text:p text:style-name="P1"><text:span text:style-name="T48"><text:tab/> <text:s text:c="3"/><text:tab/>System.</text:span><text:span text:style-name="T84">out</text:span><text:span text:style-name="T48">.print(</text:span><text:span text:style-name="T86">i</text:span><text:span text:style-name="T48">);</text:span></text:p>
      <text:p text:style-name="P1"><text:span text:style-name="T48"><text:tab/> <text:s text:c="3"/><text:tab/>System.</text:span><text:span text:style-name="T84">out</text:span><text:span text:style-name="T48">.println(</text:span><text:span text:style-name="T85">" "</text:span><text:span text:style-name="T48">);</text:span></text:p>
      <text:p text:style-name="P69"><text:tab/> <text:s text:c="3"/><text:tab/></text:p>
      <text:p text:style-name="P69"><text:tab/> <text:s text:c="3"/>}</text:p>
      <text:p text:style-name="P69"><text:tab/>}</text:p>
      <text:p text:style-name="P69">}</text:p>
      <text:p text:style-name="P56"/>
      <text:p text:style-name="P56"/>
      <text:p text:style-name="P59"/>
      <text:p text:style-name="P59">Difference between synchronized block and method</text:p>
      <text:p text:style-name="P59"/>
      <text:p text:style-name="P56">1) One significant difference between synchronized method and block is that, Synchronized block generally reduce scope of lock. As scope of lock is inversely proportional to performance, its always better to lock only critical section of code. One of the best example of using synchronized block is double checked locking in Singleton pattern where instead of locking whole getInstance() method we only lock critical section of code which is used to create Singleton instance. This improves performance drastically because locking is only required one or two times.</text:p>
      <text:p text:style-name="P56"/>
      <text:p text:style-name="P56">2) Synchronized block provide granular control over lock, as you can use arbitrary any lock to provide mutual exclusion to critical section code. On the other hand synchronized method always lock either on current object represented by this keyword <text:s/>or class level lock, if its static synchronized method.</text:p>
      <text:p text:style-name="P56"/>
      <text:p text:style-name="P56">3) Synchronized block can throw throw java.lang.NullPointerException if expression provided to block as parameter evaluates to null, which is not the case with synchronized methods.</text:p>
      <text:p text:style-name="P56"/>
      <text:p text:style-name="P56">4) In case of synchronized method, lock is acquired by thread when it enter method and released when it leaves method, either normally or by throwing Exception. On the other hand in case of synchronized block, thread acquires lock when they enter synchronized block and release when they leave synchronized block.</text:p>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Arial" svg:font-family="Arial"/>
    <style:font-face style:name="Arial, Helvetica, sans-serif" svg:font-family="'Arial, Helvetica, sans-serif'"/>
    <style:font-face style:name="Calibri1" svg:font-family="Calibri"/>
    <style:font-face style:name="Cambria Math" svg:font-family="'Cambria Math'"/>
    <style:font-face style:name="Courier New" svg:font-family="'Courier New'"/>
    <style:font-face style:name="DejaVu Sans Mono" svg:font-family="'DejaVu Sans Mono'"/>
    <style:font-face style:name="Liberation Serif" svg:font-family="'Liberation Serif'"/>
    <style:font-face style:name="Monospace" svg:font-family="Monospace"/>
    <style:font-face style:name="Symbol" svg:font-family="Symbol"/>
    <style:font-face style:name="Tahoma" svg:font-family="Tahoma"/>
    <style:font-face style:name="Times New Roman" svg:font-family="'Times New Roman'"/>
    <style:font-face style:name="Verdana" svg:font-family="Verdana"/>
    <style:font-face style:name="inherit" svg:font-family="inherit"/>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8T13:04:55.039806632</dc:date>
    <meta:editing-duration>PT1H41M47S</meta:editing-duration>
    <meta:editing-cycles>4</meta:editing-cycles>
    <meta:generator>LibreOffice/5.1.6.2$Linux_X86_64 LibreOffice_project/10m0$Build-2</meta:generator>
    <meta:document-statistic meta:table-count="36" meta:image-count="0" meta:object-count="0" meta:page-count="71" meta:paragraph-count="1977" meta:word-count="27522" meta:character-count="174702" meta:non-whitespace-character-count="145555"/>
  </office:meta>
</office:document-meta>
</file>